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iroFont201" svg:font-family="CairoFont20"/>
    <style:font-face style:name="Mathematica1" svg:font-family="Mathematica"/>
    <style:font-face style:name="TimesNewRoman1" svg:font-family="TimesNewRoman"/>
    <style:font-face style:name="CairoFont20" svg:font-family="CairoFont20" style:font-pitch="variable"/>
    <style:font-face style:name="Liberation Serif1" svg:font-family="'Liberation Serif'" style:font-pitch="variable"/>
    <style:font-face style:name="Mathematica" svg:font-family="Mathematica" style:font-pitch="variable"/>
    <style:font-face style:name="Tahoma1" svg:font-family="Tahoma" style:font-pitch="variable"/>
    <style:font-face style:name="TimesNewRoman" svg:font-family="TimesNew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12cm" svg:stroke-color="#808080" svg:stroke-opacity="40%" draw:stroke-linejoin="miter" svg:stroke-linecap="butt" draw:fill="none" fo:padding-top="0.006cm" fo:padding-bottom="0.006cm" fo:padding-left="0.006cm" fo:padding-right="0.006cm"/>
    </style:style>
    <style:style style:name="gr2" style:family="graphic" style:parent-style-name="standard">
      <style:graphic-properties draw:stroke="solid" svg:stroke-width="0.001cm" svg:stroke-color="#aaaaaa" draw:stroke-linejoin="miter" svg:stroke-linecap="square" draw:fill="solid" draw:fill-color="#aaaaaa"/>
    </style:style>
    <style:style style:name="gr3" style:family="graphic" style:parent-style-name="standard">
      <style:graphic-properties draw:stroke="none" draw:fill="solid" draw:fill-color="#000000" draw:opacity="10%"/>
    </style:style>
    <style:style style:name="gr4" style:family="graphic" style:parent-style-name="standard">
      <style:graphic-properties draw:stroke="dash" draw:stroke-dash="stroke-dash20" svg:stroke-width="0.04cm" svg:stroke-color="#000000" draw:stroke-linejoin="miter" svg:stroke-linecap="square" draw:fill="none" fo:padding-top="0.02cm" fo:padding-bottom="0.02cm" fo:padding-left="0.02cm" fo:padding-right="0.02cm"/>
    </style:style>
    <style:style style:name="gr5" style:family="graphic" style:parent-style-name="standard">
      <style:graphic-properties draw:stroke="solid" svg:stroke-width="0.04cm" svg:stroke-color="#000000" draw:stroke-linejoin="miter" svg:stroke-linecap="square" draw:fill="none" fo:padding-top="0.02cm" fo:padding-bottom="0.02cm" fo:padding-left="0.02cm" fo:padding-right="0.02cm"/>
    </style:style>
    <style:style style:name="gr6" style:family="graphic" style:parent-style-name="standard">
      <style:graphic-properties draw:stroke="solid" svg:stroke-width="0.04cm" svg:stroke-color="#aaaaaa" svg:stroke-opacity="10%" draw:stroke-linejoin="miter" svg:stroke-linecap="square" draw:fill="none" fo:padding-top="0.02cm" fo:padding-bottom="0.02cm" fo:padding-left="0.02cm" fo:padding-right="0.02cm"/>
    </style:style>
    <style:style style:name="gr7" style:family="graphic" style:parent-style-name="standard">
      <style:graphic-properties draw:stroke="none" draw:fill="none" draw:textarea-horizontal-align="left" draw:textarea-vertical-align="top" draw:auto-grow-height="true" draw:auto-grow-width="true" fo:min-height="0.456cm" fo:min-width="0.456cm" fo:padding-top="0cm" fo:padding-bottom="0cm" fo:padding-left="0cm" fo:padding-right="0cm"/>
    </style:style>
    <style:style style:name="gr8" style:family="graphic" style:parent-style-name="standard">
      <style:graphic-properties draw:stroke="solid" svg:stroke-width="0.005cm" svg:stroke-color="#000000" draw:stroke-linejoin="miter" svg:stroke-linecap="square" draw:fill="none" fo:padding-top="0.002cm" fo:padding-bottom="0.002cm" fo:padding-left="0.002cm" fo:padding-right="0.002cm"/>
    </style:style>
    <style:style style:name="gr9" style:family="graphic" style:parent-style-name="standard">
      <style:graphic-properties draw:stroke="solid" svg:stroke-width="0.005cm" svg:stroke-color="#000000" draw:stroke-linejoin="miter" svg:stroke-linecap="butt" draw:fill="none" fo:padding-top="0.002cm" fo:padding-bottom="0.002cm" fo:padding-left="0.002cm" fo:padding-right="0.002cm"/>
    </style:style>
    <style:style style:name="gr10" style:family="graphic" style:parent-style-name="standard">
      <style:graphic-properties draw:stroke="none" draw:fill="solid" draw:fill-color="#000000" draw:opacity="30%"/>
    </style:style>
    <style:style style:name="gr11" style:family="graphic" style:parent-style-name="standard">
      <style:graphic-properties draw:stroke="solid" svg:stroke-width="0.04cm" svg:stroke-color="#aaaaaa" svg:stroke-opacity="30%" draw:stroke-linejoin="miter" svg:stroke-linecap="square" draw:fill="none" fo:padding-top="0.02cm" fo:padding-bottom="0.02cm" fo:padding-left="0.02cm" fo:padding-right="0.02cm"/>
    </style:style>
    <style:style style:name="gr12" style:family="graphic" style:parent-style-name="standard">
      <style:graphic-properties draw:stroke="none" draw:fill="none" draw:textarea-horizontal-align="left" draw:textarea-vertical-align="top" draw:auto-grow-height="true" draw:auto-grow-width="true" fo:min-height="0.609cm" fo:min-width="0.609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432cm" fo:min-width="0.432cm" fo:padding-top="0cm" fo:padding-bottom="0cm" fo:padding-left="0cm" fo:padding-right="0cm"/>
    </style:style>
    <style:style style:name="gr14" style:family="graphic" style:parent-style-name="standard">
      <style:graphic-properties draw:stroke="none" svg:stroke-color="#000000" draw:fill="none" draw:fill-color="#ffffff" fo:min-height="0.889cm"/>
    </style:style>
    <style:style style:name="P1" style:family="paragraph">
      <loext:graphic-properties draw:fill="none"/>
    </style:style>
    <style:style style:name="P2" style:family="paragraph">
      <loext:graphic-properties draw:fill="solid" draw:fill-color="#aaaaaa"/>
    </style:style>
    <style:style style:name="P3" style:family="paragraph">
      <loext:graphic-properties draw:fill="solid" draw:fill-color="#000000" draw:opacity="10%"/>
    </style:style>
    <style:style style:name="P4" style:family="paragraph">
      <style:paragraph-properties fo:text-align="start" style:writing-mode="lr-tb"/>
    </style:style>
    <style:style style:name="P5" style:family="paragraph">
      <loext:graphic-properties draw:fill="none"/>
      <style:text-properties fo:font-size="13pt" style:font-size-asian="13pt" style:font-size-complex="13pt"/>
    </style:style>
    <style:style style:name="P6" style:family="paragraph">
      <loext:graphic-properties draw:fill="solid" draw:fill-color="#000000" draw:opacity="30%"/>
    </style:style>
    <style:style style:name="P7" style:family="paragraph">
      <loext:graphic-properties draw:fill="none"/>
      <style:text-properties fo:font-size="17.2999992370605pt" style:font-size-asian="17.2999992370605pt" style:font-size-complex="17.2999992370605pt"/>
    </style:style>
    <style:style style:name="P8" style:family="paragraph">
      <loext:graphic-properties draw:fill="none"/>
      <style:text-properties fo:font-size="12.3000001907349pt" style:font-size-asian="12.3000001907349pt" style:font-size-complex="12.3000001907349pt"/>
    </style:style>
    <style:style style:name="P9" style:family="paragraph">
      <style:text-properties fo:color="#0000ff" fo:font-size="24pt"/>
    </style:style>
    <style:style style:name="P10" style:family="paragraph">
      <loext:graphic-properties draw:fill="none" draw:fill-color="#ffffff"/>
      <style:text-properties fo:color="#0000ff" fo:font-size="24pt"/>
    </style:style>
    <style:style style:name="T1" style:family="text">
      <style:text-properties fo:color="#000000" style:font-name="TimesNewRoman1" fo:font-size="13pt" style:font-size-asian="13pt" style:font-name-complex="TimesNewRoman1" style:font-size-complex="13pt"/>
    </style:style>
    <style:style style:name="T2" style:family="text">
      <style:text-properties fo:color="#000000" style:font-name="Mathematica1" fo:font-size="13pt" style:font-size-asian="13pt" style:font-name-complex="Mathematica1" style:font-size-complex="13pt"/>
    </style:style>
    <style:style style:name="T3" style:family="text">
      <style:text-properties fo:color="#000000" style:font-name="TimesNewRoman1" fo:font-size="17.2999992370605pt" style:font-size-asian="17.2999992370605pt" style:font-name-complex="TimesNewRoman1" style:font-size-complex="17.2999992370605pt"/>
    </style:style>
    <style:style style:name="T4" style:family="text">
      <style:text-properties fo:color="#000000" style:font-name="TimesNewRoman1" fo:font-size="12.3000001907349pt" style:font-size-asian="12.3000001907349pt" style:font-name-complex="TimesNewRoman1" style:font-size-complex="12.3000001907349pt"/>
    </style:style>
    <style:style style:name="T5" style:family="text">
      <style:text-properties fo:color="#000000" style:font-name="Mathematica1" fo:font-size="17.2999992370605pt" style:font-size-asian="17.2999992370605pt" style:font-name-complex="Mathematica1" style:font-size-complex="17.2999992370605pt"/>
    </style:style>
    <style:style style:name="T6" style:family="text">
      <style:text-properties fo:color="#000000" style:font-name="CairoFont201" fo:font-size="17.2999992370605pt" style:font-size-asian="17.2999992370605pt" style:font-name-complex="CairoFont201" style:font-size-complex="17.2999992370605pt"/>
    </style:style>
    <style:style style:name="T7" style:family="text">
      <style:text-properties fo:color="#000000" style:font-name="Mathematica1" fo:font-size="12.3000001907349pt" style:font-size-asian="12.3000001907349pt" style:font-name-complex="Mathematica1" style:font-size-complex="12.300000190734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2.327cm" svg:y1="10.342cm" svg:x2="2.327cm" svg:y2="0.06cm">
          <text:p/>
        </draw:line>
        <draw:line draw:style-name="gr1" draw:text-style-name="P1" draw:layer="layout" svg:x1="3.13cm" svg:y1="10.342cm" svg:x2="3.13cm" svg:y2="0.06cm">
          <text:p/>
        </draw:line>
        <draw:line draw:style-name="gr1" draw:text-style-name="P1" draw:layer="layout" svg:x1="3.933cm" svg:y1="10.342cm" svg:x2="3.933cm" svg:y2="0.06cm">
          <text:p/>
        </draw:line>
        <draw:line draw:style-name="gr1" draw:text-style-name="P1" draw:layer="layout" svg:x1="4.737cm" svg:y1="10.342cm" svg:x2="4.737cm" svg:y2="0.06cm">
          <text:p/>
        </draw:line>
        <draw:line draw:style-name="gr1" draw:text-style-name="P1" draw:layer="layout" svg:x1="5.54cm" svg:y1="10.342cm" svg:x2="5.54cm" svg:y2="0.06cm">
          <text:p/>
        </draw:line>
        <draw:line draw:style-name="gr1" draw:text-style-name="P1" draw:layer="layout" svg:x1="6.343cm" svg:y1="10.342cm" svg:x2="6.343cm" svg:y2="0.06cm">
          <text:p/>
        </draw:line>
        <draw:line draw:style-name="gr1" draw:text-style-name="P1" draw:layer="layout" svg:x1="7.146cm" svg:y1="10.342cm" svg:x2="7.146cm" svg:y2="0.06cm">
          <text:p/>
        </draw:line>
        <draw:line draw:style-name="gr1" draw:text-style-name="P1" draw:layer="layout" svg:x1="7.95cm" svg:y1="10.342cm" svg:x2="7.95cm" svg:y2="0.06cm">
          <text:p/>
        </draw:line>
        <draw:line draw:style-name="gr1" draw:text-style-name="P1" draw:layer="layout" svg:x1="8.753cm" svg:y1="10.342cm" svg:x2="8.753cm" svg:y2="0.06cm">
          <text:p/>
        </draw:line>
        <draw:line draw:style-name="gr1" draw:text-style-name="P1" draw:layer="layout" svg:x1="9.556cm" svg:y1="10.342cm" svg:x2="9.556cm" svg:y2="0.06cm">
          <text:p/>
        </draw:line>
        <draw:line draw:style-name="gr1" draw:text-style-name="P1" draw:layer="layout" svg:x1="10.36cm" svg:y1="10.342cm" svg:x2="10.36cm" svg:y2="0.06cm">
          <text:p/>
        </draw:line>
        <draw:line draw:style-name="gr1" draw:text-style-name="P1" draw:layer="layout" svg:x1="11.163cm" svg:y1="10.342cm" svg:x2="11.163cm" svg:y2="0.06cm">
          <text:p/>
        </draw:line>
        <draw:line draw:style-name="gr1" draw:text-style-name="P1" draw:layer="layout" svg:x1="11.966cm" svg:y1="10.342cm" svg:x2="11.966cm" svg:y2="0.06cm">
          <text:p/>
        </draw:line>
        <draw:line draw:style-name="gr1" draw:text-style-name="P1" draw:layer="layout" svg:x1="12.769cm" svg:y1="10.342cm" svg:x2="12.769cm" svg:y2="0.06cm">
          <text:p/>
        </draw:line>
        <draw:line draw:style-name="gr1" draw:text-style-name="P1" draw:layer="layout" svg:x1="13.573cm" svg:y1="10.342cm" svg:x2="13.573cm" svg:y2="0.06cm">
          <text:p/>
        </draw:line>
        <draw:line draw:style-name="gr1" draw:text-style-name="P1" draw:layer="layout" svg:x1="1.523cm" svg:y1="9.862cm" svg:x2="14.376cm" svg:y2="9.862cm">
          <text:p/>
        </draw:line>
        <draw:line draw:style-name="gr1" draw:text-style-name="P1" draw:layer="layout" svg:x1="1.523cm" svg:y1="9.372cm" svg:x2="14.376cm" svg:y2="9.372cm">
          <text:p/>
        </draw:line>
        <draw:line draw:style-name="gr1" draw:text-style-name="P1" draw:layer="layout" svg:x1="1.523cm" svg:y1="8.882cm" svg:x2="14.376cm" svg:y2="8.882cm">
          <text:p/>
        </draw:line>
        <draw:line draw:style-name="gr1" draw:text-style-name="P1" draw:layer="layout" svg:x1="1.523cm" svg:y1="8.392cm" svg:x2="14.376cm" svg:y2="8.392cm">
          <text:p/>
        </draw:line>
        <draw:line draw:style-name="gr1" draw:text-style-name="P1" draw:layer="layout" svg:x1="1.523cm" svg:y1="7.901cm" svg:x2="14.376cm" svg:y2="7.901cm">
          <text:p/>
        </draw:line>
        <draw:line draw:style-name="gr1" draw:text-style-name="P1" draw:layer="layout" svg:x1="1.523cm" svg:y1="7.411cm" svg:x2="14.376cm" svg:y2="7.411cm">
          <text:p/>
        </draw:line>
        <draw:line draw:style-name="gr1" draw:text-style-name="P1" draw:layer="layout" svg:x1="1.523cm" svg:y1="6.921cm" svg:x2="14.376cm" svg:y2="6.921cm">
          <text:p/>
        </draw:line>
        <draw:line draw:style-name="gr1" draw:text-style-name="P1" draw:layer="layout" svg:x1="1.523cm" svg:y1="6.431cm" svg:x2="14.376cm" svg:y2="6.431cm">
          <text:p/>
        </draw:line>
        <draw:line draw:style-name="gr1" draw:text-style-name="P1" draw:layer="layout" svg:x1="1.523cm" svg:y1="5.941cm" svg:x2="14.376cm" svg:y2="5.941cm">
          <text:p/>
        </draw:line>
        <draw:line draw:style-name="gr1" draw:text-style-name="P1" draw:layer="layout" svg:x1="1.523cm" svg:y1="5.451cm" svg:x2="14.376cm" svg:y2="5.451cm">
          <text:p/>
        </draw:line>
        <draw:line draw:style-name="gr1" draw:text-style-name="P1" draw:layer="layout" svg:x1="1.523cm" svg:y1="4.961cm" svg:x2="14.376cm" svg:y2="4.961cm">
          <text:p/>
        </draw:line>
        <draw:line draw:style-name="gr1" draw:text-style-name="P1" draw:layer="layout" svg:x1="1.523cm" svg:y1="4.471cm" svg:x2="14.376cm" svg:y2="4.471cm">
          <text:p/>
        </draw:line>
        <draw:line draw:style-name="gr1" draw:text-style-name="P1" draw:layer="layout" svg:x1="1.523cm" svg:y1="3.981cm" svg:x2="14.376cm" svg:y2="3.981cm">
          <text:p/>
        </draw:line>
        <draw:line draw:style-name="gr1" draw:text-style-name="P1" draw:layer="layout" svg:x1="1.523cm" svg:y1="3.491cm" svg:x2="14.376cm" svg:y2="3.491cm">
          <text:p/>
        </draw:line>
        <draw:line draw:style-name="gr1" draw:text-style-name="P1" draw:layer="layout" svg:x1="1.523cm" svg:y1="3.001cm" svg:x2="14.376cm" svg:y2="3.001cm">
          <text:p/>
        </draw:line>
        <draw:line draw:style-name="gr1" draw:text-style-name="P1" draw:layer="layout" svg:x1="1.523cm" svg:y1="2.511cm" svg:x2="14.376cm" svg:y2="2.511cm">
          <text:p/>
        </draw:line>
        <draw:line draw:style-name="gr1" draw:text-style-name="P1" draw:layer="layout" svg:x1="1.523cm" svg:y1="2.021cm" svg:x2="14.376cm" svg:y2="2.021cm">
          <text:p/>
        </draw:line>
        <draw:line draw:style-name="gr1" draw:text-style-name="P1" draw:layer="layout" svg:x1="1.523cm" svg:y1="1.53cm" svg:x2="14.376cm" svg:y2="1.53cm">
          <text:p/>
        </draw:line>
        <draw:line draw:style-name="gr1" draw:text-style-name="P1" draw:layer="layout" svg:x1="1.523cm" svg:y1="1.04cm" svg:x2="14.376cm" svg:y2="1.04cm">
          <text:p/>
        </draw:line>
        <draw:line draw:style-name="gr1" draw:text-style-name="P1" draw:layer="layout" svg:x1="1.523cm" svg:y1="0.55cm" svg:x2="14.376cm" svg:y2="0.55cm">
          <text:p/>
        </draw:line>
        <draw:line draw:style-name="gr1" draw:text-style-name="P1" draw:layer="layout" svg:x1="1.523cm" svg:y1="0.06cm" svg:x2="14.376cm" svg:y2="0.06cm">
          <text:p/>
        </draw:line>
        <draw:polygon draw:style-name="gr2" draw:text-style-name="P2" draw:layer="layout" svg:width="2.665cm" svg:height="0.011cm" svg:x="1.523cm" svg:y="10.33cm" svg:viewBox="0 0 2666 12" draw:points="0,12 12,12 16,11 20,8 24,4 28,1 32,2 36,6 40,9 44,12 48,9 52,6 56,2 60,1 64,4 67,8 71,11 75,9 79,6 95,8 127,10 131,11 135,8 138,4 142,1 146,2 150,6 154,9 158,12 162,9 166,6 170,2 174,1 178,4 186,11 190,10 194,7 198,3 202,0 206,3 209,7 213,10 217,11 225,4 229,1 233,2 237,6 241,9 245,12 249,9 253,6 257,1 261,2 266,6 270,9 274,11 283,4 287,0 291,3 296,7 300,10 304,10 308,7 313,3 317,1 321,4 325,8 330,11 334,9 338,6 343,2 347,2 351,6 355,9 360,12 364,8 368,4 372,1 377,2 385,10 390,11 394,7 398,3 402,0 407,3 415,11 419,10 424,6 428,2 432,1 441,9 445,12 449,9 458,1 462,2 466,6 471,9 475,11 483,4 488,0 492,3 496,7 501,10 505,10 514,3 518,1 522,4 526,8 530,11 534,10 542,3 546,1 558,11 562,10 574,0 578,3 586,10 590,11 602,1 606,2 614,9 618,11 622,8 654,6 658,2 662,1 670,8 674,11 678,9 686,2 690,1 702,11 706,10 710,7 714,3 718,0 730,10 734,11 746,1 750,3 758,10 762,11 766,8 774,1 778,2 782,6 786,9 789,12 793,9 797,6 801,2 805,1 809,4 813,8 817,11 821,10 825,7 829,3 833,0 836,3 840,7 844,10 848,11 852,8 860,1 864,2 868,6 872,9 876,12 879,9 883,6 887,2 891,1 895,4 899,8 903,11 907,10 911,7 915,3 919,0 923,3 930,10 934,11 938,8 969,6 973,2 977,1 981,4 985,8 989,11 993,10 997,7 1001,3 1005,0 1008,3 1013,7 1016,10 1020,11 1024,8 1028,4 1032,1 1036,2 1040,6 1045,10 1049,11 1053,8 1057,3 1062,0 1066,3 1070,7 1074,10 1079,10 1083,7 1087,3 1091,1 1096,4 1100,8 1104,11 1108,9 1113,6 1117,2 1121,1 1125,6 1130,9 1134,12 1138,9 1142,4 1147,1 1151,2 1155,6 1159,10 1164,11 1168,8 1172,4 1176,0 1180,3 1185,7 1189,10 1193,10 1197,7 1202,3 1206,1 1210,4 1215,8 1219,11 1223,9 1227,6 1231,2 1236,1 1240,6 1244,9 1248,12 1253,9 1257,6 1261,1 1265,2 1270,6 1274,9 1278,11 1282,8 1287,4 1291,1 1295,3 1299,7 1304,10 1308,11 1316,4 1319,1 1323,2 1327,6 1331,9 1335,11 1343,4 1347,1 1351,2 1359,9 1363,12 1367,9 1375,2 1379,1 1383,4 1391,11 1395,10 1399,7 1430,4 1434,1 1438,3 1446,10 1450,11 1454,8 1462,1 1466,2 1470,6 1478,12 1482,9 1486,6 1490,2 1494,1 1498,4 1506,11 1510,10 1513,7 1517,3 1521,0 1525,3 1529,7 1533,10 1537,10 1541,7 1545,3 1549,0 1553,3 1557,7 1561,10 1566,11 1574,3 1578,0 1583,3 1587,8 1591,11 1596,10 1600,6 1604,2 1608,1 1613,4 1617,9 1621,12 1634,1 1639,2 1643,6 1647,10 1652,11 1656,8 1660,3 1664,0 1673,7 1677,11 1682,10 1690,2 1694,1 1703,9 1707,12 1712,9 1716,6 1720,1 1724,2 1729,6 1733,9 1737,11 1742,8 1750,0 1754,3 1763,11 1767,10 1776,2 1780,1 1789,8 1793,12 1797,9 1802,6 1806,1 1810,2 1815,6 1819,9 1823,11 1832,4 1836,1 1840,3 1844,7 1849,10 1853,10 1857,7 1861,3 1865,0 1870,3 1874,8 1878,11 1882,10 1886,7 1891,2 1895,1 1899,4 1903,8 1908,11 1912,9 1916,6 1920,2 1924,1 1929,6 1933,9 1937,12 1941,9 1945,6 1950,1 1954,2 1958,6 1962,9 1967,11 1971,8 1975,4 1979,1 1983,3 1988,7 1992,10 1996,11 2000,7 2004,3 2009,0 2013,3 2017,7 2021,11 2026,10 2030,7 2034,3 2038,1 2042,4 2047,8 2051,11 2055,9 2064,2 2068,1 2072,6 2076,9 2080,12 2084,9 2089,6 2093,1 2097,2 2101,6 2105,9 2109,12 2113,9 2117,6 2121,2 2125,1 2129,4 2133,8 2137,11 2141,10 2145,7 2149,3 2152,0 2160,7 2164,10 2168,11 2172,8 2176,4 2180,1 2184,2 2188,6 2192,9 2196,12 2200,9 2204,6 2208,1 2211,1 2215,6 2219,9 2223,11 2227,9 2231,6 2235,2 2239,1 2243,4 2251,11 2255,10 2259,7 2290,4 2294,1 2298,2 2302,6 2306,9 2310,12 2314,9 2318,6 2321,2 2325,1 2329,4 2333,8 2337,11 2341,10 2345,7 2349,3 2353,0 2361,8 2366,11 2370,10 2374,7 2379,2 2383,1 2387,4 2391,8 2396,12 2400,9 2408,1 2413,2 2417,6 2421,9 2425,11 2430,8 2434,4 2438,1 2442,3 2447,7 2451,10 2455,10 2459,7 2464,3 2468,0 2472,4 2478,8 2482,10 2486,10 2490,6 2495,2 2499,1 2503,4 2507,9 2512,9 2516,9 2520,6 2524,1 2529,2 2533,6 2537,9 2541,8 2546,8 2550,4 2554,0 2559,3 2563,7 2567,8 2571,8 2576,7 2580,3 2584,1 2588,4 2593,7 2597,7 2601,7 2605,6 2610,2 2614,1 2618,6 2622,7 2627,7 2631,7 2635,6 2639,2 2643,1 2647,4 2651,6 2655,6 2662,6 2666,3 2658,3 2655,3 2651,3 2647,3 2643,1 2639,2 2635,3 2631,3 2627,3 2622,3 2618,4 2614,1 2610,2 2605,4 2601,4 2597,4 2593,4 2588,4 2584,1 2580,3 2576,4 2567,4 2563,6 2559,3 2554,0 2550,4 2546,6 2537,6 2533,6 2529,2 2524,1 2520,6 2516,6 2512,6 2507,7 2503,4 2499,1 2495,2 2490,6 2486,7 2482,7 2478,7 2472,4 2468,0 2464,3 2459,7 2455,8 2451,8 2447,7 2442,3 2438,1 2434,4 2430,8 2425,8 2421,8 2417,6 2413,2 2408,1 2404,6 2400,9 2396,9 2391,8 2387,4 2383,1 2379,2 2374,7 2370,9 2366,10 2361,8 2353,0 2349,3 2345,7 2341,10 2337,10 2333,8 2329,4 2325,1 2321,2 2318,6 2314,9 2310,11 2306,9 2302,6 2298,2 2294,1 2290,4 2259,7 2255,10 2251,11 2243,4 2239,1 2235,2 2231,6 2227,9 2223,11 2219,9 2215,6 2211,1 2208,1 2204,6 2200,9 2196,12 2192,9 2188,6 2184,2 2180,1 2176,4 2172,8 2168,11 2164,10 2160,7 2152,0 2149,3 2145,7 2141,10 2137,11 2133,8 2129,4 2125,1 2121,2 2117,6 2113,9 2109,12 2105,9 2101,6 2097,2 2093,1 2089,6 2084,9 2080,12 2076,9 2072,6 2068,1 2064,2 2055,9 2051,11 2047,8 2042,4 2038,1 2034,3 2030,7 2026,10 2021,11 2017,7 2013,3 2009,0 2004,3 2000,7 1996,11 1992,10 1988,7 1983,3 1979,1 1975,4 1971,8 1967,11 1962,9 1958,6 1954,2 1950,1 1945,6 1941,9 1937,12 1933,9 1929,6 1924,1 1920,2 1916,6 1912,9 1908,11 1903,8 1899,4 1895,1 1891,2 1886,7 1882,10 1878,11 1874,8 1870,3 1865,0 1861,3 1857,7 1853,10 1849,10 1844,7 1840,3 1836,1 1832,4 1823,11 1819,9 1815,6 1810,2 1806,1 1802,6 1797,9 1793,12 1789,8 1780,1 1776,2 1767,10 1763,11 1754,3 1750,0 1742,8 1737,11 1733,9 1729,6 1724,2 1720,1 1716,6 1712,9 1707,12 1703,9 1694,1 1690,2 1682,10 1677,11 1673,7 1664,0 1660,3 1656,8 1652,11 1647,10 1643,6 1639,2 1634,1 1621,12 1617,9 1613,4 1608,1 1604,2 1600,6 1596,10 1591,11 1587,8 1583,3 1578,0 1574,3 1566,11 1561,10 1557,7 1553,3 1549,0 1545,3 1541,7 1537,10 1533,10 1529,7 1525,3 1521,0 1517,3 1513,7 1510,10 1506,11 1498,4 1494,1 1490,2 1486,6 1482,9 1478,12 1470,6 1466,2 1462,1 1454,8 1450,11 1446,10 1438,3 1434,1 1430,4 1399,7 1395,10 1391,11 1383,4 1379,1 1375,2 1367,9 1363,12 1359,9 1351,2 1347,1 1343,4 1335,11 1331,9 1327,6 1323,2 1319,1 1316,4 1308,11 1304,10 1299,7 1295,3 1291,1 1287,4 1282,8 1278,11 1274,9 1270,6 1265,2 1261,1 1257,6 1253,9 1248,12 1244,9 1240,6 1236,1 1231,2 1227,6 1223,9 1219,11 1215,8 1210,4 1206,1 1202,3 1197,7 1193,10 1189,10 1185,7 1180,3 1176,0 1172,4 1168,8 1164,11 1159,10 1155,6 1151,2 1147,1 1142,4 1138,9 1134,12 1130,9 1125,6 1121,1 1117,2 1113,6 1108,9 1104,11 1100,8 1096,4 1091,1 1087,3 1083,7 1079,10 1074,10 1070,7 1066,3 1062,0 1057,3 1053,8 1049,11 1045,10 1040,6 1036,2 1032,1 1028,4 1024,8 1020,11 1016,10 1013,7 1008,3 1005,0 1001,3 997,7 993,10 989,11 985,8 981,4 977,1 973,2 969,6 938,8 934,11 930,10 923,3 919,0 915,3 911,7 907,10 903,11 899,8 895,4 891,1 887,2 883,6 879,9 876,12 872,9 868,6 864,2 860,1 852,8 848,11 844,10 840,7 836,3 833,0 829,3 825,7 821,10 817,11 813,8 809,4 805,1 801,2 797,6 793,9 789,12 786,9 782,6 778,2 774,1 766,8 762,11 758,10 750,3 746,1 734,11 730,10 718,0 714,3 710,7 706,10 702,11 690,1 686,2 678,9 674,11 670,8 662,1 658,2 654,6 622,8 618,11 614,9 606,2 602,1 590,11 586,10 578,3 574,0 562,10 558,11 546,1 542,3 534,10 530,11 526,8 522,4 518,1 514,3 505,10 501,10 496,7 492,3 488,0 483,4 475,11 471,9 466,6 462,2 458,1 449,9 445,12 441,9 432,1 428,2 424,6 419,10 415,11 407,3 402,0 398,3 394,7 390,11 385,10 377,2 372,1 368,4 364,8 360,12 355,9 351,6 347,2 343,2 338,6 334,9 330,11 325,8 321,4 317,1 313,3 308,7 304,10 300,10 296,7 291,3 287,0 283,4 274,11 270,9 266,6 261,2 257,1 253,6 249,9 245,12 241,9 237,6 233,2 229,1 225,4 217,11 213,10 209,7 206,3 202,0 198,3 194,7 190,10 186,11 178,4 174,1 170,2 166,6 162,9 158,12 154,9 150,6 146,2 142,1 138,4 135,8 131,11 127,10 95,8 79,6 75,9 71,11 67,8 64,4 60,1 56,2 52,6 48,9 44,12 40,9 36,6 32,2 28,1 24,4 20,8 16,11 12,12">
          <text:p/>
        </draw:polygon>
        <draw:polygon draw:style-name="gr2" draw:text-style-name="P2" draw:layer="layout" svg:width="10.181cm" svg:height="9.584cm" svg:x="4.195cm" svg:y="0.751cm" svg:viewBox="0 0 10182 9585" draw:points="0,9583 1,9584 5,9585 9,9585 13,9585 17,9585 21,9583 25,9580 29,9583 33,9584 37,9584 41,9584 45,9584 49,9584 53,9581 57,9582 61,9584 65,9584 69,9584 73,9583 77,9583 81,9581 85,9582 89,9583 93,9583 97,9583 105,9583 109,9582 113,9581 117,9583 121,9583 129,9583 133,9582 137,9582 141,9581 145,9582 149,9582 153,9582 157,9582 165,9582 169,9580 172,9582 176,9582 208,9581 212,9581 216,9581 224,9581 240,9581 247,9581 251,9581 255,9580 259,9581 267,9581 271,9580 279,9580 286,9580 290,9580 298,9580 302,9580 306,9580 310,9580 318,9579 321,9579 325,9579 329,9579 337,9578 341,9578 345,9578 349,9578 364,9577 396,9575 458,9573 462,9572 466,9572 471,9572 475,9572 479,9572 483,9571 492,9571 500,9570 505,9570 509,9570 517,9570 521,9570 526,9570 593,9567 598,9567 602,9567 606,9566 610,9566 623,9566 627,9566 661,9565 729,9562 733,9562 737,9562 745,9562 749,9562 752,9562 760,9562 764,9561 768,9561 772,9561 780,9561 784,9561 792,9561 796,9560 800,9560 808,9560 824,9560 828,9560 831,9559 835,9559 839,9559 843,9559 847,9559 855,9559 863,9558 867,9558 875,9558 879,9558 883,9558 887,9557 891,9557 895,9557 904,9556 919,9555 923,9555 931,9554 935,9554 943,9553 947,9553 955,9553 959,9552 967,9552 971,9551 975,9551 983,9550 987,9550 991,9550 995,9550 1000,9549 1004,9549 1008,9549 1017,9548 1021,9548 1025,9548 1034,9547 1051,9546 1119,9542 1128,9541 1132,9541 1137,9541 1141,9540 1145,9540 1150,9540 1154,9540 1162,9539 1188,9538 1201,9537 1205,9537 1209,9537 1214,9536 1231,9535 1239,9534 1256,9532 1261,9532 1265,9531 1269,9531 1273,9530 1290,9529 1324,9526 1328,9525 1332,9525 1336,9524 1341,9524 1345,9523 1349,9523 1353,9523 1357,9522 1362,9522 1366,9522 1374,9521 1378,9521 1383,9520 1391,9519 1395,9519 1399,9519 1404,9518 1408,9518 1412,9518 1416,9517 1425,9517 1429,9516 1433,9516 1437,9516 1441,9515 1446,9515 1450,9515 1454,9514 1458,9514 1462,9513 1467,9512 1492,9509 1525,9505 1529,9505 1533,9504 1541,9503 1545,9503 1549,9502 1553,9502 1557,9501 1561,9501 1565,9500 1588,9498 1651,9490 1655,9489 1659,9489 1667,9487 1682,9485 1714,9480 1717,9480 1721,9479 1729,9478 1745,9476 1749,9475 1753,9475 1757,9474 1761,9473 1765,9473 1768,9472 1772,9472 1776,9471 1781,9471 1785,9470 1789,9469 1793,9468 1810,9465 1844,9459 1848,9458 1853,9458 1861,9456 1878,9453 1912,9447 1917,9446 1921,9446 1925,9445 1929,9444 1946,9440 1980,9433 2048,9418 2052,9417 2056,9416 2064,9414 2080,9411 2112,9403 2175,9386 2179,9385 2183,9384 2191,9382 2207,9377 2239,9368 2302,9348 2307,9347 2319,9342 2337,9336 2371,9324 2375,9323 2388,9318 2440,9298 2444,9296 2448,9294 2457,9291 2474,9283 2509,9268 2577,9235 2582,9233 2586,9231 2594,9227 2611,9218 2645,9199 2649,9197 2653,9194 2662,9190 2679,9179 2712,9159 2717,9156 2721,9153 2729,9148 2746,9137 2780,9113 2847,9062 2851,9059 2855,9056 2863,9049 2879,9036 2910,9008 2914,9004 2918,9001 2926,8993 2942,8978 2973,8947 2981,8938 2989,8930 3005,8913 3036,8877 3099,8798 3104,8792 3117,8774 3134,8749 3168,8698 3172,8691 3176,8684 3185,8670 3202,8641 3236,8580 3240,8572 3245,8564 3253,8547 3270,8512 3304,8441 3309,8431 3313,8422 3321,8401 3339,8361 3373,8273 3377,8262 3389,8230 3405,8185 3436,8087 3444,8060 3452,8034 3468,7980 3500,7857 3504,7842 3508,7827 3516,7796 3532,7728 3564,7577 3568,7561 3572,7542 3576,7518 3580,7494 3596,7409 3628,7232 3632,7209 3636,7186 3643,7139 3659,7034 3663,7006 3667,6973 3675,6913 3690,6798 3694,6765 3698,6736 3706,6678 3722,6548 3753,6282 3757,6246 3761,6206 3768,6129 3784,5971 3815,5633 3878,4896 3882,4841 3886,4788 3895,4686 3912,4477 3946,4063 3950,4011 3954,3962 3963,3863 3980,3670 4014,3307 4018,3265 4022,3222 4030,3139 4047,2983 4052,2952 4056,2907 4064,2834 4081,2699 4086,2664 4090,2632 4098,2568 4115,2454 4119,2428 4124,2403 4132,2349 4149,2251 4153,2229 4157,2206 4161,2188 4165,2170 4169,2149 4173,2130 4181,2094 4185,2081 4189,2063 4197,2034 4201,2015 4205,2001 4212,1972 4216,1959 4220,1947 4228,1923 4232,1912 4236,1901 4240,1890 4244,1879 4248,1870 4252,1861 4256,1853 4260,1844 4264,1837 4268,1829 4272,1821 4276,1815 4280,1810 4284,1805 4288,1799 4292,1794 4295,1789 4299,1785 4303,1782 4307,1780 4319,1771 4323,1769 4327,1764 4331,1763 4335,1765 4339,1766 4343,1767 4347,1768 4359,1771 4363,1771 4371,1773 4375,1774 4379,1775 4383,1777 4387,1779 4390,1784 4394,1790 4402,1801 4407,1808 4411,1813 4419,1821 4424,1826 4428,1832 4441,1852 4445,1859 4450,1868 4454,1878 4458,1885 4462,1894 4471,1913 4475,1922 4479,1933 4488,1955 4505,1998 4540,2099 4548,2127 4557,2153 4574,2214 4608,2338 4677,2609 4681,2627 4685,2647 4694,2684 4710,2758 4744,2904 4811,3208 4946,3820 4950,3837 4954,3855 4962,3890 4977,3959 5009,4097 5072,4352 5076,4367 5080,4381 5084,4397 5087,4416 5103,4487 5135,4619 5197,4851 5202,4862 5206,4873 5210,4896 5214,4915 5231,4971 5265,5086 5334,5298 5342,5330 5351,5361 5359,5393 5363,5406 5368,5416 5372,5426 5376,5436 5380,5446 5393,5476 5397,5486 5402,5504 5406,5524 5410,5535 5415,5547 5419,5560 5423,5571 5427,5582 5436,5603 5470,5687 5474,5697 5478,5707 5486,5724 5502,5757 5506,5766 5510,5775 5518,5792 5521,5800 5525,5809 5533,5828 5537,5836 5541,5843 5549,5856 5565,5888 5597,5947 5605,5960 5613,5972 5621,5988 5625,5994 5629,6000 5661,6046 5665,6051 5669,6057 5677,6068 5692,6090 5724,6129 5728,6133 5732,6137 5740,6146 5755,6161 5787,6189 5790,6194 5794,6199 5798,6204 5802,6208 5806,6212 5810,6216 5818,6223 5822,6227 5825,6230 5833,6236 5849,6248 5853,6251 5857,6254 5864,6259 5880,6270 5911,6294 5974,6334 5978,6337 5982,6340 5990,6345 6007,6355 6041,6375 6109,6417 6117,6422 6126,6428 6143,6439 6176,6462 6244,6512 6248,6515 6252,6518 6260,6525 6276,6537 6307,6564 6370,6623 6374,6627 6378,6630 6386,6638 6402,6654 6433,6687 6497,6757 6501,6762 6505,6766 6514,6776 6531,6797 6565,6838 6633,6926 6770,7114 7026,7484 7276,7838 7548,8186 7556,8195 7564,8204 7580,8224 7611,8261 7675,8332 7802,8466 7810,8475 7819,8484 7836,8501 7870,8535 7939,8600 8077,8720 8081,8724 8085,8727 8093,8734 8110,8748 8144,8775 8211,8827 8346,8924 8354,8930 8362,8935 8378,8945 8409,8966 8472,9005 8598,9079 8602,9081 8607,9083 8615,9088 8632,9097 8666,9115 8735,9150 8871,9213 8875,9215 8879,9217 8887,9220 8903,9227 8935,9241 8998,9266 9006,9269 9018,9273 9022,9274 9026,9276 9030,9277 9062,9290 9126,9313 9130,9314 9134,9316 9141,9319 9157,9324 9188,9334 9251,9355 9376,9390 9380,9391 9388,9394 9393,9395 9397,9397 9401,9398 9409,9400 9443,9409 9511,9426 9515,9427 9520,9428 9528,9430 9545,9434 9579,9442 9647,9456 9651,9457 9655,9458 9663,9460 9666,9460 9670,9461 9674,9462 9678,9462 9682,9463 9686,9464 9694,9466 9698,9467 9702,9468 9706,9469 9714,9471 9718,9471 9722,9472 9726,9473 9741,9475 9773,9481 9777,9481 9781,9482 9789,9484 9805,9487 9813,9488 9817,9489 9821,9490 9825,9491 9828,9492 9832,9492 9836,9493 9840,9494 9844,9494 9852,9495 9868,9498 9900,9502 9904,9503 9908,9503 9913,9504 9944,9510 9957,9512 9961,9513 9966,9514 9970,9515 9979,9516 10006,9519 10041,9523 10054,9525 10058,9526 10063,9526 10067,9527 10076,9529 10080,9529 10085,9530 10094,9531 10111,9534 10120,9536 10125,9536 10133,9537 10138,9538 10151,9539 10155,9539 10164,9540 10169,9541 10173,9541 10182,9542 10173,9541 10169,9541 10164,9540 10155,9539 10151,9539 10138,9538 10133,9537 10125,9536 10120,9536 10111,9534 10094,9531 10085,9530 10080,9529 10076,9529 10067,9527 10063,9526 10058,9526 10054,9525 10041,9523 10006,9519 9979,9516 9970,9515 9966,9514 9961,9513 9957,9512 9944,9510 9913,9504 9908,9503 9904,9503 9900,9502 9868,9498 9852,9495 9844,9494 9840,9494 9836,9493 9832,9492 9828,9492 9825,9491 9821,9490 9817,9489 9813,9488 9805,9487 9789,9484 9781,9482 9777,9481 9773,9481 9741,9475 9726,9473 9722,9472 9718,9471 9714,9471 9706,9469 9702,9468 9698,9467 9694,9466 9686,9464 9682,9463 9678,9462 9674,9462 9670,9461 9666,9460 9663,9460 9655,9458 9651,9457 9647,9456 9579,9442 9545,9434 9528,9430 9520,9428 9515,9427 9511,9426 9443,9409 9409,9400 9401,9398 9397,9397 9393,9395 9388,9394 9380,9391 9376,9390 9251,9355 9188,9334 9157,9324 9141,9319 9134,9316 9130,9314 9126,9313 9062,9290 9030,9277 9026,9276 9022,9274 9018,9273 9006,9269 8998,9266 8935,9241 8903,9227 8887,9220 8879,9217 8875,9215 8871,9213 8735,9150 8666,9115 8632,9097 8615,9088 8607,9083 8602,9081 8598,9079 8472,9005 8409,8966 8378,8945 8362,8935 8354,8930 8346,8924 8211,8827 8144,8775 8110,8748 8093,8734 8085,8727 8081,8724 8077,8720 7939,8600 7870,8535 7836,8501 7819,8483 7810,8475 7806,8471 7802,8466 7675,8332 7611,8260 7580,8223 7564,8204 7556,8194 7548,8185 7276,7837 7026,7482 6770,7109 6633,6920 6565,6832 6531,6790 6514,6768 6505,6758 6501,6753 6497,6748 6433,6678 6402,6644 6386,6628 6378,6620 6374,6616 6370,6612 6307,6553 6276,6524 6260,6511 6252,6505 6248,6502 6244,6499 6176,6447 6143,6423 6126,6412 6117,6406 6109,6400 6041,6357 6007,6336 5990,6325 5982,6320 5978,6317 5974,6314 5911,6271 5880,6249 5864,6238 5857,6231 5853,6228 5849,6225 5833,6213 5825,6206 5822,6203 5818,6199 5814,6196 5810,6190 5806,6186 5802,6183 5790,6172 5787,6168 5771,6154 5763,6147 5759,6143 5755,6138 5748,6128 5744,6123 5732,6108 5728,6103 5724,6099 5692,6061 5688,6055 5685,6049 5677,6037 5669,6027 5665,6022 5661,6017 5645,5993 5637,5979 5633,5972 5629,5966 5613,5941 5605,5927 5601,5921 5597,5915 5589,5900 5585,5892 5581,5884 5573,5866 5569,5858 5565,5850 5549,5823 5541,5807 5537,5799 5533,5791 5502,5719 5486,5683 5482,5674 5478,5665 5474,5654 5470,5643 5402,5457 5368,5360 5351,5306 5342,5278 5338,5263 5334,5247 5265,5011 5231,4884 5214,4824 5210,4794 5206,4779 5197,4758 5135,4504 5103,4360 5087,4292 5080,4259 5076,4243 5072,4223 5009,3923 4977,3766 4962,3687 4954,3645 4950,3624 4946,3604 4879,3243 4845,3060 4828,2965 4820,2916 4816,2893 4811,2863 4744,2480 4710,2282 4694,2182 4685,2132 4681,2106 4677,2081 4540,1274 4471,904 4437,722 4428,677 4424,655 4419,634 4415,612 4411,597 4407,582 4402,560 4371,422 4355,360 4347,328 4343,306 4339,290 4335,278 4331,261 4327,246 4323,237 4319,222 4315,210 4311,201 4307,194 4303,170 4299,158 4295,148 4292,136 4288,128 4284,115 4280,107 4276,96 4272,87 4268,78 4264,71 4260,64 4252,50 4244,35 4240,30 4236,26 4228,18 4224,12 4220,8 4216,5 4212,3 4208,1 4201,1 4197,0 4193,0 4189,0 4185,2 4181,6 4173,13 4169,17 4165,20 4161,24 4157,29 4153,37 4149,45 4145,58 4141,71 4136,82 4132,94 4124,121 4119,134 4115,146 4111,155 4107,169 4103,185 4098,203 4094,225 4090,249 4086,272 4081,295 4064,396 4056,451 4052,478 4047,508 4043,537 4039,571 4035,609 4030,648 4022,726 4018,765 4014,807 3997,981 3988,1074 3984,1123 3980,1175 3971,1284 3967,1339 3963,1397 3954,1512 3950,1574 3946,1638 3929,1887 3920,2021 3916,2089 3912,2158 3895,2441 3886,2589 3882,2663 3878,2738 3815,3818 3784,4344 3768,4602 3761,4722 3757,4783 3753,4839 3722,5259 3706,5458 3698,5551 3694,5622 3690,5653 3659,6009 3643,6179 3636,6253 3632,6288 3628,6323 3596,6598 3580,6725 3572,6788 3568,6826 3564,6859 3560,6881 3556,6909 3552,6939 3548,6968 3540,7027 3536,7055 3532,7080 3516,7181 3508,7227 3504,7249 3500,7271 3468,7442 3452,7529 3444,7569 3436,7605 3405,7754 3389,7819 3385,7834 3381,7848 3377,7864 3373,7883 3339,8006 3321,8062 3313,8091 3309,8105 3304,8118 3270,8218 3253,8264 3245,8285 3240,8296 3236,8308 3202,8393 3185,8434 3176,8452 3172,8462 3168,8471 3134,8541 3117,8573 3108,8589 3104,8597 3099,8605 3036,8711 3005,8757 2989,8780 2981,8791 2977,8796 2973,8802 2942,8842 2926,8862 2918,8871 2914,8876 2910,8880 2879,8916 2863,8933 2855,8941 2851,8946 2847,8950 2780,9014 2746,9044 2729,9058 2721,9064 2717,9068 2712,9071 2679,9097 2662,9109 2653,9116 2649,9119 2645,9122 2611,9144 2594,9155 2586,9161 2582,9164 2577,9166 2509,9207 2474,9225 2457,9234 2448,9238 2440,9242 2371,9275 2337,9289 2319,9297 2307,9302 2302,9303 2239,9327 2207,9339 2191,9344 2183,9347 2179,9348 2175,9349 2112,9369 2080,9378 2072,9381 2068,9382 2064,9383 2056,9385 2052,9386 2048,9387 1980,9406 1946,9413 1929,9418 1925,9418 1921,9419 1917,9420 1912,9422 1878,9429 1861,9432 1853,9434 1844,9436 1810,9443 1793,9447 1789,9447 1785,9448 1781,9449 1776,9450 1761,9453 1753,9454 1749,9454 1745,9455 1729,9458 1721,9459 1717,9460 1714,9461 1682,9466 1667,9469 1663,9470 1659,9471 1655,9471 1651,9472 1635,9474 1627,9475 1623,9476 1619,9476 1604,9478 1596,9479 1592,9480 1588,9480 1557,9485 1541,9488 1533,9489 1529,9490 1525,9490 1492,9495 1467,9497 1462,9498 1458,9498 1425,9502 1399,9505 1395,9506 1391,9506 1349,9512 1345,9512 1341,9513 1336,9513 1332,9514 1328,9514 1324,9515 1320,9515 1315,9515 1311,9516 1307,9516 1298,9517 1294,9517 1290,9518 1273,9519 1265,9520 1261,9520 1256,9520 1188,9526 1154,9530 1150,9530 1145,9531 1141,9531 1137,9531 1132,9532 1124,9533 1119,9533 1107,9535 1102,9535 1090,9536 1085,9537 1077,9537 1073,9537 1068,9538 1060,9538 1051,9538 1042,9539 1038,9539 1034,9539 1030,9540 1021,9540 1017,9540 1000,9541 991,9542 983,9542 919,9546 887,9549 883,9549 879,9549 875,9549 871,9549 867,9550 863,9550 855,9551 824,9553 808,9554 800,9555 796,9555 792,9555 784,9556 780,9556 776,9557 772,9557 768,9557 764,9557 760,9557 756,9558 752,9558 749,9558 745,9558 741,9558 737,9559 729,9559 712,9559 703,9560 699,9560 695,9560 678,9560 670,9560 665,9561 661,9561 627,9562 623,9562 619,9562 615,9562 610,9562 606,9562 602,9562 598,9563 593,9563 526,9565 521,9565 517,9565 509,9566 505,9566 500,9566 496,9566 492,9566 488,9566 479,9567 475,9567 466,9567 462,9567 458,9568 396,9570 392,9570 388,9570 380,9570 376,9571 372,9571 368,9571 364,9571 360,9572 353,9572 349,9572 341,9572 337,9572 333,9572 271,9575 240,9577 236,9577 224,9578 216,9578 212,9578 208,9578 192,9579 184,9580 180,9580 176,9580 169,9580 165,9580 161,9580 153,9580 149,9580 145,9581 129,9581 121,9581 117,9581 113,9581 109,9581 105,9581 97,9581 93,9581 89,9581 85,9581 81,9581 77,9581 69,9581 65,9582 61,9582 57,9582 53,9581 49,9582 45,9582 41,9582 33,9582 29,9582 25,9580 21,9582 17,9582">
          <text:p/>
        </draw:polygon>
        <draw:polygon draw:style-name="gr3" draw:text-style-name="P3" draw:layer="layout" svg:width="0.007cm" svg:height="0.003cm" svg:x="4.188cm" svg:y="10.331cm" svg:viewBox="0 0 8 4" draw:points="0,4 8,4 5,0 0,2">
          <text:p/>
        </draw:polygon>
        <draw:polyline draw:style-name="gr4" draw:text-style-name="P1" draw:layer="layout" svg:width="12.853cm" svg:height="10.109cm" svg:x="1.523cm" svg:y="0.231cm" svg:viewBox="0 0 12854 10110" draw:points="0,10110 12,10110 16,10109 20,10105 24,10102 28,10099 32,10100 36,10104 40,10107 44,10110 48,10106 56,10100 60,10099 64,10103 67,10106 71,10109 75,10107 79,10104 95,10105 127,10107 131,10109 135,10106 138,10102 142,10099 146,10100 150,10103 154,10106 158,10110 162,10107 166,10103 170,10100 174,10099 178,10102 182,10106 186,10109 190,10108 194,10104 198,10101 202,10098 206,10101 209,10105 213,10108 217,10108 225,10102 229,10099 233,10100 237,10104 241,10107 245,10109 249,10106 253,10103 257,10099 261,10100 270,10107 274,10109 287,10098 291,10101 300,10108 304,10108 313,10101 317,10098 330,10109 334,10107 343,10100 347,10100 355,10107 360,10109 372,10099 377,10101 385,10108 390,10108 398,10101 402,10098 415,10109 419,10107 428,10100 432,10099 445,10110 449,10106 458,10099 462,10100 471,10107 475,10109 488,10098 492,10101 501,10108 505,10108 509,10104 514,10101 518,10099 526,10106 530,10109 534,10107 538,10104 542,10101 546,10098 550,10102 558,10108 562,10108 570,10101 574,10098 578,10101 582,10104 586,10108 590,10109 594,10105 602,10099 606,10101 614,10107 618,10109 622,10106 654,10103 658,10100 662,10099 666,10103 674,10109 678,10107 686,10101 690,10099 698,10105 702,10109 706,10108 710,10105 714,10101 718,10098 722,10101 726,10105 730,10108 734,10108 746,10098 750,10101 758,10107 762,10109 770,10102 774,10099 778,10100 782,10103 789,10110 793,10107 797,10103 801,10100 805,10099 809,10102 813,10105 817,10109 821,10108 829,10101 833,10098 836,10101 840,10104 844,10108 848,10109 852,10105 860,10099 864,10100 868,10103 872,10107 876,10110 879,10107 883,10103 887,10100 891,10099 895,10102 899,10105 903,10109 907,10108 911,10104 915,10101 919,10098 923,10101 926,10104 930,10108 934,10109 938,10105 969,10103 973,10100 977,10099 981,10102 985,10105 989,10109 993,10108 1001,10101 1005,10098 1008,10101 1013,10104 1016,10108 1020,10109 1024,10105 1028,10102 1032,10099 1036,10100 1040,10104 1045,10107 1049,10109 1053,10105 1062,10098 1066,10101 1070,10105 1074,10108 1079,10108 1083,10104 1087,10101 1091,10098 1096,10102 1104,10109 1108,10107 1113,10103 1117,10100 1121,10099 1130,10106 1134,10110 1138,10106 1147,10099 1151,10100 1155,10104 1159,10107 1164,10109 1172,10102 1176,10098 1180,10101 1185,10105 1189,10108 1193,10108 1197,10105 1202,10101 1206,10098 1215,10105 1219,10109 1223,10107 1227,10104 1231,10100 1236,10099 1240,10103 1248,10110 1257,10103 1261,10099 1265,10100 1274,10107 1278,10109 1282,10105 1291,10098 1295,10101 1299,10104 1304,10108 1308,10108 1316,10102 1319,10098 1323,10101 1327,10104 1331,10107 1335,10109 1343,10103 1347,10099 1351,10100 1359,10106 1363,10110 1367,10107 1375,10100 1379,10099 1383,10102 1387,10106 1391,10109 1395,10108 1399,10104 1430,10102 1434,10098 1438,10101 1446,10107 1450,10109 1454,10106 1458,10102 1462,10099 1466,10100 1470,10103 1478,10110 1482,10107 1486,10103 1490,10100 1494,10099 1498,10102 1506,10109 1510,10107 1513,10104 1517,10101 1521,10098 1525,10101 1529,10105 1533,10108 1537,10108 1541,10105 1545,10102 1549,10098 1553,10101 1557,10104 1561,10108 1566,10108 1574,10101 1578,10098 1583,10102 1587,10105 1591,10109 1596,10107 1604,10100 1608,10099 1613,10103 1617,10106 1621,10110 1626,10106 1630,10103 1634,10099 1639,10100 1643,10104 1647,10107 1652,10109 1664,10098 1669,10101 1673,10105 1677,10108 1682,10108 1690,10100 1694,10099 1699,10102 1703,10106 1707,10110 1712,10106 1720,10099 1724,10100 1729,10104 1733,10107 1737,10109 1746,10102 1750,10098 1754,10101 1763,10108 1767,10108 1772,10104 1776,10101 1780,10099 1789,10106 1793,10109 1797,10107 1806,10099 1810,10100 1819,10107 1823,10109 1832,10102 1836,10098 1840,10101 1844,10104 1849,10108 1853,10108 1857,10105 1861,10101 1865,10098 1870,10101 1874,10105 1878,10109 1882,10108 1886,10104 1891,10101 1895,10099 1899,10102 1903,10106 1908,10109 1912,10107 1916,10103 1920,10100 1924,10099 1933,10106 1937,10110 1941,10106 1945,10103 1950,10099 1954,10100 1958,10104 1962,10107 1967,10109 1971,10106 1975,10102 1979,10098 1983,10101 1988,10104 1992,10108 1996,10108 2000,10105 2004,10101 2009,10098 2013,10101 2017,10105 2021,10108 2026,10108 2030,10104 2034,10101 2038,10098 2042,10102 2047,10106 2051,10109 2055,10107 2064,10100 2068,10099 2072,10103 2076,10106 2080,10110 2084,10106 2093,10099 2097,10100 2101,10103 2105,10107 2109,10110 2113,10106 2117,10103 2121,10100 2125,10099 2129,10102 2133,10106 2137,10109 2141,10107 2145,10104 2149,10101 2152,10098 2160,10105 2164,10108 2168,10108 2172,10105 2176,10102 2180,10099 2184,10100 2188,10104 2192,10107 2196,10109 2200,10106 2204,10103 2208,10100 2211,10099 2215,10103 2219,10106 2223,10109 2227,10107 2231,10104 2235,10101 2239,10098 2243,10102 2251,10108 2255,10108 2259,10105 2290,10102 2294,10099 2298,10100 2302,10103 2306,10106 2310,10110 2314,10107 2318,10103 2321,10100 2325,10099 2329,10102 2333,10105 2337,10109 2341,10108 2345,10104 2349,10101 2353,10098 2357,10101 2366,10108 2370,10108 2374,10104 2379,10101 2383,10099 2387,10102 2391,10106 2396,10108 2400,10107 2408,10100 2413,10100 2421,10107 2425,10107 2430,10106 2438,10099 2442,10101 2447,10104 2451,10106 2455,10106 2459,10105 2464,10101 2468,10098 2477,10105 2481,10106 2485,10106 2489,10104 2494,10100 2498,10099 2502,10103 2506,10105 2515,10105 2519,10103 2523,10099 2528,10100 2532,10104 2536,10104 2540,10104 2545,10104 2549,10102 2553,10098 2558,10101 2562,10104 2570,10104 2575,10104 2583,10098 2587,10102 2592,10103 2596,10103 2600,10103 2604,10103 2609,10100 2613,10099 2617,10103 2621,10103 2626,10102 2630,10102 2634,10102 2638,10100 2642,10099 2646,10102 2650,10102 2654,10102 2657,10102 2661,10102 2665,10100 2669,10099 2673,10101 2677,10101 2681,10101 2685,10101 2689,10101 2693,10101 2697,10098 2701,10101 2709,10101 2713,10101 2717,10101 2721,10101 2725,10098 2729,10101 2733,10100 2741,10100 2745,10100 2749,10100 2753,10099 2757,10100 2761,10100 2765,10100 2773,10100 2777,10100 2781,10100 2785,10099 2789,10100 2793,10099 2797,10099 2801,10099 2805,10099 2809,10099 2813,10098 2817,10099 2821,10099 2825,10099 2833,10099 2837,10099 2841,10098 2844,10099 2848,10099 2852,10098 2860,10098 2864,10098 2868,10098 2872,10098 2896,10098 2900,10098 2908,10097 2912,10097 2915,10097 2919,10097 2927,10096 2931,10096 2935,10096 2943,10095 2947,10095 2951,10095 2958,10094 2962,10094 2966,10094 2974,10094 2978,10093 2982,10093 2990,10093 2997,10092 3001,10092 3005,10092 3009,10092 3013,10092 3017,10092 3021,10091 3025,10091 3029,10091 3036,10090 3068,10089 3130,10086 3134,10086 3138,10086 3143,10086 3147,10085 3151,10085 3155,10085 3160,10085 3164,10085 3168,10084 3177,10084 3181,10084 3185,10084 3189,10084 3193,10084 3198,10083 3265,10081 3270,10081 3278,10080 3282,10080 3287,10080 3291,10080 3295,10080 3299,10079 3333,10078 3337,10078 3342,10078 3350,10078 3367,10077 3401,10076 3409,10076 3417,10075 3432,10075 3436,10075 3440,10075 3444,10075 3452,10074 3456,10074 3464,10074 3468,10074 3476,10074 3480,10073 3484,10073 3488,10073 3496,10072 3527,10069 3531,10069 3535,10069 3539,10068 3543,10068 3547,10068 3551,10067 3555,10067 3559,10067 3590,10064 3654,10060 3658,10059 3662,10059 3671,10058 3675,10058 3679,10058 3684,10058 3692,10057 3696,10057 3701,10057 3709,10056 3713,10056 3731,10054 3739,10054 3756,10053 3761,10053 3769,10052 3773,10052 3790,10051 3795,10051 3808,10050 3812,10049 3816,10049 3825,10048 3829,10047 3833,10047 3842,10046 3859,10044 3927,10037 3932,10036 3936,10036 3940,10036 3944,10035 3949,10035 3953,10035 3957,10034 3961,10033 3995,10030 3999,10030 4003,10030 4012,10029 4028,10027 4033,10027 4037,10026 4041,10026 4045,10026 4049,10025 4054,10024 4062,10023 4066,10023 4070,10022 4075,10022 4079,10021 4096,10019 4129,10014 4196,10005 4200,10005 4204,10004 4212,10004 4216,10003 4220,10003 4224,10002 4228,10002 4232,10001 4236,10000 4243,9999 4259,9996 4322,9986 4326,9985 4330,9984 4338,9983 4353,9981 4385,9975 4388,9975 4392,9974 4400,9972 4416,9969 4447,9963 4452,9962 4456,9961 4464,9960 4481,9957 4515,9949 4583,9934 4592,9932 4596,9931 4600,9930 4617,9926 4651,9917 4719,9898 4723,9897 4727,9896 4735,9894 4751,9889 4783,9880 4846,9859 4850,9858 4854,9856 4862,9853 4878,9847 4911,9836 4974,9811 4979,9809 4983,9807 4991,9803 5009,9795 5043,9780 5112,9746 5116,9744 5120,9742 5129,9738 5146,9728 5181,9709 5249,9666 5254,9664 5258,9661 5266,9655 5283,9643 5317,9619 5321,9616 5325,9613 5334,9606 5351,9593 5384,9565 5389,9562 5393,9558 5401,9551 5418,9536 5452,9505 5519,9436 5523,9431 5527,9427 5535,9418 5551,9400 5582,9362 5586,9357 5590,9352 5598,9342 5614,9321 5645,9277 5649,9272 5653,9266 5677,9231 5708,9180 5771,9065 5780,9049 5789,9032 5806,8996 5840,8920 5844,8910 5848,8901 5857,8880 5874,8837 5908,8745 5912,8734 5917,8723 5921,8709 5925,8695 5942,8644 5976,8535 5981,8520 5985,8505 5993,8474 6011,8412 6045,8276 6049,8258 6053,8242 6061,8206 6077,8134 6081,8117 6085,8099 6093,8058 6108,7978 6112,7956 6116,7934 6124,7889 6140,7791 6172,7597 6180,7548 6188,7497 6204,7384 6212,7320 6220,7256 6236,7124 6240,7089 6244,7056 6252,6990 6268,6844 6300,6535 6304,6496 6308,6457 6315,6373 6331,6181 6362,5780 6366,5745 6370,5665 6378,5560 6394,5336 6425,4861 6429,4795 6433,4728 6440,4590 6456,4298 6487,3709 6550,2516 6554,2434 6558,2355 6567,2201 6584,1902 6588,1829 6592,1757 6601,1619 6618,1373 6622,1306 6626,1245 6635,1132 6639,1078 6643,1023 6652,919 6656,868 6660,823 6669,737 6686,583 6690,547 6694,510 6698,477 6702,441 6707,408 6711,376 6715,385 6719,349 6724,300 6728,278 6732,257 6736,239 6741,218 6745,197 6749,199 6758,151 6762,127 6766,103 6770,88 6775,78 6779,71 6783,65 6787,51 6791,40 6796,32 6800,28 6813,18 6817,14 6821,10 6825,5 6829,0 6833,3 6841,12 6845,15 6849,17 6853,19 6857,22 6861,24 6869,28 6873,34 6880,45 6884,50 6888,58 6892,67 6900,86 6904,99 6908,114 6912,120 6916,127 6920,136 6924,159 6928,165 6932,173 6936,185 6940,197 6944,209 6948,226 6952,244 6956,260 6964,294 6979,357 7011,497 7074,817 7079,838 7083,856 7087,890 7091,914 7109,1002 7143,1212 7212,1632 7349,2496 7353,2523 7357,2550 7366,2603 7382,2709 7416,2915 7483,3321 7488,3345 7492,3370 7500,3421 7517,3521 7551,3710 7618,4082 7622,4103 7626,4124 7634,4167 7649,4245 7681,4409 7744,4715 7748,4735 7752,4751 7759,4786 7775,4854 7807,5002 7869,5264 7874,5277 7882,5299 7886,5312 7891,5343 7895,5361 7899,5379 7903,5395 7937,5514 8006,5735 8023,5806 8027,5823 8031,5841 8035,5856 8040,5866 8044,5876 8048,5882 8052,5902 8057,5912 8074,5953 8082,5973 8091,5993 8095,6003 8099,6013 8104,6024 8108,6039 8116,6069 8125,6097 8129,6111 8142,6152 8146,6165 8150,6177 8154,6185 8158,6194 8162,6202 8166,6210 8174,6227 8205,6294 8209,6308 8213,6319 8217,6327 8221,6335 8225,6342 8229,6350 8233,6357 8237,6365 8241,6374 8245,6384 8249,6391 8253,6399 8269,6429 8273,6435 8277,6442 8285,6455 8301,6481 8333,6532 8337,6537 8341,6542 8349,6553 8364,6575 8396,6617 8400,6622 8404,6627 8412,6637 8427,6653 8459,6686 8462,6689 8466,6693 8474,6700 8490,6715 8521,6741 8525,6744 8529,6748 8536,6754 8552,6766 8583,6788 8646,6830 8654,6835 8662,6841 8679,6852 8713,6873 8781,6918 8785,6921 8789,6924 8798,6929 8815,6941 8848,6964 8916,7017 8920,7020 8924,7024 8932,7030 8948,7042 8979,7071 9042,7132 9046,7135 9050,7139 9054,7142 9058,7145 9074,7162 9078,7166 9082,7171 9090,7180 9105,7198 9169,7267 9173,7271 9177,7276 9186,7286 9203,7309 9237,7352 9305,7439 9442,7629 9698,8001 9948,8358 10220,8706 10228,8715 10236,8725 10252,8742 10283,8780 10347,8852 10474,8987 10478,8991 10482,8995 10491,9004 10508,9021 10542,9055 10611,9119 10749,9240 10753,9244 10757,9247 10765,9254 10782,9268 10816,9295 10883,9348 11018,9444 11022,9447 11026,9450 11050,9465 11081,9486 11144,9525 11270,9598 11274,9601 11287,9607 11304,9617 11338,9635 11407,9670 11543,9733 11547,9735 11551,9737 11559,9740 11575,9747 11607,9761 11670,9786 11678,9789 11686,9791 11694,9794 11702,9797 11706,9798 11710,9800 11718,9803 11722,9805 11726,9807 11734,9810 11798,9833 11802,9835 11806,9836 11813,9839 11829,9844 11860,9854 11923,9874 11927,9876 11931,9877 11938,9879 11954,9884 11985,9893 12048,9911 12052,9912 12056,9913 12060,9914 12065,9915 12081,9920 12115,9930 12183,9946 12187,9947 12192,9948 12200,9950 12204,9951 12209,9952 12213,9953 12217,9954 12221,9955 12234,9958 12251,9961 12255,9962 12259,9963 12264,9964 12268,9965 12276,9966 12281,9966 12285,9968 12289,9969 12293,9970 12302,9972 12310,9974 12315,9976 12319,9977 12323,9978 12327,9978 12331,9979 12335,9980 12350,9983 12354,9984 12358,9984 12366,9986 12374,9987 12378,9988 12382,9988 12386,9989 12390,9990 12398,9992 12413,9995 12417,9996 12421,9997 12425,9998 12433,9999 12437,10000 12441,10001 12445,10002 12449,10002 12453,10003 12457,10004 12461,10005 12477,10007 12508,10012 12572,10023 12580,10025 12585,10026 12589,10026 12607,10029 12642,10034 12713,10044 12717,10044 12744,10049 12748,10050 12757,10051 12761,10051 12766,10051 12770,10052 12775,10052 12779,10053 12814,10056 12819,10057 12823,10058 12836,10060 12841,10060 12845,10061 12849,10061 12854,10062">
          <text:p/>
        </draw:polyline>
        <draw:polyline draw:style-name="gr5" draw:text-style-name="P1" draw:layer="layout" svg:width="12.853cm" svg:height="8.565cm" svg:x="1.523cm" svg:y="1.776cm" svg:viewBox="0 0 12854 8566" draw:points="0,8566 12,8566 16,8565 20,8562 24,8559 28,8556 32,8557 36,8560 40,8563 44,8566 48,8563 52,8560 56,8557 60,8556 64,8559 67,8562 71,8565 75,8563 79,8560 95,8562 127,8564 131,8565 135,8562 138,8559 142,8556 146,8557 150,8560 154,8563 158,8566 162,8563 166,8560 170,8557 174,8556 178,8559 186,8565 190,8564 194,8561 198,8558 202,8555 206,8558 209,8561 213,8564 217,8565 225,8559 229,8556 233,8557 237,8560 241,8563 245,8566 249,8563 253,8560 257,8556 261,8557 266,8560 270,8563 274,8565 283,8559 287,8555 291,8558 296,8561 300,8564 304,8564 308,8561 313,8558 317,8556 321,8559 325,8562 330,8565 334,8563 338,8560 343,8557 347,8557 351,8560 355,8563 360,8566 364,8562 368,8559 372,8556 377,8557 385,8564 390,8565 394,8561 398,8558 402,8555 407,8558 415,8565 419,8564 424,8560 428,8557 432,8556 441,8563 445,8566 449,8563 458,8556 462,8557 466,8560 471,8563 475,8565 483,8559 488,8555 492,8558 496,8561 501,8564 505,8564 514,8558 518,8556 522,8559 526,8562 530,8565 534,8564 542,8558 546,8556 558,8565 562,8564 574,8555 578,8558 586,8564 590,8565 602,8556 606,8557 614,8563 618,8565 622,8562 654,8560 658,8557 662,8556 670,8562 674,8565 678,8563 686,8557 690,8556 702,8565 706,8564 710,8561 714,8558 718,8555 730,8564 734,8565 746,8556 750,8558 758,8564 762,8565 766,8562 774,8556 778,8557 782,8560 786,8563 789,8566 793,8563 797,8560 801,8557 805,8556 809,8559 813,8562 817,8565 821,8564 825,8561 829,8558 833,8555 836,8558 840,8561 844,8564 848,8565 852,8562 860,8556 864,8557 868,8560 872,8563 876,8566 879,8563 883,8560 887,8557 891,8556 895,8559 899,8562 903,8565 907,8564 911,8561 915,8558 919,8555 923,8558 930,8564 934,8565 938,8562 969,8560 973,8557 977,8556 981,8559 985,8562 989,8565 993,8564 997,8561 1001,8558 1005,8555 1008,8558 1013,8561 1016,8564 1020,8565 1024,8562 1028,8559 1032,8556 1036,8557 1040,8560 1045,8564 1049,8565 1053,8562 1057,8558 1062,8555 1066,8558 1070,8561 1074,8564 1079,8564 1083,8561 1087,8558 1091,8556 1096,8559 1100,8562 1104,8565 1108,8563 1113,8560 1117,8557 1121,8556 1125,8560 1130,8563 1134,8566 1138,8563 1142,8559 1147,8556 1151,8557 1155,8560 1159,8564 1164,8565 1168,8562 1172,8559 1176,8555 1180,8558 1185,8561 1189,8564 1193,8564 1197,8561 1202,8558 1206,8556 1210,8559 1215,8562 1219,8565 1223,8563 1227,8560 1231,8557 1236,8556 1240,8560 1244,8563 1248,8566 1253,8563 1257,8560 1261,8556 1265,8557 1270,8560 1274,8563 1278,8565 1282,8562 1287,8559 1291,8556 1295,8558 1299,8561 1304,8564 1308,8565 1316,8559 1319,8556 1323,8557 1327,8560 1331,8563 1335,8565 1343,8559 1347,8556 1351,8557 1359,8563 1363,8566 1367,8563 1375,8557 1379,8556 1383,8559 1391,8565 1395,8564 1399,8561 1430,8559 1434,8556 1438,8558 1446,8564 1450,8565 1454,8562 1462,8556 1466,8557 1470,8560 1478,8566 1482,8563 1486,8560 1490,8557 1494,8556 1498,8559 1506,8565 1510,8564 1513,8561 1517,8558 1521,8555 1525,8558 1529,8561 1533,8564 1537,8564 1541,8561 1545,8558 1549,8555 1553,8558 1557,8561 1561,8564 1566,8565 1574,8558 1578,8555 1583,8558 1587,8562 1591,8565 1596,8564 1600,8560 1604,8557 1608,8556 1613,8559 1617,8563 1621,8566 1634,8556 1639,8557 1643,8560 1647,8564 1652,8565 1656,8562 1660,8558 1664,8555 1673,8561 1677,8565 1682,8564 1690,8557 1694,8556 1703,8563 1707,8566 1712,8563 1716,8560 1720,8556 1724,8557 1729,8560 1733,8563 1737,8565 1742,8562 1750,8555 1754,8558 1763,8565 1767,8564 1776,8557 1780,8556 1789,8562 1793,8566 1797,8563 1802,8560 1806,8556 1810,8557 1815,8560 1819,8563 1823,8565 1832,8559 1836,8556 1840,8558 1844,8561 1849,8564 1853,8564 1857,8561 1861,8558 1865,8555 1870,8558 1874,8562 1878,8565 1882,8564 1886,8561 1891,8557 1895,8556 1899,8559 1903,8562 1908,8565 1912,8563 1916,8560 1920,8557 1924,8556 1929,8560 1933,8563 1937,8566 1941,8563 1945,8560 1950,8556 1954,8557 1958,8560 1962,8563 1967,8565 1971,8562 1975,8559 1979,8556 1983,8558 1988,8561 1992,8564 1996,8565 2000,8561 2004,8558 2009,8555 2013,8558 2017,8561 2021,8565 2026,8564 2030,8561 2034,8558 2038,8556 2042,8559 2047,8562 2051,8565 2055,8563 2064,8557 2068,8556 2072,8560 2076,8563 2080,8566 2084,8563 2089,8560 2093,8556 2097,8557 2101,8560 2105,8563 2109,8566 2113,8563 2117,8560 2121,8557 2125,8556 2129,8559 2133,8562 2137,8565 2141,8564 2145,8561 2149,8558 2152,8555 2160,8561 2164,8564 2168,8565 2172,8562 2176,8559 2180,8556 2184,8557 2188,8560 2192,8563 2196,8566 2200,8563 2204,8560 2208,8556 2211,8556 2215,8560 2219,8563 2223,8565 2227,8563 2231,8560 2235,8557 2239,8556 2243,8559 2251,8565 2255,8564 2259,8561 2290,8559 2294,8556 2298,8557 2302,8560 2306,8563 2310,8566 2314,8563 2318,8560 2321,8557 2325,8556 2329,8559 2333,8562 2337,8565 2341,8564 2345,8561 2349,8558 2353,8555 2361,8562 2366,8565 2370,8564 2374,8561 2379,8557 2383,8556 2387,8559 2391,8562 2396,8564 2400,8563 2408,8556 2413,8557 2417,8560 2421,8563 2425,8564 2430,8562 2434,8559 2438,8556 2442,8558 2447,8561 2451,8563 2455,8563 2459,8561 2464,8558 2468,8555 2472,8559 2477,8562 2481,8563 2485,8563 2489,8560 2494,8557 2498,8556 2502,8559 2506,8562 2511,8562 2515,8562 2519,8560 2523,8556 2528,8557 2532,8560 2536,8561 2540,8561 2545,8561 2549,8559 2553,8555 2558,8558 2562,8561 2570,8561 2575,8561 2579,8558 2583,8556 2587,8559 2592,8560 2596,8560 2600,8560 2604,8560 2609,8557 2613,8556 2617,8560 2626,8560 2630,8560 2634,8560 2638,8557 2642,8556 2646,8559 2650,8559 2657,8559 2661,8559 2665,8557 2669,8556 2673,8559 2677,8559 2681,8559 2689,8559 2693,8558 2697,8555 2701,8558 2713,8558 2717,8558 2721,8558 2725,8556 2729,8557 2733,8558 2737,8558 2741,8558 2745,8558 2749,8557 2753,8556 2757,8557 2761,8557 2765,8557 2773,8557 2777,8557 2781,8557 2785,8556 2789,8557 2793,8557 2797,8557 2801,8557 2809,8557 2813,8556 2817,8556 2821,8556 2825,8556 2833,8556 2848,8556 2880,8556 2884,8556 2888,8555 2896,8555 2900,8555 2904,8555 2908,8555 2915,8555 2919,8555 2923,8555 2927,8555 2931,8554 2935,8554 2943,8554 2947,8553 2951,8553 2958,8553 2974,8552 2978,8552 2982,8552 2990,8551 2993,8551 2997,8551 3001,8551 3005,8551 3009,8550 3013,8550 3021,8550 3025,8550 3029,8550 3036,8549 3068,8548 3130,8545 3134,8545 3138,8545 3143,8545 3147,8545 3151,8544 3155,8544 3164,8544 3168,8544 3177,8543 3181,8543 3185,8543 3189,8543 3193,8543 3198,8543 3265,8540 3270,8540 3274,8540 3278,8540 3282,8539 3291,8539 3295,8539 3299,8539 3333,8538 3337,8538 3342,8537 3350,8537 3354,8537 3367,8537 3371,8537 3380,8537 3384,8536 3388,8536 3397,8536 3401,8536 3405,8536 3409,8536 3417,8535 3432,8535 3436,8535 3440,8535 3444,8534 3448,8534 3452,8534 3456,8534 3464,8534 3468,8534 3472,8534 3480,8534 3488,8533 3492,8533 3496,8533 3500,8533 3503,8532 3511,8532 3527,8531 3535,8530 3543,8529 3559,8528 3590,8526 3654,8522 3658,8521 3662,8521 3666,8521 3671,8521 3675,8520 3679,8520 3684,8520 3696,8519 3701,8519 3705,8518 3709,8518 3713,8518 3718,8518 3722,8517 3726,8517 3731,8517 3739,8517 3756,8515 3790,8513 3795,8513 3799,8513 3808,8513 3812,8512 3816,8512 3825,8512 3829,8511 3842,8510 3846,8510 3850,8509 3859,8508 3876,8507 3893,8505 3927,8501 3932,8501 3936,8501 3940,8501 3944,8500 3949,8500 3953,8499 3957,8499 3961,8498 3995,8496 3999,8495 4003,8495 4012,8494 4028,8493 4033,8492 4037,8492 4045,8491 4049,8491 4054,8490 4058,8490 4062,8490 4066,8490 4070,8489 4075,8489 4079,8488 4096,8486 4129,8482 4196,8474 4200,8473 4204,8473 4212,8472 4228,8470 4232,8470 4236,8469 4240,8469 4247,8468 4251,8467 4255,8467 4259,8466 4263,8465 4267,8465 4275,8464 4290,8461 4322,8456 4326,8456 4330,8455 4338,8454 4353,8452 4385,8447 4447,8437 4456,8435 4464,8433 4481,8431 4515,8425 4583,8411 4588,8410 4592,8409 4596,8409 4600,8408 4617,8404 4651,8396 4719,8381 4723,8380 4727,8378 4735,8376 4751,8372 4783,8364 4846,8346 4854,8343 4862,8341 4866,8340 4870,8338 4878,8336 4911,8326 4974,8304 4979,8302 4983,8301 4991,8298 5009,8292 5043,8278 5112,8250 5116,8248 5120,8246 5129,8241 5146,8234 5181,8217 5249,8181 5254,8179 5258,8176 5266,8172 5283,8161 5317,8142 5321,8139 5325,8136 5334,8131 5351,8120 5384,8097 5389,8094 5393,8091 5401,8085 5418,8073 5452,8047 5519,7990 5523,7987 5527,7983 5535,7976 5551,7961 5582,7929 5586,7925 5590,7921 5598,7912 5614,7896 5645,7862 5653,7852 5661,7843 5677,7824 5708,7783 5771,7693 5776,7687 5789,7667 5806,7639 5840,7580 5844,7572 5848,7564 5857,7548 5874,7516 5908,7446 5912,7437 5917,7427 5925,7407 5942,7369 5976,7285 5981,7274 5985,7263 5993,7240 6011,7192 6045,7091 6049,7078 6053,7065 6061,7040 6077,6987 6081,6973 6085,6960 6093,6931 6108,6871 6112,6856 6116,6838 6124,6802 6140,6738 6172,6596 6176,6578 6188,6524 6204,6446 6208,6424 6212,6402 6220,6355 6236,6265 6240,6240 6244,6215 6252,6163 6268,6067 6300,5850 6304,5823 6308,5796 6315,5737 6331,5606 6362,5329 6366,5303 6370,5251 6378,5174 6394,5020 6425,4697 6429,4653 6433,4606 6440,4512 6456,4319 6487,3910 6550,3034 6554,2971 6558,2910 6567,2788 6584,2540 6618,2075 6622,2019 6635,1856 6652,1643 6686,1260 6690,1217 6694,1172 6702,1086 6719,926 6724,889 6728,854 6736,787 6753,655 6758,622 6762,591 6770,533 6775,507 6779,482 6787,430 6791,406 6796,382 6804,338 6821,259 6829,225 6837,196 6841,181 6845,169 6853,142 6857,129 6861,118 6865,108 6869,99 6873,89 6877,78 6880,70 6884,62 6888,54 6892,47 6896,42 6900,37 6904,31 6908,25 6912,20 6916,17 6924,12 6928,9 6936,4 6940,2 6944,0 6948,1 6952,2 6956,4 6964,7 6967,9 6971,10 6975,12 6979,13 6983,16 6991,23 6995,27 6999,30 7003,35 7007,43 7011,48 7015,54 7019,60 7023,66 7027,72 7031,78 7035,87 7043,105 7047,113 7051,121 7055,129 7059,137 7062,148 7066,159 7070,174 7074,182 7079,191 7083,202 7087,213 7091,227 7096,240 7109,280 7113,293 7117,306 7126,337 7143,396 7147,412 7151,429 7160,462 7177,529 7212,678 7216,696 7220,710 7229,746 7246,826 7280,986 7349,1323 7353,1345 7357,1367 7366,1410 7382,1495 7416,1669 7483,2015 7618,2689 7622,2708 7626,2727 7634,2765 7649,2837 7681,2986 7744,3270 7748,3288 7752,3304 7759,3335 7775,3402 7807,3537 7869,3765 7874,3798 7878,3815 7882,3828 7886,3839 7891,3850 7895,3876 7903,3910 7908,3927 7912,3939 7921,3975 7925,3987 7929,3999 7933,4012 7937,4024 7942,4046 7946,4060 7955,4087 7971,4147 8006,4257 8010,4271 8014,4280 8023,4306 8031,4338 8035,4352 8040,4364 8074,4459 8142,4639 8146,4651 8150,4660 8154,4669 8158,4677 8174,4714 8205,4784 8209,4793 8213,4800 8221,4814 8237,4846 8241,4853 8245,4860 8249,4868 8253,4876 8257,4884 8261,4892 8269,4906 8277,4918 8285,4931 8301,4956 8305,4962 8309,4969 8317,4984 8321,4991 8325,4996 8329,5001 8333,5006 8337,5011 8341,5016 8349,5027 8364,5050 8396,5091 8400,5095 8404,5099 8412,5108 8416,5112 8420,5117 8424,5121 8427,5125 8431,5129 8435,5132 8443,5140 8459,5154 8462,5157 8466,5161 8470,5164 8474,5170 8478,5175 8482,5178 8490,5186 8494,5190 8497,5193 8505,5199 8521,5211 8529,5218 8536,5223 8552,5234 8583,5257 8646,5299 8650,5302 8654,5304 8662,5310 8679,5320 8713,5341 8781,5384 8785,5386 8789,5389 8798,5395 8815,5406 8848,5430 8916,5480 8920,5483 8924,5487 8932,5493 8948,5506 8979,5533 9042,5592 9046,5596 9050,5600 9058,5608 9074,5623 9105,5657 9169,5727 9173,5732 9177,5737 9186,5747 9203,5769 9237,5810 9305,5898 9442,6086 9698,6458 9948,6813 10220,7160 10224,7165 10228,7170 10236,7179 10252,7198 10283,7236 10347,7307 10474,7441 10478,7446 10482,7450 10491,7459 10508,7476 10542,7510 10611,7575 10749,7695 10753,7699 10757,7702 10765,7709 10782,7723 10816,7750 10883,7802 11018,7899 11026,7905 11034,7910 11050,7920 11081,7941 11144,7980 11270,8054 11274,8056 11279,8058 11287,8063 11304,8072 11338,8090 11407,8125 11543,8188 11547,8190 11551,8192 11559,8195 11575,8202 11607,8216 11670,8241 11678,8244 11690,8248 11694,8249 11698,8251 11702,8252 11734,8265 11798,8288 11802,8289 11806,8291 11813,8294 11829,8299 11860,8309 11923,8330 12048,8365 12052,8366 12060,8369 12065,8370 12069,8372 12073,8373 12081,8375 12115,8384 12183,8401 12187,8402 12192,8403 12200,8405 12217,8409 12251,8417 12319,8431 12323,8432 12327,8433 12335,8435 12338,8435 12342,8436 12346,8437 12350,8437 12354,8438 12358,8439 12366,8441 12370,8442 12374,8443 12378,8444 12386,8446 12390,8446 12394,8447 12398,8448 12413,8450 12445,8456 12449,8456 12453,8457 12461,8459 12477,8462 12485,8463 12489,8464 12493,8465 12497,8466 12500,8467 12504,8467 12508,8468 12512,8469 12516,8469 12524,8470 12540,8473 12572,8477 12576,8478 12580,8478 12585,8479 12616,8485 12629,8487 12633,8488 12638,8489 12642,8490 12651,8491 12678,8494 12713,8498 12726,8500 12730,8501 12735,8501 12739,8502 12748,8504 12752,8504 12757,8505 12766,8506 12783,8509 12792,8511 12797,8511 12805,8512 12810,8513 12823,8514 12827,8514 12836,8515 12841,8516 12845,8516 12854,8517">
          <text:p/>
        </draw:polyline>
        <draw:polyline draw:style-name="gr6" draw:text-style-name="P1" draw:layer="layout" svg:width="12.853cm" svg:height="7.827cm" svg:x="1.523cm" svg:y="2.514cm" svg:viewBox="0 0 12854 7828" draw:points="0,7828 12,7828 16,7827 20,7824 24,7821 28,7818 32,7819 36,7822 40,7825 44,7828 48,7825 52,7822 56,7819 60,7818 64,7821 67,7824 71,7827 75,7825 79,7822 95,7824 127,7826 131,7827 135,7824 138,7821 142,7818 146,7819 150,7822 154,7825 158,7828 162,7825 166,7822 170,7819 174,7818 178,7821 186,7827 190,7826 194,7823 198,7820 202,7817 206,7820 209,7823 213,7826 217,7827 225,7821 229,7818 233,7819 237,7822 241,7825 245,7828 249,7825 253,7822 257,7818 261,7819 266,7822 270,7825 274,7827 283,7821 287,7817 291,7820 296,7823 300,7826 304,7826 308,7823 313,7820 317,7818 321,7821 325,7824 330,7827 334,7825 338,7822 343,7819 347,7819 351,7822 355,7825 360,7828 364,7824 368,7821 372,7818 377,7819 385,7826 390,7827 394,7823 398,7820 402,7817 407,7820 415,7827 419,7826 424,7822 428,7819 432,7818 441,7825 445,7828 449,7825 458,7818 462,7819 466,7822 471,7825 475,7827 483,7821 488,7817 492,7820 496,7823 501,7826 505,7826 514,7820 518,7818 522,7821 526,7824 530,7827 534,7826 542,7820 546,7818 558,7827 562,7826 574,7817 578,7820 586,7826 590,7827 602,7818 606,7819 614,7825 618,7827 622,7824 654,7822 658,7819 662,7818 670,7824 674,7827 678,7825 686,7819 690,7818 702,7827 706,7826 710,7823 714,7820 718,7817 730,7826 734,7827 746,7818 750,7820 758,7826 762,7827 766,7824 774,7818 778,7819 782,7822 786,7825 789,7828 793,7825 797,7822 801,7819 805,7818 809,7821 813,7824 817,7827 821,7826 825,7823 829,7820 833,7817 836,7820 840,7823 844,7826 848,7827 852,7824 860,7818 864,7819 868,7822 872,7825 876,7828 879,7825 883,7822 887,7819 891,7818 895,7821 899,7824 903,7827 907,7826 911,7823 915,7820 919,7817 923,7820 930,7826 934,7827 938,7824 969,7822 973,7819 977,7818 981,7821 985,7824 989,7827 993,7826 997,7823 1001,7820 1005,7817 1008,7820 1013,7823 1016,7826 1020,7827 1024,7824 1028,7821 1032,7818 1036,7819 1040,7822 1045,7826 1049,7827 1053,7824 1057,7820 1062,7817 1066,7820 1070,7823 1074,7826 1079,7826 1083,7823 1087,7820 1091,7818 1096,7821 1100,7824 1104,7827 1108,7825 1113,7822 1117,7819 1121,7818 1125,7822 1130,7825 1134,7828 1138,7825 1142,7821 1147,7818 1151,7819 1155,7822 1159,7826 1164,7827 1168,7824 1172,7821 1176,7817 1180,7820 1185,7823 1189,7826 1193,7826 1197,7823 1202,7820 1206,7818 1210,7821 1215,7824 1219,7827 1223,7825 1227,7822 1231,7819 1236,7818 1240,7822 1244,7825 1248,7828 1253,7825 1257,7822 1261,7818 1265,7819 1270,7822 1274,7825 1278,7827 1282,7824 1287,7821 1291,7818 1295,7820 1299,7823 1304,7826 1308,7827 1316,7821 1319,7818 1323,7819 1327,7822 1331,7825 1335,7827 1343,7821 1347,7818 1351,7819 1359,7825 1363,7828 1367,7825 1375,7819 1379,7818 1383,7821 1391,7827 1395,7826 1399,7823 1430,7821 1434,7818 1438,7820 1446,7826 1450,7827 1454,7824 1462,7818 1466,7819 1470,7822 1478,7828 1482,7825 1486,7822 1490,7819 1494,7818 1498,7821 1506,7827 1510,7826 1513,7823 1517,7820 1521,7817 1525,7820 1529,7823 1533,7826 1537,7826 1541,7823 1545,7820 1549,7817 1553,7820 1557,7823 1561,7826 1566,7827 1574,7820 1578,7817 1583,7820 1587,7824 1591,7827 1596,7826 1600,7822 1604,7819 1608,7818 1613,7821 1617,7825 1621,7828 1634,7818 1639,7819 1643,7822 1647,7826 1652,7827 1656,7824 1660,7820 1664,7817 1673,7823 1677,7827 1682,7826 1690,7819 1694,7818 1703,7825 1707,7828 1712,7825 1716,7822 1720,7818 1724,7819 1729,7822 1733,7825 1737,7827 1742,7824 1750,7817 1754,7820 1763,7827 1767,7826 1776,7819 1780,7818 1789,7824 1793,7828 1797,7825 1802,7822 1806,7818 1810,7819 1815,7822 1819,7825 1823,7827 1832,7821 1836,7818 1840,7820 1844,7823 1849,7826 1853,7826 1857,7823 1861,7820 1865,7817 1870,7820 1874,7824 1878,7827 1882,7826 1886,7823 1891,7819 1895,7818 1899,7821 1903,7824 1908,7827 1912,7825 1916,7822 1920,7819 1924,7818 1929,7822 1933,7825 1937,7828 1941,7825 1945,7822 1950,7818 1954,7819 1958,7822 1962,7825 1967,7827 1971,7824 1975,7821 1979,7818 1983,7820 1988,7823 1992,7826 1996,7827 2000,7823 2004,7820 2009,7817 2013,7820 2017,7823 2021,7827 2026,7826 2030,7823 2034,7820 2038,7818 2042,7821 2047,7824 2051,7827 2055,7825 2064,7819 2068,7818 2072,7822 2076,7825 2080,7828 2084,7825 2089,7822 2093,7818 2097,7819 2101,7822 2105,7825 2109,7828 2113,7825 2117,7822 2121,7819 2125,7818 2129,7821 2133,7824 2137,7827 2141,7826 2145,7823 2149,7820 2152,7817 2160,7823 2164,7826 2168,7827 2172,7824 2176,7821 2180,7818 2184,7819 2188,7822 2192,7825 2196,7828 2200,7825 2204,7822 2208,7818 2211,7818 2215,7822 2219,7825 2223,7827 2227,7825 2231,7822 2235,7819 2239,7818 2243,7821 2251,7827 2255,7826 2259,7823 2290,7821 2294,7818 2298,7819 2302,7822 2306,7825 2310,7828 2314,7825 2318,7822 2321,7819 2325,7818 2329,7821 2333,7824 2337,7827 2341,7826 2345,7823 2349,7820 2353,7817 2361,7824 2366,7827 2370,7826 2374,7823 2379,7819 2383,7818 2387,7821 2391,7824 2396,7828 2400,7825 2408,7818 2413,7819 2417,7822 2421,7825 2425,7827 2430,7824 2434,7821 2438,7818 2442,7820 2447,7823 2451,7826 2455,7826 2459,7823 2464,7820 2468,7817 2472,7821 2477,7824 2481,7826 2485,7826 2489,7822 2494,7819 2498,7818 2502,7821 2506,7825 2511,7825 2515,7825 2519,7822 2523,7818 2528,7819 2532,7822 2536,7825 2540,7824 2545,7824 2549,7821 2553,7817 2558,7820 2562,7823 2566,7824 2570,7824 2575,7823 2579,7820 2583,7818 2587,7821 2592,7823 2596,7823 2600,7823 2604,7822 2609,7819 2613,7818 2617,7822 2621,7823 2626,7823 2630,7823 2634,7822 2638,7819 2642,7818 2646,7821 2650,7822 2654,7822 2661,7822 2665,7820 2665,7819 2669,7818 2672,7820 2673,7821 2677,7822 2681,7822 2685,7822 2689,7822 2693,7820 2697,7817 2701,7820 2705,7821 2709,7821 2713,7821 2717,7821 2721,7821 2725,7818 2729,7819 2733,7821 2737,7821 2741,7821 2745,7820 2749,7820 2753,7818 2757,7819 2761,7820 2765,7820 2769,7820 2777,7820 2781,7819 2785,7818 2789,7820 2793,7820 2801,7820 2805,7819 2809,7819 2813,7818 2817,7819 2821,7819 2825,7819 2829,7819 2837,7819 2841,7817 2844,7819 2848,7819 2880,7818 2884,7818 2888,7818 2896,7818 2912,7818 2919,7818 2923,7818 2927,7817 2931,7818 2939,7818 2943,7817 2951,7817 2958,7817 2962,7817 2970,7817 2974,7817 2978,7817 2982,7817 2990,7816 2993,7816 2997,7816 3001,7816 3009,7815 3013,7815 3017,7815 3021,7815 3036,7814 3068,7812 3130,7810 3134,7809 3138,7809 3143,7809 3147,7809 3151,7809 3155,7808 3164,7808 3172,7807 3177,7807 3181,7807 3189,7807 3193,7807 3198,7807 3265,7804 3270,7804 3274,7804 3278,7803 3282,7803 3295,7803 3299,7803 3333,7802 3401,7799 3405,7799 3409,7799 3417,7799 3421,7799 3424,7799 3432,7799 3436,7798 3440,7798 3444,7798 3452,7798 3456,7798 3464,7798 3468,7797 3472,7797 3480,7797 3496,7797 3500,7797 3503,7796 3507,7796 3511,7796 3515,7796 3519,7796 3527,7796 3535,7795 3539,7795 3547,7795 3551,7795 3555,7795 3559,7794 3563,7794 3567,7794 3575,7793 3590,7792 3594,7792 3602,7791 3606,7791 3614,7790 3618,7790 3626,7790 3630,7789 3638,7789 3642,7788 3646,7788 3654,7787 3658,7787 3662,7787 3666,7787 3671,7786 3675,7786 3679,7786 3688,7785 3692,7785 3696,7785 3705,7784 3722,7783 3790,7779 3799,7778 3803,7778 3808,7778 3812,7777 3816,7777 3821,7777 3825,7777 3833,7776 3859,7775 3872,7774 3876,7774 3880,7774 3885,7773 3902,7772 3910,7771 3927,7769 3932,7769 3936,7768 3940,7768 3944,7767 3961,7766 3995,7763 3999,7762 4003,7762 4007,7761 4012,7761 4016,7760 4020,7760 4024,7760 4028,7759 4033,7759 4037,7759 4045,7758 4049,7758 4054,7757 4062,7756 4066,7756 4070,7756 4075,7755 4079,7755 4083,7755 4087,7754 4096,7754 4100,7753 4104,7753 4108,7753 4112,7752 4117,7752 4121,7752 4125,7751 4129,7751 4133,7750 4138,7749 4163,7746 4196,7742 4200,7742 4204,7741 4212,7740 4216,7740 4220,7739 4224,7739 4228,7738 4232,7738 4236,7737 4259,7735 4322,7727 4326,7726 4330,7726 4338,7724 4353,7722 4385,7717 4388,7717 4392,7716 4400,7715 4416,7713 4420,7712 4424,7712 4428,7711 4432,7710 4436,7710 4439,7709 4443,7709 4447,7708 4452,7708 4456,7707 4460,7706 4464,7705 4481,7702 4515,7696 4519,7695 4524,7695 4532,7693 4549,7690 4583,7684 4588,7683 4592,7683 4596,7682 4600,7681 4617,7677 4651,7670 4719,7655 4723,7654 4727,7653 4735,7651 4751,7648 4783,7640 4846,7623 4850,7622 4854,7621 4862,7619 4878,7614 4911,7605 4974,7585 4979,7584 4991,7579 5009,7573 5043,7561 5047,7560 5060,7555 5112,7535 5116,7533 5120,7531 5129,7528 5146,7520 5181,7505 5249,7472 5254,7470 5258,7468 5266,7464 5283,7455 5317,7436 5321,7434 5325,7431 5334,7427 5351,7416 5384,7396 5389,7393 5393,7390 5401,7385 5418,7374 5452,7350 5519,7299 5523,7296 5527,7293 5535,7286 5551,7273 5582,7245 5586,7241 5590,7238 5598,7230 5614,7215 5645,7184 5653,7175 5661,7167 5677,7150 5708,7114 5771,7035 5776,7029 5789,7011 5806,6986 5840,6935 5844,6928 5848,6921 5857,6907 5874,6878 5908,6817 5912,6809 5917,6801 5925,6784 5942,6749 5976,6678 5981,6668 5985,6659 5993,6638 6011,6598 6045,6510 6049,6499 6061,6467 6077,6422 6108,6324 6116,6297 6124,6271 6140,6217 6172,6094 6176,6079 6180,6064 6188,6033 6204,5965 6236,5814 6240,5798 6244,5779 6248,5755 6252,5731 6268,5646 6300,5469 6304,5446 6308,5423 6315,5376 6331,5271 6335,5243 6339,5210 6347,5150 6362,5035 6366,5002 6370,4973 6378,4915 6394,4785 6425,4519 6429,4483 6433,4443 6440,4366 6456,4208 6487,3870 6550,3133 6554,3078 6558,3025 6567,2923 6584,2714 6618,2300 6622,2249 6626,2200 6635,2101 6652,1908 6686,1545 6690,1503 6694,1460 6702,1376 6719,1220 6724,1189 6728,1144 6736,1071 6753,936 6758,901 6762,869 6770,805 6787,691 6791,665 6796,640 6804,586 6821,488 6825,466 6829,443 6833,425 6837,407 6841,386 6845,367 6853,331 6857,318 6861,300 6869,271 6873,252 6877,238 6884,209 6888,196 6892,184 6900,160 6904,149 6908,138 6912,127 6916,116 6920,107 6924,98 6928,90 6932,81 6936,74 6940,66 6944,58 6948,52 6952,47 6956,42 6960,36 6964,31 6967,26 6971,22 6975,19 6979,17 6991,8 6995,6 6999,1 7003,0 7007,2 7011,3 7015,4 7019,5 7031,8 7035,8 7043,10 7047,11 7051,12 7055,14 7059,16 7062,21 7066,27 7074,38 7079,45 7083,50 7091,58 7096,63 7100,69 7113,89 7117,96 7122,105 7126,115 7130,122 7134,131 7143,150 7147,159 7151,170 7160,192 7177,235 7212,336 7220,364 7229,390 7246,451 7280,575 7349,846 7353,864 7357,884 7366,921 7382,995 7416,1141 7483,1446 7618,2058 7622,2075 7626,2093 7634,2128 7649,2197 7681,2334 7744,2589 7748,2604 7752,2618 7756,2634 7759,2653 7775,2724 7807,2856 7869,3088 7874,3099 7878,3110 7882,3133 7886,3152 7903,3208 7937,3323 8006,3535 8014,3567 8023,3598 8031,3630 8035,3643 8040,3653 8044,3663 8048,3673 8052,3683 8065,3713 8069,3723 8074,3741 8078,3761 8082,3772 8087,3784 8091,3797 8095,3808 8099,3819 8108,3840 8142,3924 8146,3934 8150,3944 8158,3961 8174,3994 8178,4003 8182,4012 8190,4029 8193,4037 8197,4046 8205,4065 8209,4073 8213,4080 8221,4093 8237,4125 8269,4184 8277,4197 8285,4209 8293,4225 8297,4231 8301,4237 8333,4283 8337,4288 8341,4294 8349,4305 8364,4327 8396,4366 8400,4370 8404,4374 8412,4383 8427,4398 8459,4426 8462,4431 8466,4436 8470,4441 8474,4445 8478,4449 8482,4453 8490,4460 8494,4464 8497,4467 8505,4473 8521,4485 8525,4488 8529,4491 8536,4496 8552,4507 8583,4531 8646,4571 8650,4574 8654,4577 8662,4582 8679,4592 8713,4612 8781,4654 8789,4659 8798,4665 8815,4676 8848,4699 8916,4749 8920,4752 8924,4755 8932,4762 8948,4774 8979,4801 9042,4860 9046,4864 9050,4867 9058,4875 9074,4891 9105,4924 9169,4994 9173,4999 9177,5003 9186,5013 9203,5034 9237,5075 9305,5163 9442,5351 9698,5721 9948,6075 10220,6423 10228,6432 10236,6441 10252,6461 10283,6498 10347,6569 10474,6703 10482,6712 10491,6721 10508,6738 10542,6772 10611,6837 10749,6957 10753,6961 10757,6964 10765,6971 10782,6985 10816,7012 10883,7064 11018,7161 11026,7167 11034,7172 11050,7182 11081,7203 11144,7242 11270,7316 11274,7318 11279,7320 11287,7325 11304,7334 11338,7352 11407,7387 11543,7450 11547,7452 11551,7454 11559,7457 11575,7464 11607,7478 11670,7503 11678,7506 11690,7510 11694,7511 11698,7513 11702,7514 11734,7527 11798,7550 11802,7551 11806,7553 11813,7556 11829,7561 11860,7571 11923,7592 12048,7627 12052,7628 12060,7631 12065,7632 12069,7634 12073,7635 12081,7637 12115,7646 12183,7663 12187,7664 12192,7665 12200,7667 12217,7671 12251,7679 12319,7693 12323,7694 12327,7695 12335,7697 12338,7697 12342,7698 12346,7699 12350,7699 12354,7700 12358,7701 12366,7703 12370,7704 12374,7705 12378,7706 12386,7708 12390,7708 12394,7709 12398,7710 12413,7712 12445,7718 12449,7718 12453,7719 12461,7721 12477,7724 12485,7725 12489,7726 12493,7727 12497,7728 12500,7729 12504,7729 12508,7730 12512,7731 12516,7731 12524,7732 12540,7735 12572,7739 12576,7740 12580,7740 12585,7741 12616,7747 12629,7749 12633,7750 12638,7751 12642,7752 12651,7753 12678,7756 12713,7760 12726,7762 12730,7763 12735,7763 12739,7764 12748,7766 12752,7766 12757,7767 12766,7768 12783,7771 12792,7773 12797,7773 12805,7774 12810,7775 12823,7776 12827,7776 12836,7777 12841,7778 12845,7778 12854,7779">
          <text:p/>
        </draw:polyline>
        <draw:polyline draw:style-name="gr6" draw:text-style-name="P1" draw:layer="layout" svg:width="12.853cm" svg:height="9.59cm" svg:x="1.523cm" svg:y="0.751cm" svg:viewBox="0 0 12854 9591" draw:points="0,9591 12,9591 16,9590 20,9587 24,9584 28,9581 32,9582 36,9585 40,9588 44,9591 48,9588 52,9585 56,9582 60,9581 64,9584 67,9587 71,9590 75,9588 79,9585 95,9587 127,9589 131,9590 135,9587 138,9584 142,9581 146,9582 150,9585 154,9588 158,9591 162,9588 166,9585 170,9582 174,9581 178,9584 186,9590 190,9589 194,9586 198,9583 202,9580 206,9583 209,9586 213,9589 217,9590 225,9584 229,9581 233,9582 237,9585 241,9588 245,9591 249,9588 253,9585 257,9581 261,9582 266,9585 270,9588 274,9590 283,9584 287,9580 291,9583 296,9586 300,9589 304,9589 308,9586 313,9583 317,9581 321,9584 325,9587 330,9590 334,9588 338,9585 343,9582 347,9582 351,9585 355,9588 360,9591 364,9587 368,9584 372,9581 377,9582 385,9589 390,9590 394,9586 398,9583 402,9580 407,9583 415,9590 419,9589 424,9585 428,9582 432,9581 441,9588 445,9591 449,9588 458,9581 462,9582 466,9585 471,9588 475,9590 483,9584 488,9580 492,9583 496,9586 501,9589 505,9589 514,9583 518,9581 522,9584 526,9587 530,9590 534,9589 542,9583 546,9581 558,9590 562,9589 574,9580 578,9583 586,9589 590,9590 602,9581 606,9582 614,9588 618,9590 622,9587 654,9585 658,9582 662,9581 670,9587 674,9590 678,9588 686,9582 690,9581 702,9590 706,9589 710,9586 714,9583 718,9580 730,9589 734,9590 746,9581 750,9583 758,9589 762,9590 766,9587 774,9581 778,9582 782,9585 786,9588 789,9591 793,9588 797,9585 801,9582 805,9581 809,9584 813,9587 817,9590 821,9589 825,9586 829,9583 833,9580 836,9583 840,9586 844,9589 848,9590 852,9587 860,9581 864,9582 868,9585 872,9588 876,9591 879,9588 883,9585 887,9582 891,9581 895,9584 899,9587 903,9590 907,9589 911,9586 915,9583 919,9580 923,9583 930,9589 934,9590 938,9587 969,9585 973,9582 977,9581 981,9584 985,9587 989,9590 993,9589 997,9586 1001,9583 1005,9580 1008,9583 1013,9586 1016,9589 1020,9590 1024,9587 1028,9584 1032,9581 1036,9582 1040,9585 1045,9589 1049,9590 1053,9587 1057,9583 1062,9580 1066,9583 1070,9586 1074,9589 1079,9589 1083,9586 1087,9583 1091,9581 1096,9584 1100,9587 1104,9590 1108,9588 1113,9585 1117,9582 1121,9581 1125,9585 1130,9588 1134,9591 1138,9588 1142,9584 1147,9581 1151,9582 1155,9585 1159,9589 1164,9590 1168,9587 1172,9584 1176,9580 1180,9583 1185,9586 1189,9589 1193,9589 1197,9586 1202,9583 1206,9581 1210,9584 1215,9587 1219,9590 1223,9588 1227,9585 1231,9582 1236,9581 1240,9585 1244,9588 1248,9591 1253,9588 1257,9585 1261,9581 1265,9582 1270,9585 1274,9588 1278,9590 1282,9587 1287,9584 1291,9581 1295,9583 1299,9586 1304,9589 1308,9590 1316,9584 1319,9581 1323,9582 1327,9585 1331,9588 1335,9590 1343,9584 1347,9581 1351,9582 1359,9588 1363,9591 1367,9588 1375,9582 1379,9581 1383,9584 1391,9590 1395,9589 1399,9586 1430,9584 1434,9581 1438,9583 1446,9589 1450,9590 1454,9587 1462,9581 1466,9582 1470,9585 1478,9591 1482,9588 1486,9585 1490,9582 1494,9581 1498,9584 1506,9590 1510,9589 1513,9586 1517,9583 1521,9580 1525,9583 1529,9586 1533,9589 1537,9589 1541,9586 1545,9583 1549,9580 1553,9583 1557,9586 1561,9589 1566,9590 1574,9583 1578,9580 1583,9583 1587,9587 1591,9590 1596,9589 1600,9585 1604,9582 1608,9581 1613,9584 1617,9588 1621,9591 1634,9581 1639,9582 1643,9585 1647,9589 1652,9590 1656,9587 1660,9583 1664,9580 1673,9586 1677,9590 1682,9589 1690,9582 1694,9581 1703,9588 1707,9591 1712,9588 1716,9585 1720,9581 1724,9582 1729,9585 1733,9588 1737,9590 1742,9587 1750,9580 1754,9583 1763,9590 1767,9589 1776,9582 1780,9581 1789,9587 1793,9591 1797,9588 1802,9585 1806,9581 1810,9582 1815,9585 1819,9588 1823,9590 1832,9584 1836,9581 1840,9583 1844,9586 1849,9589 1853,9589 1857,9586 1861,9583 1865,9580 1870,9583 1874,9587 1878,9590 1882,9589 1886,9586 1891,9582 1895,9581 1899,9584 1903,9587 1908,9590 1912,9588 1916,9585 1920,9582 1924,9581 1929,9585 1933,9588 1937,9591 1941,9588 1945,9585 1950,9581 1954,9582 1958,9585 1962,9588 1967,9590 1971,9587 1975,9584 1979,9581 1983,9583 1988,9586 1992,9589 1996,9590 2000,9586 2004,9583 2009,9580 2013,9583 2017,9586 2021,9590 2026,9589 2030,9586 2034,9583 2038,9581 2042,9584 2047,9587 2051,9590 2055,9588 2064,9582 2068,9581 2072,9585 2076,9588 2080,9591 2084,9588 2089,9585 2093,9581 2097,9582 2101,9585 2105,9588 2109,9591 2113,9588 2117,9585 2121,9582 2125,9581 2129,9584 2133,9587 2137,9590 2141,9589 2145,9586 2149,9583 2152,9580 2160,9586 2164,9589 2168,9590 2172,9587 2176,9584 2180,9581 2184,9582 2188,9585 2192,9588 2196,9591 2200,9588 2204,9585 2208,9581 2211,9581 2215,9585 2219,9588 2223,9590 2227,9588 2231,9585 2235,9582 2239,9581 2243,9584 2251,9590 2255,9589 2259,9586 2290,9584 2294,9581 2298,9582 2302,9585 2306,9588 2310,9590 2314,9588 2318,9585 2321,9582 2325,9581 2329,9584 2333,9587 2337,9589 2341,9589 2345,9586 2349,9583 2353,9580 2361,9587 2366,9589 2370,9588 2374,9586 2379,9582 2383,9581 2387,9584 2391,9587 2396,9588 2400,9588 2404,9585 2408,9581 2413,9582 2417,9585 2421,9587 2425,9587 2430,9587 2434,9584 2438,9581 2442,9583 2447,9586 2451,9587 2455,9587 2459,9586 2464,9583 2468,9580 2472,9584 2477,9586 2481,9586 2485,9586 2489,9585 2494,9582 2498,9581 2502,9584 2506,9586 2511,9585 2515,9585 2519,9585 2523,9581 2528,9582 2532,9585 2536,9585 2545,9585 2549,9584 2553,9580 2558,9583 2562,9585 2566,9584 2575,9584 2579,9583 2583,9581 2587,9584 2592,9584 2596,9584 2600,9584 2604,9584 2609,9582 2613,9581 2617,9584 2621,9583 2626,9583 2630,9583 2634,9583 2638,9582 2642,9581 2646,9583 2650,9583 2654,9583 2657,9583 2665,9583 2672,9583 2689,9582 2693,9582 2697,9580 2701,9582 2705,9582 2713,9582 2717,9582 2721,9582 2725,9581 2729,9582 2733,9582 2737,9582 2741,9581 2749,9581 2753,9581 2757,9581 2761,9581 2765,9581 2769,9581 2777,9581 2781,9581 2785,9581 2789,9581 2793,9581 2801,9581 2817,9581 2821,9580 2825,9580 2833,9580 2837,9580 2841,9580 2848,9580 2852,9580 2856,9580 2864,9579 2880,9578 2884,9578 2888,9578 2896,9578 2908,9577 2912,9577 2943,9575 3005,9572 3009,9572 3013,9572 3021,9572 3025,9572 3032,9572 3036,9571 3040,9571 3044,9571 3048,9571 3052,9570 3060,9570 3064,9570 3068,9570 3130,9568 3134,9567 3138,9567 3147,9567 3151,9567 3160,9566 3164,9566 3168,9566 3172,9566 3177,9566 3181,9566 3189,9565 3193,9565 3198,9565 3265,9563 3270,9563 3274,9562 3278,9562 3282,9562 3287,9562 3291,9562 3295,9562 3299,9562 3333,9561 3337,9561 3342,9560 3350,9560 3367,9560 3371,9560 3375,9560 3384,9559 3401,9559 3409,9559 3413,9558 3417,9558 3421,9558 3424,9558 3428,9558 3432,9557 3436,9557 3440,9557 3444,9557 3448,9557 3452,9556 3456,9556 3464,9555 3468,9555 3472,9555 3480,9554 3496,9553 3527,9551 3535,9550 3539,9550 3543,9549 3547,9549 3551,9549 3555,9549 3559,9549 3590,9546 3654,9542 3662,9542 3671,9541 3688,9540 3692,9540 3701,9540 3705,9539 3709,9539 3713,9539 3722,9538 3731,9538 3739,9538 3744,9537 3748,9537 3756,9537 3761,9536 3773,9535 3778,9535 3790,9533 3795,9533 3803,9532 3808,9531 3812,9531 3816,9531 3821,9530 3825,9530 3859,9526 3927,9520 3932,9520 3936,9520 3944,9519 3961,9518 3965,9517 3969,9517 3978,9516 3982,9516 3986,9515 3991,9515 3995,9515 3999,9514 4003,9514 4007,9513 4012,9513 4016,9512 4020,9512 4062,9506 4066,9506 4070,9505 4096,9502 4129,9498 4133,9498 4138,9497 4163,9495 4196,9490 4200,9490 4204,9489 4212,9488 4228,9485 4259,9480 4263,9480 4267,9479 4275,9478 4290,9476 4294,9476 4298,9475 4306,9474 4322,9472 4326,9471 4330,9471 4334,9470 4338,9469 4353,9466 4385,9461 4388,9460 4392,9459 4400,9458 4416,9455 4420,9454 4424,9454 4432,9453 4447,9450 4452,9449 4456,9448 4460,9447 4464,9447 4481,9443 4515,9436 4524,9434 4532,9432 4549,9429 4583,9422 4588,9420 4592,9419 4596,9418 4600,9418 4617,9413 4651,9406 4719,9387 4723,9386 4727,9385 4735,9383 4739,9382 4743,9381 4751,9378 4783,9369 4846,9349 4850,9348 4854,9347 4862,9344 4878,9339 4911,9327 4974,9303 4979,9302 4991,9297 5009,9289 5043,9275 5112,9242 5120,9238 5129,9234 5146,9225 5181,9207 5249,9166 5254,9164 5258,9161 5266,9155 5283,9144 5317,9122 5321,9119 5325,9116 5334,9109 5351,9097 5384,9071 5389,9068 5393,9064 5401,9058 5418,9044 5452,9014 5519,8950 5523,8946 5527,8941 5535,8933 5551,8916 5582,8880 5586,8876 5590,8871 5598,8862 5614,8842 5645,8802 5649,8796 5653,8791 5661,8780 5677,8757 5708,8711 5771,8605 5776,8597 5780,8589 5789,8573 5806,8541 5840,8471 5844,8462 5848,8452 5857,8434 5874,8393 5908,8308 5912,8296 5917,8285 5925,8264 5942,8218 5976,8118 5981,8105 5985,8091 5993,8062 6011,8006 6045,7883 6049,7864 6053,7848 6057,7834 6061,7819 6077,7754 6108,7605 6116,7569 6124,7529 6140,7442 6172,7271 6176,7249 6180,7227 6188,7181 6204,7080 6208,7055 6212,7027 6220,6968 6224,6939 6228,6909 6232,6881 6236,6859 6240,6826 6244,6788 6252,6725 6268,6598 6300,6323 6304,6288 6308,6253 6315,6179 6331,6009 6362,5653 6366,5622 6370,5551 6378,5458 6394,5259 6425,4839 6429,4783 6433,4722 6440,4602 6456,4344 6487,3818 6550,2738 6554,2663 6558,2589 6567,2441 6584,2158 6588,2089 6592,2021 6601,1887 6618,1638 6622,1574 6626,1512 6635,1397 6639,1339 6643,1284 6652,1175 6656,1123 6660,1074 6669,981 6686,807 6690,765 6694,726 6702,648 6707,609 6711,571 6715,537 6719,508 6724,478 6728,451 6736,396 6753,295 6758,272 6762,249 6766,225 6770,203 6775,185 6779,169 6783,155 6787,146 6791,134 6796,121 6804,94 6808,82 6813,71 6817,58 6821,45 6825,37 6829,29 6833,24 6837,20 6841,17 6845,13 6853,6 6857,2 6861,0 6865,0 6869,0 6873,1 6880,1 6884,3 6888,5 6892,8 6896,12 6900,18 6908,26 6912,30 6916,35 6924,50 6932,64 6936,71 6940,78 6944,87 6948,96 6952,107 6956,115 6960,128 6964,136 6967,148 6971,158 6975,170 6979,194 6983,201 6987,210 6991,222 6995,237 6999,246 7003,261 7007,278 7011,290 7015,306 7019,328 7027,360 7043,422 7074,560 7079,582 7083,597 7087,612 7091,634 7096,655 7100,677 7109,722 7143,904 7212,1274 7349,2081 7353,2106 7357,2132 7366,2182 7382,2282 7416,2480 7483,2863 7488,2893 7492,2916 7500,2965 7517,3060 7551,3243 7618,3604 7622,3624 7626,3645 7634,3687 7649,3766 7681,3923 7744,4223 7748,4243 7752,4259 7759,4292 7775,4360 7807,4504 7869,4758 7878,4779 7882,4794 7886,4824 7903,4884 7937,5011 8006,5247 8010,5263 8014,5278 8023,5306 8040,5360 8074,5457 8142,5643 8146,5654 8150,5665 8154,5674 8158,5683 8174,5719 8205,5791 8209,5799 8213,5807 8221,5823 8237,5850 8241,5858 8245,5866 8253,5884 8257,5892 8261,5900 8269,5915 8273,5921 8277,5927 8285,5941 8301,5966 8305,5972 8309,5979 8317,5993 8333,6017 8337,6022 8341,6027 8349,6037 8357,6049 8360,6055 8364,6061 8396,6099 8400,6103 8404,6108 8416,6123 8420,6128 8427,6138 8431,6143 8435,6147 8443,6154 8459,6168 8462,6172 8474,6183 8478,6186 8482,6190 8486,6196 8490,6199 8494,6203 8497,6206 8505,6213 8521,6225 8525,6228 8529,6231 8536,6238 8552,6249 8583,6271 8646,6314 8650,6317 8654,6320 8662,6325 8679,6336 8713,6357 8781,6400 8789,6406 8798,6412 8815,6423 8848,6447 8916,6499 8920,6502 8924,6505 8932,6511 8948,6524 8979,6553 9042,6612 9046,6616 9050,6620 9058,6628 9074,6644 9105,6678 9169,6748 9173,6753 9177,6758 9186,6768 9203,6790 9237,6832 9305,6920 9442,7109 9698,7482 9948,7837 10220,8185 10228,8194 10236,8204 10252,8223 10283,8260 10347,8332 10474,8466 10478,8471 10482,8475 10491,8483 10508,8501 10542,8535 10611,8600 10749,8720 10753,8724 10757,8727 10765,8734 10782,8748 10816,8775 10883,8827 11018,8924 11026,8930 11034,8935 11050,8945 11081,8966 11144,9005 11270,9079 11274,9081 11279,9083 11287,9088 11304,9097 11338,9115 11407,9150 11543,9213 11547,9215 11551,9217 11559,9220 11575,9227 11607,9241 11670,9266 11678,9269 11690,9273 11694,9274 11698,9276 11702,9277 11734,9290 11798,9313 11802,9314 11806,9316 11813,9319 11829,9324 11860,9334 11923,9355 12048,9390 12052,9391 12060,9394 12065,9395 12069,9397 12073,9398 12081,9400 12115,9409 12183,9426 12187,9427 12192,9428 12200,9430 12217,9434 12251,9442 12319,9456 12323,9457 12327,9458 12335,9460 12338,9460 12342,9461 12346,9462 12350,9462 12354,9463 12358,9464 12366,9466 12370,9467 12374,9468 12378,9469 12386,9471 12390,9471 12394,9472 12398,9473 12413,9475 12445,9481 12449,9481 12453,9482 12461,9484 12477,9487 12485,9488 12489,9489 12493,9490 12497,9491 12500,9492 12504,9492 12508,9493 12512,9494 12516,9494 12524,9495 12540,9498 12572,9502 12576,9503 12580,9503 12585,9504 12616,9510 12629,9512 12633,9513 12638,9514 12642,9515 12651,9516 12678,9519 12713,9523 12726,9525 12730,9526 12735,9526 12739,9527 12748,9529 12752,9529 12757,9530 12766,9531 12783,9534 12792,9536 12797,9536 12805,9537 12810,9538 12823,9539 12827,9539 12836,9540 12841,9541 12845,9541 12854,9542">
          <text:p/>
        </draw:polyline>
        <draw:frame draw:style-name="gr7" draw:text-style-name="P5" draw:layer="layout" svg:width="0.891cm" svg:height="0.505cm" svg:x="6.115cm" svg:y="1.802cm">
          <draw:text-box>
            <text:p text:style-name="P4"><text:span text:style-name="T1">SNR</text:span></text:p>
          </draw:text-box>
        </draw:frame>
        <draw:frame draw:style-name="gr7" draw:text-style-name="P5" draw:layer="layout" svg:width="0.456cm" svg:height="0.53cm" svg:x="7.004cm" svg:y="1.785cm">
          <draw:text-box>
            <text:p text:style-name="P4"><text:span text:style-name="T2">=</text:span></text:p>
          </draw:text-box>
        </draw:frame>
        <draw:polygon draw:style-name="gr2" draw:text-style-name="P2" draw:layer="layout" svg:width="0.055cm" svg:height="0.005cm" svg:x="5.571cm" svg:y="10.33cm" svg:viewBox="0 0 56 6" draw:points="0,3 1,4 6,6 10,6 14,6 19,6 23,4 28,0 32,4 36,6 44,6 49,4 53,3 56,2 49,2 40,3 32,3 28,0 23,3 14,3">
          <text:p/>
        </draw:polygon>
        <draw:polygon draw:style-name="gr2" draw:text-style-name="P2" draw:layer="layout" svg:width="8.748cm" svg:height="2.315cm" svg:x="5.628cm" svg:y="8.02cm" svg:viewBox="0 0 8749 2316" draw:points="0,2312 3,2314 7,2314 12,2314 20,2314 24,2313 28,2312 33,2314 37,2314 41,2314 45,2313 49,2313 54,2312 58,2313 62,2313 66,2313 70,2313 79,2313 83,2312 87,2313 95,2313 99,2313 107,2313 111,2312 123,2312 154,2312 162,2312 166,2312 170,2311 174,2312 182,2312 185,2311 193,2311 197,2311 201,2311 217,2311 221,2311 225,2311 233,2310 248,2309 280,2308 342,2305 351,2305 355,2304 359,2304 364,2304 368,2304 376,2303 380,2303 389,2303 393,2303 406,2302 410,2302 478,2299 614,2294 618,2294 622,2294 630,2294 638,2294 642,2294 658,2293 662,2293 670,2293 678,2292 682,2292 686,2292 694,2292 710,2292 741,2291 749,2290 757,2290 773,2290 777,2290 789,2289 793,2289 801,2288 805,2288 809,2288 813,2288 821,2287 836,2286 840,2285 844,2285 852,2285 868,2283 873,2283 890,2282 894,2282 898,2281 903,2281 907,2281 911,2280 920,2280 937,2279 1006,2274 1014,2274 1019,2274 1023,2273 1027,2273 1032,2273 1044,2272 1049,2272 1057,2271 1075,2270 1087,2269 1092,2269 1096,2269 1100,2269 1109,2268 1113,2268 1122,2268 1126,2267 1130,2267 1135,2267 1143,2266 1148,2265 1152,2265 1160,2264 1177,2262 1211,2259 1278,2253 1283,2252 1287,2252 1291,2252 1295,2251 1299,2251 1304,2250 1312,2250 1316,2249 1321,2249 1329,2248 1346,2247 1350,2247 1354,2246 1359,2246 1363,2246 1367,2245 1371,2245 1380,2243 1384,2243 1388,2242 1392,2242 1397,2241 1401,2241 1405,2240 1413,2239 1417,2239 1421,2238 1429,2237 1433,2237 1437,2236 1445,2235 1449,2235 1453,2234 1461,2233 1476,2232 1480,2231 1484,2231 1492,2230 1508,2228 1512,2227 1516,2227 1524,2226 1528,2226 1532,2225 1539,2224 1547,2224 1551,2223 1555,2222 1559,2222 1563,2221 1571,2220 1602,2215 1606,2214 1610,2214 1618,2213 1634,2210 1665,2206 1683,2203 1687,2203 1695,2202 1700,2201 1704,2200 1708,2199 1717,2197 1734,2194 1738,2193 1742,2192 1746,2191 1751,2190 1755,2190 1759,2190 1764,2189 1768,2189 1802,2183 1811,2181 1815,2180 1819,2180 1828,2178 1836,2176 1870,2169 1939,2155 1971,2147 2002,2140 2066,2123 2070,2122 2074,2121 2082,2119 2098,2115 2130,2105 2194,2086 2198,2085 2202,2084 2209,2081 2225,2076 2256,2065 2319,2041 2323,2039 2327,2038 2334,2036 2350,2030 2381,2017 2444,1989 2448,1987 2452,1985 2461,1981 2478,1973 2512,1955 2516,1953 2529,1946 2546,1937 2580,1917 2584,1915 2588,1912 2596,1907 2613,1896 2647,1874 2715,1825 2723,1819 2731,1814 2747,1801 2778,1774 2782,1771 2786,1768 2794,1761 2810,1747 2842,1717 2846,1713 2858,1701 2873,1684 2905,1650 2968,1574 2973,1569 2977,1563 2985,1552 3003,1528 3037,1478 3041,1472 3045,1466 3054,1454 3071,1427 3106,1371 3114,1357 3123,1342 3140,1312 3174,1248 3243,1112 3247,1103 3251,1094 3260,1076 3276,1040 3310,971 3377,831 3382,823 3386,814 3394,797 3411,764 3445,702 3449,695 3453,687 3462,672 3478,644 3512,592 3516,586 3520,581 3528,569 3543,549 3547,544 3551,540 3559,531 3575,512 3579,507 3583,503 3587,498 3591,495 3606,480 3610,476 3614,472 3622,466 3626,463 3630,460 3638,454 3642,450 3646,448 3653,443 3657,441 3661,438 3669,433 3673,431 3677,429 3685,425 3689,424 3693,422 3697,420 3701,418 3704,417 3708,416 3716,413 3720,412 3724,411 3728,410 3732,409 3736,409 3740,408 3744,407 3748,407 3752,406 3756,405 3759,405 3763,405 3768,405 3772,405 3776,405 3780,405 3785,405 3806,408 3810,408 3815,409 3819,410 3823,411 3831,414 3840,416 3849,419 3853,420 3857,422 3865,425 3870,426 3874,428 3883,433 3887,435 3891,437 3895,439 3900,441 3917,451 3934,462 3938,465 3942,468 3951,474 3968,487 3976,494 3985,500 4002,515 4036,547 4040,550 4044,554 4052,562 4068,578 4099,611 4163,683 4290,835 4294,839 4298,844 4306,854 4321,872 4353,910 4415,983 4423,991 4430,1000 4446,1018 4477,1052 4540,1117 4548,1126 4556,1135 4573,1152 4607,1184 4616,1192 4624,1200 4641,1215 4675,1243 4683,1250 4692,1257 4709,1270 4742,1296 4747,1299 4751,1302 4759,1308 4776,1319 4810,1341 4814,1343 4818,1346 4826,1350 4842,1359 4873,1376 4877,1378 4881,1380 4889,1384 4905,1391 4936,1405 4940,1406 4944,1408 4952,1411 4968,1417 4999,1428 5003,1429 5007,1431 5015,1433 5031,1438 5063,1447 5067,1448 5071,1449 5080,1451 5097,1455 5131,1462 5135,1463 5139,1464 5148,1466 5165,1469 5199,1475 5204,1476 5208,1477 5234,1481 5268,1486 5336,1497 5340,1497 5344,1498 5352,1499 5368,1502 5400,1507 5404,1507 5408,1508 5412,1509 5416,1509 5432,1512 5464,1518 5468,1518 5472,1519 5480,1521 5496,1524 5504,1525 5512,1527 5528,1530 5532,1530 5536,1531 5540,1532 5544,1533 5592,1544 5596,1545 5600,1546 5607,1548 5623,1552 5654,1559 5717,1577 5721,1578 5725,1579 5733,1582 5748,1586 5780,1596 5842,1617 5851,1620 5859,1623 5876,1629 5910,1641 5978,1668 6114,1723 6368,1832 6643,1945 6647,1947 6651,1948 6659,1952 6676,1957 6710,1971 6777,1996 6912,2042 6920,2045 6928,2048 6944,2053 6975,2062 7038,2082 7042,2083 7046,2084 7054,2087 7070,2092 7101,2100 7164,2118 7168,2119 7173,2120 7181,2122 7198,2127 7232,2136 7301,2153 7309,2155 7318,2157 7335,2161 7369,2168 7437,2183 7441,2184 7445,2184 7453,2186 7457,2187 7465,2189 7469,2190 7477,2190 7481,2191 7485,2191 7502,2195 7565,2208 7573,2209 7581,2210 7597,2213 7605,2215 7613,2216 7629,2219 7693,2229 7697,2230 7701,2230 7708,2232 7712,2232 7716,2233 7724,2234 7728,2234 7736,2235 7740,2236 7755,2239 7759,2240 7763,2240 7771,2242 7775,2242 7779,2243 7787,2244 7790,2245 7794,2245 7798,2246 7802,2246 7806,2247 7810,2247 7818,2248 7822,2249 7826,2249 7829,2249 7833,2250 7837,2250 7845,2251 7849,2251 7857,2252 7865,2253 7868,2253 7872,2254 7876,2254 7880,2255 7884,2256 7888,2256 7896,2257 7911,2259 7943,2263 7947,2264 7951,2265 7955,2265 7960,2266 7964,2266 7968,2267 7972,2268 7976,2268 7981,2268 7985,2269 7993,2269 8010,2270 8019,2271 8023,2271 8032,2272 8036,2273 8040,2273 8044,2273 8053,2274 8061,2275 8065,2275 8070,2275 8074,2276 8078,2276 8082,2276 8087,2277 8095,2278 8099,2278 8104,2279 8108,2279 8112,2280 8146,2283 8150,2284 8154,2284 8159,2285 8163,2285 8171,2286 8176,2285 8180,2287 8184,2287 8193,2288 8197,2289 8201,2289 8210,2289 8214,2290 8218,2290 8222,2290 8226,2290 8230,2290 8233,2291 8237,2291 8241,2291 8245,2291 8249,2291 8253,2291 8261,2292 8265,2292 8269,2292 8277,2292 8281,2293 8285,2293 8289,2293 8293,2293 8297,2294 8305,2294 8308,2294 8312,2294 8316,2294 8324,2295 8332,2295 8336,2295 8344,2296 8348,2296 8352,2296 8356,2297 8360,2297 8364,2297 8368,2297 8372,2297 8380,2298 8384,2298 8388,2298 8392,2298 8395,2299 8399,2299 8403,2299 8467,2304 8475,2304 8480,2305 8484,2305 8493,2305 8502,2306 8520,2308 8537,2309 8546,2310 8550,2310 8559,2311 8573,2311 8577,2311 8581,2312 8586,2312 8590,2312 8612,2312 8617,2312 8630,2313 8634,2311 8639,2313 8643,2313 8647,2313 8656,2313 8661,2313 8665,2313 8670,2314 8687,2314 8692,2311 8696,2314 8700,2315 8705,2315 8714,2315 8718,2313 8722,2313 8727,2316 8736,2316 8740,2316 8744,2314 8749,2311 8744,2314 8740,2316 8736,2316 8727,2316 8722,2313 8718,2313 8714,2315 8705,2315 8700,2315 8696,2314 8692,2311 8687,2314 8670,2314 8665,2313 8661,2313 8656,2313 8647,2313 8643,2313 8639,2313 8634,2311 8630,2313 8617,2312 8612,2312 8590,2312 8586,2312 8581,2312 8577,2311 8573,2311 8559,2311 8550,2310 8546,2310 8537,2309 8520,2308 8502,2306 8493,2305 8484,2305 8480,2305 8475,2304 8467,2304 8403,2299 8399,2299 8395,2299 8392,2298 8388,2298 8384,2298 8380,2298 8372,2297 8368,2297 8364,2297 8360,2297 8356,2297 8352,2296 8348,2296 8344,2296 8336,2295 8332,2295 8324,2295 8316,2294 8312,2294 8308,2294 8305,2294 8297,2294 8293,2293 8289,2293 8285,2293 8281,2293 8277,2292 8269,2292 8265,2292 8261,2292 8253,2291 8249,2291 8245,2291 8241,2291 8237,2291 8233,2291 8230,2290 8226,2290 8222,2290 8218,2290 8214,2290 8210,2289 8201,2289 8197,2289 8193,2288 8184,2287 8180,2287 8176,2285 8171,2286 8163,2285 8159,2285 8154,2284 8150,2284 8146,2283 8112,2280 8108,2279 8104,2279 8099,2278 8095,2278 8087,2277 8082,2276 8078,2276 8074,2276 8070,2275 8065,2275 8061,2275 8053,2274 8044,2273 8040,2273 8036,2273 8032,2272 8023,2271 8019,2271 8010,2270 7993,2269 7985,2269 7981,2268 7976,2268 7972,2268 7968,2267 7964,2266 7960,2266 7955,2265 7951,2265 7947,2264 7943,2263 7911,2259 7896,2257 7888,2256 7884,2256 7880,2255 7876,2254 7872,2254 7868,2253 7865,2253 7857,2252 7849,2251 7845,2251 7837,2250 7833,2250 7829,2249 7826,2249 7822,2249 7818,2248 7810,2247 7806,2247 7802,2246 7798,2246 7794,2245 7790,2245 7787,2244 7779,2243 7775,2242 7771,2242 7763,2240 7759,2240 7755,2239 7740,2236 7736,2235 7728,2234 7724,2234 7716,2233 7712,2232 7708,2232 7701,2230 7697,2230 7693,2229 7629,2219 7613,2216 7605,2215 7597,2213 7581,2210 7573,2209 7565,2208 7502,2195 7485,2191 7481,2191 7477,2190 7469,2190 7465,2189 7457,2187 7453,2186 7445,2184 7441,2184 7437,2183 7369,2168 7335,2161 7318,2157 7309,2155 7301,2153 7232,2136 7198,2127 7181,2122 7173,2120 7168,2119 7164,2118 7101,2100 7070,2092 7054,2087 7046,2084 7042,2083 7038,2082 6975,2062 6944,2053 6928,2048 6920,2045 6912,2042 6777,1996 6710,1971 6676,1957 6659,1951 6651,1948 6647,1947 6643,1945 6368,1832 6114,1722 5978,1666 5910,1640 5876,1627 5859,1621 5851,1618 5842,1615 5780,1594 5748,1584 5733,1579 5725,1577 5721,1575 5717,1574 5654,1557 5623,1549 5607,1545 5600,1543 5596,1542 5592,1541 5528,1526 5496,1520 5480,1517 5472,1515 5468,1515 5464,1514 5432,1508 5408,1504 5404,1503 5400,1503 5368,1497 5352,1495 5344,1493 5336,1492 5268,1481 5217,1473 5208,1471 5204,1470 5199,1470 5165,1463 5148,1460 5135,1457 5097,1449 5080,1444 5071,1442 5063,1440 5031,1431 5015,1426 5007,1424 5003,1422 4999,1421 4984,1415 4976,1412 4972,1411 4968,1409 4952,1403 4944,1400 4940,1398 4936,1397 4905,1382 4889,1375 4881,1371 4877,1369 4873,1367 4842,1349 4826,1340 4818,1335 4814,1332 4810,1330 4776,1307 4759,1295 4751,1289 4747,1285 4742,1282 4709,1256 4692,1241 4683,1234 4679,1230 4675,1227 4641,1196 4624,1180 4616,1172 4607,1163 4573,1127 4556,1110 4548,1101 4544,1096 4540,1091 4477,1017 4446,980 4430,960 4423,949 4419,945 4415,940 4353,856 4321,812 4306,790 4298,779 4294,773 4290,767 4163,576 4099,478 4068,430 4052,405 4044,392 4040,386 4036,380 3968,281 3934,232 3917,210 3908,200 3904,195 3900,189 3865,146 3849,126 3840,116 3836,112 3831,108 3823,99 3819,94 3815,89 3810,85 3806,80 3802,76 3797,73 3789,66 3780,60 3772,53 3768,49 3763,45 3759,41 3756,38 3752,35 3748,33 3744,31 3740,28 3736,26 3732,24 3724,21 3720,19 3716,17 3712,15 3708,13 3704,11 3701,9 3697,7 3693,6 3689,5 3685,4 3681,4 3677,3 3673,3 3669,2 3665,2 3661,1 3657,1 3653,0 3650,0 3646,0 3642,0 3638,0 3634,1 3630,2 3626,3 3622,5 3618,6 3614,8 3610,9 3606,11 3598,14 3595,15 3591,16 3587,18 3583,21 3579,23 3575,26 3567,32 3563,35 3559,38 3555,42 3551,47 3547,51 3543,55 3532,67 3528,71 3524,75 3520,81 3516,87 3512,92 3495,117 3487,131 3483,138 3478,145 3462,176 3453,193 3449,201 3445,210 3428,247 3419,267 3415,276 3411,286 3394,329 3386,351 3382,362 3377,374 3344,467 3327,517 3318,541 3314,552 3310,566 3276,666 3260,716 3251,741 3247,754 3243,766 3174,957 3140,1044 3123,1086 3114,1106 3110,1117 3106,1127 3071,1203 3054,1239 3045,1257 3041,1265 3037,1273 3003,1338 2985,1369 2977,1384 2973,1392 2968,1399 2905,1498 2873,1542 2858,1563 2850,1573 2846,1578 2842,1583 2810,1622 2794,1640 2786,1649 2782,1653 2778,1657 2747,1691 2731,1707 2723,1715 2715,1723 2647,1783 2613,1811 2596,1824 2588,1830 2584,1833 2580,1837 2546,1860 2529,1872 2520,1878 2516,1881 2512,1884 2478,1905 2461,1915 2452,1920 2444,1925 2381,1959 2350,1975 2334,1983 2327,1986 2323,1988 2319,1990 2256,2018 2225,2031 2209,2037 2202,2040 2198,2041 2194,2043 2130,2066 2098,2077 2082,2083 2074,2085 2066,2088 2002,2107 1971,2116 1955,2120 1947,2122 1943,2123 1939,2124 1870,2142 1836,2150 1819,2154 1811,2156 1806,2157 1768,2165 1742,2170 1734,2172 1717,2175 1708,2177 1700,2179 1691,2181 1670,2184 1665,2185 1602,2196 1587,2199 1579,2200 1575,2201 1571,2202 1567,2202 1559,2203 1555,2204 1547,2205 1539,2206 1476,2215 1445,2220 1437,2222 1433,2222 1429,2223 1425,2223 1421,2224 1417,2224 1413,2225 1397,2226 1388,2227 1384,2228 1380,2228 1363,2230 1354,2231 1350,2232 1346,2232 1312,2236 1295,2239 1291,2239 1287,2240 1283,2241 1274,2242 1270,2242 1266,2243 1262,2243 1253,2244 1249,2245 1245,2245 1240,2246 1236,2246 1232,2246 1228,2247 1219,2247 1215,2248 1211,2248 1194,2249 1185,2250 1181,2250 1177,2251 1169,2252 1164,2252 1160,2252 1156,2253 1152,2253 1148,2253 1143,2254 1075,2260 1040,2264 1023,2265 1014,2266 1006,2267 1002,2267 997,2268 993,2268 989,2268 984,2268 980,2269 976,2269 971,2269 954,2270 946,2271 941,2271 937,2271 903,2273 885,2274 877,2274 873,2275 868,2275 805,2279 773,2281 769,2282 757,2282 753,2283 749,2283 745,2283 741,2284 733,2284 721,2285 717,2285 713,2285 702,2286 698,2286 694,2287 682,2288 678,2288 670,2289 662,2289 658,2289 654,2290 650,2290 646,2290 638,2290 634,2290 622,2290 618,2291 614,2291 580,2292 563,2292 555,2292 550,2292 546,2293 512,2294 508,2294 491,2294 487,2294 478,2295 410,2297 406,2297 393,2298 389,2298 380,2298 376,2298 368,2299 359,2299 355,2299 351,2299 342,2300 280,2302 276,2302 268,2303 264,2303 260,2303 256,2303 252,2303 248,2304 244,2304 240,2304 233,2304 229,2304 225,2304 221,2305 217,2305 154,2308 123,2309 107,2310 99,2311 95,2311 91,2311 87,2311 83,2311 79,2311 75,2311 66,2311 62,2311 58,2312 41,2312 37,2312 33,2312 28,2312 24,2312">
          <text:p/>
        </draw:polygon>
        <draw:polygon draw:style-name="gr2" draw:text-style-name="P2" draw:layer="layout" svg:width="4.043cm" svg:height="0.011cm" svg:x="1.523cm" svg:y="10.33cm" svg:viewBox="0 0 4044 12" draw:points="0,12 12,12 16,11 20,8 24,4 28,1 32,2 36,6 40,9 44,12 48,9 52,6 56,2 60,1 64,4 67,8 71,11 75,9 79,6 95,8 127,10 131,11 135,8 138,4 142,1 146,2 150,6 154,9 158,12 162,9 166,6 170,2 174,1 178,4 186,11 190,10 194,7 198,3 202,0 206,3 209,7 213,10 217,11 225,4 229,1 233,2 237,6 241,9 245,12 249,9 253,6 257,1 261,2 266,6 270,9 274,11 283,4 287,0 291,3 296,7 300,10 304,10 308,7 313,3 317,1 321,4 325,8 330,11 334,9 338,6 343,2 347,2 351,6 355,9 360,12 364,8 368,4 372,1 377,2 385,10 390,11 394,7 398,3 402,0 407,3 415,11 419,10 424,6 428,2 432,1 441,9 445,12 449,9 458,1 462,2 466,6 471,9 475,11 483,4 488,0 492,3 496,7 502,10 506,10 515,3 519,1 523,4 527,8 531,11 535,10 543,3 547,1 559,11 563,10 575,0 579,3 587,10 591,11 603,1 607,2 615,9 619,11 623,8 655,6 659,2 663,1 671,8 675,11 679,9 687,2 691,1 703,11 707,10 711,7 715,3 719,0 731,10 735,11 747,1 751,3 759,10 763,11 767,8 775,1 779,2 783,6 787,9 790,12 794,9 798,6 802,2 806,1 810,4 814,8 818,11 822,10 826,7 830,3 834,0 837,3 841,7 845,10 849,11 853,8 861,1 865,2 869,6 873,9 877,12 880,9 884,6 888,2 892,1 896,4 900,8 904,11 908,10 912,7 916,3 920,0 924,3 931,10 935,11 939,8 970,6 974,2 978,1 982,4 986,8 990,11 994,10 998,7 1002,3 1006,0 1009,3 1014,7 1017,10 1021,11 1025,8 1029,4 1033,1 1037,2 1041,6 1046,10 1050,11 1054,8 1058,3 1063,0 1067,3 1071,7 1075,10 1080,10 1084,7 1088,3 1092,1 1097,4 1101,8 1105,11 1109,9 1114,6 1118,2 1122,1 1126,6 1131,9 1135,12 1139,9 1143,4 1148,1 1152,2 1156,6 1160,10 1165,11 1169,8 1173,4 1177,0 1181,3 1186,7 1190,10 1194,10 1198,7 1203,3 1207,1 1211,4 1216,8 1220,11 1224,9 1228,6 1232,2 1237,1 1241,6 1245,9 1249,12 1254,9 1258,6 1262,1 1266,2 1271,6 1275,9 1279,11 1283,8 1288,4 1292,1 1296,3 1300,7 1305,10 1309,11 1317,4 1320,1 1324,2 1328,6 1332,9 1336,11 1344,4 1348,1 1352,2 1360,9 1364,12 1368,9 1376,2 1380,1 1384,4 1392,11 1396,10 1400,7 1431,4 1435,1 1439,3 1447,10 1451,11 1455,8 1463,1 1467,2 1471,6 1479,12 1483,9 1487,6 1491,2 1495,1 1499,4 1507,11 1511,10 1514,7 1518,3 1522,0 1526,3 1530,7 1534,10 1538,10 1542,7 1546,3 1550,0 1554,3 1558,7 1562,10 1567,11 1575,3 1579,0 1584,3 1588,8 1592,11 1597,10 1601,6 1605,2 1609,1 1614,4 1618,9 1622,12 1635,1 1640,2 1644,6 1648,10 1653,11 1657,8 1661,3 1665,0 1674,7 1678,11 1683,10 1691,2 1695,1 1704,9 1708,12 1713,9 1717,6 1721,1 1725,2 1730,6 1734,9 1738,11 1743,8 1751,0 1755,3 1764,11 1768,10 1777,2 1781,1 1790,8 1794,12 1798,9 1803,6 1807,1 1811,2 1816,6 1820,9 1824,11 1833,4 1837,1 1841,3 1845,7 1850,10 1854,10 1858,7 1862,3 1866,0 1871,3 1875,8 1879,11 1883,10 1887,7 1892,2 1896,1 1900,4 1904,8 1909,11 1913,9 1917,6 1921,2 1925,1 1930,6 1934,9 1938,12 1942,9 1946,6 1951,1 1955,2 1959,6 1963,9 1968,11 1972,8 1976,4 1980,1 1984,3 1989,7 1993,10 1997,11 2001,7 2005,3 2010,0 2014,3 2018,7 2022,11 2027,10 2031,7 2035,3 2039,1 2043,4 2048,8 2052,11 2056,9 2065,2 2069,1 2073,6 2077,9 2081,12 2085,9 2090,6 2094,1 2098,2 2102,6 2106,9 2110,12 2114,9 2118,6 2122,2 2126,1 2130,4 2134,8 2138,11 2142,10 2146,7 2150,3 2153,0 2161,7 2165,10 2169,11 2173,8 2177,4 2181,1 2185,2 2189,6 2193,9 2197,12 2201,9 2205,6 2209,1 2212,1 2216,6 2220,9 2224,11 2228,9 2232,6 2236,2 2240,1 2244,4 2252,11 2256,10 2260,7 2291,4 2295,1 2299,2 2303,6 2307,9 2311,12 2315,9 2319,6 2322,2 2326,1 2330,4 2334,8 2338,11 2342,10 2346,7 2350,3 2354,0 2362,8 2367,11 2371,10 2375,7 2380,2 2384,1 2388,4 2392,8 2397,12 2401,9 2409,1 2414,2 2418,6 2422,9 2426,11 2431,8 2435,4 2439,1 2443,3 2448,7 2452,10 2456,10 2460,7 2465,3 2469,0 2473,4 2478,8 2482,11 2486,10 2490,6 2495,2 2499,1 2503,4 2507,9 2512,12 2516,9 2520,6 2524,1 2529,2 2533,6 2537,9 2541,11 2546,8 2550,4 2554,0 2559,3 2563,7 2567,10 2571,10 2576,7 2580,3 2584,1 2588,4 2597,11 2601,9 2605,6 2610,2 2614,1 2618,6 2622,9 2627,12 2639,2 2643,1 2655,11 2658,9 2690,7 2694,3 2698,0 2710,10 2714,11 2718,8 2722,4 2726,1 2730,2 2738,9 2742,11 2750,4 2754,1 2758,2 2770,12 2778,6 2782,2 2786,1 2798,11 2802,9 2810,2 2814,1 2818,4 2826,11 2830,10 2842,0 2845,3 2853,10 2857,11 2869,1 2873,2 2877,6 2881,9 2885,12 2889,9 2893,6 2897,2 2901,1 2909,8 2913,11 2916,10 2920,7 2924,3 2928,0 2932,3 2936,7 2940,10 2944,11 2948,8 2952,4 2955,1 2959,2 2963,6 2967,9 2971,12 2975,9 3006,7 3010,3 3014,0 3022,7 3026,10 3030,11 3033,8 3037,4 3041,1 3045,2 3049,6 3053,9 3057,12 3061,9 3065,6 3069,2 3072,1 3076,4 3080,8 3084,11 3088,10 3092,7 3096,3 3100,0 3104,3 3108,7 3111,10 3115,11 3119,8 3123,4 3127,1 3131,2 3135,6 3139,9 3144,11 3148,8 3152,4 3156,1 3161,3 3165,7 3169,10 3173,11 3178,7 3182,3 3186,0 3190,3 3194,8 3199,11 3203,10 3207,7 3211,2 3216,1 3220,4 3224,8 3228,11 3233,9 3237,6 3241,2 3245,1 3250,6 3254,9 3258,12 3262,9 3266,4 3271,1 3275,2 3279,6 3283,10 3288,11 3292,8 3296,4 3300,0 3304,3 3309,7 3313,10 3317,10 3321,7 3326,3 3330,0 3334,4 3338,8 3343,11 3347,10 3351,6 3355,2 3359,1 3364,4 3368,9 3372,12 3376,9 3381,6 3385,1 3389,2 3393,6 3398,9 3402,11 3410,4 3414,1 3418,2 3422,6 3425,9 3429,12 3433,9 3465,7 3469,3 3473,0 3477,3 3481,7 3485,10 3489,11 3493,8 3497,4 3501,1 3504,2 3512,9 3516,12 3524,6 3528,1 3532,1 3536,6 3540,9 3544,12 3548,9 3552,6 3556,2 3560,1 3568,8 3572,11 3576,10 3580,7 3583,3 3587,0 3591,3 3595,7 3599,10 3603,11 3607,8 3615,1 3619,2 3623,6 3627,9 3631,12 3635,9 3639,6 3643,2 3647,1 3651,4 3655,8 3659,12 3663,9 3672,1 3676,2 3685,9 3689,11 3693,8 3702,1 3706,3 3714,10 3719,10 3723,7 3727,3 3732,1 3736,4 3740,8 3745,11 3749,9 3753,6 3757,2 3762,1 3766,6 3770,9 3774,11 3779,8 3783,4 3787,1 3791,2 3796,7 3800,10 3804,10 3809,7 3813,3 3817,0 3826,8 3830,10 3834,10 3839,6 3843,2 3847,1 3856,9 3860,9 3864,9 3873,1 3877,2 3881,6 3886,9 3890,8 3894,8 3903,0 3907,3 3911,7 3916,8 3920,8 3924,7 3928,3 3933,1 3937,4 3941,7 3945,7 3950,7 3954,6 3958,2 3962,1 3966,6 3970,7 3975,7 3979,7 3983,6 3987,1 3992,2 3996,6 4000,6 4004,6 4008,6 4013,4 4017,1 4021,2 4025,6 4029,6 4034,6 4038,6 4042,4 4044,2 4029,2 4025,3 4021,2 4017,1 4013,3 4008,3 4004,3 4000,3 3996,3 3992,2 3987,1 3983,3 3979,3 3975,3 3970,3 3966,4 3962,1 3958,2 3954,4 3945,4 3941,4 3937,4 3933,1 3928,3 3924,4 3920,4 3916,4 3911,6 3907,3 3903,0 3899,4 3894,6 3890,6 3886,6 3881,6 3877,2 3873,1 3869,6 3864,6 3856,6 3851,4 3847,1 3843,2 3839,6 3834,7 3830,7 3826,7 3822,3 3817,0 3813,3 3809,7 3800,8 3796,7 3791,2 3787,1 3779,8 3770,8 3766,6 3762,1 3757,2 3753,6 3749,9 3745,9 3740,8 3736,4 3732,1 3727,3 3723,7 3719,9 3714,10 3710,7 3706,3 3702,1 3693,8 3689,10 3685,9 3676,2 3672,1 3663,9 3659,11 3655,8 3651,4 3647,1 3643,2 3639,6 3635,9 3631,12 3627,9 3623,6 3619,2 3615,1 3607,8 3603,11 3599,10 3595,7 3591,3 3587,0 3583,3 3580,7 3576,10 3572,11 3568,8 3560,1 3556,2 3552,6 3548,9 3544,12 3540,9 3536,6 3532,1 3528,1 3524,6 3516,12 3512,9 3504,2 3501,1 3497,4 3493,8 3489,11 3485,10 3481,7 3477,3 3473,0 3469,3 3465,7 3433,9 3429,12 3425,9 3422,6 3418,2 3414,1 3410,4 3402,11 3398,9 3393,6 3389,2 3385,1 3381,6 3376,9 3372,12 3368,9 3364,4 3359,1 3355,2 3351,6 3347,10 3343,11 3338,8 3334,4 3330,0 3326,3 3321,7 3317,10 3313,10 3309,7 3304,3 3300,0 3296,4 3292,8 3288,11 3283,10 3279,6 3275,2 3271,1 3266,4 3262,9 3258,12 3254,9 3250,6 3245,1 3241,2 3237,6 3233,9 3228,11 3224,8 3220,4 3216,1 3211,2 3207,7 3203,10 3199,11 3194,8 3190,3 3186,0 3182,3 3178,7 3173,11 3169,10 3165,7 3161,3 3156,1 3152,4 3148,8 3144,11 3139,9 3135,6 3131,2 3127,1 3123,4 3119,8 3115,11 3111,10 3108,7 3104,3 3100,0 3096,3 3092,7 3088,10 3084,11 3080,8 3076,4 3072,1 3069,2 3065,6 3061,9 3057,12 3053,9 3049,6 3045,2 3041,1 3037,4 3033,8 3030,11 3026,10 3022,7 3014,0 3010,3 3006,7 2975,9 2971,12 2967,9 2963,6 2959,2 2955,1 2952,4 2948,8 2944,11 2940,10 2936,7 2932,3 2928,0 2924,3 2920,7 2916,10 2913,11 2909,8 2901,1 2897,2 2893,6 2889,9 2885,12 2881,9 2877,6 2873,2 2869,1 2857,11 2853,10 2845,3 2842,0 2830,10 2826,11 2818,4 2814,1 2810,2 2802,9 2798,11 2786,1 2782,2 2778,6 2770,12 2758,2 2754,1 2750,4 2742,11 2738,9 2730,2 2726,1 2722,4 2718,8 2714,11 2710,10 2698,0 2694,3 2690,7 2658,9 2655,11 2643,1 2639,2 2627,12 2622,9 2618,6 2614,1 2610,2 2605,6 2601,9 2597,11 2588,4 2584,1 2580,3 2576,7 2571,10 2567,10 2563,7 2559,3 2554,0 2550,4 2546,8 2541,11 2537,9 2533,6 2529,2 2524,1 2520,6 2516,9 2512,12 2507,9 2503,4 2499,1 2495,2 2490,6 2486,10 2482,11 2478,8 2473,4 2469,0 2465,3 2460,7 2456,10 2452,10 2448,7 2443,3 2439,1 2435,4 2431,8 2426,11 2422,9 2418,6 2414,2 2409,1 2401,9 2397,12 2392,8 2388,4 2384,1 2380,2 2375,7 2371,10 2367,11 2362,8 2354,0 2350,3 2346,7 2342,10 2338,11 2334,8 2330,4 2326,1 2322,2 2319,6 2315,9 2311,12 2307,9 2303,6 2299,2 2295,1 2291,4 2260,7 2256,10 2252,11 2244,4 2240,1 2236,2 2232,6 2228,9 2224,11 2220,9 2216,6 2212,1 2209,1 2205,6 2201,9 2197,12 2193,9 2189,6 2185,2 2181,1 2177,4 2173,8 2169,11 2165,10 2161,7 2153,0 2150,3 2146,7 2142,10 2138,11 2134,8 2130,4 2126,1 2122,2 2118,6 2114,9 2110,12 2106,9 2102,6 2098,2 2094,1 2090,6 2085,9 2081,12 2077,9 2073,6 2069,1 2065,2 2056,9 2052,11 2048,8 2043,4 2039,1 2035,3 2031,7 2027,10 2022,11 2018,7 2014,3 2010,0 2005,3 2001,7 1997,11 1993,10 1989,7 1984,3 1980,1 1976,4 1972,8 1968,11 1963,9 1959,6 1955,2 1951,1 1946,6 1942,9 1938,12 1934,9 1930,6 1925,1 1921,2 1917,6 1913,9 1909,11 1904,8 1900,4 1896,1 1892,2 1887,7 1883,10 1879,11 1875,8 1871,3 1866,0 1862,3 1858,7 1854,10 1850,10 1845,7 1841,3 1837,1 1833,4 1824,11 1820,9 1816,6 1811,2 1807,1 1803,6 1798,9 1794,12 1790,8 1781,1 1777,2 1768,10 1764,11 1755,3 1751,0 1743,8 1738,11 1734,9 1730,6 1725,2 1721,1 1717,6 1713,9 1708,12 1704,9 1695,1 1691,2 1683,10 1678,11 1674,7 1665,0 1661,3 1657,8 1653,11 1648,10 1644,6 1640,2 1635,1 1622,12 1618,9 1614,4 1609,1 1605,2 1601,6 1597,10 1592,11 1588,8 1584,3 1579,0 1575,3 1567,11 1562,10 1558,7 1554,3 1550,0 1546,3 1542,7 1538,10 1534,10 1530,7 1526,3 1522,0 1518,3 1514,7 1511,10 1507,11 1499,4 1495,1 1491,2 1487,6 1483,9 1479,12 1471,6 1467,2 1463,1 1455,8 1451,11 1447,10 1439,3 1435,1 1431,4 1400,7 1396,10 1392,11 1384,4 1380,1 1376,2 1368,9 1364,12 1360,9 1352,2 1348,1 1344,4 1336,11 1332,9 1328,6 1324,2 1320,1 1317,4 1309,11 1305,10 1300,7 1296,3 1292,1 1288,4 1283,8 1279,11 1275,9 1271,6 1266,2 1262,1 1258,6 1254,9 1249,12 1245,9 1241,6 1237,1 1232,2 1228,6 1224,9 1220,11 1216,8 1211,4 1207,1 1203,3 1198,7 1194,10 1190,10 1186,7 1181,3 1177,0 1173,4 1169,8 1165,11 1160,10 1156,6 1152,2 1148,1 1143,4 1139,9 1135,12 1131,9 1126,6 1122,1 1118,2 1114,6 1109,9 1105,11 1101,8 1097,4 1092,1 1088,3 1084,7 1080,10 1075,10 1071,7 1067,3 1063,0 1058,3 1054,8 1050,11 1046,10 1041,6 1037,2 1033,1 1029,4 1025,8 1021,11 1017,10 1014,7 1009,3 1006,0 1002,3 998,7 994,10 990,11 986,8 982,4 978,1 974,2 970,6 939,8 935,11 931,10 924,3 920,0 916,3 912,7 908,10 904,11 900,8 896,4 892,1 888,2 884,6 880,9 877,12 873,9 869,6 865,2 861,1 853,8 849,11 845,10 841,7 837,3 834,0 830,3 826,7 822,10 818,11 814,8 810,4 806,1 802,2 798,6 794,9 790,12 787,9 783,6 779,2 775,1 767,8 763,11 759,10 751,3 747,1 735,11 731,10 719,0 715,3 711,7 707,10 703,11 691,1 687,2 679,9 675,11 671,8 663,1 659,2 655,6 623,8 619,11 615,9 607,2 603,1 591,11 587,10 579,3 575,0 563,10 559,11 547,1 543,3 535,10 531,11 527,8 523,4 519,1 515,3 506,10 502,10 496,7 492,3 488,0 483,4 475,11 471,9 466,6 462,2 458,1 449,9 445,12 441,9 432,1 428,2 424,6 419,10 415,11 407,3 402,0 398,3 394,7 390,11 385,10 377,2 372,1 368,4 364,8 360,12 355,9 351,6 347,2 343,2 338,6 334,9 330,11 325,8 321,4 317,1 313,3 308,7 304,10 300,10 296,7 291,3 287,0 283,4 274,11 270,9 266,6 261,2 257,1 253,6 249,9 245,12 241,9 237,6 233,2 229,1 225,4 217,11 213,10 209,7 206,3 202,0 198,3 194,7 190,10 186,11 178,4 174,1 170,2 166,6 162,9 158,12 154,9 150,6 146,2 142,1 138,4 135,8 131,11 127,10 95,8 79,6 75,9 71,11 67,8 64,4 60,1 56,2 52,6 48,9 44,12 40,9 36,6 32,2 28,1 24,4 20,8 16,11 12,12">
          <text:p/>
        </draw:polygon>
        <draw:polygon draw:style-name="gr3" draw:text-style-name="P3" draw:layer="layout" svg:width="0.005cm" svg:height="0.003cm" svg:x="5.566cm" svg:y="10.33cm" svg:viewBox="0 0 6 4" draw:points="0,4 6,4 3,0">
          <text:p/>
        </draw:polygon>
        <draw:polygon draw:style-name="gr3" draw:text-style-name="P3" draw:layer="layout" svg:width="0.001cm" svg:height="0cm" svg:x="5.626cm" svg:y="10.331cm" svg:viewBox="0 0 2 0" draw:points="0,0 2,0 1,0">
          <text:p/>
        </draw:polygon>
        <draw:polyline draw:style-name="gr4" draw:text-style-name="P1" draw:layer="layout" svg:width="9.46cm" svg:height="2.441cm" svg:x="4.916cm" svg:y="7.901cm" svg:viewBox="0 0 9461 2442" draw:points="0,2442 8,2442 16,2442 24,2442 35,2442 39,2442 43,2442 47,2442 55,2442 59,2441 67,2441 71,2441 134,2441 138,2441 150,2441 154,2440 162,2440 166,2440 197,2440 261,2439 269,2439 278,2439 282,2439 286,2439 299,2439 303,2439 312,2439 329,2439 333,2439 338,2439 346,2439 351,2439 355,2438 363,2438 372,2438 376,2438 385,2438 389,2438 393,2437 397,2437 402,2438 410,2437 415,2437 419,2437 423,2437 428,2437 432,2437 466,2436 534,2435 539,2435 543,2435 547,2435 551,2434 560,2434 564,2434 568,2434 602,2434 606,2433 610,2433 635,2433 640,2433 644,2433 669,2432 673,2432 677,2432 682,2432 686,2432 690,2432 694,2432 703,2432 707,2431 711,2431 719,2431 736,2431 803,2429 807,2429 811,2428 815,2428 819,2428 835,2428 866,2427 870,2427 874,2427 882,2427 897,2426 901,2426 905,2426 913,2426 917,2426 921,2426 925,2426 929,2425 933,2425 937,2425 945,2425 960,2424 992,2423 1054,2421 1063,2421 1067,2420 1088,2420 1092,2420 1114,2419 1118,2419 1122,2419 1126,2418 1131,2418 1139,2418 1156,2417 1190,2415 1195,2415 1199,2415 1203,2415 1207,2415 1216,2414 1224,2414 1228,2414 1233,2414 1241,2413 1254,2413 1258,2413 1262,2412 1275,2412 1280,2412 1284,2411 1309,2410 1313,2409 1322,2409 1326,2409 1330,2409 1334,2409 1342,2408 1358,2407 1362,2407 1366,2407 1374,2407 1382,2406 1386,2406 1390,2406 1394,2406 1398,2405 1406,2405 1453,2402 1457,2402 1461,2402 1469,2401 1485,2400 1517,2398 1580,2394 1585,2394 1602,2393 1606,2392 1615,2392 1649,2389 1718,2384 1722,2383 1726,2383 1735,2382 1752,2381 1787,2378 1855,2371 1860,2371 1864,2370 1872,2370 1889,2368 1923,2364 1990,2357 1995,2356 1999,2356 2007,2355 2024,2353 2058,2349 2125,2340 2129,2339 2133,2339 2141,2337 2157,2335 2188,2331 2251,2321 2255,2320 2259,2320 2267,2318 2283,2316 2314,2310 2377,2299 2395,2295 2412,2292 2446,2285 2514,2270 2531,2266 2548,2262 2582,2253 2651,2235 2655,2234 2659,2233 2667,2231 2683,2226 2714,2217 2778,2197 2782,2195 2786,2194 2794,2191 2810,2186 2842,2174 2906,2149 2914,2146 2921,2143 2937,2136 2968,2123 3031,2094 3035,2092 3039,2090 3046,2086 3062,2078 3093,2061 3156,2025 3164,2020 3173,2015 3190,2004 3224,1981 3228,1978 3232,1975 3241,1969 3258,1958 3292,1932 3296,1928 3300,1925 3308,1919 3325,1905 3359,1875 3427,1811 3431,1807 3435,1803 3443,1794 3459,1777 3490,1742 3498,1732 3506,1722 3522,1703 3554,1662 3558,1657 3562,1651 3570,1640 3585,1618 3617,1570 3680,1461 3685,1453 3689,1445 3697,1430 3715,1399 3749,1328 3753,1318 3757,1310 3766,1291 3783,1253 3818,1169 3822,1158 3826,1148 3835,1126 3852,1080 3886,984 3955,774 3959,760 3963,747 3972,719 3988,664 4022,553 4026,539 4030,525 4039,498 4056,445 4089,344 4094,332 4098,320 4106,298 4123,253 4127,243 4131,233 4140,213 4157,175 4161,167 4165,159 4174,142 4178,134 4182,126 4190,112 4195,106 4199,99 4203,92 4207,86 4211,80 4216,75 4224,64 4228,59 4232,55 4236,50 4240,46 4244,42 4248,39 4255,31 4259,29 4263,25 4267,22 4271,20 4275,17 4279,16 4283,13 4287,11 4291,10 4295,8 4299,6 4303,5 4307,4 4310,4 4314,3 4318,2 4322,1 4326,0 4330,1 4334,1 4338,1 4342,1 4346,1 4350,2 4354,2 4358,3 4362,5 4365,7 4369,9 4373,10 4377,11 4381,12 4385,13 4389,14 4393,16 4397,18 4401,20 4405,22 4409,24 4413,26 4416,29 4420,32 4428,37 4432,40 4436,43 4444,49 4448,53 4452,56 4460,63 4475,78 4480,82 4484,87 4492,95 4509,115 4543,156 4548,161 4552,166 4561,178 4577,201 4612,249 4616,256 4620,262 4646,301 4680,354 4748,464 4756,477 4764,490 4780,516 4811,568 4875,673 5002,873 5006,879 5010,885 5018,896 5033,919 5065,964 5127,1051 5131,1056 5135,1061 5142,1071 5158,1091 5189,1131 5252,1205 5256,1209 5260,1214 5268,1224 5285,1242 5319,1278 5323,1282 5328,1287 5336,1295 5353,1311 5387,1343 5395,1349 5404,1357 5421,1372 5454,1399 5522,1447 5526,1449 5530,1452 5538,1456 5554,1466 5585,1484 5589,1486 5593,1488 5601,1492 5617,1500 5648,1514 5652,1516 5656,1517 5664,1521 5680,1527 5684,1528 5688,1530 5696,1533 5711,1538 5715,1540 5719,1541 5727,1544 5743,1549 5775,1558 5779,1559 5792,1562 5809,1566 5843,1574 5847,1575 5851,1576 5860,1578 5877,1581 5911,1588 5916,1589 5920,1589 5929,1591 5946,1594 5980,1599 6048,1610 6052,1611 6056,1612 6064,1613 6080,1615 6112,1621 6176,1632 6180,1633 6184,1634 6192,1635 6208,1638 6240,1645 6304,1659 6308,1660 6312,1661 6319,1663 6335,1667 6366,1675 6429,1693 6433,1694 6437,1695 6445,1698 6460,1703 6492,1713 6554,1734 6559,1735 6563,1737 6571,1740 6588,1746 6622,1759 6690,1785 6826,1841 7080,1951 7355,2064 7359,2066 7363,2068 7371,2071 7388,2077 7422,2090 7489,2115 7624,2162 7628,2163 7632,2164 7640,2167 7656,2172 7687,2182 7750,2201 7876,2237 7885,2240 7893,2242 7910,2246 7944,2255 8013,2272 8017,2273 8021,2274 8030,2276 8047,2280 8081,2288 8149,2303 8153,2303 8157,2304 8165,2306 8181,2309 8213,2315 8276,2328 8292,2330 8308,2333 8340,2339 8404,2349 8408,2350 8412,2350 8419,2352 8435,2354 8466,2359 8529,2368 8533,2368 8537,2369 8544,2370 8560,2372 8591,2376 8654,2383 8658,2383 8662,2384 8671,2385 8687,2387 8721,2391 8789,2397 8793,2398 8798,2398 8806,2399 8823,2400 8857,2404 8925,2409 8929,2409 8933,2410 8941,2410 8956,2412 8988,2414 9051,2418 9055,2418 9059,2419 9067,2419 9071,2419 9075,2420 9083,2420 9087,2420 9091,2420 9095,2421 9099,2421 9103,2421 9106,2421 9114,2422 9118,2422 9122,2422 9126,2423 9130,2423 9138,2423 9142,2423 9146,2423 9150,2424 9154,2424 9158,2424 9162,2425 9166,2425 9170,2425 9178,2425 9182,2426 9186,2426 9191,2426 9204,2427 9209,2427 9213,2427 9248,2429 9257,2429 9261,2429 9270,2429 9280,2430 9285,2430 9293,2431 9302,2431 9311,2432 9315,2432 9324,2432 9329,2432 9355,2433 9390,2434 9408,2435 9412,2435 9417,2435 9421,2435 9426,2435 9430,2436 9434,2436 9443,2436 9448,2437 9461,2437">
          <text:p/>
        </draw:polyline>
        <draw:polyline draw:style-name="gr5" draw:text-style-name="P1" draw:layer="layout" svg:width="12.853cm" svg:height="2.086cm" svg:x="1.523cm" svg:y="8.255cm" svg:viewBox="0 0 12854 2087" draw:points="0,2087 12,2087 16,2086 20,2083 24,2080 28,2077 32,2078 36,2081 40,2084 44,2087 48,2084 52,2081 56,2078 60,2077 64,2080 67,2083 71,2086 75,2084 79,2081 95,2083 127,2085 131,2086 135,2083 138,2080 142,2077 146,2078 150,2081 154,2084 158,2087 162,2084 166,2081 170,2078 174,2077 178,2080 186,2086 190,2085 194,2082 198,2079 202,2076 206,2079 209,2082 213,2085 217,2086 225,2080 229,2077 233,2078 237,2081 241,2084 245,2087 249,2084 253,2081 257,2077 261,2078 266,2081 270,2084 274,2086 283,2080 287,2076 291,2079 296,2082 300,2085 304,2085 308,2082 313,2079 317,2077 321,2080 325,2083 330,2086 334,2084 338,2081 343,2078 347,2078 351,2081 355,2084 360,2087 364,2083 368,2080 372,2077 377,2078 385,2085 390,2086 394,2082 398,2079 402,2076 407,2079 415,2086 419,2085 424,2081 428,2078 432,2077 441,2084 445,2087 449,2084 458,2077 462,2078 466,2081 471,2084 475,2086 483,2080 488,2076 492,2079 496,2082 501,2085 505,2085 514,2079 518,2077 522,2080 526,2083 530,2086 534,2085 542,2079 546,2077 558,2086 562,2085 574,2076 578,2079 586,2085 590,2086 602,2077 606,2078 614,2084 618,2086 622,2083 654,2081 658,2078 662,2077 670,2083 674,2086 678,2084 686,2078 690,2077 702,2086 706,2085 710,2082 714,2079 718,2076 730,2085 734,2086 746,2077 750,2079 758,2085 762,2086 766,2083 774,2077 778,2078 782,2081 786,2084 789,2087 793,2084 797,2081 801,2078 805,2077 809,2080 813,2083 817,2086 821,2085 825,2082 829,2079 833,2076 836,2079 840,2082 844,2085 848,2086 852,2083 860,2077 864,2078 868,2081 872,2084 876,2087 879,2084 883,2081 887,2078 891,2077 895,2080 899,2083 903,2086 907,2085 911,2082 915,2079 919,2076 923,2079 930,2085 934,2086 938,2083 969,2081 973,2078 977,2077 981,2080 985,2083 989,2086 993,2085 997,2082 1001,2079 1005,2076 1008,2079 1013,2082 1016,2085 1020,2086 1024,2083 1028,2080 1032,2077 1036,2078 1040,2081 1045,2085 1049,2086 1053,2083 1057,2079 1062,2076 1066,2079 1070,2082 1074,2085 1079,2085 1083,2082 1087,2079 1091,2077 1096,2080 1100,2083 1104,2086 1108,2084 1113,2081 1117,2078 1121,2077 1125,2081 1130,2084 1134,2087 1138,2084 1142,2080 1147,2077 1151,2078 1155,2081 1159,2085 1164,2086 1168,2083 1172,2080 1176,2076 1180,2079 1185,2082 1189,2085 1193,2085 1197,2082 1202,2079 1206,2077 1210,2080 1215,2083 1219,2086 1223,2084 1227,2081 1231,2078 1236,2077 1240,2081 1244,2084 1248,2087 1253,2084 1257,2081 1261,2077 1265,2078 1270,2081 1274,2084 1278,2086 1282,2083 1287,2080 1291,2077 1295,2079 1299,2082 1304,2085 1308,2086 1316,2080 1319,2077 1323,2078 1327,2081 1331,2084 1335,2086 1343,2080 1347,2077 1351,2078 1359,2084 1363,2087 1367,2084 1375,2078 1379,2077 1383,2080 1391,2086 1395,2085 1399,2082 1430,2080 1434,2077 1438,2079 1446,2085 1450,2086 1454,2083 1462,2077 1466,2078 1470,2081 1478,2087 1482,2084 1486,2081 1490,2078 1494,2077 1498,2080 1506,2086 1510,2085 1513,2082 1517,2079 1521,2076 1525,2079 1529,2082 1533,2085 1537,2085 1541,2082 1545,2079 1549,2076 1553,2079 1557,2082 1561,2085 1566,2086 1574,2079 1578,2076 1583,2079 1587,2083 1591,2086 1596,2085 1600,2081 1604,2078 1608,2077 1613,2080 1617,2084 1621,2087 1634,2077 1639,2078 1643,2081 1647,2085 1652,2086 1656,2083 1660,2079 1664,2076 1673,2082 1677,2086 1682,2085 1690,2078 1694,2077 1703,2084 1707,2087 1712,2084 1716,2081 1720,2077 1724,2078 1729,2081 1733,2084 1737,2086 1742,2083 1750,2076 1754,2079 1763,2086 1767,2085 1776,2078 1780,2077 1789,2083 1793,2087 1797,2084 1802,2081 1806,2077 1810,2078 1815,2081 1819,2084 1823,2086 1832,2080 1836,2077 1840,2079 1844,2082 1849,2085 1853,2085 1857,2082 1861,2079 1865,2076 1870,2079 1874,2083 1878,2086 1882,2085 1886,2082 1891,2078 1895,2077 1899,2080 1903,2083 1908,2086 1912,2084 1916,2081 1920,2078 1924,2077 1929,2081 1933,2084 1937,2087 1941,2084 1945,2081 1950,2077 1954,2078 1958,2081 1962,2084 1967,2086 1971,2083 1975,2080 1979,2077 1983,2079 1988,2082 1992,2085 1996,2086 2000,2082 2004,2079 2009,2076 2013,2079 2017,2082 2021,2086 2026,2085 2030,2082 2034,2079 2038,2077 2042,2080 2047,2083 2051,2086 2055,2084 2064,2078 2068,2077 2072,2081 2076,2084 2080,2087 2084,2084 2089,2081 2093,2077 2097,2078 2101,2081 2105,2084 2109,2087 2113,2084 2117,2081 2121,2078 2125,2077 2129,2080 2133,2083 2137,2086 2141,2085 2145,2082 2149,2079 2152,2076 2160,2082 2164,2085 2168,2086 2172,2083 2176,2080 2180,2077 2184,2078 2188,2081 2192,2084 2196,2087 2200,2084 2204,2081 2208,2077 2211,2077 2215,2081 2219,2084 2223,2086 2227,2084 2231,2081 2235,2078 2239,2077 2243,2080 2251,2086 2255,2085 2259,2082 2290,2080 2294,2077 2298,2078 2302,2081 2306,2084 2310,2087 2314,2084 2318,2081 2321,2078 2325,2077 2329,2080 2333,2083 2337,2086 2341,2085 2345,2082 2349,2079 2353,2076 2361,2083 2366,2086 2370,2085 2374,2082 2379,2078 2383,2077 2387,2080 2391,2083 2396,2087 2400,2084 2408,2077 2413,2078 2417,2081 2421,2084 2425,2086 2430,2083 2434,2080 2438,2077 2442,2079 2447,2082 2451,2085 2455,2085 2459,2082 2464,2079 2468,2076 2472,2080 2477,2083 2481,2086 2485,2085 2489,2081 2494,2078 2498,2077 2502,2080 2506,2084 2511,2087 2515,2084 2519,2081 2523,2077 2528,2078 2532,2081 2536,2084 2540,2086 2545,2083 2549,2080 2553,2076 2558,2079 2562,2082 2566,2085 2570,2085 2575,2082 2579,2079 2583,2077 2587,2080 2596,2086 2600,2084 2604,2081 2609,2078 2613,2077 2617,2081 2621,2084 2626,2087 2638,2078 2642,2077 2654,2086 2657,2084 2689,2082 2693,2079 2697,2076 2709,2085 2713,2086 2717,2083 2721,2080 2725,2077 2729,2078 2737,2084 2741,2086 2749,2080 2753,2077 2757,2078 2769,2087 2777,2081 2781,2078 2785,2077 2797,2086 2801,2084 2809,2078 2813,2077 2817,2080 2825,2086 2829,2085 2841,2076 2844,2079 2852,2085 2856,2086 2868,2077 2872,2078 2876,2081 2880,2084 2884,2087 2888,2084 2892,2081 2896,2078 2900,2077 2908,2083 2912,2086 2915,2085 2919,2082 2923,2079 2927,2076 2931,2079 2935,2082 2939,2085 2943,2086 2947,2083 2951,2080 2954,2077 2958,2078 2962,2081 2966,2084 2970,2087 2974,2084 3005,2082 3009,2079 3013,2076 3021,2082 3025,2085 3029,2086 3032,2083 3036,2080 3040,2077 3044,2078 3048,2081 3052,2084 3056,2087 3060,2084 3064,2081 3068,2078 3071,2077 3075,2080 3079,2083 3083,2086 3087,2085 3091,2082 3095,2079 3099,2076 3103,2079 3107,2082 3110,2085 3114,2086 3118,2083 3122,2080 3126,2077 3130,2078 3134,2081 3138,2084 3143,2086 3147,2083 3151,2080 3155,2077 3160,2079 3164,2082 3168,2085 3172,2086 3177,2082 3181,2079 3185,2076 3189,2079 3193,2083 3198,2086 3202,2085 3206,2082 3210,2078 3215,2077 3219,2080 3223,2083 3227,2086 3232,2084 3236,2081 3240,2078 3244,2077 3249,2081 3253,2084 3257,2087 3261,2084 3265,2080 3270,2077 3274,2078 3278,2081 3282,2085 3287,2086 3291,2083 3295,2080 3299,2076 3303,2079 3308,2082 3312,2085 3316,2085 3320,2082 3325,2079 3329,2076 3333,2080 3337,2083 3342,2086 3346,2085 3350,2081 3354,2078 3358,2077 3363,2080 3367,2084 3371,2087 3375,2084 3380,2081 3384,2077 3388,2078 3392,2081 3397,2084 3401,2086 3409,2080 3413,2077 3417,2078 3421,2081 3424,2084 3428,2087 3432,2084 3464,2082 3468,2079 3472,2076 3476,2079 3480,2082 3484,2085 3488,2086 3492,2083 3496,2080 3500,2077 3503,2078 3511,2084 3515,2087 3523,2081 3527,2077 3531,2077 3535,2081 3539,2084 3543,2087 3547,2084 3551,2081 3555,2078 3559,2077 3567,2083 3571,2086 3575,2085 3579,2082 3582,2079 3586,2076 3590,2079 3594,2082 3598,2085 3602,2086 3606,2083 3614,2077 3618,2078 3622,2081 3626,2084 3630,2087 3634,2084 3638,2081 3642,2078 3646,2077 3650,2080 3654,2083 3658,2087 3662,2084 3671,2077 3675,2078 3684,2084 3688,2086 3692,2083 3701,2077 3705,2079 3713,2085 3718,2085 3722,2082 3726,2079 3731,2077 3735,2080 3739,2083 3744,2085 3748,2084 3752,2081 3756,2078 3761,2077 3765,2081 3769,2084 3773,2085 3778,2083 3782,2080 3786,2077 3790,2078 3795,2082 3799,2084 3803,2084 3808,2082 3812,2079 3816,2076 3825,2083 3829,2084 3833,2083 3838,2081 3842,2078 3846,2077 3850,2080 3855,2083 3859,2083 3863,2083 3868,2081 3872,2077 3876,2078 3880,2081 3885,2082 3889,2082 3893,2082 3898,2080 3902,2076 3910,2082 3915,2082 3919,2082 3923,2082 3927,2079 3932,2077 3936,2080 3940,2081 3944,2081 3949,2081 3953,2081 3957,2078 3961,2077 3965,2081 3969,2081 3974,2081 3978,2081 3982,2081 3986,2077 3991,2078 3995,2080 3999,2080 4003,2080 4007,2080 4012,2080 4016,2077 4020,2078 4024,2080 4028,2080 4062,2079 4070,2079 4075,2076 4079,2079 4083,2079 4087,2079 4091,2079 4096,2078 4100,2078 4104,2077 4108,2078 4112,2078 4117,2078 4121,2078 4125,2078 4129,2078 4133,2077 4138,2078 4146,2078 4150,2078 4154,2078 4159,2077 4163,2077 4196,2077 4200,2077 4204,2077 4212,2077 4228,2077 4232,2077 4236,2076 4243,2076 4247,2076 4267,2076 4271,2076 4275,2076 4279,2075 4283,2075 4290,2075 4294,2075 4298,2074 4306,2074 4310,2074 4314,2073 4322,2073 4326,2073 4330,2073 4334,2073 4338,2073 4341,2072 4345,2072 4353,2072 4357,2072 4361,2071 4385,2070 4447,2067 4452,2067 4456,2067 4460,2067 4469,2067 4473,2066 4481,2066 4485,2066 4490,2065 4498,2065 4503,2065 4511,2065 4515,2065 4583,2062 4592,2062 4596,2062 4600,2061 4604,2061 4609,2061 4617,2061 4651,2060 4719,2058 4723,2058 4727,2057 4735,2057 4751,2057 4783,2056 4787,2056 4799,2055 4803,2055 4807,2055 4818,2055 4822,2055 4826,2055 4838,2054 4842,2054 4846,2054 4850,2053 4854,2053 4862,2053 4878,2051 4911,2049 4974,2044 4979,2044 4987,2044 4991,2043 4996,2043 5000,2043 5004,2043 5013,2042 5017,2042 5022,2041 5026,2041 5039,2040 5043,2040 5047,2040 5052,2040 5060,2039 5077,2038 5112,2036 5116,2036 5120,2036 5129,2035 5146,2034 5150,2034 5155,2034 5163,2033 5168,2033 5172,2033 5176,2032 5181,2032 5185,2032 5189,2031 5198,2030 5215,2029 5249,2025 5254,2025 5258,2024 5266,2024 5270,2023 5275,2023 5283,2022 5317,2019 5321,2018 5325,2018 5334,2017 5338,2017 5342,2016 5351,2016 5384,2013 5389,2013 5393,2012 5401,2012 5405,2011 5410,2011 5414,2011 5418,2010 5422,2010 5427,2009 5435,2008 5452,2006 5519,1998 5523,1997 5527,1997 5531,1996 5535,1996 5551,1994 5555,1993 5559,1993 5567,1992 5582,1990 5586,1990 5590,1989 5598,1989 5602,1988 5606,1987 5614,1986 5618,1985 5622,1985 5630,1984 5645,1981 5653,1980 5661,1979 5677,1976 5708,1972 5771,1962 5776,1961 5789,1959 5806,1956 5840,1950 5908,1937 5912,1936 5925,1934 5929,1933 5934,1932 5942,1930 5976,1923 6045,1907 6049,1906 6053,1905 6061,1903 6077,1899 6108,1890 6172,1873 6180,1871 6188,1868 6196,1865 6200,1864 6204,1863 6216,1860 6220,1859 6228,1857 6236,1854 6300,1833 6304,1831 6308,1830 6315,1827 6331,1822 6362,1810 6425,1785 6429,1783 6433,1781 6440,1778 6456,1772 6487,1757 6550,1727 6554,1725 6558,1722 6567,1718 6584,1709 6618,1690 6622,1688 6635,1680 6652,1670 6686,1649 6690,1646 6694,1643 6702,1637 6719,1626 6753,1601 6821,1548 6825,1545 6829,1541 6837,1534 6853,1520 6884,1491 6888,1487 6892,1484 6900,1476 6916,1459 6948,1425 6952,1421 6956,1416 6964,1407 6979,1389 7011,1350 7015,1345 7019,1340 7027,1330 7043,1311 7074,1267 7079,1261 7083,1255 7091,1242 7109,1216 7143,1159 7147,1152 7151,1145 7160,1131 7177,1100 7212,1034 7216,1026 7229,1001 7246,966 7280,894 7349,737 7353,727 7357,716 7366,696 7382,655 7416,572 7420,562 7424,552 7433,531 7450,490 7483,412 7488,402 7492,392 7500,372 7517,337 7551,267 7555,259 7559,251 7568,234 7584,203 7589,196 7593,188 7601,176 7618,150 7622,144 7626,138 7630,132 7634,126 7638,121 7642,116 7649,107 7653,102 7657,97 7665,88 7669,83 7673,78 7681,70 7685,66 7689,62 7693,58 7697,55 7701,52 7704,49 7712,43 7716,40 7720,37 7728,31 7732,28 7736,26 7740,23 7744,21 7748,18 7752,17 7756,16 7759,15 7763,13 7767,12 7775,10 7779,9 7783,7 7791,5 7795,4 7799,2 7803,1 7807,0 7810,0 7814,1 7818,2 7822,3 7826,3 7830,4 7869,12 7874,12 7878,13 7882,14 7886,15 7891,16 7895,17 7903,19 7908,21 7916,23 7921,25 7925,28 7929,31 7942,40 7946,42 7955,47 7963,52 7971,58 7976,61 7980,64 7989,72 8006,87 8014,94 8023,101 8040,117 8074,152 8078,157 8082,161 8091,170 8108,190 8142,230 8146,235 8150,240 8158,250 8174,270 8205,310 8269,395 8396,566 8400,571 8404,576 8412,586 8427,607 8459,647 8521,725 8529,735 8536,744 8552,763 8583,799 8646,868 8650,872 8654,877 8662,886 8679,903 8713,937 8722,946 8730,954 8747,969 8781,999 8785,1003 8789,1006 8798,1013 8815,1027 8848,1053 8916,1099 8920,1102 8924,1104 8932,1109 8948,1118 8979,1136 8983,1138 8987,1140 8995,1144 9011,1152 9042,1166 9046,1167 9050,1169 9058,1172 9074,1178 9105,1189 9109,1191 9113,1192 9121,1195 9137,1199 9169,1208 9186,1213 9203,1217 9237,1224 9254,1228 9271,1231 9305,1237 9310,1238 9314,1239 9323,1240 9340,1243 9374,1249 9442,1259 9446,1260 9450,1261 9458,1262 9474,1264 9506,1270 9510,1270 9514,1271 9522,1272 9538,1275 9570,1281 9574,1282 9578,1282 9586,1284 9602,1287 9606,1288 9610,1288 9618,1290 9622,1291 9630,1292 9634,1293 9698,1307 9702,1308 9706,1309 9713,1311 9729,1315 9760,1323 9823,1340 9827,1342 9831,1343 9839,1345 9854,1350 9886,1360 9948,1381 9957,1384 9965,1387 9982,1393 10016,1406 10084,1432 10220,1488 10474,1597 10749,1710 10753,1712 10757,1713 10765,1716 10782,1722 10816,1736 10883,1761 11018,1807 11026,1810 11034,1813 11081,1827 11144,1847 11148,1848 11152,1849 11160,1852 11176,1857 11207,1865 11270,1883 11274,1884 11279,1885 11287,1887 11304,1892 11338,1901 11407,1918 11415,1920 11424,1922 11441,1926 11475,1933 11543,1948 11547,1949 11551,1949 11559,1951 11563,1952 11571,1954 11575,1955 11583,1955 11587,1956 11591,1956 11607,1960 11670,1973 11678,1974 11686,1975 11702,1978 11710,1980 11718,1981 11734,1984 11798,1994 11802,1995 11806,1995 11813,1997 11817,1997 11821,1998 11829,1999 11833,1999 11841,2000 11845,2001 11860,2004 11864,2005 11868,2005 11876,2007 11880,2007 11884,2008 11892,2009 11895,2010 11899,2010 11903,2011 11907,2011 11911,2012 11915,2012 11923,2013 11927,2014 11931,2014 11934,2014 11938,2015 11942,2015 11950,2016 11954,2016 11962,2017 11970,2018 11973,2018 11977,2019 11981,2019 11985,2020 11989,2021 11993,2021 12001,2022 12016,2024 12048,2028 12052,2029 12056,2030 12060,2030 12065,2031 12069,2031 12073,2032 12077,2033 12081,2033 12086,2033 12090,2034 12098,2034 12115,2035 12124,2036 12128,2036 12137,2037 12141,2038 12145,2038 12149,2038 12158,2039 12166,2040 12170,2040 12175,2040 12179,2041 12183,2041 12187,2041 12192,2042 12200,2043 12204,2043 12209,2044 12213,2044 12217,2045 12251,2048 12255,2049 12259,2049 12264,2050 12268,2050 12276,2051 12281,2050 12285,2052 12289,2052 12298,2053 12302,2054 12306,2054 12315,2054 12319,2055 12323,2055 12327,2055 12331,2055 12335,2055 12338,2056 12342,2056 12346,2056 12350,2056 12354,2056 12358,2056 12366,2057 12370,2057 12374,2057 12382,2057 12386,2058 12390,2058 12394,2058 12398,2058 12402,2059 12410,2059 12413,2059 12417,2059 12421,2059 12429,2060 12437,2060 12441,2060 12449,2061 12453,2061 12457,2061 12461,2062 12465,2062 12469,2062 12473,2062 12477,2062 12485,2063 12489,2063 12493,2063 12497,2063 12500,2064 12504,2064 12508,2064 12572,2069 12580,2069 12585,2070 12589,2070 12598,2070 12607,2071 12625,2073 12642,2074 12651,2075 12655,2075 12664,2076 12678,2076 12682,2076 12686,2077 12691,2077 12695,2077 12717,2077 12722,2077 12735,2078 12739,2076 12744,2078 12748,2078 12752,2078 12761,2078 12766,2078 12770,2078 12775,2079 12792,2079 12797,2076 12801,2079 12805,2080 12810,2080 12819,2080 12823,2078 12827,2078 12832,2081 12841,2081 12845,2081 12849,2079 12854,2076">
          <text:p/>
        </draw:polyline>
        <draw:polyline draw:style-name="gr6" draw:text-style-name="P1" draw:layer="layout" svg:width="12.853cm" svg:height="1.917cm" svg:x="1.523cm" svg:y="8.424cm" svg:viewBox="0 0 12854 1918" draw:points="0,1918 12,1918 16,1917 20,1914 24,1911 28,1908 32,1909 36,1912 40,1915 44,1918 48,1915 52,1912 56,1909 60,1908 64,1911 67,1914 71,1917 75,1915 79,1912 95,1914 127,1916 131,1917 135,1914 138,1911 142,1908 146,1909 150,1912 154,1915 158,1918 162,1915 166,1912 170,1909 174,1908 178,1911 186,1917 190,1916 194,1913 198,1910 202,1907 206,1910 209,1913 213,1916 217,1917 225,1911 229,1908 233,1909 237,1912 241,1915 245,1918 249,1915 253,1912 257,1908 261,1909 266,1912 270,1915 274,1917 283,1911 287,1907 291,1910 296,1913 300,1916 304,1916 308,1913 313,1910 317,1908 321,1911 325,1914 330,1917 334,1915 338,1912 343,1909 347,1909 351,1912 355,1915 360,1918 364,1914 368,1911 372,1908 377,1909 385,1916 390,1917 394,1913 398,1910 402,1907 407,1910 415,1917 419,1916 424,1912 428,1909 432,1908 441,1915 445,1918 449,1915 458,1908 462,1909 466,1912 471,1915 475,1917 483,1911 488,1907 492,1910 496,1913 501,1916 505,1916 514,1910 518,1908 522,1911 526,1914 530,1917 534,1916 542,1910 546,1908 558,1917 562,1916 574,1907 578,1910 586,1916 590,1917 602,1908 606,1909 614,1915 618,1917 622,1914 654,1912 658,1909 662,1908 670,1914 674,1917 678,1915 686,1909 690,1908 702,1917 706,1916 710,1913 714,1910 718,1907 730,1916 734,1917 746,1908 750,1910 758,1916 762,1917 766,1914 774,1908 778,1909 782,1912 786,1915 789,1918 793,1915 797,1912 801,1909 805,1908 809,1911 813,1914 817,1917 821,1916 825,1913 829,1910 833,1907 836,1910 840,1913 844,1916 848,1917 852,1914 860,1908 864,1909 868,1912 872,1915 876,1918 879,1915 883,1912 887,1909 891,1908 895,1911 899,1914 903,1917 907,1916 911,1913 915,1910 919,1907 923,1910 930,1916 934,1917 938,1914 969,1912 973,1909 977,1908 981,1911 985,1914 989,1917 993,1916 997,1913 1001,1910 1005,1907 1008,1910 1013,1913 1016,1916 1020,1917 1024,1914 1028,1911 1032,1908 1036,1909 1040,1912 1045,1916 1049,1917 1053,1914 1057,1910 1062,1907 1066,1910 1070,1913 1074,1916 1079,1916 1083,1913 1087,1910 1091,1908 1096,1911 1100,1914 1104,1917 1108,1915 1113,1912 1117,1909 1121,1908 1125,1912 1130,1915 1134,1918 1138,1915 1142,1911 1147,1908 1151,1909 1155,1912 1159,1916 1164,1917 1168,1914 1172,1911 1176,1907 1180,1910 1185,1913 1189,1916 1193,1916 1197,1913 1202,1910 1206,1908 1210,1911 1215,1914 1219,1917 1223,1915 1227,1912 1231,1909 1236,1908 1240,1912 1244,1915 1248,1918 1253,1915 1257,1912 1261,1908 1265,1909 1270,1912 1274,1915 1278,1917 1282,1914 1287,1911 1291,1908 1295,1910 1299,1913 1304,1916 1308,1917 1316,1911 1319,1908 1323,1909 1327,1912 1331,1915 1335,1917 1343,1911 1347,1908 1351,1909 1359,1915 1363,1918 1367,1915 1375,1909 1379,1908 1383,1911 1391,1917 1395,1916 1399,1913 1430,1911 1434,1908 1438,1910 1446,1916 1450,1917 1454,1914 1462,1908 1466,1909 1470,1912 1478,1918 1482,1915 1486,1912 1490,1909 1494,1908 1498,1911 1506,1917 1510,1916 1513,1913 1517,1910 1521,1907 1525,1910 1529,1913 1533,1916 1537,1916 1541,1913 1545,1910 1549,1907 1553,1910 1557,1913 1561,1916 1566,1917 1574,1910 1578,1907 1583,1910 1587,1914 1591,1917 1596,1916 1600,1912 1604,1909 1608,1908 1613,1911 1617,1915 1621,1918 1634,1908 1639,1909 1643,1912 1647,1916 1652,1917 1656,1914 1660,1910 1664,1907 1673,1913 1677,1917 1682,1916 1690,1909 1694,1908 1703,1915 1707,1918 1712,1915 1716,1912 1720,1908 1724,1909 1729,1912 1733,1915 1737,1917 1742,1914 1750,1907 1754,1910 1763,1917 1767,1916 1776,1909 1780,1908 1789,1914 1793,1918 1797,1915 1802,1912 1806,1908 1810,1909 1815,1912 1819,1915 1823,1917 1832,1911 1836,1908 1840,1910 1844,1913 1849,1916 1853,1916 1857,1913 1861,1910 1865,1907 1870,1910 1874,1914 1878,1917 1882,1916 1886,1913 1891,1909 1895,1908 1899,1911 1903,1914 1908,1917 1912,1915 1916,1912 1920,1909 1924,1908 1929,1912 1933,1915 1937,1918 1941,1915 1945,1912 1950,1908 1954,1909 1958,1912 1962,1915 1967,1917 1971,1914 1975,1911 1979,1908 1983,1910 1988,1913 1992,1916 1996,1917 2000,1913 2004,1910 2009,1907 2013,1910 2017,1913 2021,1917 2026,1916 2030,1913 2034,1910 2038,1908 2042,1911 2047,1914 2051,1917 2055,1915 2064,1909 2068,1908 2072,1912 2076,1915 2080,1918 2084,1915 2089,1912 2093,1908 2097,1909 2101,1912 2105,1915 2109,1918 2113,1915 2117,1912 2121,1909 2125,1908 2129,1911 2133,1914 2137,1917 2141,1916 2145,1913 2149,1910 2152,1907 2160,1913 2164,1916 2168,1917 2172,1914 2176,1911 2180,1908 2184,1909 2188,1912 2192,1915 2196,1918 2200,1915 2204,1912 2208,1908 2211,1908 2215,1912 2219,1915 2223,1917 2227,1915 2231,1912 2235,1909 2239,1908 2243,1911 2251,1917 2255,1916 2259,1913 2290,1911 2294,1908 2298,1909 2302,1912 2306,1915 2310,1918 2314,1915 2318,1912 2321,1909 2325,1908 2329,1911 2333,1914 2337,1917 2341,1916 2345,1913 2349,1910 2353,1907 2361,1914 2366,1917 2370,1916 2374,1913 2379,1909 2383,1908 2387,1911 2391,1914 2396,1918 2400,1915 2408,1908 2413,1909 2417,1912 2421,1915 2425,1917 2430,1914 2434,1911 2438,1908 2442,1910 2447,1913 2451,1916 2455,1916 2459,1913 2464,1910 2468,1907 2472,1911 2477,1914 2481,1917 2485,1916 2489,1912 2494,1909 2498,1908 2502,1911 2506,1915 2511,1918 2515,1915 2519,1912 2523,1908 2528,1909 2532,1912 2536,1915 2540,1917 2545,1914 2549,1911 2553,1907 2558,1910 2562,1913 2566,1916 2570,1916 2575,1913 2579,1910 2583,1908 2587,1911 2596,1917 2600,1915 2604,1912 2609,1909 2613,1908 2617,1912 2621,1915 2626,1918 2638,1909 2642,1908 2654,1917 2657,1915 2689,1913 2693,1910 2697,1907 2709,1916 2713,1917 2717,1914 2721,1911 2725,1908 2729,1909 2737,1915 2741,1917 2749,1911 2753,1908 2757,1909 2769,1918 2777,1912 2781,1909 2785,1908 2797,1917 2801,1915 2809,1909 2813,1908 2817,1911 2825,1917 2829,1916 2841,1907 2844,1910 2852,1916 2856,1917 2868,1908 2872,1909 2876,1912 2880,1915 2884,1918 2888,1915 2892,1912 2896,1909 2900,1908 2908,1914 2912,1917 2915,1916 2919,1913 2923,1910 2927,1907 2931,1910 2935,1913 2939,1916 2943,1917 2947,1914 2951,1911 2954,1908 2958,1909 2962,1912 2966,1915 2970,1918 2974,1915 3005,1913 3009,1910 3013,1907 3021,1913 3025,1916 3029,1917 3032,1914 3036,1911 3040,1908 3044,1909 3048,1912 3052,1915 3056,1918 3060,1915 3064,1912 3068,1909 3071,1908 3075,1911 3079,1914 3083,1917 3087,1916 3091,1913 3095,1910 3099,1907 3103,1910 3107,1913 3110,1916 3114,1917 3118,1914 3122,1911 3126,1908 3130,1909 3134,1912 3138,1915 3143,1917 3147,1914 3151,1911 3155,1908 3160,1910 3164,1913 3168,1916 3172,1917 3177,1913 3181,1910 3185,1907 3189,1910 3193,1914 3198,1917 3202,1916 3206,1913 3210,1909 3215,1908 3219,1911 3223,1914 3227,1917 3232,1915 3236,1912 3240,1909 3244,1908 3249,1912 3253,1915 3257,1918 3261,1915 3265,1911 3270,1908 3274,1909 3278,1912 3282,1916 3287,1917 3291,1914 3295,1911 3299,1907 3303,1910 3308,1913 3312,1916 3316,1916 3320,1913 3325,1910 3329,1907 3333,1911 3337,1914 3342,1917 3346,1916 3350,1912 3354,1909 3358,1908 3363,1911 3367,1915 3371,1918 3375,1915 3380,1912 3384,1908 3388,1909 3392,1912 3397,1915 3401,1917 3409,1911 3413,1908 3417,1909 3421,1912 3424,1915 3428,1918 3432,1915 3464,1913 3468,1910 3472,1907 3476,1910 3480,1913 3484,1916 3488,1917 3492,1914 3496,1911 3500,1908 3503,1909 3511,1915 3515,1918 3523,1912 3527,1908 3531,1908 3535,1912 3539,1915 3543,1918 3547,1915 3551,1912 3555,1909 3559,1908 3567,1914 3571,1917 3575,1916 3579,1913 3582,1910 3586,1907 3590,1910 3594,1913 3598,1916 3602,1917 3606,1914 3614,1908 3618,1909 3622,1912 3626,1915 3630,1918 3634,1915 3638,1912 3642,1909 3646,1908 3650,1911 3654,1914 3658,1918 3662,1915 3671,1908 3675,1909 3684,1915 3688,1917 3692,1914 3701,1908 3705,1910 3713,1916 3718,1916 3722,1913 3726,1910 3731,1908 3735,1911 3739,1914 3744,1917 3748,1915 3752,1912 3756,1909 3761,1908 3765,1912 3769,1915 3773,1917 3778,1914 3782,1911 3786,1908 3790,1909 3795,1913 3799,1916 3803,1916 3808,1913 3812,1910 3816,1907 3825,1914 3829,1916 3833,1916 3838,1912 3842,1909 3846,1908 3855,1915 3859,1915 3863,1915 3872,1908 3876,1909 3880,1912 3885,1915 3889,1914 3893,1914 3902,1907 3906,1910 3910,1913 3915,1914 3919,1914 3923,1913 3927,1910 3932,1908 3936,1911 3940,1913 3944,1913 3949,1913 3953,1912 3957,1909 3961,1908 3965,1912 3969,1913 3974,1913 3978,1913 3982,1912 3986,1908 3991,1909 3995,1912 3999,1912 4003,1912 4007,1912 4012,1911 4016,1908 4020,1909 4024,1912 4028,1912 4033,1912 4037,1912 4041,1911 4043,1909 4045,1907 4048,1909 4049,1910 4054,1911 4058,1911 4062,1911 4066,1911 4070,1910 4075,1907 4079,1910 4083,1911 4091,1911 4096,1910 4100,1909 4103,1908 4104,1908 4105,1908 4108,1910 4112,1910 4117,1910 4125,1910 4129,1909 4133,1908 4138,1910 4142,1910 4146,1910 4150,1909 4154,1909 4159,1908 4163,1909 4167,1909 4171,1909 4175,1909 4184,1909 4188,1908 4192,1909 4200,1909 4204,1909 4212,1909 4216,1908 4228,1908 4259,1908 4267,1908 4271,1908 4275,1907 4279,1908 4287,1908 4290,1907 4298,1907 4302,1907 4306,1907 4322,1907 4326,1907 4330,1907 4338,1906 4353,1905 4385,1904 4447,1901 4456,1901 4460,1900 4464,1900 4469,1900 4473,1900 4481,1899 4485,1899 4494,1899 4498,1899 4511,1898 4515,1898 4583,1895 4719,1890 4723,1890 4727,1890 4735,1890 4743,1890 4747,1890 4763,1889 4767,1889 4775,1889 4783,1888 4787,1888 4791,1888 4799,1888 4815,1888 4846,1887 4854,1886 4862,1886 4878,1886 4882,1886 4894,1885 4898,1885 4907,1884 4911,1884 4915,1884 4919,1884 4927,1883 4942,1882 4946,1881 4950,1881 4958,1881 4974,1879 4979,1879 4996,1878 5000,1878 5004,1877 5009,1877 5013,1877 5017,1876 5026,1876 5043,1875 5112,1870 5120,1870 5125,1870 5129,1869 5133,1869 5138,1869 5150,1868 5155,1868 5163,1867 5181,1866 5193,1865 5198,1865 5202,1865 5206,1865 5215,1864 5219,1864 5228,1864 5232,1863 5236,1863 5241,1863 5249,1862 5254,1861 5258,1861 5266,1860 5283,1858 5317,1855 5384,1849 5389,1848 5393,1848 5397,1848 5401,1847 5405,1847 5410,1846 5418,1846 5422,1845 5427,1845 5435,1844 5452,1843 5456,1843 5460,1842 5465,1842 5469,1842 5473,1841 5477,1841 5486,1839 5490,1839 5494,1838 5498,1838 5503,1837 5507,1837 5511,1836 5519,1835 5523,1835 5527,1834 5535,1833 5539,1833 5543,1832 5551,1831 5555,1831 5559,1830 5567,1829 5582,1828 5586,1827 5590,1827 5598,1826 5614,1824 5618,1823 5622,1823 5630,1822 5634,1822 5638,1821 5645,1820 5653,1820 5657,1819 5661,1818 5665,1818 5669,1817 5677,1816 5708,1811 5712,1810 5716,1810 5724,1809 5740,1806 5771,1802 5789,1799 5793,1799 5801,1798 5806,1797 5810,1796 5814,1795 5823,1793 5840,1790 5844,1789 5848,1788 5852,1787 5857,1786 5861,1786 5865,1786 5870,1785 5874,1785 5908,1779 5917,1777 5921,1776 5925,1776 5934,1774 5942,1772 5976,1765 6045,1751 6077,1743 6108,1736 6172,1719 6176,1718 6180,1717 6188,1715 6204,1711 6236,1701 6300,1682 6304,1681 6308,1680 6315,1677 6331,1672 6362,1661 6425,1637 6429,1635 6433,1634 6440,1632 6456,1626 6487,1613 6550,1585 6554,1583 6558,1581 6567,1577 6584,1569 6618,1551 6622,1549 6635,1542 6652,1533 6686,1513 6690,1511 6694,1508 6702,1503 6719,1492 6753,1470 6821,1421 6829,1415 6837,1410 6853,1397 6884,1370 6888,1367 6892,1364 6900,1357 6916,1343 6948,1313 6952,1309 6964,1297 6979,1280 7011,1246 7074,1170 7079,1165 7083,1159 7091,1148 7109,1124 7143,1074 7147,1068 7151,1062 7160,1050 7177,1023 7212,967 7220,953 7229,938 7246,908 7280,844 7349,708 7353,699 7357,690 7366,672 7382,636 7416,567 7483,427 7488,419 7492,410 7500,393 7517,360 7551,298 7555,291 7559,283 7568,268 7584,240 7618,187 7622,181 7626,176 7634,164 7649,144 7653,139 7657,135 7665,126 7681,107 7685,102 7689,98 7693,93 7697,90 7712,75 7716,71 7720,67 7728,61 7732,58 7736,55 7744,49 7748,45 7752,43 7759,38 7763,36 7767,33 7775,28 7779,26 7783,24 7791,20 7795,19 7799,17 7803,15 7807,13 7810,12 7814,11 7822,8 7826,7 7830,6 7834,5 7838,4 7842,4 7846,3 7850,2 7854,2 7858,1 7862,0 7865,0 7869,0 7874,0 7878,0 7882,0 7886,0 7891,0 7912,3 7916,3 7921,4 7925,5 7929,6 7937,9 7946,11 7955,14 7959,15 7963,17 7971,20 7976,21 7980,23 7989,28 7993,30 7997,32 8001,34 8006,36 8023,46 8040,57 8044,60 8048,63 8057,69 8074,82 8082,89 8091,95 8108,110 8142,142 8146,145 8150,149 8158,157 8174,173 8205,207 8269,279 8396,431 8400,435 8404,440 8412,450 8427,468 8459,506 8521,579 8529,587 8536,596 8552,614 8583,648 8646,713 8654,722 8662,731 8679,748 8713,780 8722,788 8730,796 8747,811 8781,839 8789,846 8798,853 8815,866 8848,892 8853,895 8857,898 8865,904 8882,915 8916,937 8920,939 8924,942 8932,946 8948,955 8979,972 8983,974 8987,976 8995,980 9011,987 9042,1001 9046,1002 9050,1004 9058,1007 9074,1013 9105,1024 9109,1025 9113,1027 9121,1029 9137,1034 9169,1043 9173,1044 9177,1045 9186,1047 9203,1051 9237,1058 9241,1059 9245,1060 9254,1062 9271,1065 9305,1071 9310,1072 9314,1073 9340,1077 9374,1082 9442,1093 9446,1093 9450,1094 9458,1095 9474,1098 9506,1103 9510,1103 9514,1104 9518,1105 9522,1105 9538,1108 9570,1114 9574,1114 9578,1115 9586,1117 9602,1120 9610,1121 9618,1123 9634,1126 9638,1126 9642,1127 9646,1128 9650,1129 9698,1140 9702,1141 9706,1142 9713,1144 9729,1148 9760,1155 9823,1173 9827,1174 9831,1175 9839,1178 9854,1182 9886,1192 9948,1213 9957,1216 9965,1219 9982,1225 10016,1237 10084,1264 10220,1319 10474,1428 10749,1541 10753,1543 10757,1544 10765,1548 10782,1553 10816,1567 10883,1592 11018,1638 11026,1641 11034,1644 11050,1649 11081,1658 11144,1678 11148,1679 11152,1680 11160,1683 11176,1688 11207,1696 11270,1714 11274,1715 11279,1716 11287,1718 11304,1723 11338,1732 11407,1749 11415,1751 11424,1753 11441,1757 11475,1764 11543,1779 11547,1780 11551,1780 11559,1782 11563,1783 11571,1785 11575,1786 11583,1786 11587,1787 11591,1787 11607,1791 11670,1804 11678,1805 11686,1806 11702,1809 11710,1811 11718,1812 11734,1815 11798,1825 11802,1826 11806,1826 11813,1828 11817,1828 11821,1829 11829,1830 11833,1830 11841,1831 11845,1832 11860,1835 11864,1836 11868,1836 11876,1838 11880,1838 11884,1839 11892,1840 11895,1841 11899,1841 11903,1842 11907,1842 11911,1843 11915,1843 11923,1844 11927,1845 11931,1845 11934,1845 11938,1846 11942,1846 11950,1847 11954,1847 11962,1848 11970,1849 11973,1849 11977,1850 11981,1850 11985,1851 11989,1852 11993,1852 12001,1853 12016,1855 12048,1859 12052,1860 12056,1861 12060,1861 12065,1862 12069,1862 12073,1863 12077,1864 12081,1864 12086,1864 12090,1865 12098,1865 12115,1866 12124,1867 12128,1867 12137,1868 12141,1869 12145,1869 12149,1869 12158,1870 12166,1871 12170,1871 12175,1871 12179,1872 12183,1872 12187,1872 12192,1873 12200,1874 12204,1874 12209,1875 12213,1875 12217,1876 12251,1879 12255,1880 12259,1880 12264,1881 12268,1881 12276,1882 12281,1881 12285,1883 12289,1883 12298,1884 12302,1885 12306,1885 12315,1885 12319,1886 12323,1886 12327,1886 12331,1886 12335,1886 12338,1887 12342,1887 12346,1887 12350,1887 12354,1887 12358,1887 12366,1888 12370,1888 12374,1888 12382,1888 12386,1889 12390,1889 12394,1889 12398,1889 12402,1890 12410,1890 12413,1890 12417,1890 12421,1890 12429,1891 12437,1891 12441,1891 12449,1892 12453,1892 12457,1892 12461,1893 12465,1893 12469,1893 12473,1893 12477,1893 12485,1894 12489,1894 12493,1894 12497,1894 12500,1895 12504,1895 12508,1895 12572,1900 12580,1900 12585,1901 12589,1901 12598,1901 12607,1902 12625,1904 12642,1905 12651,1906 12655,1906 12664,1907 12678,1907 12682,1907 12686,1908 12691,1908 12695,1908 12717,1908 12722,1908 12735,1909 12739,1907 12744,1909 12748,1909 12752,1909 12761,1909 12766,1909 12770,1909 12775,1910 12792,1910 12797,1907 12801,1910 12805,1911 12810,1911 12819,1911 12823,1909 12827,1909 12832,1912 12841,1912 12845,1912 12849,1910 12854,1907">
          <text:p/>
        </draw:polyline>
        <draw:polyline draw:style-name="gr6" draw:text-style-name="P1" draw:layer="layout" svg:width="12.853cm" svg:height="2.321cm" svg:x="1.523cm" svg:y="8.02cm" svg:viewBox="0 0 12854 2322" draw:points="0,2322 12,2322 16,2321 20,2318 24,2315 28,2312 32,2313 36,2316 40,2319 44,2322 48,2319 52,2316 56,2313 60,2312 64,2315 67,2318 71,2321 75,2319 79,2316 95,2318 127,2320 131,2321 135,2318 138,2315 142,2312 146,2313 150,2316 154,2319 158,2322 162,2319 166,2316 170,2313 174,2312 178,2315 186,2321 190,2320 194,2317 198,2314 202,2311 206,2314 209,2317 213,2320 217,2321 225,2315 229,2312 233,2313 237,2316 241,2319 245,2322 249,2319 253,2316 257,2312 261,2313 266,2316 270,2319 274,2321 283,2315 287,2311 291,2314 296,2317 300,2320 304,2320 308,2317 313,2314 317,2312 321,2315 325,2318 330,2321 334,2319 338,2316 343,2313 347,2313 351,2316 355,2319 360,2322 364,2318 368,2315 372,2312 377,2313 385,2320 390,2321 394,2317 398,2314 402,2311 407,2314 415,2321 419,2320 424,2316 428,2313 432,2312 441,2319 445,2322 449,2319 458,2312 462,2313 466,2316 471,2319 475,2321 483,2315 488,2311 492,2314 496,2317 501,2320 505,2320 514,2314 518,2312 522,2315 526,2318 530,2321 534,2320 542,2314 546,2312 558,2321 562,2320 574,2311 578,2314 586,2320 590,2321 602,2312 606,2313 614,2319 618,2321 622,2318 654,2316 658,2313 662,2312 670,2318 674,2321 678,2319 686,2313 690,2312 702,2321 706,2320 710,2317 714,2314 718,2311 730,2320 734,2321 746,2312 750,2314 758,2320 762,2321 766,2318 774,2312 778,2313 782,2316 786,2319 789,2322 793,2319 797,2316 801,2313 805,2312 809,2315 813,2318 817,2321 821,2320 825,2317 829,2314 833,2311 836,2314 840,2317 844,2320 848,2321 852,2318 860,2312 864,2313 868,2316 872,2319 876,2322 879,2319 883,2316 887,2313 891,2312 895,2315 899,2318 903,2321 907,2320 911,2317 915,2314 919,2311 923,2314 930,2320 934,2321 938,2318 969,2316 973,2313 977,2312 981,2315 985,2318 989,2321 993,2320 997,2317 1001,2314 1005,2311 1008,2314 1013,2317 1016,2320 1020,2321 1024,2318 1028,2315 1032,2312 1036,2313 1040,2316 1045,2320 1049,2321 1053,2318 1057,2314 1062,2311 1066,2314 1070,2317 1074,2320 1079,2320 1083,2317 1087,2314 1091,2312 1096,2315 1100,2318 1104,2321 1108,2319 1113,2316 1117,2313 1121,2312 1125,2316 1130,2319 1134,2322 1138,2319 1142,2315 1147,2312 1151,2313 1155,2316 1159,2320 1164,2321 1168,2318 1172,2315 1176,2311 1180,2314 1185,2317 1189,2320 1193,2320 1197,2317 1202,2314 1206,2312 1210,2315 1215,2318 1219,2321 1223,2319 1227,2316 1231,2313 1236,2312 1240,2316 1244,2319 1248,2322 1253,2319 1257,2316 1261,2312 1265,2313 1270,2316 1274,2319 1278,2321 1282,2318 1287,2315 1291,2312 1295,2314 1299,2317 1304,2320 1308,2321 1316,2315 1319,2312 1323,2313 1327,2316 1331,2319 1335,2321 1343,2315 1347,2312 1351,2313 1359,2319 1363,2322 1367,2319 1375,2313 1379,2312 1383,2315 1391,2321 1395,2320 1399,2317 1430,2315 1434,2312 1438,2314 1446,2320 1450,2321 1454,2318 1462,2312 1466,2313 1470,2316 1478,2322 1482,2319 1486,2316 1490,2313 1494,2312 1498,2315 1506,2321 1510,2320 1513,2317 1517,2314 1521,2311 1525,2314 1529,2317 1533,2320 1537,2320 1541,2317 1545,2314 1549,2311 1553,2314 1557,2317 1561,2320 1566,2321 1574,2314 1578,2311 1583,2314 1587,2318 1591,2321 1596,2320 1600,2316 1604,2313 1608,2312 1613,2315 1617,2319 1621,2322 1634,2312 1639,2313 1643,2316 1647,2320 1652,2321 1656,2318 1660,2314 1664,2311 1673,2317 1677,2321 1682,2320 1690,2313 1694,2312 1703,2319 1707,2322 1712,2319 1716,2316 1720,2312 1724,2313 1729,2316 1733,2319 1737,2321 1742,2318 1750,2311 1754,2314 1763,2321 1767,2320 1776,2313 1780,2312 1789,2318 1793,2322 1797,2319 1802,2316 1806,2312 1810,2313 1815,2316 1819,2319 1823,2321 1832,2315 1836,2312 1840,2314 1844,2317 1849,2320 1853,2320 1857,2317 1861,2314 1865,2311 1870,2314 1874,2318 1878,2321 1882,2320 1886,2317 1891,2313 1895,2312 1899,2315 1903,2318 1908,2321 1912,2319 1916,2316 1920,2313 1924,2312 1929,2316 1933,2319 1937,2322 1941,2319 1945,2316 1950,2312 1954,2313 1958,2316 1962,2319 1967,2321 1971,2318 1975,2315 1979,2312 1983,2314 1988,2317 1992,2320 1996,2321 2000,2317 2004,2314 2009,2311 2013,2314 2017,2317 2021,2321 2026,2320 2030,2317 2034,2314 2038,2312 2042,2315 2047,2318 2051,2321 2055,2319 2064,2313 2068,2312 2072,2316 2076,2319 2080,2322 2084,2319 2089,2316 2093,2312 2097,2313 2101,2316 2105,2319 2109,2322 2113,2319 2117,2316 2121,2313 2125,2312 2129,2315 2133,2318 2137,2321 2141,2320 2145,2317 2149,2314 2152,2311 2160,2317 2164,2320 2168,2321 2172,2318 2176,2315 2180,2312 2184,2313 2188,2316 2192,2319 2196,2322 2200,2319 2204,2316 2208,2312 2211,2312 2215,2316 2219,2319 2223,2321 2227,2319 2231,2316 2235,2313 2239,2312 2243,2315 2251,2321 2255,2320 2259,2317 2290,2315 2294,2312 2298,2313 2302,2316 2306,2319 2310,2322 2314,2319 2318,2316 2321,2313 2325,2312 2329,2315 2333,2318 2337,2321 2341,2320 2345,2317 2349,2314 2353,2311 2361,2318 2366,2321 2370,2320 2374,2317 2379,2313 2383,2312 2387,2315 2391,2318 2396,2322 2400,2319 2408,2312 2413,2313 2417,2316 2421,2319 2425,2321 2430,2318 2434,2315 2438,2312 2442,2314 2447,2317 2451,2320 2455,2320 2459,2317 2464,2314 2468,2311 2472,2315 2477,2318 2481,2321 2485,2320 2489,2316 2494,2313 2498,2312 2502,2315 2506,2319 2511,2322 2515,2319 2519,2316 2523,2312 2528,2313 2532,2316 2536,2319 2540,2321 2545,2318 2549,2315 2553,2311 2558,2314 2562,2317 2566,2320 2570,2320 2575,2317 2579,2314 2583,2312 2587,2315 2596,2321 2600,2319 2604,2316 2609,2313 2613,2312 2617,2316 2621,2319 2626,2322 2638,2313 2642,2312 2654,2321 2657,2319 2689,2317 2693,2314 2697,2311 2709,2320 2713,2321 2717,2318 2721,2315 2725,2312 2729,2313 2737,2319 2741,2321 2749,2315 2753,2312 2757,2313 2769,2322 2777,2316 2781,2313 2785,2312 2797,2321 2801,2319 2809,2313 2813,2312 2817,2315 2825,2321 2829,2320 2841,2311 2844,2314 2852,2320 2856,2321 2868,2312 2872,2313 2876,2316 2880,2319 2884,2322 2888,2319 2892,2316 2896,2313 2900,2312 2908,2318 2912,2321 2915,2320 2919,2317 2923,2314 2927,2311 2931,2314 2935,2317 2939,2320 2943,2321 2947,2318 2951,2315 2954,2312 2958,2313 2962,2316 2966,2319 2970,2322 2974,2319 3005,2317 3009,2314 3013,2311 3021,2317 3025,2320 3029,2321 3032,2318 3036,2315 3040,2312 3044,2313 3048,2316 3052,2319 3056,2322 3060,2319 3064,2316 3068,2313 3071,2312 3075,2315 3079,2318 3083,2321 3087,2320 3091,2317 3095,2314 3099,2311 3103,2314 3107,2317 3110,2320 3114,2321 3118,2318 3122,2315 3126,2312 3130,2313 3134,2316 3138,2319 3143,2321 3147,2318 3151,2315 3155,2312 3160,2314 3164,2317 3168,2320 3172,2321 3177,2317 3181,2314 3185,2311 3189,2314 3193,2318 3198,2321 3202,2320 3206,2317 3210,2313 3215,2312 3219,2315 3223,2318 3227,2321 3232,2319 3236,2316 3240,2313 3244,2312 3249,2316 3253,2319 3257,2322 3261,2319 3265,2315 3270,2312 3274,2313 3278,2316 3282,2320 3287,2321 3291,2318 3295,2315 3299,2311 3303,2314 3308,2317 3312,2320 3316,2320 3320,2317 3325,2314 3329,2311 3333,2315 3337,2318 3342,2321 3346,2320 3350,2316 3354,2313 3358,2312 3363,2315 3367,2319 3371,2322 3375,2319 3380,2316 3384,2312 3388,2313 3392,2316 3397,2319 3401,2321 3409,2315 3413,2312 3417,2313 3421,2316 3424,2319 3428,2322 3432,2319 3464,2317 3468,2314 3472,2311 3476,2314 3480,2317 3484,2320 3488,2321 3492,2318 3496,2315 3500,2312 3503,2313 3511,2319 3515,2322 3523,2316 3527,2312 3531,2312 3535,2316 3539,2319 3543,2322 3547,2319 3551,2316 3555,2313 3559,2312 3567,2318 3571,2321 3575,2320 3579,2317 3582,2314 3586,2311 3590,2314 3594,2317 3598,2320 3602,2321 3606,2318 3614,2312 3618,2313 3622,2316 3626,2319 3630,2322 3634,2319 3638,2316 3642,2313 3646,2312 3650,2315 3654,2318 3658,2321 3662,2319 3671,2312 3675,2313 3684,2319 3688,2320 3692,2318 3701,2312 3705,2314 3709,2317 3713,2320 3718,2319 3722,2317 3726,2314 3731,2312 3735,2315 3739,2318 3744,2319 3748,2319 3752,2316 3756,2313 3761,2312 3765,2316 3769,2318 3778,2318 3786,2312 3790,2313 3795,2317 3799,2318 3808,2317 3812,2314 3816,2311 3821,2314 3825,2317 3829,2317 3833,2317 3838,2316 3842,2313 3846,2312 3850,2315 3855,2316 3863,2316 3868,2316 3872,2312 3876,2313 3880,2316 3885,2316 3889,2316 3893,2316 3898,2315 3902,2311 3906,2314 3910,2316 3915,2315 3919,2315 3923,2315 3927,2314 3932,2312 3936,2315 3940,2315 3944,2315 3953,2315 3957,2313 3961,2312 3965,2315 3969,2314 3974,2314 3978,2314 3982,2314 3986,2312 3991,2313 3995,2314 3999,2314 4003,2314 4007,2314 4012,2314 4016,2312 4020,2313 4024,2314 4028,2313 4043,2313 4048,2313 4062,2313 4070,2313 4075,2311 4079,2313 4087,2313 4096,2312 4103,2312 4105,2312 4129,2312 4133,2312 4138,2312 4142,2312 4146,2312 4163,2312 4167,2311 4171,2311 4180,2311 4184,2311 4188,2311 4192,2311 4196,2311 4200,2311 4204,2311 4212,2310 4228,2309 4259,2308 4322,2305 4326,2305 4330,2304 4334,2304 4338,2304 4345,2304 4349,2304 4353,2304 4357,2303 4361,2303 4365,2303 4369,2303 4373,2303 4381,2302 4385,2302 4447,2300 4456,2299 4460,2299 4464,2299 4473,2299 4481,2298 4485,2298 4494,2298 4498,2298 4511,2297 4515,2297 4583,2295 4592,2294 4596,2294 4613,2294 4617,2294 4651,2293 4655,2292 4660,2292 4668,2292 4685,2292 4719,2291 4723,2291 4727,2290 4739,2290 4743,2290 4751,2290 4755,2290 4759,2290 4763,2289 4767,2289 4775,2289 4783,2288 4787,2288 4799,2287 4803,2286 4807,2286 4818,2285 4822,2285 4826,2285 4838,2284 4846,2284 4850,2283 4854,2283 4858,2283 4862,2282 4874,2282 4878,2281 4911,2279 4974,2275 4979,2275 4983,2274 4991,2274 5009,2273 5043,2271 5047,2271 5052,2271 5060,2270 5077,2269 5082,2269 5086,2269 5090,2268 5095,2268 5099,2268 5103,2268 5108,2267 5112,2267 5120,2266 5129,2265 5146,2264 5181,2260 5249,2254 5254,2253 5258,2253 5262,2253 5266,2252 5270,2252 5275,2252 5283,2251 5287,2250 5291,2250 5300,2249 5317,2248 5321,2248 5325,2247 5334,2247 5338,2246 5342,2246 5346,2246 5351,2245 5355,2245 5359,2244 5368,2243 5372,2243 5376,2242 5380,2242 5389,2241 5393,2240 5397,2239 5401,2239 5418,2236 5452,2232 5456,2232 5460,2231 5469,2230 5486,2228 5490,2228 5494,2227 5503,2226 5519,2225 5523,2224 5527,2224 5531,2223 5535,2223 5539,2222 5543,2222 5551,2220 5582,2215 5645,2206 5653,2205 5661,2204 5665,2203 5673,2202 5677,2202 5681,2201 5685,2200 5693,2199 5708,2196 5771,2185 5776,2184 5797,2181 5806,2179 5814,2177 5823,2175 5840,2172 5848,2170 5874,2165 5912,2157 5917,2156 5925,2154 5942,2150 5976,2142 6045,2124 6049,2123 6053,2122 6061,2120 6077,2116 6108,2107 6172,2088 6180,2085 6188,2083 6204,2077 6236,2066 6300,2043 6304,2041 6308,2040 6315,2037 6331,2031 6362,2018 6425,1990 6429,1988 6433,1986 6440,1983 6456,1975 6487,1959 6550,1925 6558,1920 6567,1915 6584,1905 6618,1884 6622,1881 6626,1878 6635,1872 6652,1860 6686,1837 6690,1833 6694,1830 6702,1824 6719,1811 6753,1783 6821,1723 6829,1715 6837,1707 6853,1691 6884,1657 6888,1653 6892,1649 6900,1640 6916,1622 6948,1583 6952,1578 6956,1573 6964,1563 6979,1542 7011,1498 7074,1399 7079,1392 7083,1384 7091,1369 7109,1338 7143,1273 7147,1265 7151,1257 7160,1239 7177,1203 7212,1127 7216,1117 7220,1106 7229,1086 7246,1044 7280,957 7349,766 7353,754 7357,741 7366,716 7382,666 7416,566 7420,552 7424,541 7433,517 7450,467 7483,374 7488,362 7492,351 7500,329 7517,286 7521,276 7525,267 7534,247 7551,210 7555,201 7559,193 7568,176 7584,145 7589,138 7593,131 7601,117 7618,91 7622,86 7626,81 7630,75 7634,71 7638,67 7649,55 7653,51 7657,47 7661,42 7665,38 7669,35 7673,32 7681,26 7685,23 7689,21 7693,18 7697,16 7701,15 7704,14 7712,11 7716,9 7720,8 7724,6 7728,5 7732,3 7736,2 7740,1 7744,0 7748,0 7752,0 7756,0 7759,0 7763,1 7767,1 7771,2 7775,2 7779,3 7783,3 7787,4 7791,4 7795,5 7799,6 7803,7 7807,9 7810,11 7814,13 7818,15 7822,17 7826,19 7830,21 7838,24 7842,26 7846,28 7850,31 7854,33 7858,35 7862,38 7865,41 7869,45 7874,49 7878,53 7886,60 7895,66 7903,73 7908,76 7912,80 7916,84 7921,88 7925,93 7929,98 7937,108 7942,112 7946,116 7955,126 7971,146 8006,189 8010,195 8014,200 8023,210 8040,232 8074,281 8142,380 8146,386 8150,392 8158,405 8174,430 8205,478 8269,576 8396,767 8400,773 8404,779 8412,790 8427,812 8459,856 8521,940 8525,945 8529,949 8536,960 8552,980 8583,1017 8646,1091 8650,1096 8654,1101 8662,1110 8679,1127 8713,1163 8722,1172 8730,1180 8747,1196 8781,1227 8785,1230 8789,1234 8798,1241 8815,1256 8848,1282 8853,1285 8857,1289 8865,1295 8882,1307 8916,1330 8920,1332 8924,1335 8932,1340 8948,1349 8979,1367 8983,1369 8987,1371 8995,1375 9011,1382 9042,1397 9046,1398 9050,1400 9058,1403 9074,1409 9078,1411 9082,1412 9090,1415 9105,1421 9109,1422 9113,1424 9121,1426 9137,1431 9169,1440 9177,1442 9186,1444 9203,1449 9241,1457 9254,1460 9271,1463 9305,1470 9310,1470 9314,1471 9323,1473 9374,1481 9442,1492 9450,1493 9458,1495 9474,1497 9506,1503 9510,1503 9514,1504 9538,1508 9570,1514 9574,1515 9578,1515 9586,1517 9602,1520 9634,1526 9698,1541 9702,1542 9706,1543 9713,1545 9729,1549 9760,1557 9823,1574 9827,1575 9831,1577 9839,1579 9854,1584 9886,1594 9948,1615 9957,1618 9965,1621 9982,1627 10016,1640 10084,1666 10220,1722 10474,1832 10749,1945 10753,1947 10757,1948 10765,1951 10782,1957 10816,1971 10883,1996 11018,2042 11026,2045 11034,2048 11050,2053 11081,2062 11144,2082 11148,2083 11152,2084 11160,2087 11176,2092 11207,2100 11270,2118 11274,2119 11279,2120 11287,2122 11304,2127 11338,2136 11407,2153 11415,2155 11424,2157 11441,2161 11475,2168 11543,2183 11547,2184 11551,2184 11559,2186 11563,2187 11571,2189 11575,2190 11583,2190 11587,2191 11591,2191 11607,2195 11670,2208 11678,2209 11686,2210 11702,2213 11710,2215 11718,2216 11734,2219 11798,2229 11802,2230 11806,2230 11813,2232 11817,2232 11821,2233 11829,2234 11833,2234 11841,2235 11845,2236 11860,2239 11864,2240 11868,2240 11876,2242 11880,2242 11884,2243 11892,2244 11895,2245 11899,2245 11903,2246 11907,2246 11911,2247 11915,2247 11923,2248 11927,2249 11931,2249 11934,2249 11938,2250 11942,2250 11950,2251 11954,2251 11962,2252 11970,2253 11973,2253 11977,2254 11981,2254 11985,2255 11989,2256 11993,2256 12001,2257 12016,2259 12048,2263 12052,2264 12056,2265 12060,2265 12065,2266 12069,2266 12073,2267 12077,2268 12081,2268 12086,2268 12090,2269 12098,2269 12115,2270 12124,2271 12128,2271 12137,2272 12141,2273 12145,2273 12149,2273 12158,2274 12166,2275 12170,2275 12175,2275 12179,2276 12183,2276 12187,2276 12192,2277 12200,2278 12204,2278 12209,2279 12213,2279 12217,2280 12251,2283 12255,2284 12259,2284 12264,2285 12268,2285 12276,2286 12281,2285 12285,2287 12289,2287 12298,2288 12302,2289 12306,2289 12315,2289 12319,2290 12323,2290 12327,2290 12331,2290 12335,2290 12338,2291 12342,2291 12346,2291 12350,2291 12354,2291 12358,2291 12366,2292 12370,2292 12374,2292 12382,2292 12386,2293 12390,2293 12394,2293 12398,2293 12402,2294 12410,2294 12413,2294 12417,2294 12421,2294 12429,2295 12437,2295 12441,2295 12449,2296 12453,2296 12457,2296 12461,2297 12465,2297 12469,2297 12473,2297 12477,2297 12485,2298 12489,2298 12493,2298 12497,2298 12500,2299 12504,2299 12508,2299 12572,2304 12580,2304 12585,2305 12589,2305 12598,2305 12607,2306 12625,2308 12642,2309 12651,2310 12655,2310 12664,2311 12678,2311 12682,2311 12686,2312 12691,2312 12695,2312 12717,2312 12722,2312 12735,2313 12739,2311 12744,2313 12748,2313 12752,2313 12761,2313 12766,2313 12770,2313 12775,2314 12792,2314 12797,2311 12801,2314 12805,2315 12810,2315 12819,2315 12823,2313 12827,2313 12832,2316 12841,2316 12845,2316 12849,2314 12854,2311">
          <text:p/>
        </draw:polyline>
        <draw:frame draw:style-name="gr7" draw:text-style-name="P5" draw:layer="layout" svg:width="0.688cm" svg:height="0.505cm" svg:x="7.299cm" svg:y="1.802cm">
          <draw:text-box>
            <text:p text:style-name="P4"><text:span text:style-name="T1">200</text:span></text:p>
          </draw:text-box>
        </draw:frame>
        <draw:frame draw:style-name="gr7" draw:text-style-name="P5" draw:layer="layout" svg:width="0.891cm" svg:height="0.505cm" svg:x="8.193cm" svg:y="7.338cm">
          <draw:text-box>
            <text:p text:style-name="P4"><text:span text:style-name="T1">S</text:span><text:span text:style-name="T1">N</text:span><text:span text:style-name="T1">R</text:span></text:p>
          </draw:text-box>
        </draw:frame>
        <draw:frame draw:style-name="gr7" draw:text-style-name="P5" draw:layer="layout" svg:width="0.456cm" svg:height="0.53cm" svg:x="9.082cm" svg:y="7.321cm">
          <draw:text-box>
            <text:p text:style-name="P4"><text:span text:style-name="T2">=</text:span></text:p>
          </draw:text-box>
        </draw:frame>
        <draw:line draw:style-name="gr8" draw:text-style-name="P1" draw:layer="layout" svg:x1="14.376cm" svg:y1="10.342cm" svg:x2="1.523cm" svg:y2="10.342cm">
          <text:p/>
        </draw:line>
        <draw:line draw:style-name="gr8" draw:text-style-name="P1" draw:layer="layout" svg:x1="1.523cm" svg:y1="10.342cm" svg:x2="1.523cm" svg:y2="0.06cm">
          <text:p/>
        </draw:line>
        <draw:line draw:style-name="gr8" draw:text-style-name="P1" draw:layer="layout" svg:x1="1.523cm" svg:y1="0.06cm" svg:x2="14.376cm" svg:y2="0.06cm">
          <text:p/>
        </draw:line>
        <draw:line draw:style-name="gr8" draw:text-style-name="P1" draw:layer="layout" svg:x1="14.376cm" svg:y1="0.06cm" svg:x2="14.376cm" svg:y2="10.342cm">
          <text:p/>
        </draw:line>
        <draw:line draw:style-name="gr9" draw:text-style-name="P1" draw:layer="layout" svg:x1="1.523cm" svg:y1="9.862cm" svg:x2="1.585cm" svg:y2="9.862cm">
          <text:p/>
        </draw:line>
        <draw:line draw:style-name="gr9" draw:text-style-name="P1" draw:layer="layout" svg:x1="1.523cm" svg:y1="9.372cm" svg:x2="1.585cm" svg:y2="9.372cm">
          <text:p/>
        </draw:line>
        <draw:line draw:style-name="gr9" draw:text-style-name="P1" draw:layer="layout" svg:x1="1.523cm" svg:y1="8.882cm" svg:x2="1.585cm" svg:y2="8.882cm">
          <text:p/>
        </draw:line>
        <draw:line draw:style-name="gr9" draw:text-style-name="P1" draw:layer="layout" svg:x1="1.523cm" svg:y1="8.392cm" svg:x2="1.585cm" svg:y2="8.392cm">
          <text:p/>
        </draw:line>
        <draw:line draw:style-name="gr9" draw:text-style-name="P1" draw:layer="layout" svg:x1="1.523cm" svg:y1="7.901cm" svg:x2="1.625cm" svg:y2="7.901cm">
          <text:p/>
        </draw:line>
        <draw:frame draw:style-name="gr7" draw:text-style-name="P5" draw:layer="layout" svg:width="0.916cm" svg:height="0.505cm" svg:x="9.377cm" svg:y="7.338cm">
          <draw:text-box>
            <text:p text:style-name="P4"><text:span text:style-name="T1">1</text:span><text:span text:style-name="T1">0</text:span><text:span text:style-name="T1">0</text:span><text:span text:style-name="T1">0</text:span></text:p>
          </draw:text-box>
        </draw:frame>
        <draw:line draw:style-name="gr9" draw:text-style-name="P1" draw:layer="layout" svg:x1="1.523cm" svg:y1="7.411cm" svg:x2="1.585cm" svg:y2="7.411cm">
          <text:p/>
        </draw:line>
        <draw:line draw:style-name="gr9" draw:text-style-name="P1" draw:layer="layout" svg:x1="1.523cm" svg:y1="6.921cm" svg:x2="1.585cm" svg:y2="6.921cm">
          <text:p/>
        </draw:line>
        <draw:line draw:style-name="gr9" draw:text-style-name="P1" draw:layer="layout" svg:x1="1.523cm" svg:y1="6.431cm" svg:x2="1.585cm" svg:y2="6.431cm">
          <text:p/>
        </draw:line>
        <draw:line draw:style-name="gr9" draw:text-style-name="P1" draw:layer="layout" svg:x1="1.523cm" svg:y1="5.941cm" svg:x2="1.585cm" svg:y2="5.941cm">
          <text:p/>
        </draw:line>
        <draw:line draw:style-name="gr9" draw:text-style-name="P1" draw:layer="layout" svg:x1="1.523cm" svg:y1="5.451cm" svg:x2="1.625cm" svg:y2="5.451cm">
          <text:p/>
        </draw:line>
        <draw:frame draw:style-name="gr7" draw:text-style-name="P5" draw:layer="layout" svg:width="0.456cm" svg:height="0.505cm" svg:x="1.219cm" svg:y="7.653cm">
          <draw:text-box>
            <text:p text:style-name="P4"><text:span text:style-name="T1">5</text:span></text:p>
          </draw:text-box>
        </draw:frame>
        <draw:line draw:style-name="gr9" draw:text-style-name="P1" draw:layer="layout" svg:x1="1.523cm" svg:y1="4.961cm" svg:x2="1.585cm" svg:y2="4.961cm">
          <text:p/>
        </draw:line>
        <draw:line draw:style-name="gr9" draw:text-style-name="P1" draw:layer="layout" svg:x1="1.523cm" svg:y1="4.471cm" svg:x2="1.585cm" svg:y2="4.471cm">
          <text:p/>
        </draw:line>
        <draw:line draw:style-name="gr9" draw:text-style-name="P1" draw:layer="layout" svg:x1="1.523cm" svg:y1="3.981cm" svg:x2="1.585cm" svg:y2="3.981cm">
          <text:p/>
        </draw:line>
        <draw:line draw:style-name="gr9" draw:text-style-name="P1" draw:layer="layout" svg:x1="1.523cm" svg:y1="3.491cm" svg:x2="1.585cm" svg:y2="3.491cm">
          <text:p/>
        </draw:line>
        <draw:line draw:style-name="gr9" draw:text-style-name="P1" draw:layer="layout" svg:x1="1.523cm" svg:y1="3.001cm" svg:x2="1.625cm" svg:y2="3.001cm">
          <text:p/>
        </draw:line>
        <draw:frame draw:style-name="gr7" draw:text-style-name="P5" draw:layer="layout" svg:width="0.459cm" svg:height="0.505cm" svg:x="0.991cm" svg:y="5.203cm">
          <draw:text-box>
            <text:p text:style-name="P4"><text:span text:style-name="T1">1</text:span><text:span text:style-name="T1">0</text:span></text:p>
          </draw:text-box>
        </draw:frame>
        <draw:line draw:style-name="gr9" draw:text-style-name="P1" draw:layer="layout" svg:x1="1.523cm" svg:y1="2.511cm" svg:x2="1.585cm" svg:y2="2.511cm">
          <text:p/>
        </draw:line>
        <draw:line draw:style-name="gr9" draw:text-style-name="P1" draw:layer="layout" svg:x1="1.523cm" svg:y1="2.021cm" svg:x2="1.585cm" svg:y2="2.021cm">
          <text:p/>
        </draw:line>
        <draw:line draw:style-name="gr9" draw:text-style-name="P1" draw:layer="layout" svg:x1="1.523cm" svg:y1="1.53cm" svg:x2="1.585cm" svg:y2="1.53cm">
          <text:p/>
        </draw:line>
        <draw:line draw:style-name="gr9" draw:text-style-name="P1" draw:layer="layout" svg:x1="1.523cm" svg:y1="1.04cm" svg:x2="1.585cm" svg:y2="1.04cm">
          <text:p/>
        </draw:line>
        <draw:line draw:style-name="gr9" draw:text-style-name="P1" draw:layer="layout" svg:x1="1.523cm" svg:y1="0.55cm" svg:x2="1.625cm" svg:y2="0.55cm">
          <text:p/>
        </draw:line>
        <draw:frame draw:style-name="gr7" draw:text-style-name="P5" draw:layer="layout" svg:width="0.459cm" svg:height="0.505cm" svg:x="0.991cm" svg:y="2.753cm">
          <draw:text-box>
            <text:p text:style-name="P4"><text:span text:style-name="T1">15</text:span></text:p>
          </draw:text-box>
        </draw:frame>
        <draw:line draw:style-name="gr9" draw:text-style-name="P1" draw:layer="layout" svg:x1="1.523cm" svg:y1="0.06cm" svg:x2="1.585cm" svg:y2="0.06cm">
          <text:p/>
        </draw:line>
        <draw:line draw:style-name="gr9" draw:text-style-name="P1" draw:layer="layout" svg:x1="14.376cm" svg:y1="9.862cm" svg:x2="14.315cm" svg:y2="9.862cm">
          <text:p/>
        </draw:line>
        <draw:line draw:style-name="gr9" draw:text-style-name="P1" draw:layer="layout" svg:x1="14.376cm" svg:y1="9.372cm" svg:x2="14.315cm" svg:y2="9.372cm">
          <text:p/>
        </draw:line>
        <draw:line draw:style-name="gr9" draw:text-style-name="P1" draw:layer="layout" svg:x1="14.376cm" svg:y1="8.882cm" svg:x2="14.315cm" svg:y2="8.882cm">
          <text:p/>
        </draw:line>
        <draw:line draw:style-name="gr9" draw:text-style-name="P1" draw:layer="layout" svg:x1="14.376cm" svg:y1="8.392cm" svg:x2="14.315cm" svg:y2="8.392cm">
          <text:p/>
        </draw:line>
        <draw:line draw:style-name="gr9" draw:text-style-name="P1" draw:layer="layout" svg:x1="14.376cm" svg:y1="7.901cm" svg:x2="14.274cm" svg:y2="7.901cm">
          <text:p/>
        </draw:line>
        <draw:line draw:style-name="gr9" draw:text-style-name="P1" draw:layer="layout" svg:x1="14.376cm" svg:y1="7.411cm" svg:x2="14.315cm" svg:y2="7.411cm">
          <text:p/>
        </draw:line>
        <draw:line draw:style-name="gr9" draw:text-style-name="P1" draw:layer="layout" svg:x1="14.376cm" svg:y1="6.921cm" svg:x2="14.315cm" svg:y2="6.921cm">
          <text:p/>
        </draw:line>
        <draw:line draw:style-name="gr9" draw:text-style-name="P1" draw:layer="layout" svg:x1="14.376cm" svg:y1="6.431cm" svg:x2="14.315cm" svg:y2="6.431cm">
          <text:p/>
        </draw:line>
        <draw:line draw:style-name="gr9" draw:text-style-name="P1" draw:layer="layout" svg:x1="14.376cm" svg:y1="5.941cm" svg:x2="14.315cm" svg:y2="5.941cm">
          <text:p/>
        </draw:line>
        <draw:line draw:style-name="gr9" draw:text-style-name="P1" draw:layer="layout" svg:x1="14.376cm" svg:y1="5.451cm" svg:x2="14.274cm" svg:y2="5.451cm">
          <text:p/>
        </draw:line>
        <draw:line draw:style-name="gr9" draw:text-style-name="P1" draw:layer="layout" svg:x1="14.376cm" svg:y1="4.961cm" svg:x2="14.315cm" svg:y2="4.961cm">
          <text:p/>
        </draw:line>
        <draw:line draw:style-name="gr9" draw:text-style-name="P1" draw:layer="layout" svg:x1="14.376cm" svg:y1="4.471cm" svg:x2="14.315cm" svg:y2="4.471cm">
          <text:p/>
        </draw:line>
        <draw:line draw:style-name="gr9" draw:text-style-name="P1" draw:layer="layout" svg:x1="14.376cm" svg:y1="3.981cm" svg:x2="14.315cm" svg:y2="3.981cm">
          <text:p/>
        </draw:line>
        <draw:line draw:style-name="gr9" draw:text-style-name="P1" draw:layer="layout" svg:x1="14.376cm" svg:y1="3.491cm" svg:x2="14.315cm" svg:y2="3.491cm">
          <text:p/>
        </draw:line>
        <draw:line draw:style-name="gr9" draw:text-style-name="P1" draw:layer="layout" svg:x1="14.376cm" svg:y1="3.001cm" svg:x2="14.274cm" svg:y2="3.001cm">
          <text:p/>
        </draw:line>
        <draw:line draw:style-name="gr9" draw:text-style-name="P1" draw:layer="layout" svg:x1="14.376cm" svg:y1="2.511cm" svg:x2="14.315cm" svg:y2="2.511cm">
          <text:p/>
        </draw:line>
        <draw:line draw:style-name="gr9" draw:text-style-name="P1" draw:layer="layout" svg:x1="14.376cm" svg:y1="2.021cm" svg:x2="14.315cm" svg:y2="2.021cm">
          <text:p/>
        </draw:line>
        <draw:line draw:style-name="gr9" draw:text-style-name="P1" draw:layer="layout" svg:x1="14.376cm" svg:y1="1.53cm" svg:x2="14.315cm" svg:y2="1.53cm">
          <text:p/>
        </draw:line>
        <draw:line draw:style-name="gr9" draw:text-style-name="P1" draw:layer="layout" svg:x1="14.376cm" svg:y1="1.04cm" svg:x2="14.315cm" svg:y2="1.04cm">
          <text:p/>
        </draw:line>
        <draw:line draw:style-name="gr9" draw:text-style-name="P1" draw:layer="layout" svg:x1="14.376cm" svg:y1="0.55cm" svg:x2="14.274cm" svg:y2="0.55cm">
          <text:p/>
        </draw:line>
        <draw:line draw:style-name="gr9" draw:text-style-name="P1" draw:layer="layout" svg:x1="14.376cm" svg:y1="0.06cm" svg:x2="14.315cm" svg:y2="0.06cm">
          <text:p/>
        </draw:line>
        <draw:frame draw:style-name="gr7" draw:text-style-name="P5" draw:layer="layout" svg:width="0.459cm" svg:height="0.505cm" svg:x="0.991cm" svg:y="0.302cm">
          <draw:text-box>
            <text:p text:style-name="P4"><text:span text:style-name="T1">20</text:span></text:p>
          </draw:text-box>
        </draw:frame>
        <draw:line draw:style-name="gr1" draw:text-style-name="P1" draw:layer="layout" svg:x1="1.54cm" svg:y1="12.942cm" svg:x2="1.54cm" svg:y2="10.371cm">
          <text:p/>
        </draw:line>
        <draw:line draw:style-name="gr1" draw:text-style-name="P1" draw:layer="layout" svg:x1="2.342cm" svg:y1="12.942cm" svg:x2="2.342cm" svg:y2="10.371cm">
          <text:p/>
        </draw:line>
        <draw:line draw:style-name="gr1" draw:text-style-name="P1" draw:layer="layout" svg:x1="3.144cm" svg:y1="12.942cm" svg:x2="3.144cm" svg:y2="10.371cm">
          <text:p/>
        </draw:line>
        <draw:line draw:style-name="gr1" draw:text-style-name="P1" draw:layer="layout" svg:x1="3.946cm" svg:y1="12.942cm" svg:x2="3.946cm" svg:y2="10.371cm">
          <text:p/>
        </draw:line>
        <draw:line draw:style-name="gr1" draw:text-style-name="P1" draw:layer="layout" svg:x1="4.749cm" svg:y1="12.942cm" svg:x2="4.749cm" svg:y2="10.371cm">
          <text:p/>
        </draw:line>
        <draw:line draw:style-name="gr1" draw:text-style-name="P1" draw:layer="layout" svg:x1="5.551cm" svg:y1="12.942cm" svg:x2="5.551cm" svg:y2="10.371cm">
          <text:p/>
        </draw:line>
        <draw:line draw:style-name="gr1" draw:text-style-name="P1" draw:layer="layout" svg:x1="6.353cm" svg:y1="12.942cm" svg:x2="6.353cm" svg:y2="10.371cm">
          <text:p/>
        </draw:line>
        <draw:line draw:style-name="gr1" draw:text-style-name="P1" draw:layer="layout" svg:x1="7.156cm" svg:y1="12.942cm" svg:x2="7.156cm" svg:y2="10.371cm">
          <text:p/>
        </draw:line>
        <draw:line draw:style-name="gr1" draw:text-style-name="P1" draw:layer="layout" svg:x1="7.958cm" svg:y1="12.942cm" svg:x2="7.958cm" svg:y2="10.371cm">
          <text:p/>
        </draw:line>
        <draw:line draw:style-name="gr1" draw:text-style-name="P1" draw:layer="layout" svg:x1="8.76cm" svg:y1="12.942cm" svg:x2="8.76cm" svg:y2="10.371cm">
          <text:p/>
        </draw:line>
        <draw:line draw:style-name="gr1" draw:text-style-name="P1" draw:layer="layout" svg:x1="9.562cm" svg:y1="12.942cm" svg:x2="9.562cm" svg:y2="10.371cm">
          <text:p/>
        </draw:line>
        <draw:line draw:style-name="gr1" draw:text-style-name="P1" draw:layer="layout" svg:x1="10.365cm" svg:y1="12.942cm" svg:x2="10.365cm" svg:y2="10.371cm">
          <text:p/>
        </draw:line>
        <draw:line draw:style-name="gr1" draw:text-style-name="P1" draw:layer="layout" svg:x1="11.167cm" svg:y1="12.942cm" svg:x2="11.167cm" svg:y2="10.371cm">
          <text:p/>
        </draw:line>
        <draw:line draw:style-name="gr1" draw:text-style-name="P1" draw:layer="layout" svg:x1="11.969cm" svg:y1="12.942cm" svg:x2="11.969cm" svg:y2="10.371cm">
          <text:p/>
        </draw:line>
        <draw:line draw:style-name="gr1" draw:text-style-name="P1" draw:layer="layout" svg:x1="12.771cm" svg:y1="12.942cm" svg:x2="12.771cm" svg:y2="10.371cm">
          <text:p/>
        </draw:line>
        <draw:line draw:style-name="gr1" draw:text-style-name="P1" draw:layer="layout" svg:x1="13.574cm" svg:y1="12.942cm" svg:x2="13.574cm" svg:y2="10.371cm">
          <text:p/>
        </draw:line>
        <draw:line draw:style-name="gr1" draw:text-style-name="P1" draw:layer="layout" svg:x1="1.523cm" svg:y1="12.942cm" svg:x2="14.376cm" svg:y2="12.942cm">
          <text:p/>
        </draw:line>
        <draw:line draw:style-name="gr1" draw:text-style-name="P1" draw:layer="layout" svg:x1="1.523cm" svg:y1="12.708cm" svg:x2="14.376cm" svg:y2="12.708cm">
          <text:p/>
        </draw:line>
        <draw:line draw:style-name="gr1" draw:text-style-name="P1" draw:layer="layout" svg:x1="1.523cm" svg:y1="12.474cm" svg:x2="14.376cm" svg:y2="12.474cm">
          <text:p/>
        </draw:line>
        <draw:line draw:style-name="gr1" draw:text-style-name="P1" draw:layer="layout" svg:x1="1.523cm" svg:y1="12.241cm" svg:x2="14.376cm" svg:y2="12.241cm">
          <text:p/>
        </draw:line>
        <draw:line draw:style-name="gr1" draw:text-style-name="P1" draw:layer="layout" svg:x1="1.523cm" svg:y1="12.007cm" svg:x2="14.376cm" svg:y2="12.007cm">
          <text:p/>
        </draw:line>
        <draw:line draw:style-name="gr1" draw:text-style-name="P1" draw:layer="layout" svg:x1="1.523cm" svg:y1="11.773cm" svg:x2="14.376cm" svg:y2="11.773cm">
          <text:p/>
        </draw:line>
        <draw:line draw:style-name="gr1" draw:text-style-name="P1" draw:layer="layout" svg:x1="1.523cm" svg:y1="11.54cm" svg:x2="14.376cm" svg:y2="11.54cm">
          <text:p/>
        </draw:line>
        <draw:line draw:style-name="gr1" draw:text-style-name="P1" draw:layer="layout" svg:x1="1.523cm" svg:y1="11.306cm" svg:x2="14.376cm" svg:y2="11.306cm">
          <text:p/>
        </draw:line>
        <draw:line draw:style-name="gr1" draw:text-style-name="P1" draw:layer="layout" svg:x1="1.523cm" svg:y1="11.072cm" svg:x2="14.376cm" svg:y2="11.072cm">
          <text:p/>
        </draw:line>
        <draw:line draw:style-name="gr1" draw:text-style-name="P1" draw:layer="layout" svg:x1="1.523cm" svg:y1="10.838cm" svg:x2="14.376cm" svg:y2="10.838cm">
          <text:p/>
        </draw:line>
        <draw:line draw:style-name="gr1" draw:text-style-name="P1" draw:layer="layout" svg:x1="1.523cm" svg:y1="10.605cm" svg:x2="14.376cm" svg:y2="10.605cm">
          <text:p/>
        </draw:line>
        <draw:line draw:style-name="gr1" draw:text-style-name="P1" draw:layer="layout" svg:x1="1.523cm" svg:y1="10.371cm" svg:x2="14.376cm" svg:y2="10.371cm">
          <text:p/>
        </draw:line>
        <draw:polygon draw:style-name="gr10" draw:text-style-name="P6" draw:layer="layout" svg:width="12.853cm" svg:height="1.562cm" svg:x="1.523cm" svg:y="11.38cm" svg:viewBox="0 0 12854 1563" draw:points="0,1562 32,1562 36,1562 40,1562 44,1562 48,1562 56,1562 60,1562 64,1562 67,1562 71,1562 75,1562 79,1562 83,1562 87,1562 91,1562 95,1562 127,1562 131,1562 135,1562 138,1562 142,1562 146,1562 150,1562 154,1562 158,1562 162,1562 166,1562 170,1562 174,1562 178,1562 186,1562 190,1562 194,1562 198,1562 202,1562 206,1562 209,1562 213,1562 217,1562 225,1562 229,1562 233,1562 237,1562 245,1562 249,1562 253,1562 257,1562 261,1562 274,1562 287,1562 291,1562 296,1562 300,1562 304,1562 317,1562 330,1562 334,1562 347,1562 360,1562 372,1562 377,1562 390,1562 402,1562 407,1562 411,1562 415,1562 419,1562 432,1562 445,1562 449,1562 454,1562 458,1562 462,1562 475,1562 488,1562 492,1562 496,1562 501,1562 505,1562 518,1562 526,1562 530,1562 534,1562 546,1562 558,1562 562,1562 574,1562 578,1562 590,1562 602,1562 606,1562 618,1562 622,1562 654,1562 658,1562 662,1562 674,1562 678,1562 690,1562 702,1562 706,1562 710,1562 714,1562 718,1562 722,1562 726,1562 730,1562 734,1562 746,1562 750,1562 762,1562 774,1562 778,1562 782,1562 789,1562 793,1562 797,1562 813,1562 817,1562 821,1562 829,1562 833,1562 836,1562 840,1562 844,1562 848,1562 852,1562 860,1562 864,1562 868,1562 872,1562 876,1562 879,1562 883,1562 887,1562 891,1562 899,1562 903,1562 907,1562 911,1562 915,1562 919,1562 923,1562 926,1562 930,1562 934,1562 938,1562 969,1562 973,1562 977,1562 981,1562 985,1562 989,1562 993,1562 1001,1562 1005,1562 1008,1562 1013,1562 1016,1562 1020,1562 1024,1562 1028,1562 1032,1562 1036,1562 1040,1562 1045,1562 1049,1562 1053,1562 1062,1562 1070,1562 1074,1562 1079,1562 1091,1562 1096,1562 1104,1562 1108,1562 1113,1562 1117,1562 1121,1562 1134,1562 1138,1562 1147,1562 1151,1562 1155,1562 1159,1562 1164,1562 1172,1562 1176,1562 1189,1562 1193,1562 1197,1562 1206,1562 1215,1562 1219,1562 1223,1562 1227,1562 1231,1562 1236,1562 1240,1562 1248,1562 1257,1562 1261,1562 1265,1562 1278,1562 1282,1562 1291,1562 1295,1562 1299,1562 1304,1562 1308,1562 1316,1562 1319,1562 1323,1562 1327,1562 1331,1562 1335,1562 1343,1562 1347,1562 1351,1562 1359,1562 1363,1562 1375,1562 1379,1562 1391,1562 1395,1562 1399,1562 1430,1562 1434,1562 1438,1562 1442,1562 1446,1562 1450,1562 1454,1562 1462,1562 1466,1562 1470,1562 1478,1562 1482,1562 1486,1562 1490,1562 1494,1562 1498,1562 1506,1562 1510,1562 1513,1562 1517,1562 1521,1562 1525,1562 1529,1562 1533,1562 1537,1562 1541,1562 1545,1562 1549,1562 1557,1562 1561,1562 1566,1562 1578,1562 1583,1562 1587,1562 1591,1562 1596,1562 1600,1562 1604,1562 1608,1562 1613,1562 1617,1562 1621,1562 1634,1562 1639,1562 1643,1562 1647,1562 1652,1562 1664,1562 1673,1562 1677,1562 1682,1562 1686,1562 1690,1562 1694,1562 1703,1562 1707,1562 1720,1562 1724,1562 1729,1562 1733,1562 1737,1562 1750,1562 1763,1562 1767,1562 1772,1562 1776,1562 1780,1562 1789,1562 1793,1562 1806,1562 1810,1562 1815,1562 1819,1562 1823,1562 1832,1562 1836,1562 1844,1562 1849,1562 1853,1562 1857,1562 1861,1562 1865,1562 1874,1562 1878,1562 1882,1562 1886,1562 1891,1562 1895,1562 1903,1562 1908,1562 1912,1562 1916,1562 1920,1562 1924,1562 1933,1562 1937,1562 1941,1562 1945,1562 1950,1562 1954,1562 1958,1562 1962,1562 1967,1562 1971,1562 1975,1562 1979,1562 1983,1562 1988,1562 1992,1562 1996,1562 2000,1562 2004,1562 2009,1562 2013,1562 2017,1562 2021,1562 2026,1562 2030,1562 2034,1562 2038,1562 2042,1562 2047,1562 2051,1562 2055,1562 2064,1562 2068,1562 2072,1562 2076,1562 2080,1562 2084,1562 2093,1562 2097,1562 2101,1562 2105,1562 2109,1562 2113,1562 2117,1562 2121,1562 2125,1562 2129,1562 2133,1562 2137,1562 2141,1562 2145,1562 2149,1562 2152,1562 2160,1562 2164,1562 2168,1562 2172,1562 2176,1562 2180,1562 2184,1562 2188,1562 2192,1562 2196,1562 2200,1562 2204,1562 2208,1562 2211,1562 2215,1562 2219,1562 2223,1562 2227,1562 2231,1562 2235,1562 2239,1562 2243,1562 2251,1562 2255,1562 2259,1562 2263,1562 2267,1562 2270,1562 2274,1562 2278,1562 2282,1562 2286,1562 2290,1562 2294,1562 2298,1562 2302,1562 2306,1562 2310,1562 2314,1562 2318,1562 2321,1562 2325,1562 2329,1562 2333,1562 2337,1562 2341,1562 2345,1562 2349,1562 2353,1562 2357,1562 2366,1562 2374,1562 2379,1562 2383,1562 2387,1562 2391,1562 2396,1562 2404,1562 2408,1563 2417,1562 2421,1562 2425,1562 2430,1562 2434,1562 2438,1562 2442,1562 2447,1562 2451,1562 2455,1562 2459,1562 2464,1562 2468,1562 2472,1562 2481,1562 2485,1562 2489,1562 2494,1562 2498,1562 2502,1562 2506,1562 2511,1562 2515,1562 2519,1562 2528,1562 2532,1562 2536,1562 2540,1562 2545,1562 2549,1562 2558,1562 2562,1562 2566,1562 2570,1562 2575,1562 2587,1562 2592,1562 2596,1562 2600,1562 2604,1562 2617,1562 2621,1562 2626,1562 2630,1562 2646,1562 2650,1562 2654,1562 2657,1562 2673,1562 2677,1562 2681,1562 2685,1562 2705,1562 2709,1562 2713,1562 2717,1562 2761,1562 2765,1562 2769,1562 2773,1562 2793,1562 2797,1562 2801,1562 2805,1562 2821,1562 2825,1562 2829,1562 2848,1562 2852,1562 2856,1562 2864,1562 2868,1562 2872,1562 2876,1562 2888,1562 2892,1562 2896,1562 2900,1562 2904,1563 2962,1563 2966,1562 3005,1562 3009,1562 3040,1562 3044,1562 3083,1562 3099,1562 3126,1562 3130,1562 3164,1562 3198,1562 3265,1562 3282,1562 3287,1562 3337,1562 3342,1561 3397,1561 3401,1561 3436,1561 3440,1561 3444,1562 3452,1562 3456,1562 3460,1562 3464,1562 3468,1562 3472,1562 3476,1562 3480,1562 3484,1562 3488,1562 3492,1562 3496,1562 3511,1562 3515,1562 3535,1562 3539,1562 3559,1562 3563,1562 3582,1562 3586,1562 3590,1562 3654,1561 3662,1561 3666,1561 3705,1561 3709,1561 3726,1561 3731,1561 3765,1561 3769,1561 3773,1561 3778,1561 3782,1561 3790,1561 3795,1561 3803,1562 3808,1562 3812,1562 3821,1562 3825,1562 3829,1562 3833,1562 3846,1562 3850,1562 3872,1562 3876,1561 3889,1561 3893,1561 3902,1561 3906,1561 3923,1561 3927,1561 3949,1561 3953,1561 3965,1561 3969,1561 3978,1561 3982,1561 4016,1561 4020,1561 4024,1561 4028,1561 4033,1561 4037,1561 4041,1561 4045,1561 4049,1561 4054,1561 4058,1561 4062,1561 4066,1561 4075,1561 4079,1561 4096,1561 4100,1561 4112,1561 4117,1561 4125,1561 4129,1561 4150,1561 4154,1560 4163,1560 4167,1560 4175,1560 4180,1560 4196,1560 4200,1560 4204,1560 4208,1560 4212,1560 4220,1561 4236,1561 4240,1561 4243,1561 4251,1561 4259,1561 4271,1561 4275,1560 4279,1560 4283,1560 4298,1560 4302,1560 4306,1560 4310,1560 4318,1560 4322,1560 4447,1560 4456,1559 4460,1559 4464,1559 4469,1559 4473,1559 4477,1559 4481,1559 4485,1560 4490,1560 4494,1560 4498,1560 4503,1560 4511,1560 4515,1560 4519,1560 4524,1560 4528,1560 4537,1559 4545,1559 4549,1559 4558,1559 4566,1559 4570,1559 4575,1559 4583,1559 4609,1559 4613,1559 4630,1559 4647,1558 4668,1558 4673,1559 4677,1559 4681,1559 4685,1559 4698,1559 4702,1559 4706,1559 4711,1559 4715,1559 4719,1559 4723,1559 4727,1559 4743,1558 4751,1558 4755,1558 4787,1558 4791,1558 4795,1558 4799,1558 4803,1558 4807,1558 4811,1558 4818,1558 4822,1557 4830,1557 4838,1557 4842,1557 4850,1558 4854,1558 4858,1558 4862,1558 4866,1558 4874,1557 4878,1557 4911,1557 4974,1557 4979,1557 4983,1557 4987,1557 4991,1556 4996,1556 5000,1556 5009,1556 5043,1556 5052,1556 5056,1555 5060,1555 5065,1555 5069,1555 5073,1556 5086,1556 5095,1555 5099,1555 5103,1555 5108,1555 5116,1555 5125,1555 5142,1555 5146,1555 5159,1555 5163,1554 5168,1554 5172,1554 5181,1554 5185,1554 5189,1554 5193,1554 5198,1554 5211,1554 5215,1554 5249,1553 5254,1553 5258,1553 5266,1553 5270,1553 5275,1553 5296,1553 5300,1553 5304,1553 5308,1552 5317,1552 5321,1552 5325,1552 5330,1552 5334,1552 5338,1552 5342,1552 5351,1552 5355,1551 5359,1551 5363,1551 5368,1551 5372,1551 5376,1551 5380,1551 5389,1550 5393,1550 5418,1550 5422,1550 5427,1550 5431,1549 5435,1549 5439,1549 5443,1549 5448,1549 5452,1549 5456,1549 5465,1549 5469,1549 5473,1549 5477,1548 5482,1548 5486,1548 5490,1548 5494,1548 5498,1547 5503,1547 5507,1547 5515,1547 5519,1547 5523,1547 5527,1547 5531,1546 5535,1546 5543,1546 5547,1546 5551,1546 5555,1546 5559,1545 5563,1545 5571,1545 5575,1545 5579,1545 5582,1544 5586,1544 5590,1544 5598,1544 5614,1543 5618,1543 5622,1543 5626,1543 5630,1543 5634,1543 5638,1543 5641,1542 5645,1542 5653,1542 5657,1541 5661,1541 5665,1541 5673,1541 5677,1540 5681,1540 5685,1540 5689,1540 5693,1540 5701,1539 5704,1539 5708,1539 5712,1539 5716,1539 5720,1538 5724,1538 5728,1538 5732,1538 5736,1537 5740,1537 5771,1535 5780,1534 5784,1534 5789,1534 5806,1533 5810,1532 5818,1531 5827,1531 5831,1531 5836,1530 5840,1530 5844,1529 5848,1529 5857,1528 5861,1528 5865,1527 5874,1527 5882,1526 5887,1526 5891,1525 5895,1525 5899,1523 5904,1522 5908,1522 5912,1522 5921,1523 5925,1523 5929,1522 5934,1520 5938,1519 5942,1518 5946,1518 5951,1518 5955,1518 5964,1517 5968,1517 5972,1516 5976,1515 5981,1514 5985,1514 5989,1512 5993,1512 5998,1511 6002,1511 6006,1511 6011,1510 6015,1509 6019,1508 6023,1508 6028,1507 6036,1506 6040,1505 6045,1504 6049,1504 6053,1502 6057,1502 6061,1503 6065,1501 6073,1498 6081,1496 6093,1495 6096,1494 6100,1493 6104,1493 6108,1493 6112,1492 6116,1493 6120,1491 6124,1489 6128,1485 6132,1486 6136,1488 6140,1487 6144,1484 6148,1481 6152,1479 6164,1474 6168,1481 6172,1478 6176,1468 6180,1470 6188,1468 6192,1467 6196,1466 6200,1464 6204,1463 6208,1462 6212,1460 6216,1457 6220,1454 6224,1453 6228,1452 6232,1452 6236,1451 6240,1448 6244,1441 6248,1439 6252,1442 6256,1441 6260,1441 6264,1440 6268,1436 6300,1420 6304,1419 6308,1416 6311,1414 6315,1412 6319,1410 6323,1407 6327,1405 6331,1403 6335,1400 6339,1397 6343,1395 6347,1392 6362,1380 6366,1379 6370,1375 6378,1369 6394,1357 6397,1354 6401,1352 6409,1345 6425,1332 6429,1328 6433,1325 6436,1321 6440,1318 6444,1314 6448,1310 6452,1304 6456,1298 6460,1291 6464,1294 6468,1283 6472,1278 6476,1291 6479,1288 6483,1287 6487,1270 6491,1278 6495,1264 6499,1249 6503,1247 6507,1246 6511,1245 6515,1247 6519,1239 6522,1238 6526,1235 6530,1234 6534,1224 6538,1223 6542,1221 6550,1214 6554,1211 6558,1209 6563,1206 6567,1202 6571,1200 6575,1199 6580,1198 6584,1195 6588,1193 6592,1191 6597,1190 6601,1189 6605,1188 6609,1187 6613,1187 6618,1187 6622,1187 6626,1191 6630,1188 6635,1187 6639,1191 6643,1188 6647,1189 6652,1191 6656,1191 6660,1193 6664,1193 6669,1196 6673,1197 6677,1200 6681,1201 6686,1205 6690,1205 6694,1209 6698,1210 6702,1212 6707,1215 6711,1216 6715,1219 6719,1222 6724,1248 6728,1237 6732,1230 6736,1232 6753,1243 6758,1257 6762,1257 6770,1256 6775,1257 6779,1261 6783,1265 6787,1269 6791,1272 6796,1269 6800,1270 6804,1273 6813,1283 6817,1286 6821,1290 6825,1296 6829,1298 6833,1299 6837,1301 6845,1309 6853,1316 6857,1319 6865,1324 6869,1326 6873,1327 6877,1328 6880,1331 6884,1333 6888,1336 6892,1338 6896,1340 6900,1343 6904,1346 6908,1348 6912,1353 6916,1357 6920,1358 6924,1358 6928,1359 6932,1366 6936,1366 6940,1367 6944,1370 6948,1371 6952,1373 6956,1377 6960,1380 6964,1384 6967,1386 6971,1390 6975,1393 6979,1396 6983,1397 6987,1393 6991,1397 6995,1400 6999,1401 7003,1401 7007,1403 7011,1406 7015,1409 7019,1413 7023,1415 7027,1417 7031,1423 7035,1417 7039,1418 7043,1419 7074,1433 7079,1435 7083,1437 7091,1442 7096,1448 7100,1449 7104,1449 7109,1450 7113,1449 7117,1449 7122,1452 7126,1453 7130,1454 7134,1455 7139,1455 7143,1460 7147,1461 7151,1462 7156,1464 7160,1465 7164,1466 7169,1468 7181,1472 7186,1473 7190,1475 7194,1476 7199,1477 7203,1478 7207,1482 7212,1484 7216,1485 7220,1485 7224,1484 7229,1486 7233,1487 7246,1490 7250,1491 7254,1492 7259,1492 7263,1494 7267,1492 7272,1494 7276,1495 7280,1496 7284,1498 7289,1499 7293,1500 7297,1502 7306,1503 7314,1505 7319,1506 7323,1507 7332,1508 7349,1511 7353,1512 7357,1513 7366,1514 7370,1515 7374,1516 7378,1516 7382,1517 7387,1518 7391,1518 7395,1519 7399,1519 7403,1520 7408,1521 7412,1521 7416,1522 7420,1522 7424,1523 7429,1523 7433,1524 7437,1525 7441,1525 7445,1526 7450,1527 7454,1527 7458,1527 7462,1528 7467,1529 7471,1529 7475,1529 7479,1529 7483,1530 7488,1532 7492,1531 7496,1531 7500,1532 7504,1533 7509,1532 7513,1533 7517,1534 7521,1534 7525,1535 7530,1535 7534,1535 7538,1535 7542,1536 7546,1536 7551,1536 7555,1537 7559,1538 7563,1538 7568,1538 7572,1539 7576,1539 7580,1539 7584,1540 7589,1541 7593,1541 7597,1542 7601,1541 7605,1543 7610,1542 7614,1544 7618,1543 7622,1542 7626,1543 7630,1543 7634,1543 7638,1544 7642,1544 7646,1543 7649,1544 7653,1543 7657,1543 7661,1542 7665,1543 7669,1545 7673,1544 7677,1547 7681,1546 7685,1546 7689,1547 7693,1547 7697,1547 7701,1547 7704,1548 7708,1549 7712,1549 7716,1549 7720,1549 7724,1548 7728,1547 7732,1548 7736,1550 7740,1550 7744,1549 7748,1549 7752,1550 7756,1550 7759,1550 7763,1550 7767,1551 7771,1550 7775,1550 7779,1550 7783,1551 7787,1551 7791,1551 7795,1551 7799,1551 7803,1552 7807,1552 7810,1552 7814,1552 7818,1553 7822,1551 7826,1551 7830,1551 7834,1549 7838,1549 7842,1547 7846,1548 7850,1553 7854,1553 7858,1551 7862,1547 7865,1543 7869,1540 7874,1554 7878,1557 7882,1557 7886,1557 7891,1548 7895,1553 7899,1553 7903,1556 7908,1560 7912,1556 7916,1556 7921,1556 7925,1555 7929,1555 7933,1555 7937,1555 7942,1555 7946,1554 7955,1553 7959,1548 7963,1543 7967,1546 7971,1549 7976,1553 7980,1557 7984,1559 7989,1548 7993,1546 7997,1548 8001,1550 8006,1551 8010,1551 8014,1548 8027,1552 8031,1555 8035,1556 8040,1557 8044,1556 8048,1555 8052,1554 8057,1551 8061,1558 8069,1553 8078,1551 8082,1550 8087,1548 8091,1547 8095,1545 8099,1544 8104,1544 8108,1544 8112,1545 8121,1550 8125,1551 8129,1551 8133,1552 8138,1555 8142,1556 8154,1559 8158,1559 8162,1558 8166,1558 8170,1558 8174,1558 8178,1558 8182,1556 8186,1556 8190,1556 8193,1555 8197,1554 8202,1552 8205,1551 8209,1553 8213,1556 8217,1559 8221,1559 8229,1559 8233,1559 8237,1560 8241,1560 8245,1560 8249,1561 8253,1561 8257,1561 8261,1560 8265,1560 8269,1560 8277,1560 8281,1560 8285,1560 8289,1560 8293,1560 8297,1559 8305,1560 8309,1560 8313,1561 8317,1561 8321,1560 8325,1560 8333,1560 8337,1560 8353,1561 8357,1561 8360,1560 8368,1560 8372,1560 8376,1560 8380,1560 8384,1560 8392,1560 8396,1561 8400,1561 8404,1562 8412,1562 8416,1562 8420,1562 8427,1561 8431,1561 8435,1560 8439,1560 8443,1561 8447,1561 8459,1561 8462,1561 8486,1561 8490,1561 8497,1561 8501,1561 8505,1561 8509,1561 8513,1561 8517,1561 8525,1561 8529,1561 8536,1561 8540,1561 8544,1561 8548,1561 8552,1561 8556,1561 8560,1561 8568,1561 8571,1561 8595,1561 8599,1561 8603,1561 8607,1561 8671,1561 8675,1561 8692,1561 8696,1561 8713,1561 8717,1561 8734,1561 8739,1561 8747,1561 8751,1561 8755,1561 8764,1561 8768,1561 8772,1561 8781,1561 8785,1562 8789,1562 8793,1562 8802,1562 8806,1562 8832,1562 8840,1561 8848,1561 8853,1561 8857,1561 8861,1561 8865,1561 8870,1561 8874,1561 8882,1562 8895,1562 8899,1562 8908,1562 8916,1562 8920,1562 8924,1562 8932,1562 8944,1562 8948,1562 8952,1562 8956,1562 8960,1562 8963,1561 8967,1561 8971,1561 8975,1562 8983,1562 8987,1562 8995,1562 9003,1562 9007,1563 9035,1563 9042,1562 9046,1562 9050,1562 9054,1562 9058,1562 9062,1562 9066,1562 9070,1562 9074,1562 9078,1562 9082,1562 9090,1562 9094,1562 9098,1562 9101,1562 9105,1562 9108,1563 9121,1563 9129,1562 9133,1562 9137,1562 9181,1562 9186,1562 9198,1562 9207,1562 9211,1562 9216,1562 9220,1562 9224,1562 9245,1562 9250,1562 9254,1562 9258,1562 9267,1562 9280,1562 9284,1562 9293,1562 9301,1562 9348,1561 9352,1561 9357,1561 9361,1561 9365,1562 9374,1562 9395,1562 9399,1562 9408,1562 9412,1562 9429,1562 9438,1562 9446,1562 9450,1562 9454,1562 9458,1562 9466,1562 9470,1562 9474,1561 9482,1562 9486,1562 9494,1562 9498,1562 9502,1563 9506,1563 9514,1562 9542,1562 9546,1562 9550,1562 9554,1562 9558,1562 9562,1562 9566,1562 9570,1562 9574,1563 9578,1562 9582,1562 9586,1562 9590,1562 9594,1562 9598,1562 9606,1562 9610,1562 9614,1563 9618,1563 9622,1562 9626,1562 9630,1563 9638,1563 9642,1562 9646,1562 9650,1562 9654,1562 9658,1562 9682,1562 9694,1562 9706,1562 9709,1562 9713,1562 9717,1562 9721,1562 9725,1562 9729,1563 9784,1563 9788,1562 9800,1562 9803,1563 9807,1562 9850,1562 9854,1563 9887,1563 9890,1562 9894,1562 9901,1563 9917,1563 9921,1562 9925,1562 9929,1562 9933,1562 9940,1562 9944,1563 10056,1563 10059,1562 10063,1562 10067,1562 10071,1562 10076,1562 10080,1562 10084,1562 10088,1562 10093,1563 10110,1563 10114,1562 10116,1563 10245,1563 10248,1562 10252,1562 10256,1562 10260,1562 10264,1562 10268,1562 10280,1563 10283,1562 10295,1562 10299,1562 10303,1562 10311,1562 10315,1562 10317,1563 10383,1563 10387,1562 10390,1562 10398,1562 10402,1562 10406,1562 10410,1563 10525,1563 10530,1562 10534,1562 10538,1563 10542,1562 10598,1562 10603,1563 10611,1563 10615,1562 10624,1562 10628,1563 10799,1563 10803,1562 10812,1562 10816,1563 11109,1563 11113,1562 11117,1562 11121,1562 11125,1562 11129,1562 11132,1563 11160,1563 11164,1562 11168,1562 11172,1563 11180,1563 11184,1562 11199,1562 11203,1563 11250,1563 11254,1562 11258,1563 11279,1563 11287,1562 11291,1562 11296,1562 11300,1562 11304,1563 11428,1563 11432,1562 11441,1562 11444,1563 11454,1563 11462,1562 11475,1562 11479,1562 11488,1562 11492,1563 11530,1563 11535,1562 11543,1562 11547,1563 11615,1563 11619,1562 11623,1563 11635,1563 11639,1562 11643,1562 11647,1563 11651,1563 11655,1562 11662,1562 11666,1563 11670,1563 11674,1562 11678,1562 11682,1562 11686,1562 11690,1562 11706,1562 11710,1563 11762,1563 11766,1562 11770,1562 11774,1562 11778,1562 11786,1563 11813,1563 11817,1562 11841,1562 11845,1563 11852,1563 11856,1562 11860,1563 11872,1563 11876,1562 11884,1562 11888,1562 11895,1562 11899,1562 11903,1562 11907,1562 11927,1562 11931,1563 11966,1563 11970,1562 11973,1562 11977,1562 11985,1562 11989,1562 11993,1562 11997,1563 12061,1563 12065,1562 12069,1562 12073,1562 12077,1562 12081,1562 12086,1563 12090,1562 12098,1562 12103,1563 12141,1563 12145,1562 12149,1562 12154,1562 12158,1562 12162,1562 12166,1562 12170,1562 12183,1562 12187,1562 12196,1562 12200,1563 12234,1563 12238,1562 12242,1562 12247,1562 12251,1562 12255,1563 12264,1563 12268,1562 12272,1562 12276,1562 12281,1561 12285,1562 12293,1562 12298,1562 12302,1562 12310,1563 12358,1563 12366,1562 12374,1562 12378,1562 12382,1562 12386,1562 12390,1562 12394,1562 12402,1562 12410,1563 12477,1563 12481,1562 12485,1563 12498,1563 12500,1562 12504,1562 12508,1562 12512,1562 12516,1562 12519,1563 12638,1563 12647,1562 12651,1562 12655,1562 12660,1562 12661,1563 12678,1563 12682,1562 12686,1562 12691,1562 12695,1563 12775,1563 12783,1562 12788,1562 12797,1562 12810,1562 12814,1562 12819,1562 12823,1562 12827,1562 12836,1562 12854,1562 12836,1562 12827,1562 12823,1562 12819,1562 12814,1562 12810,1562 12797,1562 12788,1562 12783,1562 12775,1563 12695,1563 12691,1562 12686,1562 12682,1562 12678,1563 12661,1563 12660,1562 12655,1562 12651,1562 12647,1562 12638,1563 12519,1563 12516,1562 12512,1562 12508,1562 12504,1562 12500,1562 12498,1563 12485,1563 12481,1562 12477,1563 12410,1563 12402,1562 12394,1562 12390,1562 12386,1562 12382,1562 12378,1562 12374,1562 12366,1562 12358,1563 12310,1563 12302,1562 12298,1562 12293,1562 12285,1562 12281,1561 12276,1562 12272,1562 12268,1562 12264,1563 12255,1563 12251,1562 12247,1562 12242,1562 12238,1562 12234,1563 12200,1563 12196,1562 12187,1562 12183,1562 12170,1562 12166,1562 12162,1562 12158,1562 12154,1562 12149,1562 12145,1562 12141,1563 12103,1563 12098,1562 12090,1562 12086,1563 12081,1562 12077,1562 12073,1562 12069,1562 12065,1562 12061,1563 11997,1563 11993,1562 11989,1562 11985,1562 11977,1562 11973,1562 11970,1562 11966,1563 11931,1563 11927,1562 11907,1562 11903,1562 11899,1562 11895,1562 11888,1562 11884,1562 11876,1562 11872,1563 11860,1563 11856,1562 11852,1563 11845,1563 11841,1562 11817,1562 11813,1563 11786,1563 11778,1562 11774,1562 11770,1562 11766,1562 11762,1563 11710,1563 11706,1562 11690,1562 11686,1562 11682,1562 11678,1562 11674,1562 11670,1563 11666,1563 11662,1562 11655,1562 11651,1563 11647,1563 11643,1562 11639,1562 11635,1563 11623,1563 11619,1562 11615,1563 11547,1563 11543,1562 11535,1562 11530,1563 11492,1563 11488,1562 11479,1562 11475,1562 11462,1562 11454,1563 11444,1563 11441,1562 11432,1562 11428,1563 11304,1563 11300,1562 11296,1562 11291,1562 11287,1562 11279,1563 11258,1563 11254,1562 11250,1563 11203,1563 11199,1562 11184,1562 11180,1563 11172,1563 11168,1562 11164,1562 11160,1563 11132,1563 11129,1562 11125,1562 11121,1562 11117,1562 11113,1562 11109,1563 10820,1563 10816,1562 10795,1562 10791,1563 10645,1563 10637,1562 10577,1562 10573,1562 10564,1562 10560,1562 10521,1562 10517,1563 10430,1563 10426,1562 10422,1563 10410,1563 10402,1562 10398,1562 10395,1562 10390,1562 10387,1562 10383,1563 10354,1563 10351,1562 10335,1562 10331,1563 10318,1563 10315,1562 10311,1562 10303,1562 10299,1562 10295,1562 10283,1562 10280,1562 10268,1562 10264,1562 10260,1562 10256,1562 10252,1562 10248,1562 10244,1562 10241,1563 10169,1563 10165,1562 10161,1562 10156,1563 10121,1563 10118,1562 10114,1562 10110,1562 10105,1562 10101,1562 10097,1562 10093,1562 10088,1562 10084,1562 10080,1562 10076,1562 10071,1562 10063,1562 10059,1562 10055,1562 10050,1563 10037,1563 10033,1562 10029,1562 10025,1562 10024,1563 9987,1563 9982,1562 9978,1562 9974,1563 9970,1563 9965,1562 9953,1562 9948,1562 9944,1562 9940,1562 9937,1562 9921,1562 9917,1562 9913,1562 9909,1562 9905,1562 9901,1562 9894,1562 9890,1562 9886,1562 9882,1562 9878,1562 9874,1562 9870,1562 9866,1562 9862,1562 9858,1562 9854,1562 9839,1562 9835,1562 9807,1562 9803,1562 9800,1562 9796,1562 9792,1562 9788,1562 9784,1562 9776,1562 9772,1562 9768,1562 9764,1562 9760,1562 9737,1562 9733,1562 9729,1562 9725,1561 9721,1561 9717,1561 9713,1561 9709,1561 9702,1562 9698,1562 9694,1561 9690,1561 9678,1561 9654,1561 9650,1561 9646,1561 9642,1561 9638,1561 9634,1561 9630,1561 9606,1561 9602,1561 9598,1561 9594,1561 9590,1561 9586,1561 9582,1561 9570,1561 9558,1561 9550,1561 9546,1561 9542,1561 9538,1561 9526,1561 9522,1561 9510,1561 9506,1561 9502,1561 9498,1561 9490,1561 9486,1561 9478,1561 9474,1560 9450,1560 9446,1560 9442,1560 9438,1560 9434,1560 9429,1560 9399,1560 9395,1560 9374,1560 9370,1560 9361,1559 9357,1559 9348,1558 9344,1558 9340,1559 9331,1559 9327,1559 9301,1559 9280,1559 9258,1559 9250,1559 9245,1559 9237,1560 9228,1560 9224,1560 9211,1559 9207,1559 9203,1558 9194,1558 9186,1558 9181,1558 9177,1558 9173,1558 9169,1558 9165,1558 9161,1558 9153,1559 9149,1559 9141,1559 9137,1559 9133,1559 9129,1559 9121,1559 9117,1559 9113,1558 9109,1558 9105,1558 9101,1558 9098,1558 9094,1557 9090,1557 9086,1557 9082,1557 9078,1557 9074,1557 9070,1557 9066,1557 9058,1557 9054,1557 9050,1557 9042,1557 9035,1557 9027,1557 9023,1558 9015,1558 9007,1557 9003,1557 8999,1557 8995,1557 8987,1556 8983,1556 8979,1556 8971,1556 8963,1556 8960,1555 8956,1555 8952,1555 8948,1555 8944,1556 8899,1556 8895,1555 8882,1555 8874,1555 8870,1555 8865,1554 8857,1554 8853,1554 8844,1554 8832,1554 8827,1554 8823,1554 8819,1554 8802,1554 8798,1554 8785,1554 8781,1554 8777,1553 8764,1553 8760,1553 8755,1553 8751,1553 8747,1553 8739,1552 8734,1552 8726,1552 8709,1552 8700,1552 8696,1552 8688,1552 8684,1551 8679,1551 8675,1551 8671,1551 8658,1551 8654,1551 8646,1551 8638,1551 8634,1551 8630,1551 8618,1551 8614,1551 8607,1551 8603,1551 8599,1551 8595,1550 8591,1550 8587,1551 8579,1551 8575,1551 8571,1551 8568,1551 8556,1551 8548,1551 8544,1551 8540,1551 8536,1550 8533,1550 8529,1550 8517,1550 8505,1550 8501,1549 8497,1549 8494,1549 8490,1549 8482,1549 8478,1549 8474,1550 8466,1551 8462,1551 8459,1551 8455,1551 8451,1551 8447,1551 8443,1550 8439,1550 8435,1549 8431,1549 8427,1549 8416,1549 8412,1549 8404,1548 8400,1548 8396,1547 8392,1547 8388,1547 8384,1547 8380,1547 8376,1547 8372,1546 8368,1546 8360,1546 8357,1546 8353,1546 8345,1546 8341,1546 8337,1546 8333,1546 8325,1545 8321,1546 8317,1545 8309,1544 8305,1544 8301,1543 8297,1543 8289,1545 8285,1545 8281,1545 8277,1544 8269,1544 8261,1544 8257,1543 8253,1543 8249,1543 8245,1542 8241,1543 8237,1543 8233,1543 8229,1543 8225,1543 8221,1542 8217,1541 8213,1538 8209,1536 8205,1534 8202,1535 8197,1536 8190,1538 8186,1539 8182,1539 8178,1539 8174,1539 8170,1538 8162,1539 8158,1539 8154,1538 8150,1537 8146,1536 8142,1534 8138,1534 8133,1531 8129,1529 8125,1528 8121,1527 8116,1524 8112,1522 8108,1520 8104,1521 8099,1521 8095,1522 8091,1523 8087,1524 8082,1525 8078,1531 8074,1532 8069,1532 8065,1532 8061,1532 8057,1526 8052,1528 8048,1529 8044,1529 8040,1529 8035,1528 8031,1527 8027,1526 8023,1525 8018,1524 8014,1523 8010,1523 8006,1523 8001,1525 7997,1526 7989,1524 7984,1524 7980,1523 7971,1518 7967,1517 7963,1515 7959,1517 7955,1519 7950,1519 7946,1519 7942,1519 7937,1518 7933,1518 7929,1517 7925,1517 7921,1517 7916,1517 7912,1516 7908,1517 7903,1514 7899,1511 7895,1510 7891,1504 7886,1510 7882,1512 7878,1512 7874,1510 7869,1495 7865,1500 7862,1508 7858,1508 7854,1507 7850,1505 7846,1498 7842,1496 7838,1502 7834,1502 7830,1500 7826,1499 7822,1499 7818,1498 7814,1497 7810,1497 7807,1496 7791,1493 7787,1491 7783,1490 7779,1490 7775,1491 7771,1491 7767,1492 7763,1492 7759,1492 7756,1491 7752,1489 7748,1486 7744,1484 7740,1483 7736,1480 7732,1479 7728,1478 7724,1479 7720,1477 7716,1475 7712,1474 7708,1473 7704,1470 7701,1468 7697,1467 7689,1464 7685,1462 7681,1462 7649,1450 7634,1444 7626,1440 7622,1438 7618,1437 7614,1436 7610,1433 7605,1433 7601,1429 7597,1429 7593,1426 7589,1425 7584,1423 7580,1421 7576,1419 7572,1417 7568,1414 7559,1409 7555,1406 7551,1405 7534,1396 7530,1394 7525,1393 7521,1390 7517,1387 7513,1384 7509,1381 7504,1379 7500,1376 7496,1373 7492,1370 7488,1367 7483,1364 7475,1360 7471,1358 7467,1355 7462,1352 7458,1349 7454,1345 7450,1343 7441,1335 7437,1333 7433,1328 7424,1321 7420,1319 7416,1316 7412,1313 7408,1309 7403,1305 7399,1301 7391,1292 7387,1288 7382,1284 7366,1270 7357,1262 7353,1258 7349,1254 7332,1235 7323,1227 7319,1221 7314,1216 7297,1196 7293,1191 7289,1186 7284,1179 7280,1173 7246,1129 7229,1105 7220,1094 7216,1088 7212,1082 7203,1068 7199,1061 7194,1053 7186,1038 7181,1031 7177,1024 7160,997 7156,991 7151,984 7147,975 7143,967 7109,901 7087,854 7083,848 7079,839 7074,830 7011,690 6995,655 6987,638 6979,621 6975,612 6967,590 6964,580 6956,558 6952,547 6948,538 6884,381 6853,306 6845,284 6841,273 6837,263 6833,254 6829,246 6825,238 6821,228 6813,208 6808,197 6804,186 6800,177 6796,169 6791,163 6787,153 6770,120 6766,116 6762,110 6758,107 6753,91 6736,61 6732,51 6728,56 6724,64 6719,36 6715,32 6711,28 6707,25 6702,21 6698,18 6694,16 6690,11 6686,10 6681,6 6677,4 6673,2 6669,1 6664,0 6660,2 6656,3 6652,6 6647,8 6643,11 6639,17 6635,17 6630,25 6626,32 6622,31 6618,37 6613,42 6609,52 6605,57 6601,65 6597,76 6592,85 6588,94 6584,105 6575,127 6571,140 6567,151 6558,178 6554,190 6550,204 6534,256 6530,275 6526,291 6522,305 6519,317 6503,372 6495,399 6491,426 6487,427 6456,548 6448,582 6444,596 6440,611 6433,638 6429,650 6425,663 6394,759 6378,805 6374,829 6370,829 6366,847 6362,849 6331,930 6323,950 6319,959 6315,968 6311,976 6308,983 6304,992 6300,999 6296,1007 6292,1014 6288,1022 6284,1032 6280,1040 6276,1045 6272,1051 6268,1058 6252,1083 6248,1090 6244,1099 6240,1107 6236,1113 6232,1119 6228,1124 6224,1132 6220,1138 6208,1158 6204,1163 6200,1168 6196,1173 6192,1178 6188,1182 6184,1187 6180,1191 6176,1190 6172,1201 6168,1205 6164,1210 6160,1214 6156,1218 6152,1221 6148,1225 6144,1231 6140,1239 6124,1255 6116,1263 6112,1266 6108,1271 6100,1278 6096,1282 6093,1286 6085,1291 6081,1294 6077,1297 6061,1310 6053,1316 6049,1319 6045,1322 6028,1334 6015,1341 6011,1344 5985,1359 5981,1362 5968,1369 5964,1371 5959,1374 5951,1378 5946,1380 5938,1383 5934,1385 5925,1390 5921,1392 5912,1395 5908,1396 5904,1398 5899,1400 5895,1402 5891,1404 5882,1408 5878,1410 5874,1412 5870,1414 5865,1415 5861,1417 5857,1418 5848,1421 5844,1423 5840,1424 5823,1430 5814,1433 5806,1435 5793,1439 5789,1440 5780,1443 5771,1445 5740,1454 5724,1457 5716,1459 5712,1460 5708,1461 5677,1468 5661,1471 5653,1473 5645,1474 5614,1480 5598,1482 5590,1484 5586,1484 5582,1485 5551,1490 5535,1492 5527,1493 5523,1494 5519,1494 5515,1495 5507,1496 5503,1496 5494,1497 5490,1498 5486,1498 5477,1500 5473,1500 5469,1501 5460,1502 5456,1502 5452,1502 5448,1503 5443,1503 5439,1504 5435,1504 5427,1505 5422,1506 5418,1506 5410,1507 5405,1507 5401,1508 5393,1509 5389,1509 5384,1509 5351,1513 5342,1514 5338,1514 5334,1514 5330,1515 5325,1515 5321,1515 5317,1516 5283,1518 5266,1520 5262,1520 5258,1520 5254,1520 5249,1521 5215,1523 5206,1524 5202,1524 5198,1524 5189,1525 5181,1525 5163,1526 5155,1527 5150,1527 5146,1527 5142,1528 5138,1528 5129,1528 5125,1528 5112,1529 5077,1531 5069,1531 5065,1531 5060,1531 5052,1532 5043,1533 5039,1533 5034,1533 5022,1533 5017,1534 5013,1534 5000,1534 4996,1535 4991,1535 4983,1535 4979,1536 4974,1536 4911,1538 4878,1539 4874,1539 4870,1539 4866,1540 4862,1540 4858,1540 4854,1540 4846,1540 4783,1542 4767,1543 4763,1543 4755,1543 4751,1543 4747,1543 4743,1543 4739,1543 4735,1543 4727,1544 4723,1544 4719,1544 4715,1544 4706,1544 4698,1544 4694,1544 4690,1544 4685,1545 4677,1545 4673,1545 4668,1545 4660,1545 4655,1545 4651,1545 4647,1545 4643,1545 4630,1546 4621,1546 4617,1546 4609,1546 4604,1547 4600,1547 4592,1547 4588,1547 4583,1547 4575,1547 4570,1547 4566,1547 4558,1548 4549,1548 4532,1548 4519,1549 4515,1549 4511,1549 4494,1549 4490,1549 4485,1549 4481,1549 4477,1549 4473,1549 4460,1549 4456,1549 4452,1549 4447,1550 4443,1550 4439,1550 4436,1550 4432,1550 4428,1550 4420,1550 4416,1550 4412,1550 4408,1550 4400,1551 4396,1551 4392,1551 4388,1551 4385,1551 4381,1551 4377,1551 4373,1551 4369,1551 4361,1551 4357,1551 4345,1551 4341,1551 4334,1551 4330,1551 4322,1551 4318,1551 4314,1551 4310,1551 4306,1551 4302,1552 4298,1552 4294,1552 4290,1552 4287,1552 4279,1552 4275,1552 4271,1552 4267,1552 4263,1553 4259,1553 4251,1553 4247,1553 4240,1553 4236,1553 4232,1553 4196,1553 4192,1553 4188,1553 4184,1553 4175,1553 4171,1553 4142,1553 4138,1553 4133,1553 4129,1553 4125,1554 4121,1554 4117,1554 4112,1554 4104,1554 4100,1554 4096,1554 4091,1554 4087,1555 4079,1555 4075,1555 4070,1555 4066,1555 4062,1555 4058,1555 4020,1555 4016,1555 4012,1555 4007,1555 3932,1555 3927,1555 3654,1558 3527,1558 3523,1559 3519,1559 3515,1559 3511,1559 3507,1559 3503,1559 3500,1559 3492,1559 3488,1559 3484,1560 3036,1560 3032,1560 3029,1560 2986,1560 2982,1560 2978,1560 2974,1560 2970,1560 2962,1560 2958,1560 2954,1560 2951,1560 2947,1560 2943,1560 2935,1561 2931,1561 2927,1561 2923,1561 2919,1561 2915,1561 2912,1561 2900,1561 2896,1561 2884,1561 2880,1561 2876,1561 2856,1561 2852,1562 2848,1561 2829,1561 2825,1562 2821,1561 2801,1561 2797,1562 2789,1561 2773,1561 2769,1562 2765,1562 2761,1561 2717,1561 2713,1562 2709,1562 2705,1562 2701,1561 2689,1561 2685,1562 2681,1562 2677,1562 2673,1561 2661,1561 2657,1562 2654,1562 2650,1562 2646,1561 2642,1561 2634,1561 2630,1562 2626,1562 2621,1562 2617,1562 2613,1561 2604,1561 2600,1562 2596,1562 2592,1562 2587,1561 2583,1561 2579,1561 2575,1562 2570,1562 2566,1562 2562,1562 2558,1561 2553,1561 2549,1561 2545,1562 2540,1562 2536,1562 2532,1562 2528,1561 2523,1561 2519,1561 2515,1562 2511,1562 2506,1562 2502,1562 2498,1561 2494,1561 2489,1562 2481,1562 2472,1562 2468,1561 2464,1561 2459,1562 2455,1562 2451,1562 2447,1562 2442,1562 2438,1561 2434,1562 2425,1562 2421,1562 2413,1562 2408,1561 2404,1562 2396,1562 2391,1562 2387,1562 2383,1562 2379,1562 2366,1562 2353,1562 2349,1562 2345,1562 2341,1562 2337,1562 2333,1562 2329,1562 2325,1562 2321,1562 2318,1562 2314,1562 2310,1562 2306,1562 2302,1562 2298,1562 2294,1562 2290,1562 2286,1562 2282,1562 2278,1562 2274,1562 2270,1562 2267,1562 2263,1562 2259,1562 2255,1562 2251,1562 2243,1562 2239,1562 2235,1562 2231,1562 2227,1562 2223,1562 2219,1562 2215,1562 2211,1562 2208,1562 2204,1562 2200,1562 2196,1562 2192,1562 2188,1562 2184,1562 2180,1562 2176,1562 2172,1562 2168,1562 2164,1562 2160,1562 2152,1562 2149,1562 2145,1562 2141,1562 2137,1562 2133,1562 2129,1562 2125,1562 2121,1562 2117,1562 2113,1562 2109,1562 2105,1562 2101,1562 2097,1562 2093,1562 2084,1562 2080,1562 2076,1562 2072,1562 2068,1562 2064,1562 2055,1562 2051,1562 2047,1562 2042,1562 2038,1562 2034,1562 2030,1562 2026,1562 2021,1562 2017,1562 2013,1562 2009,1562 2004,1562 2000,1562 1996,1562 1992,1562 1988,1562 1983,1562 1979,1562 1975,1562 1971,1562 1967,1562 1962,1562 1958,1562 1954,1562 1950,1562 1945,1562 1941,1562 1937,1562 1933,1562 1924,1562 1920,1562 1916,1562 1912,1562 1908,1562 1903,1562 1895,1562 1891,1562 1886,1562 1882,1562 1878,1562 1874,1562 1865,1562 1861,1562 1857,1562 1853,1562 1849,1562 1844,1562 1836,1562 1832,1562 1823,1562 1819,1562 1815,1562 1810,1562 1806,1562 1793,1562 1789,1562 1780,1562 1776,1562 1772,1562 1767,1562 1763,1562 1750,1562 1737,1562 1733,1562 1729,1562 1724,1562 1720,1562 1707,1562 1703,1562 1694,1562 1690,1562 1686,1562 1682,1562 1677,1562 1673,1562 1664,1562 1652,1562 1647,1562 1643,1562 1639,1562 1634,1562 1621,1562 1617,1562 1613,1562 1608,1562 1604,1562 1600,1562 1596,1562 1591,1562 1587,1562 1583,1562 1578,1562 1566,1562 1561,1562 1557,1562 1549,1562 1545,1562 1541,1562 1537,1562 1533,1562 1529,1562 1525,1562 1521,1562 1517,1562 1513,1562 1510,1562 1506,1562 1498,1562 1494,1562 1490,1562 1486,1562 1482,1562 1478,1562 1470,1562 1466,1562 1462,1562 1454,1562 1450,1562 1446,1562 1442,1562 1438,1562 1434,1562 1430,1562 1399,1562 1395,1562 1391,1562 1379,1562 1375,1562 1363,1562 1359,1562 1351,1562 1347,1562 1343,1562 1335,1562 1331,1562 1327,1562 1323,1562 1319,1562 1316,1562 1308,1562 1304,1562 1299,1562 1295,1562 1291,1562 1282,1562 1278,1562 1265,1562 1261,1562 1257,1562 1248,1562 1240,1562 1236,1562 1231,1562 1227,1562 1223,1562 1219,1562 1215,1562 1206,1562 1197,1562 1193,1562 1189,1562 1176,1562 1172,1562 1164,1562 1159,1562 1155,1562 1151,1562 1147,1562 1138,1562 1134,1562 1121,1562 1117,1562 1113,1562 1108,1562 1104,1562 1096,1562 1091,1562 1079,1562 1074,1562 1070,1562 1062,1562 1053,1562 1049,1562 1045,1562 1040,1562 1036,1562 1032,1562 1028,1562 1024,1562 1020,1562 1016,1562 1013,1562 1008,1562 1005,1562 1001,1562 993,1562 989,1562 985,1562 981,1562 977,1562 973,1562 969,1562 938,1562 934,1562 930,1562 926,1562 923,1562 919,1562 915,1562 911,1562 907,1562 903,1562 899,1562 891,1562 887,1562 883,1562 879,1562 876,1562 872,1562 868,1562 864,1562 860,1562 852,1562 848,1562 844,1562 840,1562 836,1562 833,1562 829,1562 821,1562 817,1562 813,1562 797,1562 793,1562 789,1562 782,1562 778,1562 774,1562 762,1562 750,1562 746,1562 734,1562 730,1562 726,1562 722,1562 718,1562 714,1562 710,1562 706,1562 702,1562 690,1562 678,1562 674,1562 662,1562 658,1562 654,1562 622,1562 618,1562 606,1562 602,1562 590,1562 578,1562 574,1562 562,1562 558,1562 546,1562 534,1562 530,1562 526,1562 518,1562 505,1562 501,1562 496,1562 492,1562 488,1562 475,1562 462,1562 458,1562 454,1562 449,1562 445,1562 432,1562 419,1562 415,1562 411,1562 407,1562 402,1562 390,1562 377,1562 372,1562 360,1562 347,1562 334,1562 330,1562 317,1562 304,1562 300,1562 296,1562 291,1562 287,1562 274,1562 261,1562 257,1562 253,1562 249,1562 245,1562 237,1562 233,1562 229,1562 225,1562 217,1562 213,1562 209,1562 206,1562 202,1562 198,1562 194,1562 190,1562 186,1562 178,1562 174,1562 170,1562 166,1562 162,1562 158,1562 154,1562 150,1562 146,1562 142,1562 138,1562 135,1562 131,1562 127,1562 95,1562 91,1562 87,1562 83,1562 79,1562 75,1562 71,1562 67,1562 64,1562 60,1562 56,1562 48,1562 44,1562 40,1562 36,1562 32,1562">
          <text:p/>
        </draw:polygon>
        <draw:polyline draw:style-name="gr5" draw:text-style-name="P1" draw:layer="layout" svg:width="9.864cm" svg:height="1.083cm" svg:x="1.523cm" svg:y="11.859cm" svg:viewBox="0 0 9865 1084" draw:points="0,1083 32,1083 36,1083 40,1083 44,1083 48,1083 56,1083 60,1083 64,1083 67,1083 71,1083 75,1083 79,1083 83,1083 87,1083 91,1083 95,1083 127,1083 131,1083 135,1083 138,1083 142,1083 146,1083 150,1083 154,1083 158,1083 162,1083 166,1083 170,1083 174,1083 178,1083 186,1083 190,1083 194,1083 198,1083 202,1083 206,1083 209,1083 213,1083 217,1083 225,1083 229,1083 233,1083 237,1083 245,1083 249,1083 253,1083 257,1083 261,1083 274,1083 287,1083 291,1083 296,1083 300,1083 304,1083 317,1083 330,1083 334,1083 347,1083 360,1083 372,1083 377,1083 390,1083 402,1083 407,1083 411,1083 415,1083 419,1083 432,1083 445,1083 449,1083 454,1083 458,1083 462,1083 475,1083 488,1083 492,1083 496,1083 501,1083 505,1083 518,1083 526,1083 530,1083 534,1083 546,1083 558,1083 562,1083 574,1083 578,1083 590,1083 602,1083 606,1083 618,1083 622,1083 654,1083 658,1083 662,1083 674,1083 678,1083 690,1083 702,1083 706,1083 710,1083 714,1083 718,1083 722,1083 726,1083 730,1083 734,1083 746,1083 750,1083 762,1083 774,1083 778,1083 782,1083 789,1083 793,1083 797,1083 813,1083 817,1083 821,1083 829,1083 833,1083 836,1083 840,1083 844,1083 848,1083 852,1083 860,1083 864,1083 868,1083 872,1083 876,1083 879,1083 883,1083 887,1083 891,1083 899,1083 903,1083 907,1083 911,1083 915,1083 919,1083 923,1083 926,1083 930,1083 934,1083 938,1083 969,1083 973,1083 977,1083 981,1083 985,1083 989,1083 993,1083 1001,1083 1005,1083 1008,1083 1013,1083 1016,1083 1020,1083 1024,1083 1028,1083 1032,1083 1036,1083 1040,1083 1045,1083 1049,1083 1053,1083 1062,1083 1070,1083 1074,1083 1079,1083 1091,1083 1096,1083 1104,1083 1108,1083 1113,1083 1117,1083 1121,1083 1134,1083 1138,1083 1147,1083 1151,1083 1155,1083 1159,1083 1164,1083 1172,1083 1176,1083 1189,1083 1193,1083 1197,1083 1206,1083 1215,1083 1219,1083 1223,1083 1227,1083 1231,1083 1236,1083 1240,1083 1248,1083 1257,1083 1261,1083 1265,1083 1278,1083 1282,1083 1291,1083 1295,1083 1299,1083 1304,1083 1308,1083 1316,1083 1319,1083 1323,1083 1327,1083 1331,1083 1335,1083 1343,1083 1347,1083 1351,1083 1359,1083 1363,1083 1375,1083 1379,1083 1391,1083 1395,1083 1399,1083 1430,1083 1434,1083 1438,1083 1442,1083 1446,1083 1450,1083 1454,1083 1462,1083 1466,1083 1470,1083 1478,1083 1482,1083 1486,1083 1490,1083 1494,1083 1498,1083 1506,1083 1510,1083 1513,1083 1517,1083 1521,1083 1525,1083 1529,1083 1533,1083 1537,1083 1541,1083 1545,1083 1549,1083 1557,1083 1561,1083 1566,1083 1578,1083 1583,1083 1587,1083 1591,1083 1596,1083 1600,1083 1604,1083 1608,1083 1613,1083 1617,1083 1621,1083 1634,1083 1639,1083 1643,1083 1647,1083 1652,1083 1664,1083 1673,1083 1677,1083 1682,1083 1686,1083 1690,1083 1694,1083 1703,1083 1707,1083 1720,1083 1724,1083 1729,1083 1733,1083 1737,1083 1750,1083 1763,1083 1767,1083 1772,1083 1776,1083 1780,1083 1789,1083 1793,1083 1806,1083 1810,1083 1815,1083 1819,1083 1823,1083 1832,1083 1836,1083 1844,1083 1849,1083 1853,1083 1857,1083 1861,1083 1865,1083 1874,1083 1878,1083 1882,1083 1886,1083 1891,1083 1895,1083 1903,1083 1908,1083 1912,1083 1916,1083 1920,1083 1924,1083 1933,1083 1937,1083 1941,1083 1945,1083 1950,1083 1954,1083 1958,1083 1962,1083 1967,1083 1971,1083 1975,1083 1979,1083 1983,1083 1988,1083 1992,1083 1996,1083 2000,1083 2004,1083 2009,1083 2013,1083 2017,1083 2021,1083 2026,1083 2030,1083 2034,1083 2038,1083 2042,1083 2047,1083 2051,1083 2055,1083 2064,1083 2068,1083 2072,1083 2076,1083 2080,1083 2084,1083 2093,1083 2097,1083 2101,1083 2105,1083 2109,1083 2113,1083 2117,1083 2121,1083 2125,1083 2129,1083 2133,1083 2137,1083 2141,1083 2145,1083 2149,1083 2152,1083 2160,1083 2164,1083 2168,1083 2172,1083 2176,1083 2180,1083 2184,1083 2188,1083 2192,1083 2196,1083 2200,1083 2204,1083 2208,1083 2211,1083 2215,1083 2219,1083 2223,1083 2227,1083 2231,1083 2235,1083 2239,1083 2243,1083 2251,1083 2255,1083 2259,1083 2263,1083 2267,1083 2270,1083 2274,1083 2278,1083 2282,1083 2286,1083 2290,1083 2294,1083 2298,1083 2302,1083 2306,1083 2310,1083 2314,1083 2318,1083 2321,1083 2325,1083 2329,1083 2333,1083 2337,1083 2341,1083 2345,1083 2349,1083 2353,1083 2366,1083 2379,1083 2383,1083 2387,1083 2391,1083 2396,1083 2404,1083 2408,1083 2413,1083 2421,1083 2425,1083 2434,1083 2438,1083 2442,1083 2447,1083 2451,1083 2455,1083 2459,1083 2464,1083 2468,1083 2472,1083 2481,1083 2489,1083 2494,1083 2498,1083 2502,1083 2506,1083 2511,1083 2515,1083 2519,1083 2528,1083 2532,1083 2536,1083 2558,1083 2562,1083 2566,1083 2570,1083 2575,1083 2587,1083 2592,1083 2596,1083 2600,1083 2604,1083 2626,1083 2630,1083 2634,1083 2654,1083 2657,1083 2661,1083 2673,1083 2677,1083 2681,1083 2685,1083 2689,1083 2697,1083 2705,1083 2761,1083 2765,1083 2769,1083 2773,1083 2821,1083 2825,1083 2829,1083 2848,1083 2852,1083 2856,1083 2880,1083 2884,1082 2888,1082 2904,1082 2908,1083 2912,1082 2915,1082 2919,1082 2923,1082 2927,1082 2935,1082 2939,1082 3005,1082 3009,1082 3103,1082 3107,1082 3193,1082 3198,1082 3299,1082 3333,1081 3425,1081 3433,1081 3489,1081 3493,1081 3501,1081 3504,1081 3528,1081 3532,1081 3583,1081 3587,1080 3591,1080 3655,1080 3689,1080 3693,1080 3749,1080 3753,1080 3813,1080 3817,1080 3826,1080 3843,1079 3851,1079 3860,1079 3903,1079 3907,1079 3937,1079 3941,1079 3975,1079 3979,1079 3983,1079 3987,1079 4017,1079 4021,1079 4025,1079 4029,1079 4059,1079 4063,1079 4067,1078 4071,1078 4076,1078 4080,1078 4097,1078 4101,1078 4118,1078 4122,1078 4147,1078 4151,1078 4185,1078 4189,1077 4213,1077 4217,1077 4241,1077 4248,1077 4252,1077 4256,1077 4260,1077 4264,1076 4288,1076 4291,1076 4315,1076 4319,1076 4339,1076 4342,1076 4358,1076 4362,1076 4366,1076 4370,1076 4374,1076 4386,1076 4389,1076 4393,1076 4397,1076 4401,1075 4405,1075 4409,1075 4417,1075 4421,1075 4448,1075 4453,1075 4461,1075 4465,1075 4486,1075 4491,1075 4504,1075 4508,1074 4512,1074 4516,1074 4538,1074 4563,1074 4567,1073 4571,1073 4580,1073 4584,1073 4601,1073 4610,1073 4614,1073 4618,1073 4622,1073 4627,1072 4631,1072 4635,1072 4640,1072 4656,1072 4661,1072 4674,1072 4678,1072 4686,1072 4691,1072 4707,1072 4712,1071 4720,1071 4724,1071 4728,1071 4732,1071 4740,1071 4744,1070 4756,1070 4760,1070 4772,1070 4776,1070 4788,1070 4796,1070 4800,1070 4804,1069 4808,1069 4819,1069 4823,1069 4827,1068 4831,1068 4835,1068 4847,1068 4851,1068 4855,1068 4859,1069 4863,1068 4879,1068 4883,1068 4895,1067 4907,1067 4911,1067 4919,1067 4923,1067 4927,1067 4931,1067 4935,1067 4938,1066 4946,1066 4950,1066 4954,1066 4958,1066 4962,1066 4966,1066 4970,1066 4974,1066 4979,1066 4983,1065 4987,1065 4991,1065 4996,1065 5000,1065 5009,1064 5013,1064 5017,1064 5026,1064 5034,1064 5039,1064 5043,1064 5047,1063 5052,1063 5056,1063 5060,1063 5065,1063 5073,1062 5077,1062 5112,1061 5116,1061 5120,1061 5125,1060 5129,1060 5133,1060 5138,1060 5142,1060 5146,1060 5150,1060 5155,1060 5159,1060 5163,1059 5181,1059 5185,1058 5189,1058 5198,1058 5215,1057 5249,1055 5254,1055 5258,1055 5266,1055 5270,1055 5275,1054 5279,1054 5287,1054 5291,1054 5300,1053 5304,1053 5308,1052 5313,1052 5321,1052 5325,1051 5330,1051 5334,1051 5338,1051 5342,1051 5346,1050 5355,1050 5359,1050 5368,1049 5384,1048 5389,1047 5393,1047 5397,1047 5401,1046 5405,1046 5410,1046 5414,1046 5418,1045 5422,1045 5427,1045 5435,1044 5439,1044 5443,1043 5448,1043 5452,1043 5456,1042 5460,1042 5465,1042 5469,1042 5473,1041 5477,1041 5482,1040 5486,1040 5490,1040 5494,1039 5503,1039 5507,1038 5515,1038 5519,1037 5523,1037 5527,1036 5535,1036 5551,1034 5555,1034 5559,1033 5567,1032 5582,1031 5586,1031 5590,1030 5594,1030 5598,1030 5602,1029 5606,1029 5614,1028 5618,1027 5622,1027 5645,1023 5653,1022 5661,1021 5677,1019 5681,1018 5685,1018 5689,1017 5693,1017 5708,1014 5712,1014 5716,1013 5724,1012 5740,1009 5771,1003 5789,999 5801,997 5806,996 5810,995 5814,994 5823,992 5840,988 5844,987 5848,986 5857,984 5861,983 5870,981 5874,980 5878,978 5887,976 5891,974 5895,973 5899,972 5904,970 5908,969 5917,966 5921,966 5925,965 5929,963 5938,959 5942,958 5946,957 5955,954 5959,953 5964,951 5968,950 5976,946 5981,944 5985,943 5993,939 6011,932 6015,931 6019,928 6028,925 6045,916 6049,914 6053,912 6057,910 6061,908 6065,906 6073,900 6077,898 6081,896 6089,892 6093,890 6096,888 6100,885 6104,883 6112,876 6116,875 6120,872 6124,870 6128,866 6132,865 6136,865 6140,862 6144,855 6148,850 6152,845 6156,842 6160,839 6164,836 6168,834 6172,833 6176,824 6180,824 6184,822 6188,818 6204,803 6208,799 6212,795 6220,785 6224,781 6228,777 6232,774 6236,769 6240,763 6244,757 6248,752 6252,748 6268,728 6272,722 6276,718 6280,714 6284,710 6288,702 6292,696 6296,691 6300,686 6304,680 6308,674 6315,663 6331,636 6335,629 6339,622 6347,604 6362,573 6366,572 6370,561 6374,557 6378,543 6394,510 6397,505 6401,497 6405,485 6409,477 6425,442 6429,433 6433,424 6440,405 6444,394 6448,384 6452,373 6456,359 6487,274 6491,270 6495,251 6499,243 6503,233 6519,198 6522,190 6526,175 6530,164 6534,152 6538,142 6542,133 6550,116 6554,107 6558,98 6567,81 6571,73 6575,65 6580,61 6584,51 6588,44 6592,40 6597,33 6601,27 6605,21 6609,18 6613,14 6618,11 6622,8 6626,12 6630,6 6635,2 6639,5 6643,1 6647,1 6652,1 6656,0 6660,1 6664,1 6669,3 6673,5 6681,12 6686,17 6690,18 6694,25 6702,31 6707,35 6711,39 6715,43 6719,47 6724,76 6728,70 6732,67 6736,72 6753,99 6758,116 6762,119 6766,122 6770,125 6787,153 6821,214 6825,221 6829,228 6833,234 6837,239 6841,249 6845,257 6853,273 6884,328 6948,440 6952,447 6956,454 6964,469 6967,476 6971,484 6979,498 6983,505 6987,511 6995,522 7011,545 7074,639 7079,644 7083,652 7087,656 7091,663 7109,685 7113,688 7117,693 7122,698 7126,704 7139,719 7143,727 7147,732 7151,738 7156,743 7164,750 7169,755 7177,762 7212,795 7216,799 7220,803 7229,812 7246,827 7280,854 7289,861 7297,868 7314,880 7349,902 7353,905 7357,907 7366,912 7382,922 7387,924 7391,926 7399,931 7416,939 7420,940 7424,942 7429,944 7433,946 7450,954 7483,968 7488,970 7492,970 7496,971 7500,974 7504,976 7509,977 7513,978 7517,981 7521,983 7525,984 7530,985 7534,986 7538,987 7542,989 7546,990 7551,991 7555,991 7559,994 7568,996 7572,998 7576,999 7580,1001 7584,1002 7589,1003 7593,1004 7597,1005 7601,1006 7605,1008 7610,1008 7618,1010 7622,1010 7626,1012 7634,1014 7649,1018 7653,1019 7657,1019 7661,1019 7665,1020 7669,1022 7673,1023 7677,1024 7681,1025 7685,1025 7689,1026 7693,1027 7697,1028 7701,1029 7704,1030 7708,1030 7712,1031 7744,1035 7748,1036 7752,1037 7756,1038 7759,1038 7763,1038 7767,1040 7771,1040 7775,1040 7779,1039 7783,1040 7787,1042 7791,1043 7795,1043 7799,1042 7803,1043 7807,1045 7810,1045 7814,1045 7818,1047 7822,1047 7826,1047 7830,1046 7834,1046 7838,1046 7842,1044 7846,1045 7850,1050 7854,1049 7858,1047 7862,1045 7865,1045 7869,1045 7874,1061 7878,1057 7882,1050 7886,1048 7891,1048 7895,1057 7899,1056 7903,1055 7908,1056 7912,1053 7916,1056 7921,1058 7925,1057 7929,1057 7937,1058 7942,1057 7946,1053 7950,1052 7959,1050 7963,1050 7967,1055 7971,1059 7976,1056 7980,1052 7984,1054 7989,1056 7997,1059 8001,1057 8006,1051 8010,1051 8014,1053 8018,1056 8023,1060 8027,1062 8031,1062 8040,1064 8044,1064 8048,1063 8052,1062 8057,1058 8061,1063 8074,1062 8082,1058 8087,1057 8091,1056 8095,1054 8099,1054 8104,1053 8108,1053 8112,1055 8116,1056 8121,1058 8125,1060 8129,1063 8133,1064 8138,1064 8142,1065 8146,1067 8150,1068 8154,1070 8158,1070 8162,1070 8166,1070 8170,1069 8174,1068 8178,1068 8182,1069 8186,1070 8190,1069 8202,1064 8205,1064 8209,1066 8213,1068 8217,1071 8221,1071 8225,1072 8229,1072 8233,1071 8237,1071 8241,1071 8245,1072 8249,1073 8253,1073 8257,1073 8261,1073 8265,1073 8269,1073 8273,1073 8281,1073 8285,1074 8289,1074 8293,1074 8297,1073 8301,1074 8305,1074 8309,1074 8321,1074 8325,1074 8329,1074 8333,1074 8337,1074 8341,1074 8345,1075 8349,1075 8353,1075 8357,1075 8360,1074 8364,1074 8368,1074 8372,1074 8376,1074 8380,1074 8384,1075 8392,1075 8396,1075 8400,1075 8404,1075 8412,1076 8416,1076 8420,1076 8424,1076 8427,1076 8435,1076 8439,1076 8443,1077 8447,1077 8451,1077 8459,1077 8462,1078 8474,1078 8478,1077 8482,1076 8486,1076 8501,1076 8505,1076 8513,1076 8517,1076 8521,1077 8525,1076 8536,1076 8544,1077 8548,1077 8552,1077 8556,1077 8571,1077 8575,1077 8583,1077 8587,1077 8591,1077 8599,1077 8607,1077 8614,1077 8638,1077 8646,1077 8671,1077 8675,1077 8679,1077 8684,1077 8688,1077 8692,1077 8700,1077 8705,1077 8730,1077 8734,1078 8739,1078 8747,1078 8751,1078 8755,1078 8764,1078 8768,1078 8772,1078 8777,1078 8781,1079 8785,1079 8806,1079 8815,1079 8827,1079 8832,1079 8836,1079 8840,1079 8844,1079 8848,1078 8853,1079 8857,1079 8865,1079 8870,1079 8874,1079 8882,1079 8895,1080 8899,1080 8903,1080 8908,1080 8912,1080 8924,1080 8932,1080 8948,1080 8952,1080 8956,1079 8963,1079 8971,1080 8979,1080 8983,1080 8987,1080 8995,1081 9003,1081 9007,1081 9015,1081 9019,1081 9023,1081 9031,1081 9035,1081 9042,1081 9050,1081 9054,1081 9058,1080 9066,1080 9074,1080 9078,1080 9086,1081 9090,1081 9098,1081 9101,1081 9105,1081 9109,1081 9113,1082 9117,1081 9121,1081 9129,1081 9133,1081 9137,1081 9141,1081 9145,1081 9149,1081 9157,1081 9161,1081 9190,1081 9203,1081 9207,1081 9211,1081 9224,1082 9241,1082 9245,1082 9250,1082 9258,1081 9263,1081 9271,1081 9280,1081 9284,1081 9288,1081 9293,1082 9301,1082 9331,1081 9340,1081 9348,1081 9357,1081 9365,1081 9370,1082 9374,1082 9382,1082 9387,1082 9391,1082 9408,1082 9412,1082 9417,1082 9421,1082 9425,1082 9434,1082 9442,1083 9446,1082 9454,1082 9458,1082 9462,1082 9470,1081 9474,1081 9478,1082 9482,1082 9486,1082 9494,1083 9502,1083 9506,1083 9514,1083 9546,1083 9550,1082 9562,1082 9566,1083 9570,1083 9574,1083 9578,1083 9582,1083 9586,1083 9590,1083 9594,1083 9598,1083 9610,1083 9638,1083 9642,1083 9646,1083 9650,1083 9654,1083 9658,1083 9682,1083 9686,1083 9690,1083 9706,1083 9709,1083 9713,1083 9717,1083 9721,1083 9725,1083 9729,1083 9733,1083 9737,1083 9749,1083 9753,1083 9760,1083 9764,1083 9768,1083 9772,1083 9776,1083 9784,1083 9788,1083 9796,1083 9800,1083 9803,1083 9807,1083 9815,1083 9823,1083 9839,1083 9854,1083 9858,1083 9862,1084 9865,1084">
          <text:p/>
        </draw:polyline>
        <draw:polyline draw:style-name="gr5" draw:text-style-name="P1" draw:layer="layout" svg:width="0.072cm" svg:height="0cm" svg:x="11.401cm" svg:y="12.941cm" svg:viewBox="0 0 73 1" draw:points="0,1 3,0 7,0 11,0 15,0 22,0 26,0 30,0 34,0 38,0 42,0 58,0 61,0 65,0 69,0 73,1">
          <text:p/>
        </draw:polyline>
        <draw:line draw:style-name="gr5" draw:text-style-name="P1" draw:layer="layout" svg:x1="12.237cm" svg:y1="12.942cm" svg:x2="12.29cm" svg:y2="12.942cm">
          <text:p/>
        </draw:line>
        <draw:line draw:style-name="gr5" draw:text-style-name="P1" draw:layer="layout" svg:x1="12.533cm" svg:y1="12.942cm" svg:x2="12.617cm" svg:y2="12.942cm">
          <text:p/>
        </draw:line>
        <draw:polyline draw:style-name="gr5" draw:text-style-name="P1" draw:layer="layout" svg:width="0.046cm" svg:height="0cm" svg:x="12.785cm" svg:y="12.941cm" svg:viewBox="0 0 47 1" draw:points="0,1 16,1 24,0 28,0 33,0 37,0 41,1 47,1">
          <text:p/>
        </draw:polyline>
        <draw:polyline draw:style-name="gr5" draw:text-style-name="P1" draw:layer="layout" svg:width="0.022cm" svg:height="0cm" svg:x="13.048cm" svg:y="12.941cm" svg:viewBox="0 0 23 1" draw:points="0,1 4,1 9,0 17,0 21,1 23,1">
          <text:p/>
        </draw:polyline>
        <draw:polyline draw:style-name="gr5" draw:text-style-name="P1" draw:layer="layout" svg:width="0.065cm" svg:height="0cm" svg:x="11.575cm" svg:y="12.941cm" svg:viewBox="0 0 66 1" draw:points="0,1 2,1 6,0 10,0 18,0 23,0 27,0 31,0 35,0 40,0 44,0 48,1 52,1 57,0 61,0 65,1 66,1">
          <text:p/>
        </draw:polyline>
        <draw:line draw:style-name="gr5" draw:text-style-name="P1" draw:layer="layout" svg:x1="11.855cm" svg:y1="12.942cm" svg:x2="11.875cm" svg:y2="12.942cm">
          <text:p/>
        </draw:line>
        <draw:polyline draw:style-name="gr5" draw:text-style-name="P1" draw:layer="layout" svg:width="0.198cm" svg:height="0cm" svg:x="12.037cm" svg:y="12.941cm" svg:viewBox="0 0 199 1" draw:points="0,1 2,1 6,0 45,0 49,0 53,0 58,0 118,0 122,1 199,1">
          <text:p/>
        </draw:polyline>
        <draw:polyline draw:style-name="gr5" draw:text-style-name="P1" draw:layer="layout" svg:width="0.041cm" svg:height="0cm" svg:x="12.924cm" svg:y="12.941cm" svg:viewBox="0 0 42 1" draw:points="0,1 26,1 30,0 39,0 42,1">
          <text:p/>
        </draw:polyline>
        <draw:polyline draw:style-name="gr5" draw:text-style-name="P1" draw:layer="layout" svg:width="0.132cm" svg:height="0cm" svg:x="13.104cm" svg:y="12.941cm" svg:viewBox="0 0 133 1" draw:points="0,1 33,1 37,0 41,1 53,1 57,0 61,0 65,1 69,1 73,0 80,0 84,1 88,1 92,0 96,0 100,0 104,0 108,0 124,0 128,1 133,1">
          <text:p/>
        </draw:polyline>
        <draw:polyline draw:style-name="gr5" draw:text-style-name="P1" draw:layer="layout" svg:width="0.066cm" svg:height="0cm" svg:x="13.393cm" svg:y="12.941cm" svg:viewBox="0 0 67 1" draw:points="0,1 1,1 5,0 13,0 17,0 24,0 28,0 32,0 36,0 56,0 60,1 67,1">
          <text:p/>
        </draw:polyline>
        <draw:polyline draw:style-name="gr5" draw:text-style-name="P1" draw:layer="layout" svg:width="0.06cm" svg:height="0cm" svg:x="13.663cm" svg:y="12.941cm" svg:viewBox="0 0 61 1" draw:points="0,1 4,0 8,0 13,0 17,0 21,0 25,0 29,0 42,0 46,0 55,0 59,1 61,1">
          <text:p/>
        </draw:polyline>
        <draw:polyline draw:style-name="gr5" draw:text-style-name="P1" draw:layer="layout" svg:width="0.074cm" svg:height="0cm" svg:x="11.765cm" svg:y="12.941cm" svg:viewBox="0 0 75 1" draw:points="0,1 1,1 5,0 9,0 13,0 21,0 25,0 29,0 33,0 40,0 52,0 56,0 60,0 64,0 68,0 72,0 75,1">
          <text:p/>
        </draw:polyline>
        <draw:polyline draw:style-name="gr5" draw:text-style-name="P1" draw:layer="layout" svg:width="0.052cm" svg:height="0cm" svg:x="12.295cm" svg:y="12.941cm" svg:viewBox="0 0 53 1" draw:points="0,1 22,1 26,0 43,0 47,1 53,1">
          <text:p/>
        </draw:polyline>
        <draw:polyline draw:style-name="gr5" draw:text-style-name="P1" draw:layer="layout" svg:width="0.056cm" svg:height="0cm" svg:x="13.33cm" svg:y="12.941cm" svg:viewBox="0 0 57 1" draw:points="0,1 5,1 9,0 33,0 37,1 44,1 48,0 52,1 57,1">
          <text:p/>
        </draw:polyline>
        <draw:polyline draw:style-name="gr5" draw:text-style-name="P1" draw:layer="layout" svg:width="0.054cm" svg:height="0cm" svg:x="13.88cm" svg:y="12.941cm" svg:viewBox="0 0 55 1" draw:points="0,1 8,0 16,0 20,0 24,0 28,0 32,0 36,0 44,0 52,1 55,1">
          <text:p/>
        </draw:polyline>
        <draw:polyline draw:style-name="gr5" draw:text-style-name="P1" draw:layer="layout" svg:width="0.026cm" svg:height="0cm" svg:x="14.156cm" svg:y="12.941cm" svg:viewBox="0 0 27 1" draw:points="0,1 4,1 13,0 17,0 21,0 26,0 27,1">
          <text:p/>
        </draw:polyline>
        <draw:polyline draw:style-name="gr5" draw:text-style-name="P1" draw:layer="layout" svg:width="0.03cm" svg:height="0cm" svg:x="11.904cm" svg:y="12.941cm" svg:viewBox="0 0 31 1" draw:points="0,1 1,1 5,0 8,0 13,0 20,0 28,1 31,1">
          <text:p/>
        </draw:polyline>
        <draw:line draw:style-name="gr5" draw:text-style-name="P1" draw:layer="layout" svg:x1="12.418cm" svg:y1="12.942cm" svg:x2="12.494cm" svg:y2="12.942cm">
          <text:p/>
        </draw:line>
        <draw:polyline draw:style-name="gr5" draw:text-style-name="P1" draw:layer="layout" svg:width="0.062cm" svg:height="0cm" svg:x="12.671cm" svg:y="12.941cm" svg:viewBox="0 0 63 1" draw:points="0,1 11,1 15,0 19,0 23,1 31,1 35,0 50,0 54,1 63,1">
          <text:p/>
        </draw:polyline>
        <draw:polyline draw:style-name="gr5" draw:text-style-name="P1" draw:layer="layout" svg:width="0.041cm" svg:height="0cm" svg:x="12.975cm" svg:y="12.941cm" svg:viewBox="0 0 42 1" draw:points="0,1 1,1 9,0 22,0 26,0 35,0 39,1 42,1">
          <text:p/>
        </draw:polyline>
        <draw:polyline draw:style-name="gr5" draw:text-style-name="P1" draw:layer="layout" svg:width="0.031cm" svg:height="0cm" svg:x="13.488cm" svg:y="12.941cm" svg:viewBox="0 0 32 1" draw:points="0,1 4,0 7,0 11,0 19,0 23,0 27,0 31,1 32,1">
          <text:p/>
        </draw:polyline>
        <draw:polyline draw:style-name="gr5" draw:text-style-name="P1" draw:layer="layout" svg:width="0.081cm" svg:height="0.003cm" svg:x="13.753cm" svg:y="12.94cm" svg:viewBox="0 0 82 4" draw:points="0,4 3,4 7,2 11,2 16,2 20,2 24,4 33,4 37,2 41,2 45,2 50,0 54,2 63,2 68,2 72,2 80,4 82,4">
          <text:p/>
        </draw:polyline>
        <draw:polyline draw:style-name="gr5" draw:text-style-name="P1" draw:layer="layout" svg:width="0.02cm" svg:height="0cm" svg:x="14.02cm" svg:y="12.941cm" svg:viewBox="0 0 21 1" draw:points="0,1 2,0 6,0 10,0 14,0 18,0 21,1">
          <text:p/>
        </draw:polyline>
        <draw:polyline draw:style-name="gr5" draw:text-style-name="P1" draw:layer="layout" svg:width="0.079cm" svg:height="0cm" svg:x="14.296cm" svg:y="12.941cm" svg:viewBox="0 0 80 1" draw:points="0,1 1,1 9,0 14,0 23,0 36,0 40,0 45,0 49,0 53,0 62,0 80,0">
          <text:p/>
        </draw:polyline>
        <draw:polyline draw:style-name="gr5" draw:text-style-name="P1" draw:layer="layout" svg:width="0.044cm" svg:height="0cm" svg:x="13.583cm" svg:y="12.941cm" svg:viewBox="0 0 45 1" draw:points="0,1 4,0 8,0 12,0 16,0 20,0 25,1 29,0 37,0 42,1 45,1">
          <text:p/>
        </draw:polyline>
        <draw:polyline draw:style-name="gr5" draw:text-style-name="P1" draw:layer="layout" svg:width="0.024cm" svg:height="0cm" svg:x="12.629cm" svg:y="12.941cm" svg:viewBox="0 0 25 1" draw:points="0,1 2,1 6,0 10,0 14,0 18,0 22,0 25,1">
          <text:p/>
        </draw:polyline>
        <draw:polyline draw:style-name="gr5" draw:text-style-name="P1" draw:layer="layout" svg:width="0.04cm" svg:height="0cm" svg:x="13.27cm" svg:y="12.941cm" svg:viewBox="0 0 41 1" draw:points="0,1 14,1 18,0 22,0 26,0 30,0 38,1 41,1">
          <text:p/>
        </draw:polyline>
        <draw:line draw:style-name="gr5" draw:text-style-name="P1" draw:layer="layout" svg:x1="14.058cm" svg:y1="12.942cm" svg:x2="14.064cm" svg:y2="12.942cm">
          <text:p/>
        </draw:line>
        <draw:polyline draw:style-name="gr5" draw:text-style-name="P1" draw:layer="layout" svg:width="0.006cm" svg:height="0cm" svg:x="11.549cm" svg:y="12.941cm" svg:viewBox="0 0 7 1" draw:points="0,1 2,0 6,1 7,1">
          <text:p/>
        </draw:polyline>
        <draw:line draw:style-name="gr5" draw:text-style-name="P1" draw:layer="layout" svg:x1="11.942cm" svg:y1="12.942cm" svg:x2="11.953cm" svg:y2="12.942cm">
          <text:p/>
        </draw:line>
        <draw:line draw:style-name="gr5" draw:text-style-name="P1" draw:layer="layout" svg:x1="12.909cm" svg:y1="12.942cm" svg:x2="12.919cm" svg:y2="12.942cm">
          <text:p/>
        </draw:line>
        <draw:polyline draw:style-name="gr5" draw:text-style-name="P1" draw:layer="layout" svg:width="0.019cm" svg:height="0cm" svg:x="14.2cm" svg:y="12.941cm" svg:viewBox="0 0 20 1" draw:points="0,1 4,0 8,0 13,0 17,1 20,1">
          <text:p/>
        </draw:polyline>
        <draw:polyline draw:style-name="gr5" draw:text-style-name="P1" draw:layer="layout" svg:width="0.012cm" svg:height="0cm" svg:x="12.77cm" svg:y="12.941cm" svg:viewBox="0 0 13 1" draw:points="0,1 2,1 6,0 10,1 13,1">
          <text:p/>
        </draw:polyline>
        <draw:polyline draw:style-name="gr5" draw:text-style-name="P1" draw:layer="layout" svg:width="0.009cm" svg:height="0cm" svg:x="11.68cm" svg:y="12.941cm" svg:viewBox="0 0 10 1" draw:points="0,1 3,1 7,0 10,1">
          <text:p/>
        </draw:polyline>
        <draw:polyline draw:style-name="gr5" draw:text-style-name="P1" draw:layer="layout" svg:width="0.007cm" svg:height="0cm" svg:x="13.999cm" svg:y="12.941cm" svg:viewBox="0 0 8 1" draw:points="0,1 4,0 8,1">
          <text:p/>
        </draw:polyline>
        <draw:line draw:style-name="gr5" draw:text-style-name="P1" draw:layer="layout" svg:x1="12.88cm" svg:y1="12.942cm" svg:x2="12.89cm" svg:y2="12.942cm">
          <text:p/>
        </draw:line>
        <draw:line draw:style-name="gr5" draw:text-style-name="P1" draw:layer="layout" svg:x1="12.525cm" svg:y1="12.942cm" svg:x2="12.531cm" svg:y2="12.942cm">
          <text:p/>
        </draw:line>
        <draw:polyline draw:style-name="gr11" draw:text-style-name="P1" draw:layer="layout" svg:width="9.986cm" svg:height="1.562cm" svg:x="1.523cm" svg:y="11.38cm" svg:viewBox="0 0 9987 1563" draw:points="0,1562 32,1562 36,1562 40,1562 44,1562 48,1562 56,1562 60,1562 64,1562 67,1562 71,1562 75,1562 79,1562 83,1562 87,1562 91,1562 95,1562 127,1562 131,1562 135,1562 138,1562 142,1562 146,1562 150,1562 154,1562 158,1562 162,1562 166,1562 170,1562 174,1562 178,1562 186,1562 190,1562 194,1562 198,1562 202,1562 206,1562 209,1562 213,1562 217,1562 225,1562 229,1562 233,1562 237,1562 245,1562 249,1562 253,1562 257,1562 261,1562 274,1562 287,1562 291,1562 296,1562 300,1562 304,1562 317,1562 330,1562 334,1562 347,1562 360,1562 372,1562 377,1562 390,1562 402,1562 407,1562 411,1562 415,1562 419,1562 432,1562 445,1562 449,1562 454,1562 458,1562 462,1562 475,1562 488,1562 492,1562 496,1562 501,1562 505,1562 518,1562 526,1562 530,1562 534,1562 546,1562 558,1562 562,1562 574,1562 578,1562 590,1562 602,1562 606,1562 618,1562 622,1562 654,1562 658,1562 662,1562 674,1562 678,1562 690,1562 702,1562 706,1562 710,1562 714,1562 718,1562 722,1562 726,1562 730,1562 734,1562 746,1562 750,1562 762,1562 774,1562 778,1562 782,1562 789,1562 793,1562 797,1562 813,1562 817,1562 821,1562 829,1562 833,1562 836,1562 840,1562 844,1562 848,1562 852,1562 860,1562 864,1562 868,1562 872,1562 876,1562 879,1562 883,1562 887,1562 891,1562 899,1562 903,1562 907,1562 911,1562 915,1562 919,1562 923,1562 926,1562 930,1562 934,1562 938,1562 969,1562 973,1562 977,1562 981,1562 985,1562 989,1562 993,1562 1001,1562 1005,1562 1008,1562 1013,1562 1016,1562 1020,1562 1024,1562 1028,1562 1032,1562 1036,1562 1040,1562 1045,1562 1049,1562 1053,1562 1062,1562 1070,1562 1074,1562 1079,1562 1091,1562 1096,1562 1104,1562 1108,1562 1113,1562 1117,1562 1121,1562 1134,1562 1138,1562 1147,1562 1151,1562 1155,1562 1159,1562 1164,1562 1172,1562 1176,1562 1189,1562 1193,1562 1197,1562 1206,1562 1215,1562 1219,1562 1223,1562 1227,1562 1231,1562 1236,1562 1240,1562 1248,1562 1257,1562 1261,1562 1265,1562 1278,1562 1282,1562 1291,1562 1295,1562 1299,1562 1304,1562 1308,1562 1316,1562 1319,1562 1323,1562 1327,1562 1331,1562 1335,1562 1343,1562 1347,1562 1351,1562 1359,1562 1363,1562 1375,1562 1379,1562 1391,1562 1395,1562 1399,1562 1430,1562 1434,1562 1438,1562 1442,1562 1446,1562 1450,1562 1454,1562 1462,1562 1466,1562 1470,1562 1478,1562 1482,1562 1486,1562 1490,1562 1494,1562 1498,1562 1506,1562 1510,1562 1513,1562 1517,1562 1521,1562 1525,1562 1529,1562 1533,1562 1537,1562 1541,1562 1545,1562 1549,1562 1557,1562 1561,1562 1566,1562 1578,1562 1583,1562 1587,1562 1591,1562 1596,1562 1600,1562 1604,1562 1608,1562 1613,1562 1617,1562 1621,1562 1634,1562 1639,1562 1643,1562 1647,1562 1652,1562 1664,1562 1673,1562 1677,1562 1682,1562 1686,1562 1690,1562 1694,1562 1703,1562 1707,1562 1720,1562 1724,1562 1729,1562 1733,1562 1737,1562 1750,1562 1763,1562 1767,1562 1772,1562 1776,1562 1780,1562 1789,1562 1793,1562 1806,1562 1810,1562 1815,1562 1819,1562 1823,1562 1832,1562 1836,1562 1844,1562 1849,1562 1853,1562 1857,1562 1861,1562 1865,1562 1874,1562 1878,1562 1882,1562 1886,1562 1891,1562 1895,1562 1903,1562 1908,1562 1912,1562 1916,1562 1920,1562 1924,1562 1933,1562 1937,1562 1941,1562 1945,1562 1950,1562 1954,1562 1958,1562 1962,1562 1967,1562 1971,1562 1975,1562 1979,1562 1983,1562 1988,1562 1992,1562 1996,1562 2000,1562 2004,1562 2009,1562 2013,1562 2017,1562 2021,1562 2026,1562 2030,1562 2034,1562 2038,1562 2042,1562 2047,1562 2051,1562 2055,1562 2064,1562 2068,1562 2072,1562 2076,1562 2080,1562 2084,1562 2093,1562 2097,1562 2101,1562 2105,1562 2109,1562 2113,1562 2117,1562 2121,1562 2125,1562 2129,1562 2133,1562 2137,1562 2141,1562 2145,1562 2149,1562 2152,1562 2160,1562 2164,1562 2168,1562 2172,1562 2176,1562 2180,1562 2184,1562 2188,1562 2192,1562 2196,1562 2200,1562 2204,1562 2208,1562 2211,1562 2215,1562 2219,1562 2223,1562 2227,1562 2231,1562 2235,1562 2239,1562 2243,1562 2251,1562 2255,1562 2259,1562 2263,1562 2267,1562 2270,1562 2274,1562 2278,1562 2282,1562 2286,1562 2290,1562 2294,1562 2298,1562 2302,1562 2306,1562 2310,1562 2314,1562 2318,1562 2321,1562 2325,1562 2329,1562 2333,1562 2337,1562 2341,1562 2345,1562 2349,1562 2353,1562 2366,1562 2379,1562 2383,1562 2387,1562 2391,1562 2396,1562 2404,1562 2408,1561 2413,1562 2421,1562 2425,1562 2434,1562 2438,1561 2442,1562 2447,1562 2451,1562 2455,1562 2459,1562 2464,1561 2468,1561 2472,1562 2481,1562 2489,1562 2494,1561 2498,1561 2502,1562 2506,1562 2511,1562 2515,1562 2519,1561 2523,1561 2528,1561 2532,1562 2536,1562 2540,1562 2545,1562 2549,1561 2553,1561 2558,1561 2562,1562 2566,1562 2570,1562 2575,1562 2579,1561 2583,1561 2587,1561 2592,1562 2596,1562 2600,1562 2604,1561 2613,1561 2617,1562 2621,1562 2626,1562 2630,1562 2634,1561 2642,1561 2646,1561 2650,1562 2654,1562 2657,1562 2661,1561 2673,1561 2677,1562 2681,1562 2685,1562 2689,1561 2701,1561 2705,1562 2709,1562 2713,1562 2717,1561 2761,1561 2765,1562 2769,1562 2773,1561 2789,1561 2797,1562 2801,1561 2821,1561 2825,1562 2829,1561 2848,1561 2852,1562 2856,1561 2876,1561 2880,1561 2884,1561 2896,1561 2900,1561 2912,1561 2915,1561 2919,1561 2923,1561 2927,1561 2931,1561 2935,1561 2943,1560 2947,1560 2951,1560 2954,1560 2958,1560 2962,1560 2970,1560 2974,1560 2978,1560 2982,1560 2986,1560 3029,1560 3032,1560 3036,1560 3485,1560 3489,1559 3493,1559 3501,1559 3504,1559 3508,1559 3512,1559 3516,1559 3520,1559 3524,1559 3528,1558 3655,1558 3928,1555 3933,1555 4008,1555 4013,1555 4017,1555 4021,1555 4059,1555 4063,1555 4067,1555 4071,1555 4076,1555 4080,1555 4088,1555 4092,1554 4097,1554 4101,1554 4105,1554 4113,1554 4118,1554 4122,1554 4126,1554 4130,1553 4134,1553 4139,1553 4143,1553 4172,1553 4176,1553 4185,1553 4189,1553 4193,1553 4197,1553 4233,1553 4237,1553 4241,1553 4248,1553 4252,1553 4260,1553 4264,1553 4268,1552 4272,1552 4276,1552 4280,1552 4288,1552 4291,1552 4295,1552 4299,1552 4303,1552 4307,1551 4311,1551 4315,1551 4319,1551 4323,1551 4331,1551 4335,1551 4342,1551 4346,1551 4358,1551 4362,1551 4370,1551 4374,1551 4378,1551 4382,1551 4386,1551 4389,1551 4393,1551 4397,1551 4401,1551 4409,1550 4413,1550 4417,1550 4421,1550 4429,1550 4433,1550 4437,1550 4440,1550 4444,1550 4448,1550 4453,1549 4457,1549 4461,1549 4474,1549 4478,1549 4482,1549 4486,1549 4491,1549 4495,1549 4512,1549 4516,1549 4520,1549 4533,1548 4550,1548 4559,1548 4567,1547 4571,1547 4576,1547 4584,1547 4589,1547 4593,1547 4601,1547 4605,1547 4610,1546 4618,1546 4622,1546 4631,1546 4644,1545 4648,1545 4652,1545 4656,1545 4661,1545 4669,1545 4674,1545 4678,1545 4686,1545 4691,1544 4695,1544 4699,1544 4707,1544 4716,1544 4720,1544 4724,1544 4728,1544 4736,1543 4740,1543 4744,1543 4748,1543 4752,1543 4756,1543 4764,1543 4768,1543 4784,1542 4847,1540 4855,1540 4859,1540 4863,1540 4867,1540 4871,1539 4875,1539 4879,1539 4911,1538 4974,1536 4979,1536 4983,1535 4991,1535 4996,1535 5000,1534 5013,1534 5017,1534 5022,1533 5034,1533 5039,1533 5043,1533 5052,1532 5060,1531 5065,1531 5069,1531 5077,1531 5112,1529 5125,1528 5129,1528 5138,1528 5142,1528 5146,1527 5150,1527 5155,1527 5163,1526 5181,1525 5189,1525 5198,1524 5202,1524 5206,1524 5215,1523 5249,1521 5254,1520 5258,1520 5262,1520 5266,1520 5283,1518 5317,1516 5321,1515 5325,1515 5330,1515 5334,1514 5338,1514 5342,1514 5351,1513 5384,1509 5389,1509 5393,1509 5401,1508 5405,1507 5410,1507 5418,1506 5422,1506 5427,1505 5435,1504 5439,1504 5443,1503 5448,1503 5452,1502 5456,1502 5460,1502 5469,1501 5473,1500 5477,1500 5486,1498 5490,1498 5494,1497 5503,1496 5507,1496 5515,1495 5519,1494 5523,1494 5527,1493 5535,1492 5551,1490 5582,1485 5586,1484 5590,1484 5598,1482 5614,1480 5645,1474 5653,1473 5661,1471 5677,1468 5708,1461 5712,1460 5716,1459 5724,1457 5740,1454 5771,1445 5780,1443 5789,1440 5793,1439 5806,1435 5814,1433 5823,1430 5840,1424 5844,1423 5848,1421 5857,1418 5861,1417 5865,1415 5870,1414 5874,1412 5878,1410 5882,1408 5891,1404 5895,1402 5899,1400 5904,1398 5908,1396 5912,1395 5921,1392 5925,1390 5934,1385 5938,1383 5946,1380 5951,1378 5959,1374 5964,1371 5968,1369 5981,1362 5985,1359 6011,1344 6015,1341 6028,1334 6045,1322 6049,1319 6053,1316 6061,1310 6077,1297 6081,1294 6085,1291 6093,1286 6096,1282 6100,1278 6108,1271 6112,1266 6116,1263 6124,1255 6140,1239 6144,1231 6148,1225 6152,1221 6156,1218 6160,1214 6164,1210 6168,1205 6172,1201 6176,1190 6180,1191 6184,1187 6188,1182 6192,1178 6196,1173 6200,1168 6204,1163 6208,1158 6220,1138 6224,1132 6228,1124 6232,1119 6236,1113 6240,1107 6244,1099 6248,1090 6252,1083 6268,1058 6272,1051 6276,1045 6280,1040 6284,1032 6288,1022 6292,1014 6296,1007 6300,999 6304,992 6308,983 6311,976 6315,968 6319,959 6323,950 6331,930 6362,849 6366,847 6370,829 6374,829 6378,805 6394,759 6425,663 6429,650 6433,638 6440,611 6444,596 6448,582 6456,548 6487,427 6491,426 6495,399 6503,372 6519,317 6522,305 6526,291 6530,275 6534,256 6550,204 6554,190 6558,178 6567,151 6571,140 6575,127 6584,105 6588,94 6592,85 6597,76 6601,65 6605,57 6609,52 6613,42 6618,37 6622,31 6626,32 6630,25 6635,17 6639,17 6643,11 6647,8 6652,6 6656,3 6660,2 6664,0 6669,1 6673,2 6677,4 6681,6 6686,10 6690,11 6694,16 6698,18 6702,21 6707,25 6711,28 6715,32 6719,36 6724,64 6728,56 6732,51 6736,61 6753,91 6758,107 6762,110 6766,116 6770,120 6787,153 6791,163 6796,169 6800,177 6804,186 6808,197 6813,208 6821,228 6825,238 6829,246 6833,254 6837,263 6841,273 6845,284 6853,306 6884,381 6948,538 6952,547 6956,558 6964,580 6967,590 6975,612 6979,621 6987,638 6995,655 7011,690 7074,830 7079,839 7083,848 7087,854 7109,901 7143,967 7147,975 7151,984 7156,991 7160,997 7177,1024 7181,1031 7186,1038 7194,1053 7199,1061 7203,1068 7212,1082 7216,1088 7220,1094 7229,1105 7246,1129 7280,1173 7284,1179 7289,1186 7293,1191 7297,1196 7314,1216 7319,1221 7323,1227 7332,1235 7349,1254 7353,1258 7357,1262 7366,1270 7382,1284 7387,1288 7391,1292 7399,1301 7403,1305 7408,1309 7412,1313 7416,1316 7420,1319 7424,1321 7433,1328 7437,1333 7441,1335 7450,1343 7454,1345 7458,1349 7462,1352 7467,1355 7471,1358 7475,1360 7483,1364 7488,1367 7492,1370 7496,1373 7500,1376 7504,1379 7509,1381 7513,1384 7517,1387 7521,1390 7525,1393 7530,1394 7534,1396 7551,1405 7555,1406 7559,1409 7568,1414 7572,1417 7576,1419 7580,1421 7584,1423 7589,1425 7593,1426 7597,1429 7601,1429 7605,1433 7610,1433 7614,1436 7618,1437 7622,1438 7626,1440 7634,1444 7649,1450 7681,1462 7685,1462 7689,1464 7697,1467 7701,1468 7704,1470 7708,1473 7712,1474 7716,1475 7720,1477 7724,1479 7728,1478 7732,1479 7736,1480 7740,1483 7744,1484 7748,1486 7752,1489 7756,1491 7759,1492 7763,1492 7767,1492 7771,1491 7775,1491 7779,1490 7783,1490 7787,1491 7791,1493 7807,1496 7810,1497 7814,1497 7818,1498 7822,1499 7826,1499 7830,1500 7834,1502 7838,1502 7842,1496 7846,1498 7850,1505 7854,1507 7858,1508 7862,1508 7865,1500 7869,1495 7874,1510 7878,1512 7882,1512 7886,1510 7891,1504 7895,1510 7899,1511 7903,1514 7908,1517 7912,1516 7916,1517 7921,1517 7925,1517 7929,1517 7933,1518 7937,1518 7942,1519 7946,1519 7950,1519 7955,1519 7959,1517 7963,1515 7967,1517 7971,1518 7980,1523 7984,1524 7989,1524 7997,1526 8001,1525 8006,1523 8010,1523 8014,1523 8018,1524 8023,1525 8027,1526 8031,1527 8035,1528 8040,1529 8044,1529 8048,1529 8052,1528 8057,1526 8061,1532 8065,1532 8069,1532 8074,1532 8078,1531 8082,1525 8087,1524 8091,1523 8095,1522 8099,1521 8104,1521 8108,1520 8112,1522 8116,1524 8121,1527 8125,1528 8129,1529 8133,1531 8138,1534 8142,1534 8146,1536 8150,1537 8154,1538 8158,1539 8162,1539 8170,1538 8174,1539 8178,1539 8182,1539 8186,1539 8190,1538 8197,1536 8202,1535 8205,1534 8209,1536 8213,1538 8217,1541 8221,1542 8225,1543 8229,1543 8233,1543 8237,1543 8241,1543 8245,1542 8249,1543 8253,1543 8257,1543 8261,1544 8269,1544 8277,1544 8281,1545 8285,1545 8289,1545 8297,1543 8301,1543 8305,1544 8309,1544 8317,1545 8321,1546 8325,1545 8333,1546 8337,1546 8341,1546 8345,1546 8353,1546 8357,1546 8360,1546 8368,1546 8372,1546 8376,1547 8380,1547 8384,1547 8388,1547 8392,1547 8396,1547 8400,1548 8404,1548 8412,1549 8416,1549 8427,1549 8431,1549 8435,1549 8439,1550 8443,1550 8447,1551 8451,1551 8455,1551 8459,1551 8462,1551 8466,1551 8474,1550 8478,1549 8482,1549 8490,1549 8494,1549 8497,1549 8501,1549 8505,1550 8517,1550 8529,1550 8533,1550 8536,1550 8540,1551 8544,1551 8548,1551 8556,1551 8568,1551 8571,1551 8575,1551 8579,1551 8587,1551 8591,1550 8595,1550 8599,1551 8603,1551 8607,1551 8614,1551 8618,1551 8630,1551 8634,1551 8638,1551 8646,1551 8654,1551 8658,1551 8671,1551 8675,1551 8679,1551 8684,1551 8688,1552 8696,1552 8700,1552 8709,1552 8726,1552 8734,1552 8739,1552 8747,1553 8751,1553 8755,1553 8760,1553 8764,1553 8777,1553 8781,1554 8785,1554 8798,1554 8802,1554 8819,1554 8823,1554 8827,1554 8832,1554 8844,1554 8853,1554 8857,1554 8865,1554 8870,1555 8874,1555 8882,1555 8895,1555 8899,1556 8944,1556 8948,1555 8952,1555 8956,1555 8960,1555 8963,1556 8971,1556 8979,1556 8983,1556 8987,1556 8995,1557 8999,1557 9003,1557 9007,1557 9015,1558 9023,1558 9027,1557 9035,1557 9042,1557 9050,1557 9054,1557 9058,1557 9066,1557 9070,1557 9074,1557 9078,1557 9082,1557 9086,1557 9090,1557 9094,1557 9098,1558 9101,1558 9105,1558 9109,1558 9113,1558 9117,1559 9121,1559 9129,1559 9133,1559 9137,1559 9141,1559 9149,1559 9153,1559 9161,1558 9165,1558 9169,1558 9173,1558 9177,1558 9181,1558 9186,1558 9194,1558 9203,1558 9207,1559 9211,1559 9224,1560 9228,1560 9237,1560 9245,1559 9250,1559 9258,1559 9280,1559 9301,1559 9327,1559 9331,1559 9340,1559 9344,1558 9348,1558 9357,1559 9361,1559 9370,1560 9374,1560 9395,1560 9399,1560 9429,1560 9434,1560 9438,1560 9442,1560 9446,1560 9450,1560 9474,1560 9478,1561 9486,1561 9490,1561 9498,1561 9502,1561 9506,1561 9510,1561 9522,1561 9526,1561 9538,1561 9542,1561 9546,1561 9550,1561 9558,1561 9570,1561 9582,1561 9586,1561 9590,1561 9594,1561 9598,1561 9602,1561 9606,1561 9630,1561 9634,1561 9638,1561 9642,1561 9646,1561 9650,1561 9654,1561 9678,1561 9690,1561 9694,1561 9698,1562 9702,1562 9709,1561 9713,1561 9717,1561 9721,1561 9725,1561 9729,1562 9733,1562 9737,1562 9760,1562 9764,1562 9768,1562 9772,1562 9776,1562 9784,1562 9788,1562 9792,1562 9796,1562 9800,1562 9803,1562 9807,1562 9835,1562 9839,1562 9854,1562 9858,1562 9862,1562 9866,1562 9870,1562 9874,1562 9878,1562 9882,1562 9886,1562 9890,1562 9894,1562 9901,1562 9905,1562 9909,1562 9913,1562 9917,1562 9921,1562 9937,1562 9940,1562 9944,1562 9948,1562 9953,1562 9965,1562 9970,1563 9974,1563 9978,1562 9982,1562 9987,1563">
          <text:p/>
        </draw:polyline>
        <draw:polyline draw:style-name="gr11" draw:text-style-name="P1" draw:layer="layout" svg:width="0.253cm" svg:height="0cm" svg:x="12.036cm" svg:y="12.941cm" svg:viewBox="0 0 254 1" draw:points="0,1 3,1 7,0 46,0 50,0 59,0 63,0 123,0 131,1 254,1">
          <text:p/>
        </draw:polyline>
        <draw:line draw:style-name="gr11" draw:text-style-name="P1" draw:layer="layout" svg:x1="12.533cm" svg:y1="12.942cm" svg:x2="12.568cm" svg:y2="12.942cm">
          <text:p/>
        </draw:line>
        <draw:polyline draw:style-name="gr11" draw:text-style-name="P1" draw:layer="layout" svg:width="0.046cm" svg:height="0cm" svg:x="12.785cm" svg:y="12.941cm" svg:viewBox="0 0 47 1" draw:points="0,1 16,1 24,0 28,0 33,0 37,0 41,1 47,1">
          <text:p/>
        </draw:polyline>
        <draw:polyline draw:style-name="gr11" draw:text-style-name="P1" draw:layer="layout" svg:width="0.022cm" svg:height="0cm" svg:x="13.048cm" svg:y="12.941cm" svg:viewBox="0 0 23 1" draw:points="0,1 4,1 9,0 17,0 21,1 23,1">
          <text:p/>
        </draw:polyline>
        <draw:polyline draw:style-name="gr11" draw:text-style-name="P1" draw:layer="layout" svg:width="0.07cm" svg:height="0cm" svg:x="11.572cm" svg:y="12.941cm" svg:viewBox="0 0 71 1" draw:points="0,1 5,0 9,0 13,0 21,0 26,0 30,0 34,0 38,0 43,0 47,0 51,0 55,0 60,0 64,0 68,0 71,1">
          <text:p/>
        </draw:polyline>
        <draw:polyline draw:style-name="gr11" draw:text-style-name="P1" draw:layer="layout" svg:width="0.023cm" svg:height="0cm" svg:x="11.852cm" svg:y="12.941cm" svg:viewBox="0 0 24 1" draw:points="0,1 1,1 5,0 21,0 24,1">
          <text:p/>
        </draw:polyline>
        <draw:polyline draw:style-name="gr11" draw:text-style-name="P1" draw:layer="layout" svg:width="0.041cm" svg:height="0cm" svg:x="12.924cm" svg:y="12.941cm" svg:viewBox="0 0 42 1" draw:points="0,1 26,1 30,0 39,0 42,1">
          <text:p/>
        </draw:polyline>
        <draw:polyline draw:style-name="gr11" draw:text-style-name="P1" draw:layer="layout" svg:width="0.132cm" svg:height="0cm" svg:x="13.104cm" svg:y="12.941cm" svg:viewBox="0 0 133 1" draw:points="0,1 33,1 37,0 41,1 53,1 57,0 61,0 65,1 69,1 73,0 80,0 84,1 88,1 92,0 96,0 100,0 104,0 108,0 124,0 128,1 133,1">
          <text:p/>
        </draw:polyline>
        <draw:polyline draw:style-name="gr11" draw:text-style-name="P1" draw:layer="layout" svg:width="0.066cm" svg:height="0cm" svg:x="13.393cm" svg:y="12.941cm" svg:viewBox="0 0 67 1" draw:points="0,1 1,1 5,0 13,0 17,0 24,0 28,0 32,0 36,0 56,0 60,1 67,1">
          <text:p/>
        </draw:polyline>
        <draw:polyline draw:style-name="gr11" draw:text-style-name="P1" draw:layer="layout" svg:width="0.06cm" svg:height="0cm" svg:x="13.663cm" svg:y="12.941cm" svg:viewBox="0 0 61 1" draw:points="0,1 4,0 8,0 13,0 17,0 21,0 25,0 29,0 42,0 46,0 55,0 59,1 61,1">
          <text:p/>
        </draw:polyline>
        <draw:polyline draw:style-name="gr11" draw:text-style-name="P1" draw:layer="layout" svg:width="0.076cm" svg:height="0cm" svg:x="11.763cm" svg:y="12.941cm" svg:viewBox="0 0 77 1" draw:points="0,1 3,0 7,0 11,0 15,0 19,0 23,0 27,0 39,0 42,0 54,0 58,0 62,0 70,0 74,0 77,1">
          <text:p/>
        </draw:polyline>
        <draw:polyline draw:style-name="gr11" draw:text-style-name="P1" draw:layer="layout" svg:width="0.053cm" svg:height="0cm" svg:x="12.294cm" svg:y="12.941cm" svg:viewBox="0 0 54 1" draw:points="0,1 19,1 23,0 44,0 48,1 54,1">
          <text:p/>
        </draw:polyline>
        <draw:line draw:style-name="gr11" draw:text-style-name="P1" draw:layer="layout" svg:x1="12.568cm" svg:y1="12.942cm" svg:x2="12.617cm" svg:y2="12.942cm">
          <text:p/>
        </draw:line>
        <draw:polyline draw:style-name="gr11" draw:text-style-name="P1" draw:layer="layout" svg:width="0.056cm" svg:height="0cm" svg:x="13.33cm" svg:y="12.941cm" svg:viewBox="0 0 57 1" draw:points="0,1 5,1 9,0 33,0 37,1 44,1 48,0 52,1 57,1">
          <text:p/>
        </draw:polyline>
        <draw:polyline draw:style-name="gr11" draw:text-style-name="P1" draw:layer="layout" svg:width="0.054cm" svg:height="0cm" svg:x="13.88cm" svg:y="12.941cm" svg:viewBox="0 0 55 1" draw:points="0,1 8,0 16,0 20,0 24,0 28,0 32,0 36,0 44,0 52,1 55,1">
          <text:p/>
        </draw:polyline>
        <draw:polyline draw:style-name="gr11" draw:text-style-name="P1" draw:layer="layout" svg:width="0.026cm" svg:height="0cm" svg:x="14.156cm" svg:y="12.941cm" svg:viewBox="0 0 27 1" draw:points="0,1 4,1 13,0 17,0 21,0 26,0 27,1">
          <text:p/>
        </draw:polyline>
        <draw:polyline draw:style-name="gr11" draw:text-style-name="P1" draw:layer="layout" svg:width="0.05cm" svg:height="0cm" svg:x="11.903cm" svg:y="12.941cm" svg:viewBox="0 0 51 1" draw:points="0,1 2,1 6,0 9,0 14,0 17,0 21,0 29,1 41,1 45,0 49,1 51,1">
          <text:p/>
        </draw:polyline>
        <draw:line draw:style-name="gr11" draw:text-style-name="P1" draw:layer="layout" svg:x1="12.418cm" svg:y1="12.942cm" svg:x2="12.494cm" svg:y2="12.942cm">
          <text:p/>
        </draw:line>
        <draw:polyline draw:style-name="gr11" draw:text-style-name="P1" draw:layer="layout" svg:width="0.061cm" svg:height="0cm" svg:x="12.672cm" svg:y="12.941cm" svg:viewBox="0 0 62 1" draw:points="0,1 10,1 14,0 18,0 22,1 30,1 34,0 49,0 53,1 62,1">
          <text:p/>
        </draw:polyline>
        <draw:polyline draw:style-name="gr11" draw:text-style-name="P1" draw:layer="layout" svg:width="0.041cm" svg:height="0cm" svg:x="12.975cm" svg:y="12.941cm" svg:viewBox="0 0 42 1" draw:points="0,1 1,1 9,0 22,0 26,0 35,0 39,1 42,1">
          <text:p/>
        </draw:polyline>
        <draw:polyline draw:style-name="gr11" draw:text-style-name="P1" draw:layer="layout" svg:width="0.031cm" svg:height="0cm" svg:x="13.488cm" svg:y="12.941cm" svg:viewBox="0 0 32 1" draw:points="0,1 4,0 7,0 11,0 19,0 23,0 27,0 31,1 32,1">
          <text:p/>
        </draw:polyline>
        <draw:polyline draw:style-name="gr11" draw:text-style-name="P1" draw:layer="layout" svg:width="0.081cm" svg:height="0.003cm" svg:x="13.753cm" svg:y="12.94cm" svg:viewBox="0 0 82 4" draw:points="0,4 3,4 7,2 11,2 16,2 20,2 24,4 33,4 37,2 41,2 45,2 50,0 54,2 63,2 68,2 72,2 80,4 82,4">
          <text:p/>
        </draw:polyline>
        <draw:polyline draw:style-name="gr11" draw:text-style-name="P1" draw:layer="layout" svg:width="0.02cm" svg:height="0cm" svg:x="14.02cm" svg:y="12.941cm" svg:viewBox="0 0 21 1" draw:points="0,1 2,0 6,0 10,0 14,0 18,0 21,1">
          <text:p/>
        </draw:polyline>
        <draw:polyline draw:style-name="gr11" draw:text-style-name="P1" draw:layer="layout" svg:width="0.079cm" svg:height="0cm" svg:x="14.296cm" svg:y="12.941cm" svg:viewBox="0 0 80 1" draw:points="0,1 1,1 9,0 14,0 23,0 36,0 40,0 45,0 49,0 53,0 62,0 80,0">
          <text:p/>
        </draw:polyline>
        <draw:polyline draw:style-name="gr11" draw:text-style-name="P1" draw:layer="layout" svg:width="0.044cm" svg:height="0cm" svg:x="13.583cm" svg:y="12.941cm" svg:viewBox="0 0 45 1" draw:points="0,1 4,0 8,0 12,0 16,0 20,0 25,1 29,0 37,0 42,1 45,1">
          <text:p/>
        </draw:polyline>
        <draw:polyline draw:style-name="gr11" draw:text-style-name="P1" draw:layer="layout" svg:width="0.024cm" svg:height="0cm" svg:x="12.629cm" svg:y="12.941cm" svg:viewBox="0 0 25 1" draw:points="0,1 2,1 6,0 10,0 14,0 18,0 22,0 25,1">
          <text:p/>
        </draw:polyline>
        <draw:polyline draw:style-name="gr11" draw:text-style-name="P1" draw:layer="layout" svg:width="0.04cm" svg:height="0cm" svg:x="13.27cm" svg:y="12.941cm" svg:viewBox="0 0 41 1" draw:points="0,1 14,1 18,0 22,0 26,0 30,0 38,1 41,1">
          <text:p/>
        </draw:polyline>
        <draw:line draw:style-name="gr11" draw:text-style-name="P1" draw:layer="layout" svg:x1="14.058cm" svg:y1="12.942cm" svg:x2="14.064cm" svg:y2="12.942cm">
          <text:p/>
        </draw:line>
        <draw:polyline draw:style-name="gr11" draw:text-style-name="P1" draw:layer="layout" svg:width="0.016cm" svg:height="0cm" svg:x="11.546cm" svg:y="12.941cm" svg:viewBox="0 0 17 1" draw:points="0,1 1,0 5,0 9,0 13,1 17,1">
          <text:p/>
        </draw:polyline>
        <draw:polyline draw:style-name="gr11" draw:text-style-name="P1" draw:layer="layout" svg:width="0.016cm" svg:height="0cm" svg:x="11.676cm" svg:y="12.941cm" svg:viewBox="0 0 17 1" draw:points="0,1 2,1 7,0 11,0 15,1 17,1">
          <text:p/>
        </draw:polyline>
        <draw:line draw:style-name="gr11" draw:text-style-name="P1" draw:layer="layout" svg:x1="12.909cm" svg:y1="12.942cm" svg:x2="12.919cm" svg:y2="12.942cm">
          <text:p/>
        </draw:line>
        <draw:polyline draw:style-name="gr11" draw:text-style-name="P1" draw:layer="layout" svg:width="0.019cm" svg:height="0cm" svg:x="14.2cm" svg:y="12.941cm" svg:viewBox="0 0 20 1" draw:points="0,1 4,0 8,0 13,0 17,1 20,1">
          <text:p/>
        </draw:polyline>
        <draw:polyline draw:style-name="gr11" draw:text-style-name="P1" draw:layer="layout" svg:width="0.012cm" svg:height="0cm" svg:x="12.77cm" svg:y="12.941cm" svg:viewBox="0 0 13 1" draw:points="0,1 2,1 6,0 10,1 13,1">
          <text:p/>
        </draw:polyline>
        <draw:polyline draw:style-name="gr11" draw:text-style-name="P1" draw:layer="layout" svg:width="0.007cm" svg:height="0cm" svg:x="13.999cm" svg:y="12.941cm" svg:viewBox="0 0 8 1" draw:points="0,1 4,0 8,1">
          <text:p/>
        </draw:polyline>
        <draw:line draw:style-name="gr11" draw:text-style-name="P1" draw:layer="layout" svg:x1="12.88cm" svg:y1="12.942cm" svg:x2="12.889cm" svg:y2="12.942cm">
          <text:p/>
        </draw:line>
        <draw:line draw:style-name="gr11" draw:text-style-name="P1" draw:layer="layout" svg:x1="11.729cm" svg:y1="12.942cm" svg:x2="11.732cm" svg:y2="12.942cm">
          <text:p/>
        </draw:line>
        <draw:line draw:style-name="gr11" draw:text-style-name="P1" draw:layer="layout" svg:x1="12.525cm" svg:y1="12.942cm" svg:x2="12.53cm" svg:y2="12.942cm">
          <text:p/>
        </draw:line>
        <draw:polyline draw:style-name="gr11" draw:text-style-name="P1" draw:layer="layout" svg:width="2.903cm" svg:height="0cm" svg:x="1.523cm" svg:y="12.941cm" svg:viewBox="0 0 2904 1" draw:points="0,0 32,0 36,0 40,0 44,0 48,0 56,0 60,0 64,0 67,0 71,0 75,0 79,0 83,0 87,0 91,0 95,0 127,0 131,0 135,0 138,0 142,0 146,0 150,0 154,0 158,0 162,0 166,0 170,0 174,0 178,0 186,0 190,0 194,0 198,0 202,0 206,0 209,0 213,0 217,0 225,0 229,0 233,0 237,0 245,0 249,0 253,0 257,0 261,0 274,0 287,0 291,0 296,0 300,0 304,0 317,0 330,0 334,0 347,0 360,0 372,0 377,0 390,0 402,0 407,0 411,0 415,0 419,0 432,0 445,0 449,0 454,0 458,0 462,0 475,0 488,0 492,0 496,0 501,0 505,0 518,0 526,0 530,0 534,0 546,0 558,0 562,0 574,0 578,0 590,0 602,0 606,0 618,0 622,0 654,0 658,0 662,0 674,0 678,0 690,0 702,0 706,0 710,0 714,0 718,0 722,0 726,0 730,0 734,0 746,0 750,0 762,0 774,0 778,0 782,0 789,0 793,0 797,0 813,0 817,0 821,0 829,0 833,0 836,0 840,0 844,0 848,0 852,0 860,0 864,0 868,0 872,0 876,0 879,0 883,0 887,0 891,0 899,0 903,0 907,0 911,0 915,0 919,0 923,0 926,0 930,0 934,0 938,0 969,0 973,0 977,0 981,0 985,0 989,0 993,0 1001,0 1005,0 1008,0 1013,0 1016,0 1020,0 1024,0 1028,0 1032,0 1036,0 1040,0 1045,0 1049,0 1053,0 1062,0 1070,0 1074,0 1079,0 1091,0 1096,0 1104,0 1108,0 1113,0 1117,0 1121,0 1134,0 1138,0 1147,0 1151,0 1155,0 1159,0 1164,0 1172,0 1176,0 1189,0 1193,0 1197,0 1206,0 1215,0 1219,0 1223,0 1227,0 1231,0 1236,0 1240,0 1248,0 1257,0 1261,0 1265,0 1278,0 1282,0 1291,0 1295,0 1299,0 1304,0 1308,0 1316,0 1319,0 1323,0 1327,0 1331,0 1335,0 1343,0 1347,0 1351,0 1359,0 1363,0 1375,0 1379,0 1391,0 1395,0 1399,0 1430,0 1434,0 1438,0 1442,0 1446,0 1450,0 1454,0 1462,0 1466,0 1470,0 1478,0 1482,0 1486,0 1490,0 1494,0 1498,0 1506,0 1510,0 1513,0 1517,0 1521,0 1525,0 1529,0 1533,0 1537,0 1541,0 1545,0 1549,0 1557,0 1561,0 1566,0 1578,0 1583,0 1587,0 1591,0 1596,0 1600,0 1604,0 1608,0 1613,0 1617,0 1621,0 1634,0 1639,0 1643,0 1647,0 1652,0 1664,0 1673,0 1677,0 1682,0 1686,0 1690,0 1694,0 1703,0 1707,0 1720,0 1724,0 1729,0 1733,0 1737,0 1750,0 1763,0 1767,0 1772,0 1776,0 1780,0 1789,0 1793,0 1806,0 1810,0 1815,0 1819,0 1823,0 1832,0 1836,0 1844,0 1849,0 1853,0 1857,0 1861,0 1865,0 1874,0 1878,0 1882,0 1886,0 1891,0 1895,0 1903,0 1908,0 1912,0 1916,0 1920,0 1924,0 1933,0 1937,0 1941,0 1945,0 1950,0 1954,0 1958,0 1962,0 1967,0 1971,0 1975,0 1979,0 1983,0 1988,0 1992,0 1996,0 2000,0 2004,0 2009,0 2013,0 2017,0 2021,0 2026,0 2030,0 2034,0 2038,0 2042,0 2047,0 2051,0 2055,0 2064,0 2068,0 2072,0 2076,0 2080,0 2084,0 2093,0 2097,0 2101,0 2105,0 2109,0 2113,0 2117,0 2121,0 2125,0 2129,0 2133,0 2137,0 2141,0 2145,0 2149,0 2152,0 2160,0 2164,0 2168,0 2172,0 2176,0 2180,0 2184,0 2188,0 2192,0 2196,0 2200,0 2204,0 2208,0 2211,0 2215,0 2219,0 2223,0 2227,0 2231,0 2235,0 2239,0 2243,0 2251,0 2255,0 2259,0 2263,0 2267,0 2270,0 2274,0 2278,0 2282,0 2286,0 2290,0 2294,0 2298,0 2302,0 2306,0 2310,0 2314,0 2318,0 2321,0 2325,0 2329,0 2333,0 2337,0 2341,0 2345,0 2349,0 2353,0 2357,0 2366,0 2374,0 2379,0 2383,0 2387,0 2391,0 2396,0 2404,0 2408,1 2417,0 2421,0 2425,0 2430,0 2434,0 2438,0 2442,0 2447,0 2451,0 2455,0 2459,0 2464,0 2468,0 2472,0 2481,0 2485,0 2489,0 2494,0 2498,0 2502,0 2506,0 2511,0 2515,0 2519,0 2528,0 2532,0 2536,0 2540,0 2545,0 2549,0 2558,0 2562,0 2566,0 2570,0 2575,0 2587,0 2592,0 2596,0 2600,0 2604,0 2617,0 2621,0 2626,0 2630,0 2646,0 2650,0 2654,0 2657,0 2673,0 2677,0 2681,0 2685,0 2705,0 2709,0 2713,0 2717,0 2761,0 2765,0 2769,0 2773,0 2793,0 2797,0 2801,0 2805,0 2821,0 2825,0 2829,0 2848,0 2852,0 2856,0 2864,0 2868,0 2872,0 2876,0 2888,0 2892,0 2896,0 2900,0 2904,1">
          <text:p/>
        </draw:polyline>
        <draw:polyline draw:style-name="gr11" draw:text-style-name="P1" draw:layer="layout" svg:width="6.065cm" svg:height="0.376cm" svg:x="4.465cm" svg:y="12.566cm" svg:viewBox="0 0 6066 377" draw:points="0,377 20,377 24,376 63,376 67,376 98,376 102,376 141,376 157,376 184,376 188,376 222,376 256,376 323,376 340,376 345,376 395,376 400,375 455,375 459,375 494,375 498,375 502,376 510,376 514,376 518,376 522,376 526,376 530,376 534,376 538,376 542,376 546,376 550,376 554,376 569,376 573,376 593,376 597,376 617,376 621,376 640,376 644,376 648,376 712,375 720,375 724,375 763,375 767,375 784,375 789,375 823,375 827,375 831,375 836,375 840,375 848,375 853,375 861,376 866,376 870,376 879,376 883,376 887,376 891,376 904,376 908,376 930,376 934,375 947,375 951,375 960,375 964,375 981,375 985,375 1007,375 1011,375 1023,375 1027,375 1036,375 1040,375 1074,375 1078,375 1082,375 1086,375 1091,375 1095,375 1099,375 1103,375 1107,375 1112,375 1116,375 1120,375 1124,375 1133,375 1137,375 1154,375 1158,375 1170,375 1175,375 1183,375 1187,375 1208,375 1212,374 1221,374 1225,374 1233,374 1238,374 1254,374 1258,374 1262,374 1266,374 1270,374 1278,375 1294,375 1298,375 1301,375 1309,375 1317,375 1329,375 1333,374 1337,374 1341,374 1356,374 1360,374 1364,374 1368,374 1376,374 1380,374 1505,374 1514,373 1518,373 1522,373 1527,373 1531,373 1535,373 1539,373 1543,374 1548,374 1552,374 1556,374 1561,374 1569,374 1573,374 1577,374 1582,374 1586,374 1595,373 1603,373 1607,373 1616,373 1624,373 1628,373 1633,373 1641,373 1667,373 1671,373 1688,373 1705,372 1726,372 1731,373 1735,373 1739,373 1743,373 1756,373 1760,373 1764,373 1769,373 1773,373 1777,373 1781,373 1785,373 1801,372 1809,372 1813,372 1845,372 1849,372 1853,372 1857,372 1861,372 1865,372 1869,372 1876,372 1880,371 1888,371 1896,371 1900,371 1908,372 1912,372 1916,372 1920,372 1924,372 1932,371 1936,371 1968,371 2031,371 2036,371 2040,371 2044,371 2048,370 2053,370 2057,370 2066,370 2100,370 2109,370 2113,369 2117,369 2122,369 2126,369 2130,370 2143,370 2152,369 2156,369 2160,369 2165,369 2173,369 2182,369 2199,369 2203,369 2216,369 2220,368 2225,368 2229,368 2238,368 2242,368 2246,368 2250,368 2255,368 2268,368 2272,368 2306,367 2311,367 2315,367 2323,367 2327,367 2332,367 2353,367 2357,367 2361,367 2365,366 2374,366 2378,366 2382,366 2387,366 2391,366 2395,366 2399,366 2408,366 2412,365 2416,365 2420,365 2425,365 2429,365 2433,365 2437,365 2446,364 2450,364 2475,364 2479,364 2484,364 2488,363 2492,363 2496,363 2500,363 2505,363 2509,363 2513,363 2522,363 2526,363 2530,363 2534,362 2539,362 2543,362 2547,362 2551,362 2555,361 2560,361 2564,361 2572,361 2576,361 2580,361 2584,361 2588,360 2592,360 2600,360 2604,360 2608,360 2612,360 2616,359 2620,359 2628,359 2632,359 2636,359 2639,358 2643,358 2647,358 2655,358 2671,357 2675,357 2679,357 2683,357 2687,357 2691,357 2695,357 2698,356 2702,356 2710,356 2714,355 2718,355 2722,355 2730,355 2734,354 2738,354 2742,354 2746,354 2750,354 2758,353 2761,353 2765,353 2769,353 2773,353 2777,352 2781,352 2785,352 2789,352 2793,351 2797,351 2828,349 2837,348 2841,348 2846,348 2863,347 2867,346 2875,345 2884,345 2888,345 2893,344 2897,344 2901,343 2905,343 2914,342 2918,342 2922,341 2931,341 2939,340 2944,340 2948,339 2952,339 2956,337 2961,336 2965,336 2969,336 2978,337 2982,337 2986,336 2991,334 2995,333 2999,332 3003,332 3008,332 3012,332 3021,331 3025,331 3029,330 3033,329 3038,328 3042,328 3046,326 3050,326 3055,325 3059,325 3063,325 3068,324 3072,323 3076,322 3080,322 3085,321 3093,320 3097,319 3102,318 3106,318 3110,316 3114,316 3118,317 3122,315 3130,312 3138,310 3150,309 3153,308 3157,307 3161,307 3165,307 3169,306 3173,307 3177,305 3181,303 3185,299 3189,300 3193,302 3197,301 3201,298 3205,295 3209,293 3221,288 3225,295 3229,292 3233,282 3237,284 3245,282 3249,281 3253,280 3257,278 3261,277 3265,276 3269,274 3273,271 3277,268 3281,267 3285,266 3289,266 3293,265 3297,262 3301,255 3305,253 3309,256 3313,255 3317,255 3321,254 3325,250 3357,234 3361,233 3365,230 3368,228 3372,226 3376,224 3380,221 3384,219 3388,217 3392,214 3396,211 3400,209 3404,206 3419,194 3423,193 3427,189 3435,183 3451,171 3454,168 3458,166 3466,159 3482,146 3486,142 3490,139 3493,135 3497,132 3501,128 3505,124 3509,118 3513,112 3517,105 3521,108 3525,97 3529,92 3533,105 3536,102 3540,101 3544,84 3548,92 3552,78 3556,63 3560,61 3564,60 3568,59 3572,61 3576,53 3579,52 3583,49 3587,48 3591,38 3595,37 3599,35 3607,27 3611,24 3615,22 3620,19 3624,15 3628,13 3632,12 3637,11 3641,8 3645,6 3649,4 3654,3 3658,2 3662,1 3666,0 3670,0 3675,0 3679,0 3683,4 3687,1 3692,0 3696,4 3700,1 3704,2 3709,4 3713,4 3717,6 3721,6 3726,9 3730,10 3734,13 3738,14 3743,18 3747,18 3751,22 3755,23 3759,25 3764,28 3768,29 3772,33 3776,36 3781,62 3785,51 3789,44 3793,46 3810,57 3815,71 3819,71 3827,70 3832,71 3836,75 3840,79 3844,83 3848,86 3853,83 3857,84 3861,87 3870,97 3874,100 3878,104 3882,110 3886,112 3890,113 3894,115 3902,123 3910,130 3914,133 3922,138 3926,140 3930,141 3934,142 3937,145 3941,147 3945,150 3949,152 3953,154 3957,157 3961,160 3965,162 3969,167 3973,171 3977,172 3981,172 3985,173 3989,180 3993,180 3997,181 4001,184 4005,185 4009,187 4013,191 4017,194 4021,198 4024,200 4028,204 4032,207 4036,210 4040,211 4044,207 4048,211 4052,214 4056,215 4060,215 4064,217 4068,220 4072,223 4076,227 4080,229 4084,231 4088,237 4092,231 4096,232 4100,233 4131,247 4136,249 4140,251 4148,256 4153,262 4157,263 4161,263 4166,264 4170,263 4174,263 4179,266 4183,267 4187,268 4191,269 4196,269 4200,274 4204,275 4208,276 4213,278 4217,279 4221,280 4226,282 4238,286 4243,287 4247,289 4251,290 4256,291 4260,292 4264,296 4269,298 4273,299 4277,299 4281,298 4286,300 4290,301 4303,304 4307,305 4311,306 4316,306 4320,308 4324,306 4329,308 4333,309 4337,310 4341,312 4346,313 4350,314 4354,316 4363,317 4371,319 4376,320 4380,321 4389,322 4406,325 4410,326 4414,327 4423,328 4427,329 4431,330 4435,330 4439,331 4444,332 4448,332 4452,333 4456,333 4460,334 4465,335 4469,335 4473,336 4477,336 4481,337 4486,337 4490,338 4494,339 4498,339 4502,340 4507,341 4511,341 4515,341 4519,342 4524,343 4528,343 4532,343 4536,343 4540,344 4545,346 4549,345 4553,345 4557,346 4561,347 4566,346 4570,347 4574,348 4578,348 4582,349 4587,349 4591,349 4595,349 4599,350 4603,350 4608,350 4612,351 4616,352 4620,352 4625,352 4629,353 4634,353 4638,353 4642,354 4647,355 4651,355 4655,356 4659,355 4663,357 4668,356 4672,358 4676,357 4680,356 4684,357 4688,357 4692,357 4696,358 4700,358 4704,357 4707,358 4711,357 4715,357 4719,356 4723,357 4727,359 4731,358 4735,361 4739,360 4743,360 4747,361 4751,361 4755,361 4759,361 4762,362 4766,363 4770,363 4774,363 4778,363 4782,362 4786,361 4790,362 4794,364 4798,364 4802,363 4806,363 4810,364 4814,364 4817,364 4821,364 4825,365 4829,364 4833,364 4837,364 4841,365 4845,365 4849,365 4853,365 4857,365 4861,366 4865,366 4868,366 4872,366 4876,367 4880,365 4884,365 4888,365 4892,363 4896,363 4900,361 4904,362 4908,367 4912,367 4916,365 4920,361 4923,357 4927,354 4932,368 4936,371 4940,371 4944,371 4949,362 4953,367 4957,367 4961,370 4966,374 4970,370 4974,370 4979,370 4983,369 4987,369 4991,369 4995,369 5000,369 5004,368 5013,367 5017,362 5021,357 5025,360 5029,363 5034,367 5038,371 5042,373 5047,362 5051,360 5055,362 5059,364 5064,365 5068,365 5072,362 5085,366 5089,369 5093,370 5098,371 5102,370 5106,369 5110,368 5115,365 5119,372 5127,367 5136,365 5140,364 5145,362 5149,361 5153,359 5157,358 5162,358 5166,358 5170,359 5179,364 5183,365 5187,365 5191,366 5196,369 5200,370 5212,373 5216,373 5220,372 5224,372 5228,372 5232,372 5236,372 5240,370 5244,370 5248,370 5251,369 5255,368 5260,366 5263,365 5267,367 5271,370 5275,373 5279,373 5287,373 5291,373 5295,374 5299,374 5303,374 5307,375 5311,375 5315,375 5319,374 5323,374 5327,374 5335,374 5339,374 5343,374 5347,374 5351,374 5355,373 5363,374 5367,374 5371,375 5375,375 5379,374 5383,374 5391,374 5395,374 5411,375 5415,375 5418,374 5426,374 5430,374 5434,374 5438,374 5442,374 5450,374 5454,375 5458,375 5462,376 5470,376 5474,376 5478,376 5485,375 5489,375 5493,374 5497,374 5501,375 5505,375 5517,375 5520,375 5544,375 5548,375 5555,375 5559,375 5563,375 5567,375 5571,375 5575,375 5583,375 5587,375 5594,375 5598,375 5602,375 5606,375 5610,375 5614,375 5618,375 5626,375 5629,375 5653,375 5657,375 5661,375 5665,375 5729,375 5733,375 5750,375 5754,375 5771,375 5775,375 5792,375 5797,375 5805,375 5809,375 5813,375 5822,375 5826,375 5830,375 5839,375 5843,376 5847,376 5851,376 5860,376 5864,376 5890,376 5898,375 5906,375 5911,375 5915,375 5919,375 5923,375 5928,375 5932,375 5940,376 5953,376 5957,376 5966,376 5974,376 5978,376 5982,376 5990,376 6002,376 6006,376 6010,376 6014,376 6018,376 6021,375 6025,375 6029,375 6033,376 6041,376 6045,376 6053,376 6061,376 6065,377 6066,377">
          <text:p/>
        </draw:polyline>
        <draw:polyline draw:style-name="gr11" draw:text-style-name="P1" draw:layer="layout" svg:width="0.611cm" svg:height="0.003cm" svg:x="10.642cm" svg:y="12.94cm" svg:viewBox="0 0 612 4" draw:points="0,4 1,4 9,2 13,2 17,2 62,2 67,2 79,2 88,2 92,2 97,2 101,2 105,2 126,2 131,2 135,2 139,2 148,2 161,2 165,2 174,2 182,2 229,0 233,0 238,0 242,0 246,2 255,2 276,2 280,2 289,2 293,2 310,2 319,2 327,2 331,2 335,2 339,2 347,2 351,2 355,0 363,2 367,2 375,2 379,2 383,4 387,4 395,2 423,2 427,2 431,2 435,2 439,2 443,2 447,2 451,2 455,4 459,2 463,2 467,2 471,2 475,2 479,2 487,2 491,2 495,4 499,4 503,2 507,2 511,4 519,4 523,2 527,2 531,2 535,2 539,2 563,2 575,2 587,2 590,2 594,2 598,2 602,2 606,2 610,4 612,4">
          <text:p/>
        </draw:polyline>
        <draw:line draw:style-name="gr11" draw:text-style-name="P1" draw:layer="layout" svg:x1="12.245cm" svg:y1="12.942cm" svg:x2="12.289cm" svg:y2="12.942cm">
          <text:p/>
        </draw:line>
        <draw:line draw:style-name="gr11" draw:text-style-name="P1" draw:layer="layout" svg:x1="12.534cm" svg:y1="12.942cm" svg:x2="12.568cm" svg:y2="12.942cm">
          <text:p/>
        </draw:line>
        <draw:polyline draw:style-name="gr11" draw:text-style-name="P1" draw:layer="layout" svg:width="0.046cm" svg:height="0cm" svg:x="12.785cm" svg:y="12.941cm" svg:viewBox="0 0 47 1" draw:points="0,1 16,1 24,0 28,0 33,0 37,0 41,1 47,1">
          <text:p/>
        </draw:polyline>
        <draw:polyline draw:style-name="gr11" draw:text-style-name="P1" draw:layer="layout" svg:width="0.022cm" svg:height="0cm" svg:x="13.048cm" svg:y="12.941cm" svg:viewBox="0 0 23 1" draw:points="0,1 4,1 9,0 17,0 21,1 23,1">
          <text:p/>
        </draw:polyline>
        <draw:polyline draw:style-name="gr11" draw:text-style-name="P1" draw:layer="layout" svg:width="0.075cm" svg:height="0.001cm" svg:x="10.555cm" svg:y="12.941cm" svg:viewBox="0 0 76 2" draw:points="0,2 2,2 9,0 13,0 17,0 21,0 25,0 29,0 33,0 37,0 41,0 45,0 49,0 57,0 61,0 66,0 69,0 73,0 76,2">
          <text:p/>
        </draw:polyline>
        <draw:polyline draw:style-name="gr11" draw:text-style-name="P1" draw:layer="layout" svg:width="0.08cm" svg:height="0cm" svg:x="11.297cm" svg:y="12.941cm" svg:viewBox="0 0 81 1" draw:points="0,1 9,1 13,0 25,0 28,1 32,0 75,0 79,1 81,1">
          <text:p/>
        </draw:polyline>
        <draw:polyline draw:style-name="gr11" draw:text-style-name="P1" draw:layer="layout" svg:width="0.042cm" svg:height="0cm" svg:x="11.578cm" svg:y="12.941cm" svg:viewBox="0 0 43 1" draw:points="0,1 3,0 7,0 11,0 15,0 20,0 24,0 28,0 32,0 37,1 43,1">
          <text:p/>
        </draw:polyline>
        <draw:line draw:style-name="gr11" draw:text-style-name="P1" draw:layer="layout" svg:x1="11.867cm" svg:y1="12.942cm" svg:x2="11.873cm" svg:y2="12.942cm">
          <text:p/>
        </draw:line>
        <draw:polyline draw:style-name="gr11" draw:text-style-name="P1" draw:layer="layout" svg:width="0.193cm" svg:height="0cm" svg:x="12.038cm" svg:y="12.941cm" svg:viewBox="0 0 194 1" draw:points="0,1 9,1 14,0 18,0 22,1 26,0 82,0 87,1 95,1 99,0 108,0 112,1 194,1">
          <text:p/>
        </draw:polyline>
        <draw:polyline draw:style-name="gr11" draw:text-style-name="P1" draw:layer="layout" svg:width="0.041cm" svg:height="0cm" svg:x="12.924cm" svg:y="12.941cm" svg:viewBox="0 0 42 1" draw:points="0,1 26,1 30,0 39,0 42,1">
          <text:p/>
        </draw:polyline>
        <draw:polyline draw:style-name="gr11" draw:text-style-name="P1" draw:layer="layout" svg:width="0.132cm" svg:height="0cm" svg:x="13.104cm" svg:y="12.941cm" svg:viewBox="0 0 133 1" draw:points="0,1 33,1 37,0 41,1 53,1 57,0 61,0 65,1 69,1 73,0 80,0 84,1 88,1 92,0 96,0 100,0 104,0 108,0 124,0 128,1 133,1">
          <text:p/>
        </draw:polyline>
        <draw:polyline draw:style-name="gr11" draw:text-style-name="P1" draw:layer="layout" svg:width="0.066cm" svg:height="0cm" svg:x="13.393cm" svg:y="12.941cm" svg:viewBox="0 0 67 1" draw:points="0,1 1,1 5,0 13,0 17,0 24,0 28,0 32,0 36,0 56,0 60,1 67,1">
          <text:p/>
        </draw:polyline>
        <draw:polyline draw:style-name="gr11" draw:text-style-name="P1" draw:layer="layout" svg:width="0.06cm" svg:height="0cm" svg:x="13.663cm" svg:y="12.941cm" svg:viewBox="0 0 61 1" draw:points="0,1 4,0 8,0 13,0 17,0 21,0 25,0 29,0 42,0 46,0 55,0 59,1 61,1">
          <text:p/>
        </draw:polyline>
        <draw:polyline draw:style-name="gr11" draw:text-style-name="P1" draw:layer="layout" svg:width="0.071cm" svg:height="0cm" svg:x="11.767cm" svg:y="12.941cm" svg:viewBox="0 0 72 1" draw:points="0,1 3,0 7,0 11,0 15,0 19,0 23,0 35,1 38,0 50,0 54,0 58,0 66,0 70,0 72,1">
          <text:p/>
        </draw:polyline>
        <draw:polyline draw:style-name="gr11" draw:text-style-name="P1" draw:layer="layout" svg:width="0.044cm" svg:height="0cm" svg:x="12.302cm" svg:y="12.941cm" svg:viewBox="0 0 45 1" draw:points="0,1 19,1 23,0 32,0 36,1 45,1">
          <text:p/>
        </draw:polyline>
        <draw:line draw:style-name="gr11" draw:text-style-name="P1" draw:layer="layout" svg:x1="12.568cm" svg:y1="12.942cm" svg:x2="12.617cm" svg:y2="12.942cm">
          <text:p/>
        </draw:line>
        <draw:polyline draw:style-name="gr11" draw:text-style-name="P1" draw:layer="layout" svg:width="0.056cm" svg:height="0cm" svg:x="13.33cm" svg:y="12.941cm" svg:viewBox="0 0 57 1" draw:points="0,1 5,1 9,0 33,0 37,1 44,1 48,0 52,1 57,1">
          <text:p/>
        </draw:polyline>
        <draw:polyline draw:style-name="gr11" draw:text-style-name="P1" draw:layer="layout" svg:width="0.054cm" svg:height="0cm" svg:x="13.88cm" svg:y="12.941cm" svg:viewBox="0 0 55 1" draw:points="0,1 8,0 16,0 20,0 24,0 28,0 32,0 36,0 44,0 52,1 55,1">
          <text:p/>
        </draw:polyline>
        <draw:polyline draw:style-name="gr11" draw:text-style-name="P1" draw:layer="layout" svg:width="0.026cm" svg:height="0cm" svg:x="14.156cm" svg:y="12.941cm" svg:viewBox="0 0 27 1" draw:points="0,1 4,1 13,0 17,0 21,0 26,0 27,1">
          <text:p/>
        </draw:polyline>
        <draw:line draw:style-name="gr11" draw:text-style-name="P1" draw:layer="layout" svg:x1="12.418cm" svg:y1="12.942cm" svg:x2="12.481cm" svg:y2="12.942cm">
          <text:p/>
        </draw:line>
        <draw:polyline draw:style-name="gr11" draw:text-style-name="P1" draw:layer="layout" svg:width="0.061cm" svg:height="0cm" svg:x="12.672cm" svg:y="12.941cm" svg:viewBox="0 0 62 1" draw:points="0,1 10,1 14,0 18,0 22,1 30,1 34,0 49,0 53,1 62,1">
          <text:p/>
        </draw:polyline>
        <draw:polyline draw:style-name="gr11" draw:text-style-name="P1" draw:layer="layout" svg:width="0.041cm" svg:height="0cm" svg:x="12.975cm" svg:y="12.941cm" svg:viewBox="0 0 42 1" draw:points="0,1 1,1 9,0 22,0 26,0 35,0 39,1 42,1">
          <text:p/>
        </draw:polyline>
        <draw:polyline draw:style-name="gr11" draw:text-style-name="P1" draw:layer="layout" svg:width="0.031cm" svg:height="0cm" svg:x="13.488cm" svg:y="12.941cm" svg:viewBox="0 0 32 1" draw:points="0,1 4,0 7,0 11,0 19,0 23,0 27,0 31,1 32,1">
          <text:p/>
        </draw:polyline>
        <draw:polyline draw:style-name="gr11" draw:text-style-name="P1" draw:layer="layout" svg:width="0.081cm" svg:height="0.003cm" svg:x="13.753cm" svg:y="12.94cm" svg:viewBox="0 0 82 4" draw:points="0,4 3,4 7,2 11,2 16,2 20,2 24,4 33,4 37,2 41,2 45,2 50,0 54,2 63,2 68,2 72,2 80,4 82,4">
          <text:p/>
        </draw:polyline>
        <draw:polyline draw:style-name="gr11" draw:text-style-name="P1" draw:layer="layout" svg:width="0.02cm" svg:height="0cm" svg:x="14.02cm" svg:y="12.941cm" svg:viewBox="0 0 21 1" draw:points="0,1 2,0 6,0 10,0 14,0 18,0 21,1">
          <text:p/>
        </draw:polyline>
        <draw:polyline draw:style-name="gr11" draw:text-style-name="P1" draw:layer="layout" svg:width="0.079cm" svg:height="0cm" svg:x="14.296cm" svg:y="12.941cm" svg:viewBox="0 0 80 1" draw:points="0,1 1,1 9,0 14,0 23,0 36,0 40,0 45,0 49,0 53,0 62,0 80,0">
          <text:p/>
        </draw:polyline>
        <draw:polyline draw:style-name="gr11" draw:text-style-name="P1" draw:layer="layout" svg:width="0.044cm" svg:height="0cm" svg:x="13.583cm" svg:y="12.941cm" svg:viewBox="0 0 45 1" draw:points="0,1 4,0 8,0 12,0 16,0 20,0 25,1 29,0 37,0 42,1 45,1">
          <text:p/>
        </draw:polyline>
        <draw:polyline draw:style-name="gr11" draw:text-style-name="P1" draw:layer="layout" svg:width="0.024cm" svg:height="0cm" svg:x="12.629cm" svg:y="12.941cm" svg:viewBox="0 0 25 1" draw:points="0,1 2,1 6,0 10,0 14,0 18,0 22,0 25,1">
          <text:p/>
        </draw:polyline>
        <draw:polyline draw:style-name="gr11" draw:text-style-name="P1" draw:layer="layout" svg:width="0.03cm" svg:height="0cm" svg:x="11.435cm" svg:y="12.941cm" svg:viewBox="0 0 31 1" draw:points="0,1 4,1 8,0 12,0 16,0 20,0 27,0 31,1">
          <text:p/>
        </draw:polyline>
        <draw:polyline draw:style-name="gr11" draw:text-style-name="P1" draw:layer="layout" svg:width="0.04cm" svg:height="0cm" svg:x="13.27cm" svg:y="12.941cm" svg:viewBox="0 0 41 1" draw:points="0,1 14,1 18,0 22,0 26,0 30,0 38,1 41,1">
          <text:p/>
        </draw:polyline>
        <draw:line draw:style-name="gr11" draw:text-style-name="P1" draw:layer="layout" svg:x1="14.058cm" svg:y1="12.942cm" svg:x2="14.064cm" svg:y2="12.942cm">
          <text:p/>
        </draw:line>
        <draw:polyline draw:style-name="gr11" draw:text-style-name="P1" draw:layer="layout" svg:width="0.013cm" svg:height="0cm" svg:x="11.409cm" svg:y="12.941cm" svg:viewBox="0 0 14 1" draw:points="0,1 3,0 7,0 14,1">
          <text:p/>
        </draw:polyline>
        <draw:line draw:style-name="gr11" draw:text-style-name="P1" draw:layer="layout" svg:x1="11.946cm" svg:y1="12.942cm" svg:x2="11.951cm" svg:y2="12.942cm">
          <text:p/>
        </draw:line>
        <draw:line draw:style-name="gr11" draw:text-style-name="P1" draw:layer="layout" svg:x1="12.482cm" svg:y1="12.942cm" svg:x2="12.492cm" svg:y2="12.942cm">
          <text:p/>
        </draw:line>
        <draw:polyline draw:style-name="gr11" draw:text-style-name="P1" draw:layer="layout" svg:width="0.026cm" svg:height="0cm" svg:x="11.905cm" svg:y="12.941cm" svg:viewBox="0 0 27 1" draw:points="0,1 4,0 7,0 15,0 19,0 23,0 27,1">
          <text:p/>
        </draw:polyline>
        <draw:line draw:style-name="gr11" draw:text-style-name="P1" draw:layer="layout" svg:x1="12.909cm" svg:y1="12.942cm" svg:x2="12.919cm" svg:y2="12.942cm">
          <text:p/>
        </draw:line>
        <draw:polyline draw:style-name="gr11" draw:text-style-name="P1" draw:layer="layout" svg:width="0.019cm" svg:height="0cm" svg:x="14.2cm" svg:y="12.941cm" svg:viewBox="0 0 20 1" draw:points="0,1 4,0 8,0 13,0 17,1 20,1">
          <text:p/>
        </draw:polyline>
        <draw:polyline draw:style-name="gr11" draw:text-style-name="P1" draw:layer="layout" svg:width="0.012cm" svg:height="0cm" svg:x="12.77cm" svg:y="12.941cm" svg:viewBox="0 0 13 1" draw:points="0,1 2,1 6,0 10,1 13,1">
          <text:p/>
        </draw:polyline>
        <draw:polyline draw:style-name="gr11" draw:text-style-name="P1" draw:layer="layout" svg:width="0.007cm" svg:height="0cm" svg:x="13.999cm" svg:y="12.941cm" svg:viewBox="0 0 8 1" draw:points="0,1 4,0 8,1">
          <text:p/>
        </draw:polyline>
        <draw:polyline draw:style-name="gr11" draw:text-style-name="P1" draw:layer="layout" svg:width="0.007cm" svg:height="0cm" svg:x="11.63cm" svg:y="12.941cm" svg:viewBox="0 0 8 1" draw:points="0,1 2,1 6,0 8,1">
          <text:p/>
        </draw:polyline>
        <draw:line draw:style-name="gr11" draw:text-style-name="P1" draw:layer="layout" svg:x1="12.88cm" svg:y1="12.942cm" svg:x2="12.889cm" svg:y2="12.942cm">
          <text:p/>
        </draw:line>
        <draw:line draw:style-name="gr11" draw:text-style-name="P1" draw:layer="layout" svg:x1="12.24cm" svg:y1="12.942cm" svg:x2="12.244cm" svg:y2="12.942cm">
          <text:p/>
        </draw:line>
        <draw:line draw:style-name="gr11" draw:text-style-name="P1" draw:layer="layout" svg:x1="12.525cm" svg:y1="12.942cm" svg:x2="12.53cm" svg:y2="12.942cm">
          <text:p/>
        </draw:line>
        <draw:frame draw:style-name="gr12" draw:text-style-name="P7" draw:layer="layout" svg:width="0.609cm" svg:height="0.674cm" draw:transform="rotate (1.5707963267949) translate (0.124cm 5.337cm)">
          <draw:text-box>
            <text:p text:style-name="P4"><text:span text:style-name="T3">z</text:span></text:p>
          </draw:text-box>
        </draw:frame>
        <draw:frame draw:style-name="gr7" draw:text-style-name="P5" draw:layer="layout" svg:width="0.891cm" svg:height="0.505cm" svg:x="5.73cm" svg:y="12.152cm">
          <draw:text-box>
            <text:p text:style-name="P4"><text:span text:style-name="T1">S</text:span><text:span text:style-name="T1">N</text:span><text:span text:style-name="T1">R</text:span></text:p>
          </draw:text-box>
        </draw:frame>
        <draw:frame draw:style-name="gr7" draw:text-style-name="P5" draw:layer="layout" svg:width="0.456cm" svg:height="0.53cm" svg:x="6.619cm" svg:y="12.135cm">
          <draw:text-box>
            <text:p text:style-name="P4"><text:span text:style-name="T2">=</text:span></text:p>
          </draw:text-box>
        </draw:frame>
        <draw:polygon draw:style-name="gr10" draw:text-style-name="P6" draw:layer="layout" svg:width="12.853cm" svg:height="0.31cm" svg:x="1.523cm" svg:y="12.632cm" svg:viewBox="0 0 12854 311" draw:points="0,311 3640,311 3642,310 3643,311 3669,311 3671,310 3671,311 4129,311 4133,310 4138,310 4141,311 4142,311 4146,310 4150,310 4154,310 4167,310 4171,310 4175,310 4188,310 4192,310 4216,310 4220,310 4228,310 4232,310 4240,310 4243,310 4259,311 4698,311 4702,310 4706,310 4711,310 4739,310 4743,310 4747,310 4751,310 4759,310 4767,310 4779,310 4783,310 4787,310 4791,310 4799,310 4803,310 4807,310 4815,310 4818,310 4822,311 4831,311 4834,310 4846,310 4850,310 4854,310 4862,310 4870,310 4874,311 4882,311 4886,310 4898,310 4902,311 4958,311 4962,310 4966,311 5000,311 5004,310 5013,310 5017,310 5039,310 5043,310 5047,310 5052,310 5056,310 5060,310 5077,310 5082,310 5095,310 5099,310 5103,310 5108,310 5112,310 5116,309 5125,309 5129,310 5138,310 5142,310 5159,310 5163,310 5176,310 5181,310 5232,310 5236,310 5249,310 5254,310 5262,310 5266,310 5279,310 5283,310 5291,310 5296,310 5300,310 5308,310 5313,310 5317,310 5321,309 5334,309 5338,309 5342,309 5351,309 5355,309 5359,309 5363,309 5376,309 5380,309 5397,309 5401,309 5405,309 5414,309 5418,309 5439,309 5443,310 5448,310 5452,309 5460,309 5465,309 5477,309 5482,309 5503,309 5507,309 5515,309 5519,309 5523,309 5527,309 5535,309 5539,309 5551,309 5555,309 5563,309 5567,309 5582,309 5586,309 5598,309 5602,309 5622,309 5626,309 5630,309 5634,309 5638,309 5641,309 5645,309 5653,309 5657,309 5661,309 5665,308 5673,308 5677,308 5681,308 5685,308 5697,308 5701,308 5716,308 5720,308 5744,308 5748,308 5760,308 5764,308 5784,308 5789,308 5793,308 5797,308 5801,308 5806,308 5818,308 5823,308 5840,308 5844,308 5848,308 5852,308 5878,308 5882,308 5887,308 5891,308 5895,308 5899,307 5908,307 5912,307 5917,307 5942,307 5946,307 5951,307 5959,307 5968,307 5972,307 5981,307 5985,307 5989,307 5993,307 6006,307 6011,307 6023,307 6028,307 6053,307 6057,307 6065,307 6069,307 6073,307 6077,306 6081,306 6085,306 6089,306 6093,306 6100,306 6104,306 6120,306 6128,306 6132,306 6136,306 6140,306 6144,306 6152,306 6156,306 6160,306 6164,306 6172,306 6300,305 6323,305 6331,304 6343,304 6347,304 6382,304 6386,304 6390,304 6394,304 6425,303 6436,303 6440,303 6444,303 6464,303 6472,303 6476,303 6479,303 6483,303 6499,303 6507,302 6511,302 6519,302 6522,302 6530,302 6534,302 6554,302 6563,302 6567,302 6575,301 6592,301 6597,301 6601,301 6605,301 6609,301 6618,301 6686,299 6690,299 6694,299 6707,299 6711,299 6715,299 6719,299 6724,299 6728,299 6741,298 6745,298 6749,298 6753,298 6758,298 6762,298 6766,298 6770,298 6787,297 6821,296 6825,296 6829,296 6833,296 6837,296 6841,296 6845,296 6849,295 6853,295 6857,295 6861,295 6865,295 6869,295 6873,294 6877,294 6888,294 6896,294 6900,294 6908,293 6912,293 6916,293 6948,292 6952,292 6964,291 6967,291 6971,291 6975,291 6979,290 6987,290 6991,290 6995,290 6999,290 7003,289 7007,289 7011,289 7015,289 7019,288 7027,287 7031,287 7035,286 7043,286 7047,286 7055,285 7059,285 7062,284 7066,284 7070,284 7074,284 7079,284 7083,284 7087,283 7091,283 7104,283 7113,283 7117,283 7122,282 7126,282 7130,282 7139,281 7143,281 7147,280 7151,279 7156,279 7160,279 7164,279 7169,279 7173,278 7181,278 7186,277 7190,277 7194,276 7203,275 7207,275 7212,275 7220,274 7224,274 7229,274 7233,273 7237,273 7242,273 7250,271 7254,271 7259,270 7267,269 7272,268 7276,268 7280,268 7284,267 7289,267 7293,266 7297,266 7314,263 7349,259 7353,258 7357,258 7361,257 7366,256 7370,256 7374,255 7378,255 7382,254 7387,253 7391,253 7395,252 7399,251 7403,251 7408,250 7412,250 7416,249 7420,248 7424,248 7429,248 7433,247 7450,245 7454,244 7458,244 7467,243 7471,243 7475,242 7479,241 7483,241 7488,240 7492,240 7496,240 7500,240 7504,239 7509,239 7513,239 7517,239 7521,239 7525,239 7530,238 7538,238 7542,238 7546,238 7551,238 7555,238 7563,238 7568,238 7572,238 7576,238 7580,238 7584,239 7589,239 7593,239 7597,239 7601,239 7605,240 7610,240 7614,240 7618,240 7622,241 7626,241 7630,241 7634,242 7638,242 7642,242 7646,242 7649,242 7653,243 7657,243 7661,243 7665,244 7669,245 7673,245 7677,246 7681,246 7685,246 7689,247 7693,247 7697,248 7701,248 7704,249 7708,249 7712,249 7716,249 7720,250 7724,250 7728,251 7732,252 7736,252 7740,253 7744,254 7748,254 7752,255 7756,255 7759,256 7763,257 7767,257 7771,258 7775,258 7779,258 7783,259 7787,259 7791,259 7795,260 7799,261 7803,261 7807,262 7869,269 7882,270 7886,270 7891,271 7895,271 7899,272 7903,273 7937,276 7942,277 7946,277 7955,279 7959,279 7963,280 7967,280 7971,280 7976,281 7980,281 7984,282 7989,282 7993,282 7997,283 8001,283 8006,283 8010,283 8014,283 8018,284 8031,286 8035,286 8044,287 8048,287 8052,288 8061,288 8065,288 8069,288 8074,289 8078,289 8082,290 8087,290 8091,291 8095,291 8108,291 8116,292 8121,293 8125,293 8142,294 8158,295 8162,295 8166,295 8170,295 8174,295 8182,296 8186,296 8190,296 8193,296 8205,297 8209,298 8221,298 8237,299 8245,299 8249,299 8257,300 8261,300 8265,300 8269,300 8273,300 8277,300 8281,301 8285,301 8305,301 8309,302 8313,302 8333,302 8337,302 8341,303 8345,303 8349,303 8353,303 8357,303 8360,303 8364,303 8396,304 8400,304 8404,304 8416,305 8420,305 8424,305 8427,305 8431,305 8435,305 8439,305 8447,305 8451,305 8455,305 8459,305 8462,306 8466,306 8470,306 8478,306 8486,306 8490,306 8497,306 8501,306 8505,306 8509,306 8513,306 8517,306 8521,306 8529,307 8533,307 8552,307 8560,307 8564,307 8568,307 8571,307 8575,307 8583,308 8587,308 8591,308 8595,308 8599,308 8607,308 8610,308 8614,308 8618,308 8626,308 8630,308 8634,308 8642,308 8646,308 8650,308 8654,308 8658,308 8662,308 8667,309 8671,308 8675,309 8679,309 8684,308 8688,309 8696,309 8700,309 8717,309 8722,309 8730,309 8734,309 8743,309 8747,309 8755,309 8760,309 8764,309 8768,309 8772,309 8785,309 8789,309 8793,309 8798,309 8802,309 8806,309 8810,309 8815,309 8819,309 8832,309 8836,309 8848,309 8853,310 8857,309 8861,310 8870,310 8874,310 8878,310 8882,310 8895,310 8899,310 8903,310 8908,310 8912,310 8916,310 8924,310 8928,310 8932,310 8936,310 8940,310 8944,310 8948,310 8952,310 8960,310 8963,310 8967,310 8971,310 8975,310 8979,310 8983,310 9011,310 9015,310 9019,310 9023,310 9027,310 9031,310 9035,310 9038,310 9042,310 9046,310 9050,310 9054,310 9066,310 9070,310 9078,310 9082,310 9086,310 9090,310 9121,310 9125,310 9211,310 9216,310 9220,310 9224,310 9228,310 9233,310 9258,310 9263,310 9421,310 9425,310 9490,310 9494,310 9506,310 9510,310 9622,310 9626,310 9634,310 9638,311 9650,311 9654,310 9662,310 9666,310 9694,310 9698,310 9706,310 9709,310 9741,310 9745,310 9800,310 9803,311 9827,311 9831,310 9894,310 9897,311 9909,311 9917,310 9948,310 9953,311 9957,310 9961,310 9965,311 9982,311 9987,310 9999,310 10004,311 10029,311 10033,310 10037,311 10050,311 10055,310 10067,310 10071,311 10084,311 10088,310 10097,310 10101,311 10105,311 10110,310 10114,311 10161,311 10165,310 10169,311 10212,311 10216,310 10220,310 10224,311 10446,311 10450,310 10474,310 10478,311 10585,311 10590,310 10594,311 10624,311 10628,310 10633,310 10637,311 12302,311 12306,310 12310,311 12656,311 12660,310 12669,310 12673,311 12854,311 12673,311 12669,310 12660,310 12656,311 12310,311 12306,310 12302,311 10854,311 10850,310 10846,311 10684,311 10680,310 10675,311 10641,311 10637,310 10624,310 10620,311 10615,311 10611,310 10581,310 10577,311 10525,311 10521,310 10517,310 10512,311 10508,310 10482,310 10478,310 10474,310 10470,310 10466,310 10462,310 10442,310 10438,310 10434,310 10418,310 10414,310 10383,310 10379,310 10347,310 10343,310 10331,310 10327,310 10323,310 10319,310 10315,310 10311,310 10280,310 10276,310 10252,310 10248,310 10244,310 10240,310 10224,310 10220,310 10216,310 10212,310 10199,310 10195,310 10186,310 10182,310 10178,310 10173,310 10144,310 10139,310 10127,310 10122,310 10114,310 10110,310 10059,310 10055,310 10050,310 10042,310 10037,310 10029,310 10025,310 10008,310 10004,310 9999,310 9995,310 9991,310 9987,310 9970,310 9965,310 9940,310 9937,310 9921,310 9917,310 9901,310 9897,310 9882,310 9878,309 9874,310 9870,309 9827,309 9823,310 9811,310 9807,309 9800,309 9796,309 9768,309 9764,309 9737,309 9733,309 9713,309 9709,309 9654,309 9650,309 9642,309 9638,309 9630,309 9626,309 9618,309 9614,309 9566,309 9562,308 9538,308 9534,309 9530,309 9526,308 9522,308 9518,308 9506,308 9490,308 9446,308 9442,308 9374,308 9370,308 9365,308 9344,308 9340,308 9276,308 9271,307 9263,307 9258,307 9241,307 9237,307 9220,307 9211,307 9186,307 9181,307 9157,307 9153,307 9137,307 9133,307 9125,307 9121,306 9098,306 9094,306 9090,306 9086,306 9070,306 9066,306 9050,306 9046,306 9042,306 9011,306 9007,306 9003,305 8983,305 8975,305 8967,305 8963,305 8956,305 8952,305 8948,305 8944,305 8940,305 8928,305 8924,304 8920,304 8916,304 8882,304 8874,304 8870,303 8865,303 8861,303 8853,303 8848,303 8832,302 8827,302 8819,302 8815,302 8810,302 8806,302 8802,302 8798,302 8793,301 8789,301 8785,301 8781,301 8764,300 8760,300 8755,300 8751,300 8747,300 8739,299 8734,299 8730,299 8726,299 8722,299 8713,298 8679,297 8662,296 8658,296 8654,296 8646,295 8642,295 8638,295 8634,295 8630,294 8626,294 8622,294 8618,294 8614,293 8599,292 8595,292 8591,292 8587,291 8583,291 8552,289 8536,287 8533,287 8529,287 8521,286 8490,283 8482,282 8478,282 8474,281 8466,280 8462,280 8459,279 8412,274 8408,273 8404,272 8400,272 8396,271 8364,266 8349,264 8341,262 8337,262 8333,261 8301,255 8285,251 8277,250 8269,248 8237,241 8221,236 8213,235 8209,233 8174,223 8158,218 8150,216 8146,214 8142,213 8074,188 8040,174 8023,167 8014,163 8010,161 8006,159 7971,144 7955,135 7946,131 7942,130 7937,128 7903,111 7886,103 7878,98 7874,96 7869,94 7807,63 7775,50 7759,42 7756,40 7752,38 7748,37 7744,35 7728,29 7720,26 7716,24 7712,23 7697,18 7689,15 7685,14 7681,13 7677,11 7673,10 7669,9 7665,8 7661,8 7657,7 7653,6 7649,6 7646,5 7642,4 7638,3 7634,3 7630,2 7626,2 7622,1 7618,1 7614,1 7610,0 7605,0 7601,0 7597,0 7593,0 7589,0 7584,0 7580,0 7576,0 7572,1 7568,1 7563,1 7559,2 7555,3 7551,3 7546,5 7542,6 7538,6 7534,7 7530,8 7525,9 7521,11 7517,12 7509,15 7504,16 7500,17 7492,21 7488,22 7483,24 7467,32 7458,36 7454,38 7450,40 7433,49 7424,53 7420,56 7416,58 7382,77 7366,86 7357,91 7353,93 7349,96 7314,114 7297,122 7284,128 7280,130 7246,146 7229,153 7216,158 7212,159 7177,172 7160,178 7156,179 7151,180 7147,182 7143,183 7126,188 7122,190 7117,191 7113,193 7109,194 7091,197 7087,198 7083,200 7079,201 7074,202 7043,210 7027,213 7019,215 7015,216 7007,218 7003,219 6995,220 6991,221 6987,222 6983,223 6979,223 6964,226 6956,228 6952,228 6948,229 6916,234 6900,237 6896,238 6892,238 6888,239 6884,239 6869,241 6865,242 6861,243 6857,243 6853,243 6849,244 6845,245 6841,245 6837,246 6833,246 6829,247 6825,247 6821,248 6787,252 6770,254 6766,254 6762,254 6758,255 6753,255 6736,257 6728,258 6724,258 6711,259 6707,260 6694,261 6690,261 6686,261 6652,264 6635,266 6626,267 6622,267 6618,267 6601,268 6584,269 6567,271 6558,271 6554,272 6550,272 6542,272 6538,273 6530,273 6526,273 6522,273 6519,274 6515,274 6511,274 6507,274 6503,275 6499,275 6495,275 6491,275 6487,276 6456,277 6452,278 6448,278 6444,278 6440,279 6436,279 6433,279 6429,279 6425,279 6417,279 6413,279 6409,279 6405,280 6401,280 6397,280 6394,280 6386,281 6382,281 6378,281 6374,281 6366,282 6362,282 6354,282 6351,282 6347,282 6343,283 6339,283 6335,283 6331,283 6323,283 6319,284 6315,284 6311,284 6308,284 6300,284 6292,284 6288,285 6284,285 6276,285 6272,286 6268,286 6256,286 6252,286 6232,287 6228,287 6220,287 6216,287 6208,288 6204,288 6188,289 6160,290 6152,290 6148,290 6144,290 6136,290 6132,290 6128,290 6108,291 6093,291 6085,292 6081,292 6077,292 6073,292 6069,292 6065,292 6061,292 6053,292 6049,292 6045,292 6040,293 6036,293 6032,293 6011,293 6006,294 5993,294 5985,294 5981,294 5976,294 5964,294 5951,295 5942,295 5938,295 5934,295 5929,295 5925,295 5917,295 5895,296 5891,296 5887,296 5882,296 5878,296 5865,297 5861,297 5810,297 5801,298 5797,298 5776,298 5771,298 5767,299 5764,299 5760,299 5756,299 5748,299 5744,299 5740,299 5736,299 5728,299 5720,299 5716,299 5712,299 5701,299 5697,300 5665,300 5661,300 5657,300 5653,300 5645,300 5630,300 5622,301 5618,301 5614,301 5610,301 5598,301 5594,301 5590,301 5586,301 5582,301 5575,301 5571,302 5567,302 5563,302 5543,302 5539,302 5523,302 5519,302 5482,302 5477,302 5473,302 5469,302 5465,302 5460,302 5456,302 5452,302 5435,303 5427,303 5422,303 5418,303 5414,303 5397,303 5393,303 5389,303 5384,304 5376,304 5372,304 5368,304 5363,304 5330,304 5325,304 5317,304 5313,304 5270,304 5266,304 5262,304 5258,304 5254,304 5249,304 4974,307 4962,307 4958,306 4950,306 4946,307 4942,306 4927,306 4923,306 4907,306 4902,306 4894,306 4890,307 4886,307 4882,307 4878,307 4862,307 4854,307 4846,307 4815,308 4807,308 4803,308 4799,308 4795,308 4791,308 4783,308 4779,308 4755,308 4751,308 4747,308 4743,309 4735,309 4731,309 4723,309 4719,309 4706,309 4702,309 4698,309 4694,309 4690,309 4685,309 4677,309 4673,309 4668,309 4651,309 4647,309 4643,309 4626,309 4621,309 4592,309 4588,309 4583,309 4566,309 4562,310 4537,310 4532,309 4528,309 4524,310 4494,310 4490,309 4481,309 4477,309 4439,309 4436,309 4424,309 4420,309 4388,309 4385,309 4373,309 4369,309 4353,309 4349,309 4326,309 4322,309 4318,309 4314,309 4310,309 4287,309 4283,309 4263,309 4259,309 4240,309 4236,309 4232,309 4228,310 4224,309 4212,309 4208,309 4204,309 4200,310 4196,309 4192,309 4188,309 4175,309 4171,310 4167,309 4163,309 4159,310 4146,310 4142,311 4138,310 4125,310 4121,310 4117,310 4114,311 4112,311 4108,310 4100,310 4096,310 4091,310 4089,311 4082,311 4079,310 4062,310 4060,311 4053,311 4049,310 4037,310 4033,310 4032,311 4023,311 4020,310 4007,310 4004,311 3994,311 3991,310 3982,310 3978,310 3976,311 3965,311 3961,310 3953,310 3949,310 3948,311 3935,311 3932,310 3923,310 3920,311 3906,311 3902,310 3898,310 3893,310 3892,311 3877,311 3876,310 3872,310 3868,310 3864,311 3848,311 3846,310 3842,310 3838,310 3836,311 3818,311 3816,310 3812,310 3809,311 3788,311 3786,310 3782,310 3781,311 3759,311 3756,310 3753,311 3729,311 3726,310 3724,311 3672,311 3671,310 3669,311 3643,311 3642,310 3640,311">
          <text:p/>
        </draw:polygon>
        <draw:polyline draw:style-name="gr5" draw:text-style-name="P1" draw:layer="layout" svg:width="0.013cm" svg:height="0cm" svg:x="5.444cm" svg:y="12.941cm" svg:viewBox="0 0 14 1" draw:points="0,1 2,0 11,0 14,1">
          <text:p/>
        </draw:polyline>
        <draw:polyline draw:style-name="gr5" draw:text-style-name="P1" draw:layer="layout" svg:width="0.359cm" svg:height="0.003cm" svg:x="5.665cm" svg:y="12.94cm" svg:viewBox="0 0 360 4" draw:points="0,4 4,2 17,2 21,2 25,2 29,2 33,2 42,2 46,2 54,2 58,2 62,2 66,2 86,2 90,0 109,0 113,0 117,0 121,0 129,0 133,0 137,0 141,0 148,0 156,0 164,2 168,2 172,2 180,2 188,2 192,2 227,2 231,2 239,2 243,2 258,2 263,2 271,2 275,2 283,2 291,2 298,2 302,2 311,2 315,2 336,2 340,2 349,2 353,4 360,4">
          <text:p/>
        </draw:polyline>
        <draw:polyline draw:style-name="gr5" draw:text-style-name="P1" draw:layer="layout" svg:width="5.889cm" svg:height="0.213cm" svg:x="6.028cm" svg:y="12.729cm" svg:viewBox="0 0 5890 214" draw:points="0,214 14,214 19,213 61,213 65,213 112,213 116,213 134,213 138,213 155,213 159,213 163,213 168,213 172,213 180,213 185,213 189,213 193,213 197,213 201,213 206,212 214,212 218,213 226,213 230,212 234,212 238,212 246,212 250,212 262,212 266,212 282,212 286,212 290,212 294,212 298,212 302,212 310,211 317,211 325,211 329,211 333,211 337,211 341,211 345,211 353,211 357,211 365,211 369,211 389,211 393,211 405,211 409,211 473,211 477,212 494,212 498,211 507,211 511,211 541,211 546,211 550,211 554,211 571,211 576,211 580,211 584,211 589,211 597,211 602,211 606,211 610,211 614,211 623,210 627,210 632,210 636,210 640,210 649,210 653,210 662,210 666,210 670,210 675,210 683,209 687,210 705,210 709,210 726,210 730,210 752,210 756,210 807,210 811,210 819,210 824,209 828,209 832,209 853,209 857,209 862,209 866,209 870,209 878,209 883,209 887,209 891,209 895,209 904,209 908,208 912,208 916,208 933,208 937,208 954,208 959,208 992,208 997,208 1001,208 1005,208 1009,208 1017,208 1021,208 1025,208 1029,208 1049,208 1053,208 1057,208 1061,208 1065,208 1069,207 1076,207 1080,207 1084,207 1088,207 1092,207 1096,207 1151,207 1155,207 1163,207 1167,207 1179,207 1183,206 1198,206 1202,206 1206,206 1210,206 1218,206 1222,206 1226,206 1230,206 1234,206 1242,206 1250,205 1291,205 1295,205 1300,205 1304,205 1308,205 1312,205 1325,205 1330,205 1338,205 1351,204 1355,204 1368,204 1372,204 1376,204 1385,204 1389,204 1398,204 1402,204 1415,204 1428,203 1436,203 1440,203 1458,203 1462,203 1466,203 1470,203 1539,202 1543,202 1547,202 1551,201 1555,201 1567,201 1571,201 1575,201 1579,201 1583,201 1598,201 1602,201 1606,201 1610,200 1618,200 1634,200 1638,200 1642,200 1646,200 1654,199 1658,199 1662,199 1674,199 1678,199 1682,199 1686,199 1690,199 1702,199 1706,199 1710,199 1714,198 1718,198 1722,198 1726,198 1730,197 1794,196 1798,196 1802,196 1805,196 1809,196 1813,195 1817,195 1825,195 1829,195 1833,195 1837,195 1841,195 1845,195 1848,195 1852,194 1856,194 1860,194 1868,194 1872,194 1876,194 1880,194 1884,194 1891,193 1895,193 1899,193 1903,193 1911,192 1919,192 1923,192 1930,192 1934,192 1938,192 1946,191 1950,191 1981,190 1989,190 1993,190 1997,189 2001,189 2005,189 2009,189 2013,189 2020,188 2024,188 2032,188 2036,188 2044,188 2052,187 2057,187 2061,187 2078,186 2086,185 2091,185 2095,185 2099,185 2103,185 2107,185 2112,184 2116,184 2129,183 2133,183 2146,182 2150,182 2154,182 2163,182 2167,181 2184,180 2188,180 2192,180 2196,179 2213,178 2218,178 2222,178 2226,178 2235,177 2239,176 2243,176 2252,176 2256,175 2260,175 2264,175 2269,174 2273,174 2277,174 2281,174 2315,171 2323,170 2327,170 2335,169 2339,169 2347,168 2378,165 2382,165 2386,164 2390,164 2394,163 2410,162 2414,161 2418,161 2422,160 2426,160 2430,160 2434,159 2438,159 2442,159 2446,158 2450,158 2458,157 2461,156 2469,155 2473,155 2481,154 2485,153 2489,153 2497,152 2501,152 2509,150 2513,149 2521,148 2537,145 2568,139 2573,138 2577,137 2581,136 2585,135 2594,134 2603,133 2611,132 2616,131 2624,130 2633,127 2637,127 2641,126 2645,124 2650,124 2654,123 2671,119 2706,111 2710,110 2714,108 2723,106 2740,101 2774,89 2778,87 2783,86 2791,83 2809,77 2844,64 2848,62 2852,60 2861,57 2877,50 2911,37 2915,36 2919,34 2924,32 2928,30 2932,29 2936,28 2945,25 2949,23 2953,22 2962,19 2966,18 2970,17 2974,15 2978,14 2983,12 2987,11 2991,10 2995,10 2999,9 3004,8 3008,6 3012,5 3016,4 3020,4 3029,3 3033,3 3037,2 3041,1 3046,0 3050,0 3054,0 3058,0 3063,0 3071,0 3075,0 3079,1 3084,1 3088,1 3092,1 3096,1 3100,1 3105,1 3109,2 3113,2 3117,3 3121,3 3129,5 3133,5 3137,6 3141,6 3144,7 3148,8 3152,8 3156,9 3160,10 3164,11 3168,12 3172,13 3176,14 3180,15 3184,16 3192,18 3196,20 3199,21 3207,22 3211,23 3215,24 3219,25 3223,27 3227,29 3231,30 3239,33 3243,34 3247,35 3270,43 3302,54 3305,55 3309,57 3313,58 3317,59 3321,60 3325,61 3329,62 3333,63 3337,64 3341,65 3349,68 3353,69 3357,70 3360,72 3364,73 3373,76 3381,80 3398,87 3432,100 3441,102 3445,104 3450,105 3458,108 3466,111 3475,114 3479,115 3484,117 3488,117 3492,119 3496,119 3501,121 3505,122 3509,123 3518,126 3535,131 3539,132 3543,133 3552,135 3556,136 3569,140 3577,142 3586,144 3603,148 3637,155 3641,156 3645,157 3653,158 3669,161 3700,167 3704,168 3708,168 3716,170 3732,172 3764,177 3772,178 3780,179 3796,181 3828,184 3832,185 3844,186 3859,187 3891,190 3895,191 3899,191 3907,192 3911,192 3915,192 3922,193 3954,195 3957,195 3961,196 3965,196 3969,196 3973,196 3977,197 3985,197 4016,199 4024,200 4028,200 4031,200 4039,200 4043,201 4051,201 4055,201 4059,202 4066,202 4070,202 4074,202 4078,203 4082,203 4086,203 4094,203 4098,203 4102,203 4105,203 4109,203 4113,204 4117,204 4121,204 4125,204 4129,204 4133,204 4137,205 4141,205 4145,205 4149,205 4153,205 4157,205 4162,206 4166,206 4170,206 4174,206 4179,206 4183,206 4191,206 4195,206 4200,206 4204,206 4208,206 4212,207 4217,207 4221,207 4229,207 4234,207 4242,207 4246,207 4255,208 4263,208 4272,208 4276,208 4280,208 4284,208 4288,208 4293,208 4297,208 4301,208 4310,209 4322,209 4327,209 4335,209 4343,209 4348,209 4356,209 4360,209 4365,209 4377,209 4382,210 4386,210 4390,210 4403,210 4407,210 4411,210 4415,210 4419,210 4423,210 4439,210 4443,210 4447,210 4451,210 4458,210 4462,210 4466,210 4470,210 4474,210 4478,211 4502,211 4510,211 4514,211 4522,211 4526,211 4530,211 4533,211 4541,211 4565,211 4569,211 4573,211 4581,211 4585,211 4589,211 4593,211 4604,211 4608,211 4612,211 4620,211 4624,211 4668,211 4672,212 4706,212 4711,212 4749,212 4753,212 4762,212 4766,212 4869,212 4873,212 4920,212 4924,212 5005,212 5009,212 5021,212 5025,213 5029,213 5033,212 5061,212 5065,213 5121,213 5125,213 5129,213 5133,213 5145,213 5149,213 5232,213 5236,213 5263,213 5267,213 5275,213 5279,213 5287,213 5291,213 5298,213 5302,213 5322,213 5326,213 5385,213 5389,213 5443,213 5448,213 5452,213 5456,213 5460,213 5482,213 5486,213 5490,213 5494,213 5503,213 5507,213 5515,213 5520,213 5566,213 5571,213 5575,213 5579,213 5605,213 5609,213 5617,213 5622,213 5630,213 5634,213 5727,213 5731,213 5759,213 5763,213 5767,213 5782,213 5786,214 5794,214 5798,213 5822,213 5826,214 5834,214 5838,213 5874,213 5878,214 5890,214">
          <text:p/>
        </draw:polyline>
        <draw:polyline draw:style-name="gr5" draw:text-style-name="P1" draw:layer="layout" svg:width="0.121cm" svg:height="0cm" svg:x="11.927cm" svg:y="12.941cm" svg:viewBox="0 0 122 1" draw:points="0,1 5,1 9,0 49,0 53,0 65,0 69,0 77,0 82,1 122,1">
          <text:p/>
        </draw:polyline>
        <draw:polyline draw:style-name="gr5" draw:text-style-name="P1" draw:layer="layout" svg:width="0.019cm" svg:height="0cm" svg:x="5.584cm" svg:y="12.941cm" svg:viewBox="0 0 20 1" draw:points="0,1 1,0 18,0 20,1">
          <text:p/>
        </draw:polyline>
        <draw:polyline draw:style-name="gr5" draw:text-style-name="P1" draw:layer="layout" svg:width="0.038cm" svg:height="0cm" svg:x="12.099cm" svg:y="12.941cm" svg:viewBox="0 0 39 1" draw:points="0,1 4,1 8,0 21,0 26,1 39,1">
          <text:p/>
        </draw:polyline>
        <draw:polyline draw:style-name="gr5" draw:text-style-name="P1" draw:layer="layout" svg:width="0.027cm" svg:height="0cm" svg:x="5.637cm" svg:y="12.941cm" svg:viewBox="0 0 28 1" draw:points="0,1 3,0 7,0 11,0 24,0 28,1">
          <text:p/>
        </draw:polyline>
        <draw:polyline draw:style-name="gr5" draw:text-style-name="P1" draw:layer="layout" svg:width="0.013cm" svg:height="0cm" svg:x="12.195cm" svg:y="12.941cm" svg:viewBox="0 0 14 1" draw:points="0,1 2,1 7,0 11,1 14,1">
          <text:p/>
        </draw:polyline>
        <draw:polyline draw:style-name="gr5" draw:text-style-name="P1" draw:layer="layout" svg:width="0.015cm" svg:height="0cm" svg:x="5.471cm" svg:y="12.941cm" svg:viewBox="0 0 16 1" draw:points="0,1 1,0 5,0 13,0 16,1">
          <text:p/>
        </draw:polyline>
        <draw:polyline draw:style-name="gr5" draw:text-style-name="P1" draw:layer="layout" svg:width="0.02cm" svg:height="0cm" svg:x="5.613cm" svg:y="12.941cm" svg:viewBox="0 0 21 1" draw:points="0,1 1,0 10,0 14,0 18,0 21,1">
          <text:p/>
        </draw:polyline>
        <draw:polyline draw:style-name="gr5" draw:text-style-name="P1" draw:layer="layout" svg:width="0.003cm" svg:height="0cm" svg:x="5.277cm" svg:y="12.941cm" svg:viewBox="0 0 4 1" draw:points="0,1 2,0 4,1">
          <text:p/>
        </draw:polyline>
        <draw:line draw:style-name="gr5" draw:text-style-name="P1" draw:layer="layout" svg:x1="12.36cm" svg:y1="12.942cm" svg:x2="12.386cm" svg:y2="12.942cm">
          <text:p/>
        </draw:line>
        <draw:polyline draw:style-name="gr5" draw:text-style-name="P1" draw:layer="layout" svg:width="0.013cm" svg:height="0cm" svg:x="5.415cm" svg:y="12.941cm" svg:viewBox="0 0 14 1" draw:points="0,1 1,0 6,0 10,0 14,1">
          <text:p/>
        </draw:polyline>
        <draw:polyline draw:style-name="gr5" draw:text-style-name="P1" draw:layer="layout" svg:width="0.002cm" svg:height="0cm" svg:x="5.192cm" svg:y="12.941cm" svg:viewBox="0 0 3 1" draw:points="0,1 2,0 3,1">
          <text:p/>
        </draw:polyline>
        <draw:polyline draw:style-name="gr5" draw:text-style-name="P1" draw:layer="layout" svg:width="0.023cm" svg:height="0cm" svg:x="12.142cm" svg:y="12.941cm" svg:viewBox="0 0 24 1" draw:points="0,1 4,0 13,0 17,1 24,1">
          <text:p/>
        </draw:polyline>
        <draw:line draw:style-name="gr5" draw:text-style-name="P1" draw:layer="layout" svg:x1="12.407cm" svg:y1="12.942cm" svg:x2="12.433cm" svg:y2="12.942cm">
          <text:p/>
        </draw:line>
        <draw:polyline draw:style-name="gr5" draw:text-style-name="P1" draw:layer="layout" svg:width="0.017cm" svg:height="0cm" svg:x="5.528cm" svg:y="12.941cm" svg:viewBox="0 0 18 1" draw:points="0,1 2,0 15,0 18,1">
          <text:p/>
        </draw:polyline>
        <draw:polyline draw:style-name="gr5" draw:text-style-name="P1" draw:layer="layout" svg:width="0.018cm" svg:height="0cm" svg:x="14.178cm" svg:y="12.941cm" svg:viewBox="0 0 19 1" draw:points="0,1 4,0 13,0 17,1 19,1">
          <text:p/>
        </draw:polyline>
        <draw:polyline draw:style-name="gr5" draw:text-style-name="P1" draw:layer="layout" svg:width="0.011cm" svg:height="0cm" svg:x="5.388cm" svg:y="12.941cm" svg:viewBox="0 0 12 1" draw:points="0,1 3,0 7,0 11,0 12,1">
          <text:p/>
        </draw:polyline>
        <draw:polyline draw:style-name="gr5" draw:text-style-name="P1" draw:layer="layout" svg:width="0.015cm" svg:height="0cm" svg:x="5.5cm" svg:y="12.941cm" svg:viewBox="0 0 16 1" draw:points="0,1 1,0 14,0 16,1">
          <text:p/>
        </draw:polyline>
        <draw:polyline draw:style-name="gr5" draw:text-style-name="P1" draw:layer="layout" svg:width="0.01cm" svg:height="0cm" svg:x="5.36cm" svg:y="12.941cm" svg:viewBox="0 0 11 1" draw:points="0,1 1,0 5,0 9,0 11,1">
          <text:p/>
        </draw:polyline>
        <draw:polyline draw:style-name="gr5" draw:text-style-name="P1" draw:layer="layout" svg:width="0.019cm" svg:height="0cm" svg:x="5.555cm" svg:y="12.941cm" svg:viewBox="0 0 20 1" draw:points="0,1 1,0 5,0 17,0 20,1">
          <text:p/>
        </draw:polyline>
        <draw:line draw:style-name="gr5" draw:text-style-name="P1" draw:layer="layout" svg:x1="12.245cm" svg:y1="12.942cm" svg:x2="12.262cm" svg:y2="12.942cm">
          <text:p/>
        </draw:line>
        <draw:polyline draw:style-name="gr5" draw:text-style-name="P1" draw:layer="layout" svg:width="0.009cm" svg:height="0cm" svg:x="13.823cm" svg:y="12.941cm" svg:viewBox="0 0 10 1" draw:points="0,1 1,1 5,0 9,1 10,1">
          <text:p/>
        </draw:polyline>
        <draw:line draw:style-name="gr5" draw:text-style-name="P1" draw:layer="layout" svg:x1="5.219cm" svg:y1="12.942cm" svg:x2="5.224cm" svg:y2="12.942cm">
          <text:p/>
        </draw:line>
        <draw:line draw:style-name="gr5" draw:text-style-name="P1" draw:layer="layout" svg:x1="13.42cm" svg:y1="12.942cm" svg:x2="13.423cm" svg:y2="12.942cm">
          <text:p/>
        </draw:line>
        <draw:line draw:style-name="gr5" draw:text-style-name="P1" draw:layer="layout" svg:x1="13.592cm" svg:y1="12.942cm" svg:x2="13.599cm" svg:y2="12.942cm">
          <text:p/>
        </draw:line>
        <draw:polyline draw:style-name="gr5" draw:text-style-name="P1" draw:layer="layout" svg:width="0.006cm" svg:height="0cm" svg:x="5.333cm" svg:y="12.941cm" svg:viewBox="0 0 7 1" draw:points="0,1 2,0 6,0 7,1">
          <text:p/>
        </draw:polyline>
        <draw:line draw:style-name="gr5" draw:text-style-name="P1" draw:layer="layout" svg:x1="12.491cm" svg:y1="12.942cm" svg:x2="12.501cm" svg:y2="12.942cm">
          <text:p/>
        </draw:line>
        <draw:line draw:style-name="gr5" draw:text-style-name="P1" draw:layer="layout" svg:x1="13.279cm" svg:y1="12.942cm" svg:x2="13.282cm" svg:y2="12.942cm">
          <text:p/>
        </draw:line>
        <draw:polyline draw:style-name="gr5" draw:text-style-name="P1" draw:layer="layout" svg:width="0.006cm" svg:height="0cm" svg:x="5.304cm" svg:y="12.941cm" svg:viewBox="0 0 7 1" draw:points="0,1 1,0 5,0 7,1">
          <text:p/>
        </draw:polyline>
        <draw:polyline draw:style-name="gr5" draw:text-style-name="P1" draw:layer="layout" svg:width="0.003cm" svg:height="0cm" svg:x="5.248cm" svg:y="12.941cm" svg:viewBox="0 0 4 1" draw:points="0,1 1,0 4,1">
          <text:p/>
        </draw:polyline>
        <draw:line draw:style-name="gr5" draw:text-style-name="P1" draw:layer="layout" svg:x1="12.477cm" svg:y1="12.942cm" svg:x2="12.478cm" svg:y2="12.942cm">
          <text:p/>
        </draw:line>
        <draw:line draw:style-name="gr5" draw:text-style-name="P1" draw:layer="layout" svg:x1="12.7cm" svg:y1="12.942cm" svg:x2="12.704cm" svg:y2="12.942cm">
          <text:p/>
        </draw:line>
        <draw:polyline draw:style-name="gr5" draw:text-style-name="P1" draw:layer="layout" svg:width="0.002cm" svg:height="0cm" svg:x="5.163cm" svg:y="12.941cm" svg:viewBox="0 0 3 1" draw:points="0,1 2,0 3,1">
          <text:p/>
        </draw:polyline>
        <draw:polyline draw:style-name="gr5" draw:text-style-name="P1" draw:layer="layout" svg:width="0cm" svg:height="0cm" svg:x="5.078cm" svg:y="12.942cm" svg:viewBox="0 0 0 0" draw:points="0,0">
          <text:p/>
        </draw:polyline>
        <draw:polyline draw:style-name="gr11" draw:text-style-name="P1" draw:layer="layout" svg:width="0.014cm" svg:height="0cm" svg:x="5.443cm" svg:y="12.941cm" svg:viewBox="0 0 15 1" draw:points="0,1 3,0 12,0 15,1">
          <text:p/>
        </draw:polyline>
        <draw:polyline draw:style-name="gr11" draw:text-style-name="P1" draw:layer="layout" svg:width="6.39cm" svg:height="0.31cm" svg:x="5.665cm" svg:y="12.632cm" svg:viewBox="0 0 6391 311" draw:points="0,311 4,310 17,310 21,309 25,309 29,310 33,309 46,309 50,309 54,309 58,310 62,309 66,309 70,309 82,309 86,310 90,309 94,309 98,309 117,309 121,309 141,309 145,309 168,309 172,309 176,309 180,309 184,309 207,309 211,309 227,309 231,309 243,309 246,309 278,309 282,309 294,309 297,309 335,309 339,309 348,309 352,310 382,310 386,309 390,309 395,310 420,310 424,309 441,309 446,309 450,309 479,309 484,309 501,309 505,309 509,309 526,309 531,309 535,309 543,309 548,309 552,309 556,309 560,309 564,309 577,309 581,309 589,309 593,309 601,309 605,308 609,308 613,308 637,308 641,308 649,308 653,308 657,308 661,308 665,308 673,308 704,307 712,307 720,307 736,307 740,307 744,307 748,307 752,306 760,306 764,306 780,306 784,306 799,306 803,307 807,306 815,306 819,307 831,307 1106,304 1111,304 1115,304 1119,304 1123,304 1127,304 1170,304 1174,304 1182,304 1187,304 1220,304 1225,304 1229,304 1233,304 1241,304 1246,303 1250,303 1254,303 1271,303 1275,303 1279,303 1284,303 1292,303 1309,302 1313,302 1317,302 1322,302 1326,302 1330,302 1334,302 1339,302 1376,302 1380,302 1396,302 1400,302 1420,302 1424,302 1428,302 1432,301 1439,301 1443,301 1447,301 1451,301 1455,301 1467,301 1471,301 1475,301 1479,301 1487,300 1502,300 1510,300 1514,300 1518,300 1522,300 1554,300 1558,299 1569,299 1573,299 1577,299 1585,299 1593,299 1597,299 1601,299 1605,299 1613,299 1617,299 1621,299 1624,299 1628,298 1633,298 1654,298 1658,298 1667,297 1718,297 1722,297 1735,296 1739,296 1744,296 1748,296 1752,296 1774,295 1782,295 1786,295 1791,295 1795,295 1799,295 1808,295 1821,294 1833,294 1838,294 1842,294 1850,294 1863,294 1868,293 1889,293 1893,293 1897,293 1902,292 1906,292 1910,292 1918,292 1922,292 1926,292 1930,292 1934,292 1938,292 1942,292 1950,291 1965,291 1985,290 1989,290 1993,290 2001,290 2005,290 2009,290 2017,290 2045,289 2061,288 2065,288 2073,287 2077,287 2085,287 2089,287 2109,286 2113,286 2125,286 2129,286 2133,285 2141,285 2145,285 2149,284 2157,284 2165,284 2168,284 2172,284 2176,284 2180,283 2188,283 2192,283 2196,283 2200,283 2204,282 2208,282 2211,282 2219,282 2223,282 2231,281 2235,281 2239,281 2243,281 2251,280 2254,280 2258,280 2262,280 2266,279 2270,279 2274,279 2282,279 2286,279 2290,279 2293,279 2297,279 2301,278 2305,278 2309,278 2313,277 2344,276 2348,275 2352,275 2356,275 2360,275 2364,274 2368,274 2372,274 2376,274 2379,273 2383,273 2387,273 2395,273 2399,272 2407,272 2411,272 2415,271 2424,271 2441,269 2458,268 2475,267 2479,267 2483,267 2492,266 2509,264 2543,261 2547,261 2551,261 2564,260 2568,259 2581,258 2585,258 2593,257 2610,255 2615,255 2619,254 2623,254 2627,254 2644,252 2678,248 2682,247 2686,247 2690,246 2694,246 2698,245 2702,245 2706,244 2710,243 2714,243 2718,243 2722,242 2726,241 2741,239 2745,239 2749,238 2753,238 2757,237 2773,234 2805,229 2809,228 2813,228 2821,226 2836,223 2840,223 2844,222 2848,221 2852,220 2860,219 2864,218 2872,216 2876,215 2884,213 2900,210 2931,202 2936,201 2940,200 2944,198 2948,197 2966,194 2970,193 2974,191 2979,190 2983,188 3000,183 3004,182 3008,180 3013,179 3017,178 3034,172 3069,159 3073,158 3086,153 3103,146 3137,130 3141,128 3154,122 3171,114 3206,96 3210,93 3214,91 3223,86 3239,77 3273,58 3277,56 3281,53 3290,49 3307,40 3311,38 3315,36 3324,32 3340,24 3345,22 3349,21 3357,17 3361,16 3366,15 3374,12 3378,11 3382,9 3387,8 3391,7 3395,6 3399,6 3403,5 3408,3 3412,3 3416,2 3420,1 3425,1 3429,1 3433,0 3437,0 3441,0 3446,0 3450,0 3454,0 3458,0 3462,0 3467,0 3471,1 3475,1 3479,1 3483,2 3487,2 3491,3 3495,3 3499,4 3503,5 3506,6 3510,6 3514,7 3518,8 3522,8 3526,9 3530,10 3534,11 3538,13 3542,14 3546,15 3554,18 3569,23 3573,24 3577,26 3585,29 3601,35 3605,37 3609,38 3613,40 3616,42 3632,50 3664,63 3726,94 3731,96 3735,98 3743,103 3760,111 3794,128 3799,130 3803,131 3812,135 3828,144 3863,159 3867,161 3871,163 3880,167 3897,174 3932,188 4000,213 4004,214 4008,216 4016,218 4032,223 4067,233 4071,235 4079,236 4095,241 4127,248 4135,250 4143,251 4159,255 4191,261 4195,262 4199,262 4207,264 4222,266 4254,271 4258,272 4262,272 4266,273 4270,274 4317,279 4320,280 4324,280 4332,281 4336,282 4340,282 4348,283 4379,286 4387,287 4391,287 4394,287 4410,289 4441,291 4445,291 4449,292 4453,292 4457,292 4472,293 4476,294 4480,294 4484,294 4488,294 4492,295 4496,295 4500,295 4504,295 4512,296 4516,296 4520,296 4537,297 4571,298 4580,299 4584,299 4588,299 4592,299 4597,299 4605,300 4609,300 4613,300 4618,300 4622,300 4639,301 4643,301 4647,301 4651,301 4656,302 4660,302 4664,302 4668,302 4673,302 4677,302 4685,302 4690,302 4706,303 4711,303 4719,303 4723,303 4728,303 4732,304 4740,304 4774,304 4778,304 4782,304 4786,305 4798,305 4802,305 4806,305 4810,305 4814,305 4821,305 4825,305 4833,305 4841,305 4861,305 4865,306 4869,306 4900,306 4904,306 4908,306 4924,306 4928,306 4944,306 4948,306 4952,306 4956,306 4979,306 4983,307 4991,307 4995,307 5011,307 5015,307 5039,307 5044,307 5069,307 5078,307 5095,307 5099,307 5116,307 5121,307 5129,307 5134,308 5198,308 5202,308 5223,308 5228,308 5232,308 5300,308 5304,308 5348,308 5364,308 5376,308 5380,308 5384,308 5388,309 5392,309 5396,308 5420,308 5424,309 5472,309 5476,309 5484,309 5488,309 5496,309 5500,309 5508,309 5512,309 5567,309 5571,309 5591,309 5595,309 5622,309 5626,309 5654,309 5658,309 5665,309 5669,310 5681,310 5685,309 5728,309 5732,310 5736,309 5740,310 5755,310 5759,310 5775,310 5779,310 5795,310 5798,310 5823,310 5828,310 5845,310 5849,310 5853,310 5857,310 5862,310 5866,310 5883,310 5887,310 5895,310 5900,310 5908,310 5913,310 5917,310 5968,310 5972,310 5980,310 5985,310 5997,310 6002,310 6031,310 6036,310 6040,310 6044,310 6053,310 6057,310 6070,310 6074,310 6078,310 6082,310 6098,310 6102,310 6106,310 6110,310 6134,310 6138,310 6169,310 6173,310 6177,310 6181,310 6185,310 6189,310 6201,310 6205,310 6237,310 6241,310 6272,310 6276,310 6292,310 6296,310 6300,310 6320,310 6324,310 6328,310 6332,310 6336,310 6340,310 6366,310 6370,311 6375,310 6379,310 6383,311 6391,311">
          <text:p/>
        </draw:polyline>
        <draw:polyline draw:style-name="gr11" draw:text-style-name="P1" draw:layer="layout" svg:width="0.021cm" svg:height="0cm" svg:x="5.583cm" svg:y="12.941cm" svg:viewBox="0 0 22 1" draw:points="0,1 2,0 19,0 22,1">
          <text:p/>
        </draw:polyline>
        <draw:polyline draw:style-name="gr11" draw:text-style-name="P1" draw:layer="layout" svg:width="0.072cm" svg:height="0cm" svg:x="12.096cm" svg:y="12.941cm" svg:viewBox="0 0 73 1" draw:points="0,1 3,1 7,0 37,0 41,1 46,1 50,0 63,0 67,1 73,1">
          <text:p/>
        </draw:polyline>
        <draw:polyline draw:style-name="gr11" draw:text-style-name="P1" draw:layer="layout" svg:width="0.027cm" svg:height="0cm" svg:x="5.637cm" svg:y="12.941cm" svg:viewBox="0 0 28 1" draw:points="0,1 3,0 7,0 11,0 24,0 28,1">
          <text:p/>
        </draw:polyline>
        <draw:polyline draw:style-name="gr11" draw:text-style-name="P1" draw:layer="layout" svg:width="0.019cm" svg:height="0cm" svg:x="12.192cm" svg:y="12.941cm" svg:viewBox="0 0 20 1" draw:points="0,1 5,1 10,0 14,1 20,1">
          <text:p/>
        </draw:polyline>
        <draw:polyline draw:style-name="gr11" draw:text-style-name="P1" draw:layer="layout" svg:width="0.016cm" svg:height="0cm" svg:x="5.471cm" svg:y="12.941cm" svg:viewBox="0 0 17 1" draw:points="0,1 1,0 5,0 13,0 17,1">
          <text:p/>
        </draw:polyline>
        <draw:polyline draw:style-name="gr11" draw:text-style-name="P1" draw:layer="layout" svg:width="0.022cm" svg:height="0cm" svg:x="5.612cm" svg:y="12.941cm" svg:viewBox="0 0 23 1" draw:points="0,1 2,0 7,0 11,0 19,0 23,1">
          <text:p/>
        </draw:polyline>
        <draw:polyline draw:style-name="gr11" draw:text-style-name="P1" draw:layer="layout" svg:width="0.005cm" svg:height="0cm" svg:x="5.276cm" svg:y="12.941cm" svg:viewBox="0 0 6 1" draw:points="0,1 3,0 6,1">
          <text:p/>
        </draw:polyline>
        <draw:polyline draw:style-name="gr11" draw:text-style-name="P1" draw:layer="layout" svg:width="0.031cm" svg:height="0cm" svg:x="12.357cm" svg:y="12.941cm" svg:viewBox="0 0 32 1" draw:points="0,1 11,1 15,0 19,1 32,1">
          <text:p/>
        </draw:polyline>
        <draw:polyline draw:style-name="gr11" draw:text-style-name="P1" draw:layer="layout" svg:width="0.013cm" svg:height="0cm" svg:x="5.415cm" svg:y="12.941cm" svg:viewBox="0 0 14 1" draw:points="0,1 1,0 6,0 10,0 14,1">
          <text:p/>
        </draw:polyline>
        <draw:polyline draw:style-name="gr11" draw:text-style-name="P1" draw:layer="layout" svg:width="0.002cm" svg:height="0cm" svg:x="5.192cm" svg:y="12.941cm" svg:viewBox="0 0 3 1" draw:points="0,1 2,0 3,1">
          <text:p/>
        </draw:polyline>
        <draw:line draw:style-name="gr11" draw:text-style-name="P1" draw:layer="layout" svg:x1="12.406cm" svg:y1="12.942cm" svg:x2="12.434cm" svg:y2="12.942cm">
          <text:p/>
        </draw:line>
        <draw:polyline draw:style-name="gr11" draw:text-style-name="P1" draw:layer="layout" svg:width="0.018cm" svg:height="0cm" svg:x="5.527cm" svg:y="12.941cm" svg:viewBox="0 0 19 1" draw:points="0,1 3,0 16,0 19,1">
          <text:p/>
        </draw:polyline>
        <draw:polyline draw:style-name="gr11" draw:text-style-name="P1" draw:layer="layout" svg:width="0.018cm" svg:height="0cm" svg:x="14.178cm" svg:y="12.941cm" svg:viewBox="0 0 19 1" draw:points="0,1 4,0 13,0 17,1 19,1">
          <text:p/>
        </draw:polyline>
        <draw:polyline draw:style-name="gr11" draw:text-style-name="P1" draw:layer="layout" svg:width="0.012cm" svg:height="0cm" svg:x="5.387cm" svg:y="12.941cm" svg:viewBox="0 0 13 1" draw:points="0,1 4,0 8,0 12,0 13,1">
          <text:p/>
        </draw:polyline>
        <draw:polyline draw:style-name="gr11" draw:text-style-name="P1" draw:layer="layout" svg:width="0.017cm" svg:height="0cm" svg:x="5.499cm" svg:y="12.941cm" svg:viewBox="0 0 18 1" draw:points="0,1 2,0 6,0 15,0 18,1">
          <text:p/>
        </draw:polyline>
        <draw:polyline draw:style-name="gr11" draw:text-style-name="P1" draw:layer="layout" svg:width="0.011cm" svg:height="0cm" svg:x="5.359cm" svg:y="12.941cm" svg:viewBox="0 0 12 1" draw:points="0,1 2,0 6,0 10,0 12,1">
          <text:p/>
        </draw:polyline>
        <draw:polyline draw:style-name="gr11" draw:text-style-name="P1" draw:layer="layout" svg:width="0.02cm" svg:height="0cm" svg:x="5.555cm" svg:y="12.941cm" svg:viewBox="0 0 21 1" draw:points="0,1 1,0 5,0 17,0 21,1">
          <text:p/>
        </draw:polyline>
        <draw:line draw:style-name="gr11" draw:text-style-name="P1" draw:layer="layout" svg:x1="12.237cm" svg:y1="12.942cm" svg:x2="12.268cm" svg:y2="12.942cm">
          <text:p/>
        </draw:line>
        <draw:polyline draw:style-name="gr11" draw:text-style-name="P1" draw:layer="layout" svg:width="0.009cm" svg:height="0cm" svg:x="13.823cm" svg:y="12.941cm" svg:viewBox="0 0 10 1" draw:points="0,1 1,1 5,0 9,1 10,1">
          <text:p/>
        </draw:polyline>
        <draw:line draw:style-name="gr11" draw:text-style-name="P1" draw:layer="layout" svg:x1="12.474cm" svg:y1="12.942cm" svg:x2="12.482cm" svg:y2="12.942cm">
          <text:p/>
        </draw:line>
        <draw:line draw:style-name="gr11" draw:text-style-name="P1" draw:layer="layout" svg:x1="5.219cm" svg:y1="12.942cm" svg:x2="5.224cm" svg:y2="12.942cm">
          <text:p/>
        </draw:line>
        <draw:line draw:style-name="gr11" draw:text-style-name="P1" draw:layer="layout" svg:x1="13.42cm" svg:y1="12.942cm" svg:x2="13.423cm" svg:y2="12.942cm">
          <text:p/>
        </draw:line>
        <draw:line draw:style-name="gr11" draw:text-style-name="P1" draw:layer="layout" svg:x1="13.592cm" svg:y1="12.942cm" svg:x2="13.599cm" svg:y2="12.942cm">
          <text:p/>
        </draw:line>
        <draw:polyline draw:style-name="gr11" draw:text-style-name="P1" draw:layer="layout" svg:width="0.008cm" svg:height="0cm" svg:x="5.332cm" svg:y="12.941cm" svg:viewBox="0 0 9 1" draw:points="0,1 3,0 7,0 9,1">
          <text:p/>
        </draw:polyline>
        <draw:line draw:style-name="gr11" draw:text-style-name="P1" draw:layer="layout" svg:x1="12.49cm" svg:y1="12.942cm" svg:x2="12.502cm" svg:y2="12.942cm">
          <text:p/>
        </draw:line>
        <draw:line draw:style-name="gr11" draw:text-style-name="P1" draw:layer="layout" svg:x1="13.279cm" svg:y1="12.942cm" svg:x2="13.282cm" svg:y2="12.942cm">
          <text:p/>
        </draw:line>
        <draw:polyline draw:style-name="gr11" draw:text-style-name="P1" draw:layer="layout" svg:width="0.006cm" svg:height="0cm" svg:x="5.304cm" svg:y="12.941cm" svg:viewBox="0 0 7 1" draw:points="0,1 1,0 5,0 7,1">
          <text:p/>
        </draw:polyline>
        <draw:polyline draw:style-name="gr11" draw:text-style-name="P1" draw:layer="layout" svg:width="0.004cm" svg:height="0cm" svg:x="5.247cm" svg:y="12.941cm" svg:viewBox="0 0 5 1" draw:points="0,1 2,0 5,1">
          <text:p/>
        </draw:polyline>
        <draw:line draw:style-name="gr11" draw:text-style-name="P1" draw:layer="layout" svg:x1="12.7cm" svg:y1="12.942cm" svg:x2="12.704cm" svg:y2="12.942cm">
          <text:p/>
        </draw:line>
        <draw:polyline draw:style-name="gr11" draw:text-style-name="P1" draw:layer="layout" svg:width="0cm" svg:height="0cm" svg:x="12.56cm" svg:y="12.942cm" svg:viewBox="0 0 0 0" draw:points="0,0">
          <text:p/>
        </draw:polyline>
        <draw:polyline draw:style-name="gr11" draw:text-style-name="P1" draw:layer="layout" svg:width="0.002cm" svg:height="0cm" svg:x="5.163cm" svg:y="12.941cm" svg:viewBox="0 0 3 1" draw:points="0,1 2,0 3,1">
          <text:p/>
        </draw:polyline>
        <draw:polyline draw:style-name="gr11" draw:text-style-name="P1" draw:layer="layout" svg:width="0cm" svg:height="0cm" svg:x="5.078cm" svg:y="12.942cm" svg:viewBox="0 0 0 0" draw:points="0,0">
          <text:p/>
        </draw:polyline>
        <draw:polyline draw:style-name="gr11" draw:text-style-name="P1" draw:layer="layout" svg:width="0.119cm" svg:height="0cm" svg:x="5.665cm" svg:y="12.941cm" svg:viewBox="0 0 120 1" draw:points="0,1 4,0 8,0 12,0 25,0 29,0 33,0 46,0 50,0 74,0 78,0 86,0 90,0 98,0 101,0 117,1 120,1">
          <text:p/>
        </draw:polyline>
        <draw:polyline draw:style-name="gr11" draw:text-style-name="P1" draw:layer="layout" svg:width="0.127cm" svg:height="0cm" svg:x="6.219cm" svg:y="12.941cm" svg:viewBox="0 0 128 1" draw:points="0,1 2,1 6,0 10,0 15,0 43,0 47,0 51,0 55,0 63,0 71,0 83,0 87,0 91,0 95,0 103,0 107,0 111,0 119,0 122,0 126,1 128,1">
          <text:p/>
        </draw:polyline>
        <draw:polyline draw:style-name="gr11" draw:text-style-name="P1" draw:layer="layout" svg:width="4.868cm" svg:height="0.073cm" svg:x="6.463cm" svg:y="12.869cm" svg:viewBox="0 0 4869 74" draw:points="0,74 17,74 21,73 25,74 59,74 63,73 72,73 76,73 98,73 102,73 106,73 111,73 115,73 119,73 136,73 141,73 154,73 158,73 162,73 167,73 171,73 175,72 184,72 188,73 197,73 201,73 218,73 222,73 235,73 240,73 291,73 295,73 308,73 313,73 321,73 325,73 338,73 342,73 350,73 355,73 359,73 367,73 372,73 376,73 380,72 393,72 397,72 401,72 410,72 414,72 418,72 422,72 435,72 439,72 456,72 460,72 464,72 473,72 477,72 498,72 502,73 507,73 511,72 519,72 524,72 536,72 541,72 562,72 566,72 574,72 578,72 582,72 586,72 594,72 598,72 610,72 614,72 622,72 626,72 641,72 645,72 657,72 661,72 681,72 685,72 689,72 693,72 697,72 700,72 704,72 712,72 716,72 720,72 724,71 732,71 736,71 740,71 744,71 756,71 760,71 775,71 779,71 803,71 807,71 819,71 823,71 844,71 849,71 853,71 857,71 861,71 866,71 878,71 883,71 900,71 904,71 908,71 912,71 938,71 942,71 947,71 951,71 955,71 959,70 968,70 972,70 977,70 1002,70 1006,70 1011,70 1019,70 1028,70 1032,70 1041,70 1045,70 1049,70 1053,70 1066,70 1071,70 1083,70 1088,70 1113,70 1117,70 1125,70 1129,70 1133,70 1137,69 1141,69 1145,69 1149,69 1153,69 1160,69 1164,69 1180,69 1188,69 1192,69 1196,69 1200,69 1204,69 1212,69 1216,69 1220,69 1224,69 1232,69 1360,68 1383,68 1391,67 1403,67 1407,67 1442,67 1446,67 1450,67 1454,67 1485,66 1496,66 1500,66 1504,66 1524,66 1532,66 1536,66 1539,66 1543,66 1559,66 1567,65 1571,65 1579,65 1582,65 1590,65 1594,65 1614,65 1623,65 1627,65 1635,64 1652,64 1657,64 1661,64 1665,64 1669,64 1678,64 1746,62 1750,62 1754,62 1767,62 1771,62 1775,62 1779,62 1784,62 1788,62 1801,61 1805,61 1809,61 1813,61 1818,61 1822,61 1826,61 1830,61 1847,60 1881,59 1885,59 1889,59 1893,59 1897,59 1901,59 1905,59 1909,58 1913,58 1917,58 1921,58 1925,58 1929,58 1933,57 1937,57 1948,57 1956,57 1960,57 1968,56 1972,56 1976,56 2008,55 2012,55 2024,54 2027,54 2031,54 2035,54 2039,53 2047,53 2051,53 2055,53 2059,53 2063,52 2067,52 2071,52 2075,52 2079,51 2087,50 2091,50 2095,49 2103,49 2107,49 2115,48 2119,48 2122,47 2126,47 2130,47 2134,47 2139,47 2143,47 2147,46 2151,46 2164,46 2173,46 2177,46 2182,45 2186,45 2190,45 2199,44 2203,44 2207,43 2211,42 2216,42 2220,42 2224,42 2229,42 2233,41 2241,41 2246,40 2250,40 2254,39 2263,38 2267,38 2272,38 2280,37 2284,37 2289,37 2293,36 2297,36 2302,36 2310,34 2314,34 2319,33 2327,32 2332,31 2336,31 2340,31 2344,30 2349,30 2353,29 2357,29 2374,26 2409,22 2413,21 2417,21 2421,20 2426,19 2430,19 2434,18 2438,18 2442,17 2447,15 2451,15 2455,14 2459,13 2463,13 2468,12 2472,12 2476,11 2480,10 2484,10 2489,10 2493,9 2510,7 2514,6 2518,6 2527,5 2531,5 2535,4 2539,3 2543,3 2548,2 2552,2 2556,2 2560,2 2564,1 2569,1 2573,1 2577,1 2581,1 2585,1 2590,0 2598,0 2602,0 2606,0 2611,0 2615,0 2623,0 2628,0 2632,0 2636,0 2640,0 2644,1 2649,1 2653,1 2657,1 2661,1 2665,2 2670,2 2674,2 2678,2 2682,3 2686,3 2690,3 2694,4 2698,4 2702,4 2706,4 2709,4 2713,5 2717,5 2721,5 2725,6 2729,7 2733,7 2737,8 2741,8 2745,8 2749,9 2753,9 2757,10 2761,10 2764,11 2768,11 2772,11 2776,11 2780,12 2784,12 2788,13 2792,14 2796,14 2800,15 2804,17 2808,17 2812,18 2816,18 2819,19 2823,20 2827,20 2831,21 2835,21 2839,21 2843,22 2847,22 2851,22 2855,23 2859,24 2863,24 2867,25 2929,32 2942,33 2946,33 2951,34 2955,34 2959,35 2963,36 2997,39 3002,40 3006,40 3015,42 3019,42 3023,43 3027,43 3031,43 3036,44 3040,44 3044,45 3049,45 3053,45 3057,46 3061,46 3066,46 3070,46 3074,46 3078,47 3091,49 3095,49 3104,50 3108,50 3112,51 3121,51 3125,51 3129,51 3134,52 3138,52 3142,53 3147,53 3151,54 3155,54 3168,54 3176,55 3181,56 3185,56 3202,57 3218,58 3222,58 3226,58 3230,58 3234,58 3242,59 3246,59 3250,59 3253,59 3265,60 3269,61 3281,61 3297,62 3305,62 3309,62 3317,63 3321,63 3325,63 3329,63 3333,63 3337,63 3341,64 3345,64 3365,64 3369,65 3373,65 3393,65 3397,65 3401,66 3405,66 3409,66 3413,66 3417,66 3420,66 3424,66 3456,67 3460,67 3464,67 3476,68 3480,68 3484,68 3487,68 3491,68 3495,68 3499,68 3507,68 3511,68 3515,68 3519,68 3522,69 3526,69 3530,69 3538,69 3546,69 3550,69 3557,69 3561,69 3565,69 3569,69 3573,69 3577,69 3581,69 3589,70 3593,70 3612,70 3620,70 3624,70 3628,70 3631,70 3635,70 3643,71 3647,71 3651,71 3655,71 3659,71 3667,71 3670,71 3674,71 3678,71 3686,71 3690,71 3694,71 3702,71 3706,71 3710,71 3714,71 3718,71 3722,71 3727,72 3731,71 3735,72 3739,72 3744,71 3748,72 3756,72 3760,72 3777,72 3782,72 3790,72 3794,72 3803,72 3807,72 3815,72 3820,72 3824,72 3828,72 3832,72 3845,72 3849,72 3853,72 3858,72 3862,72 3866,72 3870,72 3875,72 3879,72 3892,72 3896,72 3908,72 3913,73 3917,72 3921,73 3930,73 3934,73 3938,73 3942,73 3955,73 3959,73 3963,73 3968,73 3972,73 3976,73 3984,73 3988,73 3992,73 3996,73 4000,73 4004,73 4008,73 4012,73 4020,73 4023,73 4027,73 4031,73 4035,73 4039,73 4043,73 4071,73 4075,73 4079,73 4083,73 4087,73 4091,73 4095,73 4098,73 4102,73 4106,73 4110,73 4114,73 4126,73 4130,73 4138,73 4142,73 4146,73 4150,73 4181,73 4185,73 4271,73 4276,73 4280,73 4284,73 4288,73 4293,73 4318,73 4323,73 4481,73 4485,73 4550,73 4554,73 4566,73 4570,73 4682,73 4686,73 4694,73 4698,74 4710,74 4714,73 4722,73 4726,73 4754,73 4758,73 4766,73 4769,73 4801,73 4805,73 4860,73 4863,74 4869,74">
          <text:p/>
        </draw:polyline>
        <draw:polyline draw:style-name="gr11" draw:text-style-name="P1" draw:layer="layout" svg:width="0.187cm" svg:height="0cm" svg:x="11.346cm" svg:y="12.941cm" svg:viewBox="0 0 188 1" draw:points="0,1 3,1 7,0 70,0 73,1 85,1 93,0 124,0 129,1 133,0 137,0 141,1 158,1 163,0 175,0 180,1 188,1">
          <text:p/>
        </draw:polyline>
        <draw:polyline draw:style-name="gr11" draw:text-style-name="P1" draw:layer="layout" svg:width="0.138cm" svg:height="0cm" svg:x="11.664cm" svg:y="12.941cm" svg:viewBox="0 0 139 1" draw:points="0,1 19,1 23,0 27,1 70,1 74,0 78,0 82,1 139,1">
          <text:p/>
        </draw:polyline>
        <draw:polyline draw:style-name="gr11" draw:text-style-name="P1" draw:layer="layout" svg:width="0.072cm" svg:height="0cm" svg:x="11.937cm" svg:y="12.941cm" svg:viewBox="0 0 73 1" draw:points="0,1 31,1 35,0 59,0 63,1 73,1">
          <text:p/>
        </draw:polyline>
        <draw:polyline draw:style-name="gr11" draw:text-style-name="P1" draw:layer="layout" svg:width="0.082cm" svg:height="0cm" svg:x="6.354cm" svg:y="12.941cm" svg:viewBox="0 0 83 1" draw:points="0,1 3,0 15,0 19,0 23,0 31,0 39,0 43,1 51,1 55,0 67,0 71,1 83,1">
          <text:p/>
        </draw:polyline>
        <draw:polyline draw:style-name="gr11" draw:text-style-name="P1" draw:layer="layout" svg:width="0.04cm" svg:height="0cm" svg:x="11.603cm" svg:y="12.941cm" svg:viewBox="0 0 41 1" draw:points="0,1 3,1 7,0 16,0 20,1 24,1 29,0 33,1 41,1">
          <text:p/>
        </draw:polyline>
        <draw:line draw:style-name="gr11" draw:text-style-name="P1" draw:layer="layout" svg:x1="11.868cm" svg:y1="12.942cm" svg:x2="11.877cm" svg:y2="12.942cm">
          <text:p/>
        </draw:line>
        <draw:polyline draw:style-name="gr11" draw:text-style-name="P1" draw:layer="layout" svg:width="0.018cm" svg:height="0cm" svg:x="5.645cm" svg:y="12.941cm" svg:viewBox="0 0 19 1" draw:points="0,1 7,1 11,0 16,0 19,1">
          <text:p/>
        </draw:polyline>
        <draw:line draw:style-name="gr11" draw:text-style-name="P1" draw:layer="layout" svg:x1="12.198cm" svg:y1="12.942cm" svg:x2="12.207cm" svg:y2="12.942cm">
          <text:p/>
        </draw:line>
        <draw:polyline draw:style-name="gr11" draw:text-style-name="P1" draw:layer="layout" svg:width="0.054cm" svg:height="0cm" svg:x="11.541cm" svg:y="12.941cm" svg:viewBox="0 0 55 1" draw:points="0,1 10,1 14,0 18,1 31,1 36,0 48,0 52,1 55,1">
          <text:p/>
        </draw:polyline>
        <draw:line draw:style-name="gr11" draw:text-style-name="P1" draw:layer="layout" svg:x1="11.83cm" svg:y1="12.942cm" svg:x2="11.847cm" svg:y2="12.942cm">
          <text:p/>
        </draw:line>
        <draw:line draw:style-name="gr11" draw:text-style-name="P1" draw:layer="layout" svg:x1="12.363cm" svg:y1="12.942cm" svg:x2="12.383cm" svg:y2="12.942cm">
          <text:p/>
        </draw:line>
        <draw:polyline draw:style-name="gr11" draw:text-style-name="P1" draw:layer="layout" svg:width="0.001cm" svg:height="0cm" svg:x="5.192cm" svg:y="12.941cm" svg:viewBox="0 0 2 1" draw:points="0,1 2,0 2,1">
          <text:p/>
        </draw:polyline>
        <draw:polyline draw:style-name="gr11" draw:text-style-name="P1" draw:layer="layout" svg:width="0.016cm" svg:height="0cm" svg:x="12.145cm" svg:y="12.941cm" svg:viewBox="0 0 17 1" draw:points="0,1 1,1 5,0 10,0 14,1 17,1">
          <text:p/>
        </draw:polyline>
        <draw:line draw:style-name="gr11" draw:text-style-name="P1" draw:layer="layout" svg:x1="12.409cm" svg:y1="12.942cm" svg:x2="12.426cm" svg:y2="12.942cm">
          <text:p/>
        </draw:line>
        <draw:polyline draw:style-name="gr11" draw:text-style-name="P1" draw:layer="layout" svg:width="0.018cm" svg:height="0cm" svg:x="14.178cm" svg:y="12.941cm" svg:viewBox="0 0 19 1" draw:points="0,1 4,0 13,0 17,1 19,1">
          <text:p/>
        </draw:polyline>
        <draw:polyline draw:style-name="gr11" draw:text-style-name="P1" draw:layer="layout" svg:width="0.023cm" svg:height="0cm" svg:x="12.103cm" svg:y="12.941cm" svg:viewBox="0 0 24 1" draw:points="0,1 4,1 9,0 13,1 24,1">
          <text:p/>
        </draw:polyline>
        <draw:line draw:style-name="gr11" draw:text-style-name="P1" draw:layer="layout" svg:x1="12.252cm" svg:y1="12.942cm" svg:x2="12.258cm" svg:y2="12.942cm">
          <text:p/>
        </draw:line>
        <draw:polyline draw:style-name="gr11" draw:text-style-name="P1" draw:layer="layout" svg:width="0.009cm" svg:height="0cm" svg:x="13.823cm" svg:y="12.941cm" svg:viewBox="0 0 10 1" draw:points="0,1 1,1 5,0 9,1 10,1">
          <text:p/>
        </draw:polyline>
        <draw:line draw:style-name="gr11" draw:text-style-name="P1" draw:layer="layout" svg:x1="5.219cm" svg:y1="12.942cm" svg:x2="5.224cm" svg:y2="12.942cm">
          <text:p/>
        </draw:line>
        <draw:line draw:style-name="gr11" draw:text-style-name="P1" draw:layer="layout" svg:x1="13.42cm" svg:y1="12.942cm" svg:x2="13.423cm" svg:y2="12.942cm">
          <text:p/>
        </draw:line>
        <draw:line draw:style-name="gr11" draw:text-style-name="P1" draw:layer="layout" svg:x1="13.592cm" svg:y1="12.942cm" svg:x2="13.599cm" svg:y2="12.942cm">
          <text:p/>
        </draw:line>
        <draw:line draw:style-name="gr11" draw:text-style-name="P1" draw:layer="layout" svg:x1="11.889cm" svg:y1="12.942cm" svg:x2="11.9cm" svg:y2="12.942cm">
          <text:p/>
        </draw:line>
        <draw:line draw:style-name="gr11" draw:text-style-name="P1" draw:layer="layout" svg:x1="12.428cm" svg:y1="12.942cm" svg:x2="12.432cm" svg:y2="12.942cm">
          <text:p/>
        </draw:line>
        <draw:line draw:style-name="gr11" draw:text-style-name="P1" draw:layer="layout" svg:x1="12.491cm" svg:y1="12.942cm" svg:x2="12.5cm" svg:y2="12.942cm">
          <text:p/>
        </draw:line>
        <draw:line draw:style-name="gr11" draw:text-style-name="P1" draw:layer="layout" svg:x1="13.279cm" svg:y1="12.942cm" svg:x2="13.282cm" svg:y2="12.942cm">
          <text:p/>
        </draw:line>
        <draw:line draw:style-name="gr11" draw:text-style-name="P1" draw:layer="layout" svg:x1="12.7cm" svg:y1="12.942cm" svg:x2="12.703cm" svg:y2="12.942cm">
          <text:p/>
        </draw:line>
        <draw:polyline draw:style-name="gr11" draw:text-style-name="P1" draw:layer="layout" svg:width="0.002cm" svg:height="0cm" svg:x="5.163cm" svg:y="12.941cm" svg:viewBox="0 0 3 1" draw:points="0,1 2,0 3,1">
          <text:p/>
        </draw:polyline>
        <draw:polyline draw:style-name="gr11" draw:text-style-name="P1" draw:layer="layout" svg:width="0cm" svg:height="0cm" svg:x="5.078cm" svg:y="12.942cm" svg:viewBox="0 0 0 0" draw:points="0,0">
          <text:p/>
        </draw:polyline>
        <draw:frame draw:style-name="gr7" draw:text-style-name="P5" draw:layer="layout" svg:width="0.688cm" svg:height="0.505cm" svg:x="6.914cm" svg:y="12.152cm">
          <draw:text-box>
            <text:p text:style-name="P4"><text:span text:style-name="T1">2</text:span><text:span text:style-name="T1">0</text:span><text:span text:style-name="T1">0</text:span></text:p>
          </draw:text-box>
        </draw:frame>
        <draw:frame draw:style-name="gr7" draw:text-style-name="P5" draw:layer="layout" svg:width="0.891cm" svg:height="0.505cm" svg:x="9.501cm" svg:y="12.162cm">
          <draw:text-box>
            <text:p text:style-name="P4"><text:span text:style-name="T1">S</text:span><text:span text:style-name="T1">N</text:span><text:span text:style-name="T1">R</text:span></text:p>
          </draw:text-box>
        </draw:frame>
        <draw:frame draw:style-name="gr7" draw:text-style-name="P5" draw:layer="layout" svg:width="0.456cm" svg:height="0.53cm" svg:x="10.389cm" svg:y="12.145cm">
          <draw:text-box>
            <text:p text:style-name="P4"><text:span text:style-name="T2">=</text:span></text:p>
          </draw:text-box>
        </draw:frame>
        <draw:line draw:style-name="gr8" draw:text-style-name="P1" draw:layer="layout" svg:x1="14.376cm" svg:y1="12.942cm" svg:x2="1.523cm" svg:y2="12.942cm">
          <text:p/>
        </draw:line>
        <draw:line draw:style-name="gr8" draw:text-style-name="P1" draw:layer="layout" svg:x1="1.523cm" svg:y1="12.942cm" svg:x2="1.523cm" svg:y2="10.371cm">
          <text:p/>
        </draw:line>
        <draw:line draw:style-name="gr8" draw:text-style-name="P1" draw:layer="layout" svg:x1="1.523cm" svg:y1="10.371cm" svg:x2="14.376cm" svg:y2="10.371cm">
          <text:p/>
        </draw:line>
        <draw:line draw:style-name="gr8" draw:text-style-name="P1" draw:layer="layout" svg:x1="14.376cm" svg:y1="10.371cm" svg:x2="14.376cm" svg:y2="12.942cm">
          <text:p/>
        </draw:line>
        <draw:line draw:style-name="gr9" draw:text-style-name="P1" draw:layer="layout" svg:x1="1.54cm" svg:y1="12.942cm" svg:x2="1.54cm" svg:y2="12.89cm">
          <text:p/>
        </draw:line>
        <draw:line draw:style-name="gr9" draw:text-style-name="P1" draw:layer="layout" svg:x1="2.342cm" svg:y1="12.942cm" svg:x2="2.342cm" svg:y2="12.89cm">
          <text:p/>
        </draw:line>
        <draw:line draw:style-name="gr9" draw:text-style-name="P1" draw:layer="layout" svg:x1="3.144cm" svg:y1="12.942cm" svg:x2="3.144cm" svg:y2="12.855cm">
          <text:p/>
        </draw:line>
        <draw:frame draw:style-name="gr7" draw:text-style-name="P5" draw:layer="layout" svg:width="0.916cm" svg:height="0.505cm" svg:x="10.684cm" svg:y="12.162cm">
          <draw:text-box>
            <text:p text:style-name="P4"><text:span text:style-name="T1">1</text:span><text:span text:style-name="T1">0</text:span><text:span text:style-name="T1">0</text:span><text:span text:style-name="T1">0</text:span></text:p>
          </draw:text-box>
        </draw:frame>
        <draw:line draw:style-name="gr9" draw:text-style-name="P1" draw:layer="layout" svg:x1="3.946cm" svg:y1="12.942cm" svg:x2="3.946cm" svg:y2="12.89cm">
          <text:p/>
        </draw:line>
        <draw:line draw:style-name="gr9" draw:text-style-name="P1" draw:layer="layout" svg:x1="4.749cm" svg:y1="12.942cm" svg:x2="4.749cm" svg:y2="12.89cm">
          <text:p/>
        </draw:line>
        <draw:line draw:style-name="gr9" draw:text-style-name="P1" draw:layer="layout" svg:x1="5.551cm" svg:y1="12.942cm" svg:x2="5.551cm" svg:y2="12.89cm">
          <text:p/>
        </draw:line>
        <draw:line draw:style-name="gr9" draw:text-style-name="P1" draw:layer="layout" svg:x1="6.353cm" svg:y1="12.942cm" svg:x2="6.353cm" svg:y2="12.855cm">
          <text:p/>
        </draw:line>
        <draw:frame draw:style-name="gr7" draw:text-style-name="P5" draw:layer="layout" svg:width="0.456cm" svg:height="0.505cm" svg:x="3.03cm" svg:y="13.034cm">
          <draw:text-box>
            <text:p text:style-name="P4"><text:span text:style-name="T1">2</text:span></text:p>
          </draw:text-box>
        </draw:frame>
        <draw:line draw:style-name="gr9" draw:text-style-name="P1" draw:layer="layout" svg:x1="7.156cm" svg:y1="12.942cm" svg:x2="7.156cm" svg:y2="12.89cm">
          <text:p/>
        </draw:line>
        <draw:line draw:style-name="gr9" draw:text-style-name="P1" draw:layer="layout" svg:x1="7.958cm" svg:y1="12.942cm" svg:x2="7.958cm" svg:y2="12.89cm">
          <text:p/>
        </draw:line>
        <draw:line draw:style-name="gr9" draw:text-style-name="P1" draw:layer="layout" svg:x1="8.76cm" svg:y1="12.942cm" svg:x2="8.76cm" svg:y2="12.89cm">
          <text:p/>
        </draw:line>
        <draw:line draw:style-name="gr9" draw:text-style-name="P1" draw:layer="layout" svg:x1="9.562cm" svg:y1="12.942cm" svg:x2="9.562cm" svg:y2="12.855cm">
          <text:p/>
        </draw:line>
        <draw:frame draw:style-name="gr7" draw:text-style-name="P5" draw:layer="layout" svg:width="0.456cm" svg:height="0.505cm" svg:x="6.239cm" svg:y="13.034cm">
          <draw:text-box>
            <text:p text:style-name="P4"><text:span text:style-name="T1">4</text:span></text:p>
          </draw:text-box>
        </draw:frame>
        <draw:line draw:style-name="gr9" draw:text-style-name="P1" draw:layer="layout" svg:x1="10.365cm" svg:y1="12.942cm" svg:x2="10.365cm" svg:y2="12.89cm">
          <text:p/>
        </draw:line>
        <draw:line draw:style-name="gr9" draw:text-style-name="P1" draw:layer="layout" svg:x1="11.167cm" svg:y1="12.942cm" svg:x2="11.167cm" svg:y2="12.89cm">
          <text:p/>
        </draw:line>
        <draw:line draw:style-name="gr9" draw:text-style-name="P1" draw:layer="layout" svg:x1="11.969cm" svg:y1="12.942cm" svg:x2="11.969cm" svg:y2="12.89cm">
          <text:p/>
        </draw:line>
        <draw:line draw:style-name="gr9" draw:text-style-name="P1" draw:layer="layout" svg:x1="12.771cm" svg:y1="12.942cm" svg:x2="12.771cm" svg:y2="12.855cm">
          <text:p/>
        </draw:line>
        <draw:frame draw:style-name="gr7" draw:text-style-name="P5" draw:layer="layout" svg:width="0.456cm" svg:height="0.505cm" svg:x="9.448cm" svg:y="13.034cm">
          <draw:text-box>
            <text:p text:style-name="P4"><text:span text:style-name="T1">6</text:span></text:p>
          </draw:text-box>
        </draw:frame>
        <draw:line draw:style-name="gr9" draw:text-style-name="P1" draw:layer="layout" svg:x1="13.574cm" svg:y1="12.942cm" svg:x2="13.574cm" svg:y2="12.89cm">
          <text:p/>
        </draw:line>
        <draw:line draw:style-name="gr9" draw:text-style-name="P1" draw:layer="layout" svg:x1="14.376cm" svg:y1="12.942cm" svg:x2="14.376cm" svg:y2="12.89cm">
          <text:p/>
        </draw:line>
        <draw:line draw:style-name="gr9" draw:text-style-name="P1" draw:layer="layout" svg:x1="1.523cm" svg:y1="12.942cm" svg:x2="1.61cm" svg:y2="12.942cm">
          <text:p/>
        </draw:line>
        <draw:frame draw:style-name="gr7" draw:text-style-name="P5" draw:layer="layout" svg:width="0.456cm" svg:height="0.505cm" svg:x="12.658cm" svg:y="13.034cm">
          <draw:text-box>
            <text:p text:style-name="P4"><text:span text:style-name="T1">8</text:span></text:p>
          </draw:text-box>
        </draw:frame>
        <draw:line draw:style-name="gr9" draw:text-style-name="P1" draw:layer="layout" svg:x1="1.523cm" svg:y1="12.825cm" svg:x2="1.575cm" svg:y2="12.825cm">
          <text:p/>
        </draw:line>
        <draw:line draw:style-name="gr9" draw:text-style-name="P1" draw:layer="layout" svg:x1="1.523cm" svg:y1="12.708cm" svg:x2="1.575cm" svg:y2="12.708cm">
          <text:p/>
        </draw:line>
        <draw:line draw:style-name="gr9" draw:text-style-name="P1" draw:layer="layout" svg:x1="1.523cm" svg:y1="12.591cm" svg:x2="1.575cm" svg:y2="12.591cm">
          <text:p/>
        </draw:line>
        <draw:line draw:style-name="gr9" draw:text-style-name="P1" draw:layer="layout" svg:x1="1.523cm" svg:y1="12.474cm" svg:x2="1.61cm" svg:y2="12.474cm">
          <text:p/>
        </draw:line>
        <draw:frame draw:style-name="gr7" draw:text-style-name="P5" draw:layer="layout" svg:width="0.456cm" svg:height="0.505cm" svg:x="1.219cm" svg:y="12.694cm">
          <draw:text-box>
            <text:p text:style-name="P4"><text:span text:style-name="T1">0</text:span></text:p>
          </draw:text-box>
        </draw:frame>
        <draw:line draw:style-name="gr9" draw:text-style-name="P1" draw:layer="layout" svg:x1="1.523cm" svg:y1="12.357cm" svg:x2="1.575cm" svg:y2="12.357cm">
          <text:p/>
        </draw:line>
        <draw:line draw:style-name="gr9" draw:text-style-name="P1" draw:layer="layout" svg:x1="1.523cm" svg:y1="12.241cm" svg:x2="1.575cm" svg:y2="12.241cm">
          <text:p/>
        </draw:line>
        <draw:line draw:style-name="gr9" draw:text-style-name="P1" draw:layer="layout" svg:x1="1.523cm" svg:y1="12.124cm" svg:x2="1.575cm" svg:y2="12.124cm">
          <text:p/>
        </draw:line>
        <draw:line draw:style-name="gr9" draw:text-style-name="P1" draw:layer="layout" svg:x1="1.523cm" svg:y1="12.007cm" svg:x2="1.61cm" svg:y2="12.007cm">
          <text:p/>
        </draw:line>
        <draw:frame draw:style-name="gr7" draw:text-style-name="P5" draw:layer="layout" svg:width="0.456cm" svg:height="0.505cm" svg:x="1.219cm" svg:y="12.226cm">
          <draw:text-box>
            <text:p text:style-name="P4"><text:span text:style-name="T1">2</text:span></text:p>
          </draw:text-box>
        </draw:frame>
        <draw:line draw:style-name="gr9" draw:text-style-name="P1" draw:layer="layout" svg:x1="1.523cm" svg:y1="11.89cm" svg:x2="1.575cm" svg:y2="11.89cm">
          <text:p/>
        </draw:line>
        <draw:line draw:style-name="gr9" draw:text-style-name="P1" draw:layer="layout" svg:x1="1.523cm" svg:y1="11.773cm" svg:x2="1.575cm" svg:y2="11.773cm">
          <text:p/>
        </draw:line>
        <draw:line draw:style-name="gr9" draw:text-style-name="P1" draw:layer="layout" svg:x1="1.523cm" svg:y1="11.656cm" svg:x2="1.575cm" svg:y2="11.656cm">
          <text:p/>
        </draw:line>
        <draw:line draw:style-name="gr9" draw:text-style-name="P1" draw:layer="layout" svg:x1="1.523cm" svg:y1="11.54cm" svg:x2="1.61cm" svg:y2="11.54cm">
          <text:p/>
        </draw:line>
        <draw:frame draw:style-name="gr7" draw:text-style-name="P5" draw:layer="layout" svg:width="0.456cm" svg:height="0.505cm" svg:x="1.219cm" svg:y="11.759cm">
          <draw:text-box>
            <text:p text:style-name="P4"><text:span text:style-name="T1">4</text:span></text:p>
          </draw:text-box>
        </draw:frame>
        <draw:line draw:style-name="gr9" draw:text-style-name="P1" draw:layer="layout" svg:x1="1.523cm" svg:y1="11.423cm" svg:x2="1.575cm" svg:y2="11.423cm">
          <text:p/>
        </draw:line>
        <draw:line draw:style-name="gr9" draw:text-style-name="P1" draw:layer="layout" svg:x1="1.523cm" svg:y1="11.306cm" svg:x2="1.575cm" svg:y2="11.306cm">
          <text:p/>
        </draw:line>
        <draw:line draw:style-name="gr9" draw:text-style-name="P1" draw:layer="layout" svg:x1="1.523cm" svg:y1="11.189cm" svg:x2="1.575cm" svg:y2="11.189cm">
          <text:p/>
        </draw:line>
        <draw:line draw:style-name="gr9" draw:text-style-name="P1" draw:layer="layout" svg:x1="1.523cm" svg:y1="11.072cm" svg:x2="1.61cm" svg:y2="11.072cm">
          <text:p/>
        </draw:line>
        <draw:frame draw:style-name="gr7" draw:text-style-name="P5" draw:layer="layout" svg:width="0.456cm" svg:height="0.505cm" svg:x="1.219cm" svg:y="11.291cm">
          <draw:text-box>
            <text:p text:style-name="P4"><text:span text:style-name="T1">6</text:span></text:p>
          </draw:text-box>
        </draw:frame>
        <draw:line draw:style-name="gr9" draw:text-style-name="P1" draw:layer="layout" svg:x1="1.523cm" svg:y1="10.955cm" svg:x2="1.575cm" svg:y2="10.955cm">
          <text:p/>
        </draw:line>
        <draw:line draw:style-name="gr9" draw:text-style-name="P1" draw:layer="layout" svg:x1="1.523cm" svg:y1="10.838cm" svg:x2="1.575cm" svg:y2="10.838cm">
          <text:p/>
        </draw:line>
        <draw:line draw:style-name="gr9" draw:text-style-name="P1" draw:layer="layout" svg:x1="1.523cm" svg:y1="10.722cm" svg:x2="1.575cm" svg:y2="10.722cm">
          <text:p/>
        </draw:line>
        <draw:line draw:style-name="gr9" draw:text-style-name="P1" draw:layer="layout" svg:x1="1.523cm" svg:y1="10.605cm" svg:x2="1.61cm" svg:y2="10.605cm">
          <text:p/>
        </draw:line>
        <draw:frame draw:style-name="gr7" draw:text-style-name="P5" draw:layer="layout" svg:width="0.456cm" svg:height="0.505cm" svg:x="1.219cm" svg:y="10.824cm">
          <draw:text-box>
            <text:p text:style-name="P4"><text:span text:style-name="T1">8</text:span></text:p>
          </draw:text-box>
        </draw:frame>
        <draw:line draw:style-name="gr9" draw:text-style-name="P1" draw:layer="layout" svg:x1="1.523cm" svg:y1="10.488cm" svg:x2="1.575cm" svg:y2="10.488cm">
          <text:p/>
        </draw:line>
        <draw:line draw:style-name="gr9" draw:text-style-name="P1" draw:layer="layout" svg:x1="1.523cm" svg:y1="10.371cm" svg:x2="1.575cm" svg:y2="10.371cm">
          <text:p/>
        </draw:line>
        <draw:line draw:style-name="gr9" draw:text-style-name="P1" draw:layer="layout" svg:x1="1.54cm" svg:y1="10.371cm" svg:x2="1.54cm" svg:y2="10.423cm">
          <text:p/>
        </draw:line>
        <draw:line draw:style-name="gr9" draw:text-style-name="P1" draw:layer="layout" svg:x1="2.342cm" svg:y1="10.371cm" svg:x2="2.342cm" svg:y2="10.423cm">
          <text:p/>
        </draw:line>
        <draw:line draw:style-name="gr9" draw:text-style-name="P1" draw:layer="layout" svg:x1="3.144cm" svg:y1="10.371cm" svg:x2="3.144cm" svg:y2="10.458cm">
          <text:p/>
        </draw:line>
        <draw:line draw:style-name="gr9" draw:text-style-name="P1" draw:layer="layout" svg:x1="3.946cm" svg:y1="10.371cm" svg:x2="3.946cm" svg:y2="10.423cm">
          <text:p/>
        </draw:line>
        <draw:line draw:style-name="gr9" draw:text-style-name="P1" draw:layer="layout" svg:x1="4.749cm" svg:y1="10.371cm" svg:x2="4.749cm" svg:y2="10.423cm">
          <text:p/>
        </draw:line>
        <draw:line draw:style-name="gr9" draw:text-style-name="P1" draw:layer="layout" svg:x1="5.551cm" svg:y1="10.371cm" svg:x2="5.551cm" svg:y2="10.423cm">
          <text:p/>
        </draw:line>
        <draw:line draw:style-name="gr9" draw:text-style-name="P1" draw:layer="layout" svg:x1="6.353cm" svg:y1="10.371cm" svg:x2="6.353cm" svg:y2="10.458cm">
          <text:p/>
        </draw:line>
        <draw:line draw:style-name="gr9" draw:text-style-name="P1" draw:layer="layout" svg:x1="7.156cm" svg:y1="10.371cm" svg:x2="7.156cm" svg:y2="10.423cm">
          <text:p/>
        </draw:line>
        <draw:line draw:style-name="gr9" draw:text-style-name="P1" draw:layer="layout" svg:x1="7.958cm" svg:y1="10.371cm" svg:x2="7.958cm" svg:y2="10.423cm">
          <text:p/>
        </draw:line>
        <draw:line draw:style-name="gr9" draw:text-style-name="P1" draw:layer="layout" svg:x1="8.76cm" svg:y1="10.371cm" svg:x2="8.76cm" svg:y2="10.423cm">
          <text:p/>
        </draw:line>
        <draw:line draw:style-name="gr9" draw:text-style-name="P1" draw:layer="layout" svg:x1="9.562cm" svg:y1="10.371cm" svg:x2="9.562cm" svg:y2="10.458cm">
          <text:p/>
        </draw:line>
        <draw:line draw:style-name="gr9" draw:text-style-name="P1" draw:layer="layout" svg:x1="10.365cm" svg:y1="10.371cm" svg:x2="10.365cm" svg:y2="10.423cm">
          <text:p/>
        </draw:line>
        <draw:line draw:style-name="gr9" draw:text-style-name="P1" draw:layer="layout" svg:x1="11.167cm" svg:y1="10.371cm" svg:x2="11.167cm" svg:y2="10.423cm">
          <text:p/>
        </draw:line>
        <draw:line draw:style-name="gr9" draw:text-style-name="P1" draw:layer="layout" svg:x1="11.969cm" svg:y1="10.371cm" svg:x2="11.969cm" svg:y2="10.423cm">
          <text:p/>
        </draw:line>
        <draw:line draw:style-name="gr9" draw:text-style-name="P1" draw:layer="layout" svg:x1="12.771cm" svg:y1="10.371cm" svg:x2="12.771cm" svg:y2="10.458cm">
          <text:p/>
        </draw:line>
        <draw:line draw:style-name="gr9" draw:text-style-name="P1" draw:layer="layout" svg:x1="13.574cm" svg:y1="10.371cm" svg:x2="13.574cm" svg:y2="10.423cm">
          <text:p/>
        </draw:line>
        <draw:line draw:style-name="gr9" draw:text-style-name="P1" draw:layer="layout" svg:x1="14.376cm" svg:y1="10.371cm" svg:x2="14.376cm" svg:y2="10.423cm">
          <text:p/>
        </draw:line>
        <draw:line draw:style-name="gr9" draw:text-style-name="P1" draw:layer="layout" svg:x1="14.376cm" svg:y1="12.942cm" svg:x2="14.289cm" svg:y2="12.942cm">
          <text:p/>
        </draw:line>
        <draw:line draw:style-name="gr9" draw:text-style-name="P1" draw:layer="layout" svg:x1="14.376cm" svg:y1="12.825cm" svg:x2="14.324cm" svg:y2="12.825cm">
          <text:p/>
        </draw:line>
        <draw:line draw:style-name="gr9" draw:text-style-name="P1" draw:layer="layout" svg:x1="14.376cm" svg:y1="12.708cm" svg:x2="14.324cm" svg:y2="12.708cm">
          <text:p/>
        </draw:line>
        <draw:line draw:style-name="gr9" draw:text-style-name="P1" draw:layer="layout" svg:x1="14.376cm" svg:y1="12.591cm" svg:x2="14.324cm" svg:y2="12.591cm">
          <text:p/>
        </draw:line>
        <draw:line draw:style-name="gr9" draw:text-style-name="P1" draw:layer="layout" svg:x1="14.376cm" svg:y1="12.474cm" svg:x2="14.289cm" svg:y2="12.474cm">
          <text:p/>
        </draw:line>
        <draw:line draw:style-name="gr9" draw:text-style-name="P1" draw:layer="layout" svg:x1="14.376cm" svg:y1="12.357cm" svg:x2="14.324cm" svg:y2="12.357cm">
          <text:p/>
        </draw:line>
        <draw:line draw:style-name="gr9" draw:text-style-name="P1" draw:layer="layout" svg:x1="14.376cm" svg:y1="12.241cm" svg:x2="14.324cm" svg:y2="12.241cm">
          <text:p/>
        </draw:line>
        <draw:line draw:style-name="gr9" draw:text-style-name="P1" draw:layer="layout" svg:x1="14.376cm" svg:y1="12.124cm" svg:x2="14.324cm" svg:y2="12.124cm">
          <text:p/>
        </draw:line>
        <draw:line draw:style-name="gr9" draw:text-style-name="P1" draw:layer="layout" svg:x1="14.376cm" svg:y1="12.007cm" svg:x2="14.289cm" svg:y2="12.007cm">
          <text:p/>
        </draw:line>
        <draw:line draw:style-name="gr9" draw:text-style-name="P1" draw:layer="layout" svg:x1="14.376cm" svg:y1="11.89cm" svg:x2="14.324cm" svg:y2="11.89cm">
          <text:p/>
        </draw:line>
        <draw:line draw:style-name="gr9" draw:text-style-name="P1" draw:layer="layout" svg:x1="14.376cm" svg:y1="11.773cm" svg:x2="14.324cm" svg:y2="11.773cm">
          <text:p/>
        </draw:line>
        <draw:line draw:style-name="gr9" draw:text-style-name="P1" draw:layer="layout" svg:x1="14.376cm" svg:y1="11.656cm" svg:x2="14.324cm" svg:y2="11.656cm">
          <text:p/>
        </draw:line>
        <draw:line draw:style-name="gr9" draw:text-style-name="P1" draw:layer="layout" svg:x1="14.376cm" svg:y1="11.54cm" svg:x2="14.289cm" svg:y2="11.54cm">
          <text:p/>
        </draw:line>
        <draw:line draw:style-name="gr9" draw:text-style-name="P1" draw:layer="layout" svg:x1="14.376cm" svg:y1="11.423cm" svg:x2="14.324cm" svg:y2="11.423cm">
          <text:p/>
        </draw:line>
        <draw:line draw:style-name="gr9" draw:text-style-name="P1" draw:layer="layout" svg:x1="14.376cm" svg:y1="11.306cm" svg:x2="14.324cm" svg:y2="11.306cm">
          <text:p/>
        </draw:line>
        <draw:line draw:style-name="gr9" draw:text-style-name="P1" draw:layer="layout" svg:x1="14.376cm" svg:y1="11.189cm" svg:x2="14.324cm" svg:y2="11.189cm">
          <text:p/>
        </draw:line>
        <draw:line draw:style-name="gr9" draw:text-style-name="P1" draw:layer="layout" svg:x1="14.376cm" svg:y1="11.072cm" svg:x2="14.289cm" svg:y2="11.072cm">
          <text:p/>
        </draw:line>
        <draw:line draw:style-name="gr9" draw:text-style-name="P1" draw:layer="layout" svg:x1="14.376cm" svg:y1="10.955cm" svg:x2="14.324cm" svg:y2="10.955cm">
          <text:p/>
        </draw:line>
        <draw:line draw:style-name="gr9" draw:text-style-name="P1" draw:layer="layout" svg:x1="14.376cm" svg:y1="10.838cm" svg:x2="14.324cm" svg:y2="10.838cm">
          <text:p/>
        </draw:line>
        <draw:line draw:style-name="gr9" draw:text-style-name="P1" draw:layer="layout" svg:x1="14.376cm" svg:y1="10.722cm" svg:x2="14.324cm" svg:y2="10.722cm">
          <text:p/>
        </draw:line>
        <draw:line draw:style-name="gr9" draw:text-style-name="P1" draw:layer="layout" svg:x1="14.376cm" svg:y1="10.605cm" svg:x2="14.289cm" svg:y2="10.605cm">
          <text:p/>
        </draw:line>
        <draw:line draw:style-name="gr9" draw:text-style-name="P1" draw:layer="layout" svg:x1="14.376cm" svg:y1="10.488cm" svg:x2="14.324cm" svg:y2="10.488cm">
          <text:p/>
        </draw:line>
        <draw:line draw:style-name="gr9" draw:text-style-name="P1" draw:layer="layout" svg:x1="14.376cm" svg:y1="10.371cm" svg:x2="14.324cm" svg:y2="10.371cm">
          <text:p/>
        </draw:line>
        <draw:frame draw:style-name="gr7" draw:text-style-name="P5" draw:layer="layout" svg:width="0.459cm" svg:height="0.505cm" svg:x="0.991cm" svg:y="10.357cm">
          <draw:text-box>
            <text:p text:style-name="P4"><text:span text:style-name="T1">10</text:span></text:p>
          </draw:text-box>
        </draw:frame>
        <draw:frame draw:style-name="gr12" draw:text-style-name="P7" draw:layer="layout" svg:width="0.781cm" svg:height="0.674cm" svg:x="6.342cm" svg:y="13.716cm">
          <draw:text-box>
            <text:p text:style-name="P4"><text:span text:style-name="T3">log</text:span></text:p>
          </draw:text-box>
        </draw:frame>
        <draw:frame draw:style-name="gr13" draw:text-style-name="P8" draw:layer="layout" svg:width="0.434cm" svg:height="0.479cm" svg:x="7.121cm" svg:y="13.992cm">
          <draw:text-box>
            <text:p text:style-name="P4"><text:span text:style-name="T4">10</text:span></text:p>
          </draw:text-box>
        </draw:frame>
        <draw:frame draw:style-name="gr12" draw:text-style-name="P7" draw:layer="layout" svg:width="0.609cm" svg:height="0.712cm" svg:x="7.567cm" svg:y="13.693cm">
          <draw:text-box>
            <text:p text:style-name="P4"><text:span text:style-name="T5">(</text:span></text:p>
          </draw:text-box>
        </draw:frame>
        <draw:frame draw:style-name="gr12" draw:text-style-name="P7" draw:layer="layout" svg:width="0.609cm" svg:height="0.674cm" svg:x="7.762cm" svg:y="13.716cm">
          <draw:text-box>
            <text:p text:style-name="P4"><text:span text:style-name="T3">M</text:span></text:p>
          </draw:text-box>
        </draw:frame>
        <draw:frame draw:style-name="gr12" draw:text-style-name="P7" draw:layer="layout" svg:width="0.734cm" svg:height="0.712cm" svg:x="8.304cm" svg:y="13.693cm">
          <draw:text-box>
            <text:p text:style-name="P4"><text:span text:style-name="T5">/</text:span><text:span text:style-name="T6">M</text:span></text:p>
          </draw:text-box>
        </draw:frame>
        <draw:frame draw:style-name="gr13" draw:text-style-name="P8" draw:layer="layout" svg:width="0.432cm" svg:height="0.505cm" svg:x="9.005cm" svg:y="13.998cm">
          <draw:text-box>
            <text:p text:style-name="P4"><text:span text:style-name="T7">⊙</text:span></text:p>
          </draw:text-box>
        </draw:frame>
        <draw:frame draw:style-name="gr12" draw:text-style-name="P7" draw:layer="layout" svg:width="0.609cm" svg:height="0.712cm" svg:x="9.363cm" svg:y="13.693cm">
          <draw:text-box>
            <text:p text:style-name="P4"><text:span text:style-name="T5">)</text:span></text:p>
          </draw:text-box>
        </draw:frame>
        <draw:frame draw:style-name="gr12" draw:text-style-name="P7" draw:layer="layout" svg:width="0.609cm" svg:height="0.712cm" draw:transform="rotate (1.5707963267949) translate (0.102cm 11.986cm)">
          <draw:text-box>
            <text:p text:style-name="P4"><text:span text:style-name="T5">Δ</text:span></text:p>
          </draw:text-box>
        </draw:frame>
        <draw:frame draw:style-name="gr12" draw:text-style-name="P7" draw:layer="layout" svg:width="0.609cm" svg:height="0.674cm" draw:transform="rotate (1.5707963267949) translate (0.124cm 11.598cm)">
          <draw:text-box>
            <text:p text:style-name="P4"><text:span text:style-name="T3">z</text:span></text:p>
          </draw:text-box>
        </draw:frame>
        <draw:frame draw:style-name="gr14" draw:text-style-name="P10" draw:layer="layout" svg:width="4.064cm" svg:height="0.937cm" svg:x="3.148cm" svg:y="0.587cm">
          <draw:text-box>
            <text:p text:style-name="P9">Power-law</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iroFont201" svg:font-family="CairoFont20"/>
    <style:font-face style:name="Mathematica1" svg:font-family="Mathematica"/>
    <style:font-face style:name="TimesNewRoman1" svg:font-family="TimesNewRoman"/>
    <style:font-face style:name="CairoFont20" svg:font-family="CairoFont20" style:font-pitch="variable"/>
    <style:font-face style:name="Liberation Serif1" svg:font-family="'Liberation Serif'" style:font-pitch="variable"/>
    <style:font-face style:name="Mathematica" svg:font-family="Mathematica" style:font-pitch="variable"/>
    <style:font-face style:name="Tahoma1" svg:font-family="Tahoma" style:font-pitch="variable"/>
    <style:font-face style:name="TimesNewRoman" svg:font-family="TimesNew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stroke-dash20" draw:style="rect" draw:dots1="1" draw:dots1-length="0.101cm" draw:distance="0.10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1cm" fo:margin-right="0.1cm" fo:page-width="14.64cm" fo:page-height="14.7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11-24T00:01:09.593247228</dc:date>
    <meta:editing-duration>PT3M56S</meta:editing-duration>
    <meta:editing-cycles>1</meta:editing-cycles>
    <meta:document-statistic meta:object-count="473"/>
    <meta:generator>LibreOffice/5.1.6.2$Linux_X86_64 LibreOffice_project/10m0$Build-2</meta:generator>
  </office:meta>
</office:document-meta>
</file>